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DejaVu Sans1" svg:font-family="'DejaVu San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Tabela1" style:family="table">
      <style:table-properties style:width="9.959cm" table:align="center" style:writing-mode="lr-tb"/>
    </style:style>
    <style:style style:name="Tabela1.A" style:family="table-column">
      <style:table-column-properties style:column-width="2.124cm"/>
    </style:style>
    <style:style style:name="Tabela1.B" style:family="table-column">
      <style:table-column-properties style:column-width="5.798cm"/>
    </style:style>
    <style:style style:name="Tabela1.C" style:family="table-column">
      <style:table-column-properties style:column-width="2.037cm"/>
    </style:style>
    <style:style style:name="Tabela1.1" style:family="table-row">
      <style:table-row-properties fo:keep-together="auto"/>
    </style:style>
    <style:style style:name="Tabela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C1" style:family="table-cell">
      <style:table-cell-properties style:vertical-align="middle" fo:background-color="#cccccc" fo:padding="0.101cm" fo:border="0.05pt solid #000000" style:writing-mode="lr-tb">
        <style:background-image/>
      </style:table-cell-properties>
    </style:style>
    <style:style style:name="Tabela1.A2" style:family="table-cell">
      <style:table-cell-properties style:vertical-align="middle" fo:padding="0.101cm" fo:border-left="0.05pt solid #000000" fo:border-right="none" fo:border-top="none" fo:border-bottom="0.05pt solid #000000" style:writing-mode="lr-tb"/>
    </style:style>
    <style:style style:name="Tabela1.B2" style:family="table-cell">
      <style:table-cell-properties style:vertical-align="middle" fo:padding="0.101cm" fo:border-left="0.05pt solid #000000" fo:border-right="none" fo:border-top="none" fo:border-bottom="0.05pt solid #000000" style:writing-mode="lr-tb"/>
    </style:style>
    <style:style style:name="Tabela1.C2" style:family="table-cell">
      <style:table-cell-properties style:vertical-align="middle" fo:padding="0.101cm" fo:border-left="0.05pt solid #000000" fo:border-right="0.05pt solid #000000" fo:border-top="none" fo:border-bottom="0.05pt solid #000000" style:writing-mode="lr-tb"/>
    </style:style>
    <style:style style:name="Tabela1.A3" style:family="table-cell">
      <style:table-cell-properties style:vertical-align="middle" fo:padding="0.101cm" fo:border-left="0.05pt solid #000000" fo:border-right="none" fo:border-top="none" fo:border-bottom="0.05pt solid #000000" style:writing-mode="lr-tb"/>
    </style:style>
    <style:style style:name="Tabela1.B3" style:family="table-cell">
      <style:table-cell-properties style:vertical-align="middle" fo:padding="0.101cm" fo:border-left="0.05pt solid #000000" fo:border-right="none" fo:border-top="none" fo:border-bottom="0.05pt solid #000000" style:writing-mode="lr-tb"/>
    </style:style>
    <style:style style:name="Tabela1.C3" style:family="table-cell">
      <style:table-cell-properties style:vertical-align="middle" fo:padding="0.101cm" fo:border-left="0.05pt solid #000000" fo:border-right="0.05pt solid #000000" fo:border-top="none" fo:border-bottom="0.05pt solid #000000" style:writing-mode="lr-tb"/>
    </style:style>
    <style:style style:name="Tabela1.A4" style:family="table-cell">
      <style:table-cell-properties style:vertical-align="middle" fo:padding="0.101cm" fo:border-left="0.05pt solid #000000" fo:border-right="none" fo:border-top="none" fo:border-bottom="0.05pt solid #000000" style:writing-mode="lr-tb"/>
    </style:style>
    <style:style style:name="Tabela1.B4" style:family="table-cell">
      <style:table-cell-properties style:vertical-align="middle" fo:padding="0.101cm" fo:border-left="0.05pt solid #000000" fo:border-right="none" fo:border-top="none" fo:border-bottom="0.05pt solid #000000" style:writing-mode="lr-tb"/>
    </style:style>
    <style:style style:name="Tabela1.C4" style:family="table-cell">
      <style:table-cell-properties style:vertical-align="middle" fo:padding="0.101cm" fo:border-left="0.05pt solid #000000" fo:border-right="0.05pt solid #000000" fo:border-top="none" fo:border-bottom="0.05pt solid #000000" style:writing-mode="lr-tb"/>
    </style:style>
    <style:style style:name="Tabela1.A5" style:family="table-cell">
      <style:table-cell-properties style:vertical-align="middle" fo:padding="0.101cm" fo:border-left="0.05pt solid #000000" fo:border-right="none" fo:border-top="none" fo:border-bottom="0.05pt solid #000000" style:writing-mode="lr-tb"/>
    </style:style>
    <style:style style:name="Tabela1.B5" style:family="table-cell">
      <style:table-cell-properties style:vertical-align="middle" fo:padding="0.101cm" fo:border-left="0.05pt solid #000000" fo:border-right="none" fo:border-top="none" fo:border-bottom="0.05pt solid #000000" style:writing-mode="lr-tb"/>
    </style:style>
    <style:style style:name="Tabela1.C5" style:family="table-cell">
      <style:table-cell-properties style:vertical-align="middle" fo:padding="0.101cm" fo:border-left="0.05pt solid #000000" fo:border-right="0.05pt solid #000000" fo:border-top="none" fo:border-bottom="0.05pt solid #000000" style:writing-mode="lr-tb"/>
    </style:style>
    <style:style style:name="Tabela1.A6" style:family="table-cell">
      <style:table-cell-properties style:vertical-align="middle" fo:padding="0.101cm" fo:border-left="0.05pt solid #000000" fo:border-right="none" fo:border-top="none" fo:border-bottom="0.05pt solid #000000" style:writing-mode="lr-tb"/>
    </style:style>
    <style:style style:name="Tabela1.B6" style:family="table-cell">
      <style:table-cell-properties style:vertical-align="middle" fo:padding="0.101cm" fo:border-left="0.05pt solid #000000" fo:border-right="none" fo:border-top="none" fo:border-bottom="0.05pt solid #000000" style:writing-mode="lr-tb"/>
    </style:style>
    <style:style style:name="Tabela1.C6" style:family="table-cell">
      <style:table-cell-properties style:vertical-align="middle" fo:padding="0.101cm" fo:border-left="0.05pt solid #000000" fo:border-right="0.05pt solid #000000" fo:border-top="none" fo:border-bottom="0.05pt solid #000000" style:writing-mode="lr-tb"/>
    </style:style>
    <style:style style:name="Tabela1.A7" style:family="table-cell">
      <style:table-cell-properties style:vertical-align="middle" fo:padding="0.101cm" fo:border-left="0.05pt solid #000000" fo:border-right="none" fo:border-top="none" fo:border-bottom="0.05pt solid #000000" style:writing-mode="lr-tb"/>
    </style:style>
    <style:style style:name="Tabela1.B7" style:family="table-cell">
      <style:table-cell-properties style:vertical-align="middle" fo:padding="0.101cm" fo:border-left="0.05pt solid #000000" fo:border-right="none" fo:border-top="none" fo:border-bottom="0.05pt solid #000000" style:writing-mode="lr-tb"/>
    </style:style>
    <style:style style:name="Tabela1.C7" style:family="table-cell">
      <style:table-cell-properties style:vertical-align="middle" fo:padding="0.101cm" fo:border-left="0.05pt solid #000000" fo:border-right="0.05pt solid #000000" fo:border-top="none" fo:border-bottom="0.05pt solid #000000" style:writing-mode="lr-tb"/>
    </style:style>
    <style:style style:name="Tabela1.A8" style:family="table-cell">
      <style:table-cell-properties style:vertical-align="middle" fo:padding="0.101cm" fo:border-left="0.05pt solid #000000" fo:border-right="none" fo:border-top="none" fo:border-bottom="0.05pt solid #000000" style:writing-mode="lr-tb"/>
    </style:style>
    <style:style style:name="Tabela1.B8" style:family="table-cell">
      <style:table-cell-properties style:vertical-align="middle" fo:padding="0.101cm" fo:border-left="0.05pt solid #000000" fo:border-right="none" fo:border-top="none" fo:border-bottom="0.05pt solid #000000" style:writing-mode="lr-tb"/>
    </style:style>
    <style:style style:name="Tabela1.C8" style:family="table-cell">
      <style:table-cell-properties style:vertical-align="middle" fo:padding="0.101cm" fo:border-left="0.05pt solid #000000" fo:border-right="0.05pt solid #000000" fo:border-top="none" fo:border-bottom="0.05pt solid #000000" style:writing-mode="lr-tb"/>
    </style:style>
    <style:style style:name="Tabela1.A9" style:family="table-cell">
      <style:table-cell-properties style:vertical-align="middle" fo:padding="0.101cm" fo:border-left="0.05pt solid #000000" fo:border-right="none" fo:border-top="none" fo:border-bottom="0.05pt solid #000000" style:writing-mode="lr-tb"/>
    </style:style>
    <style:style style:name="Tabela1.B9" style:family="table-cell">
      <style:table-cell-properties style:vertical-align="middle" fo:padding="0.101cm" fo:border-left="0.05pt solid #000000" fo:border-right="none" fo:border-top="none" fo:border-bottom="0.05pt solid #000000" style:writing-mode="lr-tb"/>
    </style:style>
    <style:style style:name="Tabela1.C9" style:family="table-cell">
      <style:table-cell-properties style:vertical-align="middle" fo:padding="0.101cm" fo:border-left="0.05pt solid #000000" fo:border-right="0.05pt solid #000000" fo:border-top="none" fo:border-bottom="0.05pt solid #000000" style:writing-mode="lr-tb"/>
    </style:style>
    <style:style style:name="Tabela1.A10" style:family="table-cell">
      <style:table-cell-properties style:vertical-align="middle" fo:padding="0.101cm" fo:border-left="0.05pt solid #000000" fo:border-right="none" fo:border-top="none" fo:border-bottom="0.05pt solid #000000" style:writing-mode="lr-tb"/>
    </style:style>
    <style:style style:name="Tabela1.B10" style:family="table-cell">
      <style:table-cell-properties style:vertical-align="middle" fo:padding="0.101cm" fo:border-left="0.05pt solid #000000" fo:border-right="none" fo:border-top="none" fo:border-bottom="0.05pt solid #000000" style:writing-mode="lr-tb"/>
    </style:style>
    <style:style style:name="Tabela1.C10" style:family="table-cell">
      <style:table-cell-properties style:vertical-align="middle" fo:padding="0.101cm" fo:border-left="0.05pt solid #000000" fo:border-right="0.05pt solid #000000" fo:border-top="none" fo:border-bottom="0.05pt solid #000000" style:writing-mode="lr-tb"/>
    </style:style>
    <style:style style:name="Tabela1.A11" style:family="table-cell">
      <style:table-cell-properties style:vertical-align="middle" fo:padding="0.101cm" fo:border-left="0.05pt solid #000000" fo:border-right="none" fo:border-top="none" fo:border-bottom="0.05pt solid #000000" style:writing-mode="lr-tb"/>
    </style:style>
    <style:style style:name="Tabela1.B11" style:family="table-cell">
      <style:table-cell-properties style:vertical-align="middle" fo:padding="0.101cm" fo:border-left="0.05pt solid #000000" fo:border-right="none" fo:border-top="none" fo:border-bottom="0.05pt solid #000000" style:writing-mode="lr-tb"/>
    </style:style>
    <style:style style:name="Tabela1.C11" style:family="table-cell">
      <style:table-cell-properties style:vertical-align="middle" fo:padding="0.101cm" fo:border-left="0.05pt solid #000000" fo:border-right="0.05pt solid #000000" fo:border-top="none" fo:border-bottom="0.05pt solid #000000" style:writing-mode="lr-tb"/>
    </style:style>
    <style:style style:name="Tabela1.A12" style:family="table-cell">
      <style:table-cell-properties style:vertical-align="middle" fo:padding="0.101cm" fo:border-left="0.05pt solid #000000" fo:border-right="none" fo:border-top="none" fo:border-bottom="0.05pt solid #000000" style:writing-mode="lr-tb"/>
    </style:style>
    <style:style style:name="Tabela1.B12" style:family="table-cell">
      <style:table-cell-properties style:vertical-align="middle" fo:padding="0.101cm" fo:border-left="0.05pt solid #000000" fo:border-right="none" fo:border-top="none" fo:border-bottom="0.05pt solid #000000" style:writing-mode="lr-tb"/>
    </style:style>
    <style:style style:name="Tabela1.C12" style:family="table-cell">
      <style:table-cell-properties style:vertical-align="middle" fo:padding="0.101cm" fo:border-left="0.05pt solid #000000" fo:border-right="0.05pt solid #000000" fo:border-top="none" fo:border-bottom="0.05pt solid #000000" style:writing-mode="lr-tb"/>
    </style:style>
    <style:style style:name="Tabela1.A13" style:family="table-cell">
      <style:table-cell-properties style:vertical-align="middle" fo:padding="0.101cm" fo:border-left="0.05pt solid #000000" fo:border-right="none" fo:border-top="none" fo:border-bottom="0.05pt solid #000000" style:writing-mode="lr-tb"/>
    </style:style>
    <style:style style:name="Tabela1.B13" style:family="table-cell">
      <style:table-cell-properties style:vertical-align="middle" fo:padding="0.101cm" fo:border-left="0.05pt solid #000000" fo:border-right="none" fo:border-top="none" fo:border-bottom="0.05pt solid #000000" style:writing-mode="lr-tb"/>
    </style:style>
    <style:style style:name="Tabela1.C13" style:family="table-cell">
      <style:table-cell-properties style:vertical-align="middle" fo:padding="0.101cm" fo:border-left="0.05pt solid #000000" fo:border-right="0.05pt solid #000000" fo:border-top="none" fo:border-bottom="0.05pt solid #000000" style:writing-mode="lr-tb"/>
    </style:style>
    <style:style style:name="Tabela1.A14" style:family="table-cell">
      <style:table-cell-properties style:vertical-align="middle" fo:padding="0.101cm" fo:border-left="0.05pt solid #000000" fo:border-right="none" fo:border-top="none" fo:border-bottom="0.05pt solid #000000" style:writing-mode="lr-tb"/>
    </style:style>
    <style:style style:name="Tabela1.B14" style:family="table-cell">
      <style:table-cell-properties style:vertical-align="middle" fo:padding="0.101cm" fo:border-left="0.05pt solid #000000" fo:border-right="none" fo:border-top="none" fo:border-bottom="0.05pt solid #000000" style:writing-mode="lr-tb"/>
    </style:style>
    <style:style style:name="Tabela1.C14" style:family="table-cell">
      <style:table-cell-properties style:vertical-align="middle" fo:padding="0.101cm" fo:border-left="0.05pt solid #000000" fo:border-right="0.05pt solid #000000" fo:border-top="none" fo:border-bottom="0.05pt solid #000000" style:writing-mode="lr-tb"/>
    </style:style>
    <style:style style:name="Tabela1.A15" style:family="table-cell">
      <style:table-cell-properties style:vertical-align="middle" fo:padding="0.101cm" fo:border-left="0.05pt solid #000000" fo:border-right="none" fo:border-top="none" fo:border-bottom="0.05pt solid #000000" style:writing-mode="lr-tb"/>
    </style:style>
    <style:style style:name="Tabela1.B15" style:family="table-cell">
      <style:table-cell-properties style:vertical-align="middle" fo:padding="0.101cm" fo:border-left="0.05pt solid #000000" fo:border-right="none" fo:border-top="none" fo:border-bottom="0.05pt solid #000000" style:writing-mode="lr-tb"/>
    </style:style>
    <style:style style:name="Tabela1.C15" style:family="table-cell">
      <style:table-cell-properties style:vertical-align="middle" fo:padding="0.101cm" fo:border-left="0.05pt solid #000000" fo:border-right="0.05pt solid #000000" fo:border-top="none" fo:border-bottom="0.05pt solid #000000" style:writing-mode="lr-tb"/>
    </style:style>
    <style:style style:name="Tabela1.A16" style:family="table-cell">
      <style:table-cell-properties style:vertical-align="middle" fo:padding="0.101cm" fo:border-left="0.05pt solid #000000" fo:border-right="none" fo:border-top="none" fo:border-bottom="0.05pt solid #000000" style:writing-mode="lr-tb"/>
    </style:style>
    <style:style style:name="Tabela1.B16" style:family="table-cell">
      <style:table-cell-properties style:vertical-align="middle" fo:padding="0.101cm" fo:border-left="0.05pt solid #000000" fo:border-right="none" fo:border-top="none" fo:border-bottom="0.05pt solid #000000" style:writing-mode="lr-tb"/>
    </style:style>
    <style:style style:name="Tabela1.C16" style:family="table-cell">
      <style:table-cell-properties style:vertical-align="middle" fo:padding="0.101cm" fo:border-left="0.05pt solid #000000" fo:border-right="0.05pt solid #000000" fo:border-top="none" fo:border-bottom="0.05pt solid #000000" style:writing-mode="lr-tb"/>
    </style:style>
    <style:style style:name="Tabela1.A17" style:family="table-cell">
      <style:table-cell-properties style:vertical-align="middle" fo:padding="0.101cm" fo:border-left="0.05pt solid #000000" fo:border-right="none" fo:border-top="none" fo:border-bottom="0.05pt solid #000000" style:writing-mode="lr-tb"/>
    </style:style>
    <style:style style:name="Tabela1.B17" style:family="table-cell">
      <style:table-cell-properties style:vertical-align="middle" fo:padding="0.101cm" fo:border-left="0.05pt solid #000000" fo:border-right="none" fo:border-top="none" fo:border-bottom="0.05pt solid #000000" style:writing-mode="lr-tb"/>
    </style:style>
    <style:style style:name="Tabela1.C17" style:family="table-cell">
      <style:table-cell-properties style:vertical-align="middle" fo:padding="0.101cm" fo:border-left="0.05pt solid #000000" fo:border-right="0.05pt solid #000000" fo:border-top="none" fo:border-bottom="0.05pt solid #000000" style:writing-mode="lr-tb"/>
    </style:style>
    <style:style style:name="Tabela1.A18" style:family="table-cell">
      <style:table-cell-properties style:vertical-align="middle" fo:padding="0.101cm" fo:border-left="0.05pt solid #000000" fo:border-right="none" fo:border-top="none" fo:border-bottom="0.05pt solid #000000" style:writing-mode="lr-tb"/>
    </style:style>
    <style:style style:name="Tabela1.B18" style:family="table-cell">
      <style:table-cell-properties style:vertical-align="middle" fo:padding="0.101cm" fo:border-left="0.05pt solid #000000" fo:border-right="none" fo:border-top="none" fo:border-bottom="0.05pt solid #000000" style:writing-mode="lr-tb"/>
    </style:style>
    <style:style style:name="Tabela1.C18" style:family="table-cell">
      <style:table-cell-properties style:vertical-align="middle" fo:padding="0.101cm" fo:border-left="0.05pt solid #000000" fo:border-right="0.05pt solid #000000" fo:border-top="none" fo:border-bottom="0.05pt solid #000000" style:writing-mode="lr-tb"/>
    </style:style>
    <style:style style:name="Tabela1.A19" style:family="table-cell">
      <style:table-cell-properties style:vertical-align="middle" fo:padding="0.101cm" fo:border-left="0.05pt solid #000000" fo:border-right="none" fo:border-top="none" fo:border-bottom="0.05pt solid #000000" style:writing-mode="lr-tb"/>
    </style:style>
    <style:style style:name="Tabela1.B19" style:family="table-cell">
      <style:table-cell-properties style:vertical-align="middle" fo:padding="0.101cm" fo:border-left="0.05pt solid #000000" fo:border-right="none" fo:border-top="none" fo:border-bottom="0.05pt solid #000000" style:writing-mode="lr-tb"/>
    </style:style>
    <style:style style:name="Tabela1.C19" style:family="table-cell">
      <style:table-cell-properties style:vertical-align="middle" fo:padding="0.101cm" fo:border-left="0.05pt solid #000000" fo:border-right="0.05pt solid #000000" fo:border-top="none" fo:border-bottom="0.05pt solid #000000" style:writing-mode="lr-tb"/>
    </style:style>
    <style:style style:name="Tabela1.A20" style:family="table-cell">
      <style:table-cell-properties style:vertical-align="middle" fo:padding="0.101cm" fo:border-left="0.05pt solid #000000" fo:border-right="none" fo:border-top="none" fo:border-bottom="0.05pt solid #000000" style:writing-mode="lr-tb"/>
    </style:style>
    <style:style style:name="Tabela1.B20" style:family="table-cell">
      <style:table-cell-properties style:vertical-align="middle" fo:padding="0.101cm" fo:border-left="0.05pt solid #000000" fo:border-right="none" fo:border-top="none" fo:border-bottom="0.05pt solid #000000" style:writing-mode="lr-tb"/>
    </style:style>
    <style:style style:name="Tabela1.C20" style:family="table-cell">
      <style:table-cell-properties style:vertical-align="middle" fo:padding="0.101cm" fo:border-left="0.05pt solid #000000" fo:border-right="0.05pt solid #000000" fo:border-top="none" fo:border-bottom="0.05pt solid #000000" style:writing-mode="lr-tb"/>
    </style:style>
    <style:style style:name="Tabela1.A21" style:family="table-cell">
      <style:table-cell-properties style:vertical-align="middle" fo:padding="0.101cm" fo:border-left="0.05pt solid #000000" fo:border-right="none" fo:border-top="none" fo:border-bottom="0.05pt solid #000000" style:writing-mode="lr-tb"/>
    </style:style>
    <style:style style:name="Tabela1.B21" style:family="table-cell">
      <style:table-cell-properties style:vertical-align="middle" fo:padding="0.101cm" fo:border-left="0.05pt solid #000000" fo:border-right="none" fo:border-top="none" fo:border-bottom="0.05pt solid #000000" style:writing-mode="lr-tb"/>
    </style:style>
    <style:style style:name="Tabela1.C21" style:family="table-cell">
      <style:table-cell-properties style:vertical-align="middle" fo:padding="0.101cm" fo:border-left="0.05pt solid #000000" fo:border-right="0.05pt solid #000000" fo:border-top="none" fo:border-bottom="0.05pt solid #000000" style:writing-mode="lr-tb"/>
    </style:style>
    <style:style style:name="Tabela1.A22" style:family="table-cell">
      <style:table-cell-properties style:vertical-align="middle" fo:padding="0.101cm" fo:border-left="0.05pt solid #000000" fo:border-right="none" fo:border-top="none" fo:border-bottom="0.05pt solid #000000" style:writing-mode="lr-tb"/>
    </style:style>
    <style:style style:name="Tabela1.B22" style:family="table-cell">
      <style:table-cell-properties style:vertical-align="middle" fo:padding="0.101cm" fo:border-left="0.05pt solid #000000" fo:border-right="none" fo:border-top="none" fo:border-bottom="0.05pt solid #000000" style:writing-mode="lr-tb"/>
    </style:style>
    <style:style style:name="Tabela1.C22" style:family="table-cell">
      <style:table-cell-properties style:vertical-align="middle" fo:padding="0.101cm" fo:border-left="0.05pt solid #000000" fo:border-right="0.05pt solid #000000" fo:border-top="none" fo:border-bottom="0.05pt solid #000000" style:writing-mode="lr-tb"/>
    </style:style>
    <style:style style:name="Tabela1.A23" style:family="table-cell">
      <style:table-cell-properties style:vertical-align="middle" fo:padding="0.101cm" fo:border-left="0.05pt solid #000000" fo:border-right="none" fo:border-top="none" fo:border-bottom="0.05pt solid #000000" style:writing-mode="lr-tb"/>
    </style:style>
    <style:style style:name="Tabela1.B23" style:family="table-cell">
      <style:table-cell-properties style:vertical-align="middle" fo:padding="0.101cm" fo:border-left="0.05pt solid #000000" fo:border-right="none" fo:border-top="none" fo:border-bottom="0.05pt solid #000000" style:writing-mode="lr-tb"/>
    </style:style>
    <style:style style:name="Tabela1.C23" style:family="table-cell">
      <style:table-cell-properties style:vertical-align="middle" fo:padding="0.101cm" fo:border-left="0.05pt solid #000000" fo:border-right="0.05pt solid #000000" fo:border-top="none" fo:border-bottom="0.05pt solid #000000" style:writing-mode="lr-tb"/>
    </style:style>
    <style:style style:name="Tabela1.A24" style:family="table-cell">
      <style:table-cell-properties style:vertical-align="middle" fo:padding="0.101cm" fo:border-left="0.05pt solid #000000" fo:border-right="none" fo:border-top="none" fo:border-bottom="0.05pt solid #000000" style:writing-mode="lr-tb"/>
    </style:style>
    <style:style style:name="Tabela1.B24" style:family="table-cell">
      <style:table-cell-properties style:vertical-align="middle" fo:padding="0.101cm" fo:border-left="0.05pt solid #000000" fo:border-right="none" fo:border-top="none" fo:border-bottom="0.05pt solid #000000" style:writing-mode="lr-tb"/>
    </style:style>
    <style:style style:name="Tabela1.C24" style:family="table-cell">
      <style:table-cell-properties style:vertical-align="middle" fo:padding="0.101cm" fo:border-left="0.05pt solid #000000" fo:border-right="0.05pt solid #000000" fo:border-top="none" fo:border-bottom="0.05pt solid #000000" style:writing-mode="lr-tb"/>
    </style:style>
    <style:style style:name="Tabela1.A25" style:family="table-cell">
      <style:table-cell-properties style:vertical-align="middle" fo:padding="0.101cm" fo:border-left="0.05pt solid #000000" fo:border-right="none" fo:border-top="none" fo:border-bottom="0.05pt solid #000000" style:writing-mode="lr-tb"/>
    </style:style>
    <style:style style:name="Tabela1.B25" style:family="table-cell">
      <style:table-cell-properties style:vertical-align="middle" fo:padding="0.101cm" fo:border-left="0.05pt solid #000000" fo:border-right="none" fo:border-top="none" fo:border-bottom="0.05pt solid #000000" style:writing-mode="lr-tb"/>
    </style:style>
    <style:style style:name="Tabela1.C25" style:family="table-cell">
      <style:table-cell-properties style:vertical-align="middle" fo:padding="0.101cm" fo:border-left="0.05pt solid #000000" fo:border-right="0.05pt solid #000000" fo:border-top="none" fo:border-bottom="0.05pt solid #000000" style:writing-mode="lr-tb"/>
    </style:style>
    <style:style style:name="Tabela1.A26" style:family="table-cell">
      <style:table-cell-properties style:vertical-align="middle" fo:padding="0.101cm" fo:border-left="0.05pt solid #000000" fo:border-right="none" fo:border-top="none" fo:border-bottom="0.05pt solid #000000" style:writing-mode="lr-tb"/>
    </style:style>
    <style:style style:name="Tabela1.B26" style:family="table-cell">
      <style:table-cell-properties style:vertical-align="middle" fo:padding="0.101cm" fo:border-left="0.05pt solid #000000" fo:border-right="none" fo:border-top="none" fo:border-bottom="0.05pt solid #000000" style:writing-mode="lr-tb"/>
    </style:style>
    <style:style style:name="Tabela1.C26" style:family="table-cell">
      <style:table-cell-properties style:vertical-align="middle" fo:padding="0.101cm" fo:border-left="0.05pt solid #000000" fo:border-right="0.05pt solid #000000" fo:border-top="none" fo:border-bottom="0.05pt solid #000000" style:writing-mode="lr-tb"/>
    </style:style>
    <style:style style:name="Tabela2" style:family="table">
      <style:table-properties style:width="6.904cm" table:align="center" style:writing-mode="lr-tb"/>
    </style:style>
    <style:style style:name="Tabela2.A" style:family="table-column">
      <style:table-column-properties style:column-width="2.835cm"/>
    </style:style>
    <style:style style:name="Tabela2.B" style:family="table-column">
      <style:table-column-properties style:column-width="4.069cm"/>
    </style:style>
    <style:style style:name="Tabela2.1" style:family="table-row">
      <style:table-row-properties fo:keep-together="auto"/>
    </style:style>
    <style:style style:name="Tabela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B1" style:family="table-cell">
      <style:table-cell-properties style:vertical-align="middle" fo:background-color="#cccccc" fo:padding="0.101cm" fo:border="0.05pt solid #000000" style:writing-mode="lr-tb">
        <style:background-image/>
      </style:table-cell-properties>
    </style:style>
    <style:style style:name="Tabela2.A2" style:family="table-cell">
      <style:table-cell-properties style:vertical-align="middle" fo:padding="0.101cm" fo:border-left="0.05pt solid #000000" fo:border-right="none" fo:border-top="none" fo:border-bottom="0.05pt solid #000000" style:writing-mode="lr-tb"/>
    </style:style>
    <style:style style:name="Tabela2.B2" style:family="table-cell">
      <style:table-cell-properties style:vertical-align="middle" fo:padding="0.101cm" fo:border-left="0.05pt solid #000000" fo:border-right="0.05pt solid #000000" fo:border-top="none" fo:border-bottom="0.05pt solid #000000" style:writing-mode="lr-tb"/>
    </style:style>
    <style:style style:name="Tabela2.A3" style:family="table-cell">
      <style:table-cell-properties style:vertical-align="middle" fo:padding="0.101cm" fo:border-left="0.05pt solid #000000" fo:border-right="none" fo:border-top="none" fo:border-bottom="0.05pt solid #000000" style:writing-mode="lr-tb"/>
    </style:style>
    <style:style style:name="Tabela2.B3" style:family="table-cell">
      <style:table-cell-properties style:vertical-align="middle" fo:padding="0.101cm" fo:border-left="0.05pt solid #000000" fo:border-right="0.05pt solid #000000" fo:border-top="none" fo:border-bottom="0.05pt solid #000000" style:writing-mode="lr-tb"/>
    </style:style>
    <style:style style:name="Tabela2.A4" style:family="table-cell">
      <style:table-cell-properties style:vertical-align="middle" fo:padding="0.101cm" fo:border-left="0.05pt solid #000000" fo:border-right="none" fo:border-top="none" fo:border-bottom="0.05pt solid #000000" style:writing-mode="lr-tb"/>
    </style:style>
    <style:style style:name="Tabela2.B4" style:family="table-cell">
      <style:table-cell-properties style:vertical-align="middle" fo:padding="0.101cm" fo:border-left="0.05pt solid #000000" fo:border-right="0.05pt solid #000000" fo:border-top="none" fo:border-bottom="0.05pt solid #000000" style:writing-mode="lr-tb"/>
    </style:style>
    <style:style style:name="Tabela2.A5" style:family="table-cell">
      <style:table-cell-properties style:vertical-align="middle" fo:padding="0.101cm" fo:border-left="0.05pt solid #000000" fo:border-right="none" fo:border-top="none" fo:border-bottom="0.05pt solid #000000" style:writing-mode="lr-tb"/>
    </style:style>
    <style:style style:name="Tabela2.B5" style:family="table-cell">
      <style:table-cell-properties style:vertical-align="middle" fo:padding="0.101cm" fo:border-left="0.05pt solid #000000" fo:border-right="0.05pt solid #000000" fo:border-top="none" fo:border-bottom="0.05pt solid #000000" style:writing-mode="lr-tb"/>
    </style:style>
    <style:style style:name="Tabela2.A6" style:family="table-cell">
      <style:table-cell-properties style:vertical-align="middle" fo:padding="0.101cm" fo:border-left="0.05pt solid #000000" fo:border-right="none" fo:border-top="none" fo:border-bottom="0.05pt solid #000000" style:writing-mode="lr-tb"/>
    </style:style>
    <style:style style:name="Tabela2.B6" style:family="table-cell">
      <style:table-cell-properties style:vertical-align="middle" fo:padding="0.101cm" fo:border-left="0.05pt solid #000000" fo:border-right="0.05pt solid #000000" fo:border-top="none" fo:border-bottom="0.05pt solid #000000" style:writing-mode="lr-tb"/>
    </style:style>
    <style:style style:name="Tabela2.A7" style:family="table-cell">
      <style:table-cell-properties style:vertical-align="middle" fo:padding="0.101cm" fo:border-left="0.05pt solid #000000" fo:border-right="none" fo:border-top="none" fo:border-bottom="0.05pt solid #000000" style:writing-mode="lr-tb"/>
    </style:style>
    <style:style style:name="Tabela2.B7" style:family="table-cell">
      <style:table-cell-properties style:vertical-align="middle" fo:padding="0.101cm" fo:border-left="0.05pt solid #000000" fo:border-right="0.05pt solid #000000" fo:border-top="none" fo:border-bottom="0.05pt solid #000000" style:writing-mode="lr-tb"/>
    </style:style>
    <style:style style:name="Tabela2.A8" style:family="table-cell">
      <style:table-cell-properties style:vertical-align="middle" fo:padding="0.101cm" fo:border-left="0.05pt solid #000000" fo:border-right="none" fo:border-top="none" fo:border-bottom="0.05pt solid #000000" style:writing-mode="lr-tb"/>
    </style:style>
    <style:style style:name="Tabela2.B8" style:family="table-cell">
      <style:table-cell-properties style:vertical-align="middle" fo:padding="0.101cm" fo:border-left="0.05pt solid #000000" fo:border-right="0.05pt solid #000000" fo:border-top="none" fo:border-bottom="0.05pt solid #000000" style:writing-mode="lr-tb"/>
    </style:style>
    <style:style style:name="Tabela2.A9" style:family="table-cell">
      <style:table-cell-properties style:vertical-align="middle" fo:padding="0.101cm" fo:border-left="0.05pt solid #000000" fo:border-right="none" fo:border-top="none" fo:border-bottom="0.05pt solid #000000" style:writing-mode="lr-tb"/>
    </style:style>
    <style:style style:name="Tabela2.B9" style:family="table-cell">
      <style:table-cell-properties style:vertical-align="middle" fo:padding="0.101cm" fo:border-left="0.05pt solid #000000" fo:border-right="0.05pt solid #000000" fo:border-top="none" fo:border-bottom="0.05pt solid #000000" style:writing-mode="lr-tb"/>
    </style:style>
    <style:style style:name="Tabela2.A10" style:family="table-cell">
      <style:table-cell-properties style:vertical-align="middle" fo:padding="0.101cm" fo:border-left="0.05pt solid #000000" fo:border-right="none" fo:border-top="none" fo:border-bottom="0.05pt solid #000000" style:writing-mode="lr-tb"/>
    </style:style>
    <style:style style:name="Tabela2.B10" style:family="table-cell">
      <style:table-cell-properties style:vertical-align="middle" fo:padding="0.101cm" fo:border-left="0.05pt solid #000000" fo:border-right="0.05pt solid #000000" fo:border-top="none" fo:border-bottom="0.05pt solid #000000" style:writing-mode="lr-tb"/>
    </style:style>
    <style:style style:name="Tabela2.A11" style:family="table-cell">
      <style:table-cell-properties style:vertical-align="middle" fo:padding="0.101cm" fo:border-left="0.05pt solid #000000" fo:border-right="none" fo:border-top="none" fo:border-bottom="0.05pt solid #000000" style:writing-mode="lr-tb"/>
    </style:style>
    <style:style style:name="Tabela2.B11" style:family="table-cell">
      <style:table-cell-properties style:vertical-align="middle" fo:padding="0.101cm" fo:border-left="0.05pt solid #000000" fo:border-right="0.05pt solid #000000" fo:border-top="none" fo:border-bottom="0.05pt solid #000000" style:writing-mode="lr-tb"/>
    </style:style>
    <style:style style:name="Tabela2.A12" style:family="table-cell">
      <style:table-cell-properties style:vertical-align="middle" fo:padding="0.101cm" fo:border-left="0.05pt solid #000000" fo:border-right="none" fo:border-top="none" fo:border-bottom="0.05pt solid #000000" style:writing-mode="lr-tb"/>
    </style:style>
    <style:style style:name="Tabela2.B12" style:family="table-cell">
      <style:table-cell-properties style:vertical-align="middle" fo:padding="0.101cm" fo:border-left="0.05pt solid #000000" fo:border-right="0.05pt solid #000000" fo:border-top="none" fo:border-bottom="0.05pt solid #000000" style:writing-mode="lr-tb"/>
    </style:style>
    <style:style style:name="Tabela2.A13" style:family="table-cell">
      <style:table-cell-properties style:vertical-align="middle" fo:padding="0.101cm" fo:border-left="0.05pt solid #000000" fo:border-right="none" fo:border-top="none" fo:border-bottom="0.05pt solid #000000" style:writing-mode="lr-tb"/>
    </style:style>
    <style:style style:name="Tabela2.B13" style:family="table-cell">
      <style:table-cell-properties style:vertical-align="middle" fo:padding="0.101cm" fo:border-left="0.05pt solid #000000" fo:border-right="0.05pt solid #000000" fo:border-top="none" fo:border-bottom="0.05pt solid #000000" style:writing-mode="lr-tb"/>
    </style:style>
    <style:style style:name="Tabela2.A14" style:family="table-cell">
      <style:table-cell-properties style:vertical-align="middle" fo:padding="0.101cm" fo:border-left="0.05pt solid #000000" fo:border-right="none" fo:border-top="none" fo:border-bottom="0.05pt solid #000000" style:writing-mode="lr-tb"/>
    </style:style>
    <style:style style:name="Tabela2.B14" style:family="table-cell">
      <style:table-cell-properties style:vertical-align="middle" fo:padding="0.101cm" fo:border-left="0.05pt solid #000000" fo:border-right="0.05pt solid #000000" fo:border-top="none" fo:border-bottom="0.05pt solid #000000" style:writing-mode="lr-tb"/>
    </style:style>
    <style:style style:name="Tabela2.A15" style:family="table-cell">
      <style:table-cell-properties style:vertical-align="middle" fo:padding="0.101cm" fo:border-left="0.05pt solid #000000" fo:border-right="none" fo:border-top="none" fo:border-bottom="0.05pt solid #000000" style:writing-mode="lr-tb"/>
    </style:style>
    <style:style style:name="Tabela2.B15" style:family="table-cell">
      <style:table-cell-properties style:vertical-align="middle" fo:padding="0.101cm" fo:border-left="0.05pt solid #000000" fo:border-right="0.05pt solid #000000" fo:border-top="none" fo:border-bottom="0.05pt solid #000000" style:writing-mode="lr-tb"/>
    </style:style>
    <style:style style:name="Tabela2.A16" style:family="table-cell">
      <style:table-cell-properties style:vertical-align="middle" fo:padding="0.101cm" fo:border-left="0.05pt solid #000000" fo:border-right="none" fo:border-top="none" fo:border-bottom="0.05pt solid #000000" style:writing-mode="lr-tb"/>
    </style:style>
    <style:style style:name="Tabela2.B16" style:family="table-cell">
      <style:table-cell-properties style:vertical-align="middle" fo:padding="0.101cm" fo:border-left="0.05pt solid #000000" fo:border-right="0.05pt solid #000000" fo:border-top="none" fo:border-bottom="0.05pt solid #000000" style:writing-mode="lr-tb"/>
    </style:style>
    <style:style style:name="Tabela3" style:family="table">
      <style:table-properties style:width="14.771cm" table:align="center" style:writing-mode="lr-tb"/>
    </style:style>
    <style:style style:name="Tabela3.A" style:family="table-column">
      <style:table-column-properties style:column-width="3.949cm"/>
    </style:style>
    <style:style style:name="Tabela3.B" style:family="table-column">
      <style:table-column-properties style:column-width="10.821cm"/>
    </style:style>
    <style:style style:name="Tabela3.1" style:family="table-row">
      <style:table-row-properties fo:keep-together="auto"/>
    </style:style>
    <style:style style:name="Tabela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B1" style:family="table-cell">
      <style:table-cell-properties style:vertical-align="middle" fo:background-color="#cccccc" fo:padding="0.101cm" fo:border="0.05pt solid #000000" style:writing-mode="lr-tb">
        <style:background-image/>
      </style:table-cell-properties>
    </style:style>
    <style:style style:name="Tabela3.A2" style:family="table-cell">
      <style:table-cell-properties style:vertical-align="middle" fo:padding="0.101cm" fo:border-left="0.05pt solid #000000" fo:border-right="none" fo:border-top="none" fo:border-bottom="0.05pt solid #000000" style:writing-mode="lr-tb"/>
    </style:style>
    <style:style style:name="Tabela3.B2" style:family="table-cell">
      <style:table-cell-properties style:vertical-align="middle" fo:padding="0.101cm" fo:border-left="0.05pt solid #000000" fo:border-right="0.05pt solid #000000" fo:border-top="none" fo:border-bottom="0.05pt solid #000000" style:writing-mode="lr-tb"/>
    </style:style>
    <style:style style:name="Tabela3.A3" style:family="table-cell">
      <style:table-cell-properties style:vertical-align="middle" fo:padding="0.101cm" fo:border-left="0.05pt solid #000000" fo:border-right="none" fo:border-top="none" fo:border-bottom="0.05pt solid #000000" style:writing-mode="lr-tb"/>
    </style:style>
    <style:style style:name="Tabela3.B3" style:family="table-cell">
      <style:table-cell-properties style:vertical-align="middle" fo:padding="0.101cm" fo:border-left="0.05pt solid #000000" fo:border-right="0.05pt solid #000000" fo:border-top="none" fo:border-bottom="0.05pt solid #000000" style:writing-mode="lr-tb"/>
    </style:style>
    <style:style style:name="Tabela3.A4" style:family="table-cell">
      <style:table-cell-properties style:vertical-align="middle" fo:padding="0.101cm" fo:border-left="0.05pt solid #000000" fo:border-right="none" fo:border-top="none" fo:border-bottom="0.05pt solid #000000" style:writing-mode="lr-tb"/>
    </style:style>
    <style:style style:name="Tabela3.B4" style:family="table-cell">
      <style:table-cell-properties style:vertical-align="middle" fo:padding="0.101cm" fo:border-left="0.05pt solid #000000" fo:border-right="0.05pt solid #000000" fo:border-top="none" fo:border-bottom="0.05pt solid #000000" style:writing-mode="lr-tb"/>
    </style:style>
    <style:style style:name="Tabela3.A5" style:family="table-cell">
      <style:table-cell-properties style:vertical-align="middle" fo:padding="0.101cm" fo:border-left="0.05pt solid #000000" fo:border-right="none" fo:border-top="none" fo:border-bottom="0.05pt solid #000000" style:writing-mode="lr-tb"/>
    </style:style>
    <style:style style:name="Tabela3.B5" style:family="table-cell">
      <style:table-cell-properties style:vertical-align="middle" fo:padding="0.101cm" fo:border-left="0.05pt solid #000000" fo:border-right="0.05pt solid #000000" fo:border-top="none" fo:border-bottom="0.05pt solid #000000" style:writing-mode="lr-tb"/>
    </style:style>
    <style:style style:name="Tabela3.A6" style:family="table-cell">
      <style:table-cell-properties style:vertical-align="middle" fo:padding="0.101cm" fo:border-left="0.05pt solid #000000" fo:border-right="none" fo:border-top="none" fo:border-bottom="0.05pt solid #000000" style:writing-mode="lr-tb"/>
    </style:style>
    <style:style style:name="Tabela3.B6" style:family="table-cell">
      <style:table-cell-properties style:vertical-align="middle" fo:padding="0.101cm" fo:border-left="0.05pt solid #000000" fo:border-right="0.05pt solid #000000" fo:border-top="none" fo:border-bottom="0.05pt solid #000000" style:writing-mode="lr-tb"/>
    </style:style>
    <style:style style:name="Tabela3.A7" style:family="table-cell">
      <style:table-cell-properties style:vertical-align="middle" fo:padding="0.101cm" fo:border-left="0.05pt solid #000000" fo:border-right="none" fo:border-top="none" fo:border-bottom="0.05pt solid #000000" style:writing-mode="lr-tb"/>
    </style:style>
    <style:style style:name="Tabela3.B7" style:family="table-cell">
      <style:table-cell-properties style:vertical-align="middle" fo:padding="0.101cm" fo:border-left="0.05pt solid #000000" fo:border-right="0.05pt solid #000000" fo:border-top="none" fo:border-bottom="0.05pt solid #000000" style:writing-mode="lr-tb"/>
    </style:style>
    <style:style style:name="Tabela3.A8" style:family="table-cell">
      <style:table-cell-properties style:vertical-align="middle" fo:padding="0.101cm" fo:border-left="0.05pt solid #000000" fo:border-right="none" fo:border-top="none" fo:border-bottom="0.05pt solid #000000" style:writing-mode="lr-tb"/>
    </style:style>
    <style:style style:name="Tabela3.B8" style:family="table-cell">
      <style:table-cell-properties style:vertical-align="middle" fo:padding="0.101cm" fo:border-left="0.05pt solid #000000" fo:border-right="0.05pt solid #000000" fo:border-top="none" fo:border-bottom="0.05pt solid #000000" style:writing-mode="lr-tb"/>
    </style:style>
    <style:style style:name="Tabela3.A9" style:family="table-cell">
      <style:table-cell-properties style:vertical-align="middle" fo:padding="0.101cm" fo:border-left="0.05pt solid #000000" fo:border-right="none" fo:border-top="none" fo:border-bottom="0.05pt solid #000000" style:writing-mode="lr-tb"/>
    </style:style>
    <style:style style:name="Tabela3.B9" style:family="table-cell">
      <style:table-cell-properties style:vertical-align="middle" fo:padding="0.101cm" fo:border-left="0.05pt solid #000000" fo:border-right="0.05pt solid #000000" fo:border-top="none" fo:border-bottom="0.05pt solid #000000" style:writing-mode="lr-tb"/>
    </style:style>
    <style:style style:name="Tabela4" style:family="table">
      <style:table-properties style:width="10.56cm" table:align="center" style:writing-mode="lr-tb"/>
    </style:style>
    <style:style style:name="Tabela4.A" style:family="table-column">
      <style:table-column-properties style:column-width="3.822cm"/>
    </style:style>
    <style:style style:name="Tabela4.B" style:family="table-column">
      <style:table-column-properties style:column-width="3.154cm"/>
    </style:style>
    <style:style style:name="Tabela4.C" style:family="table-column">
      <style:table-column-properties style:column-width="3.584cm"/>
    </style:style>
    <style:style style:name="Tabela4.1" style:family="table-row">
      <style:table-row-properties fo:keep-together="auto"/>
    </style:style>
    <style:style style:name="Tabela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C1" style:family="table-cell">
      <style:table-cell-properties style:vertical-align="middle" fo:background-color="#cccccc" fo:padding="0.101cm" fo:border="0.05pt solid #000000" style:writing-mode="lr-tb">
        <style:background-image/>
      </style:table-cell-properties>
    </style:style>
    <style:style style:name="Tabela4.A2" style:family="table-cell">
      <style:table-cell-properties style:vertical-align="middle" fo:padding="0.101cm" fo:border-left="0.05pt solid #000000" fo:border-right="none" fo:border-top="none" fo:border-bottom="0.05pt solid #000000" style:writing-mode="lr-tb"/>
    </style:style>
    <style:style style:name="Tabela4.B2" style:family="table-cell">
      <style:table-cell-properties style:vertical-align="middle" fo:padding="0.101cm" fo:border-left="0.05pt solid #000000" fo:border-right="none" fo:border-top="none" fo:border-bottom="0.05pt solid #000000" style:writing-mode="lr-tb"/>
    </style:style>
    <style:style style:name="Tabela4.C2" style:family="table-cell">
      <style:table-cell-properties style:vertical-align="middle" fo:padding="0.101cm" fo:border-left="0.05pt solid #000000" fo:border-right="0.05pt solid #000000" fo:border-top="none" fo:border-bottom="0.05pt solid #000000" style:writing-mode="lr-tb"/>
    </style:style>
    <style:style style:name="Tabela4.A3" style:family="table-cell">
      <style:table-cell-properties style:vertical-align="middle" fo:padding="0.101cm" fo:border-left="0.05pt solid #000000" fo:border-right="none" fo:border-top="none" fo:border-bottom="0.05pt solid #000000" style:writing-mode="lr-tb"/>
    </style:style>
    <style:style style:name="Tabela4.B3" style:family="table-cell">
      <style:table-cell-properties style:vertical-align="middle" fo:padding="0.101cm" fo:border-left="0.05pt solid #000000" fo:border-right="none" fo:border-top="none" fo:border-bottom="0.05pt solid #000000" style:writing-mode="lr-tb"/>
    </style:style>
    <style:style style:name="Tabela4.C3" style:family="table-cell">
      <style:table-cell-properties style:vertical-align="middle" fo:padding="0.101cm" fo:border-left="0.05pt solid #000000" fo:border-right="0.05pt solid #000000" fo:border-top="none" fo:border-bottom="0.05pt solid #000000" style:writing-mode="lr-tb"/>
    </style:style>
    <style:style style:name="Tabela4.A4" style:family="table-cell">
      <style:table-cell-properties style:vertical-align="middle" fo:padding="0.101cm" fo:border-left="0.05pt solid #000000" fo:border-right="none" fo:border-top="none" fo:border-bottom="0.05pt solid #000000" style:writing-mode="lr-tb"/>
    </style:style>
    <style:style style:name="Tabela4.B4" style:family="table-cell">
      <style:table-cell-properties style:vertical-align="middle" fo:padding="0.101cm" fo:border-left="0.05pt solid #000000" fo:border-right="none" fo:border-top="none" fo:border-bottom="0.05pt solid #000000" style:writing-mode="lr-tb"/>
    </style:style>
    <style:style style:name="Tabela4.C4" style:family="table-cell">
      <style:table-cell-properties style:vertical-align="middle" fo:padding="0.101cm" fo:border-left="0.05pt solid #000000" fo:border-right="0.05pt solid #000000" fo:border-top="none" fo:border-bottom="0.05pt solid #000000" style:writing-mode="lr-tb"/>
    </style:style>
    <style:style style:name="Tabela4.A5" style:family="table-cell">
      <style:table-cell-properties style:vertical-align="middle" fo:padding="0.101cm" fo:border-left="0.05pt solid #000000" fo:border-right="none" fo:border-top="none" fo:border-bottom="0.05pt solid #000000" style:writing-mode="lr-tb"/>
    </style:style>
    <style:style style:name="Tabela4.B5" style:family="table-cell">
      <style:table-cell-properties style:vertical-align="middle" fo:padding="0.101cm" fo:border-left="0.05pt solid #000000" fo:border-right="none" fo:border-top="none" fo:border-bottom="0.05pt solid #000000" style:writing-mode="lr-tb"/>
    </style:style>
    <style:style style:name="Tabela4.C5" style:family="table-cell">
      <style:table-cell-properties style:vertical-align="middle" fo:padding="0.101cm" fo:border-left="0.05pt solid #000000" fo:border-right="0.05pt solid #000000" fo:border-top="none" fo:border-bottom="0.05pt solid #000000" style:writing-mode="lr-tb"/>
    </style:style>
    <style:style style:name="Tabela4.A6" style:family="table-cell">
      <style:table-cell-properties style:vertical-align="middle" fo:padding="0.101cm" fo:border-left="0.05pt solid #000000" fo:border-right="none" fo:border-top="none" fo:border-bottom="0.05pt solid #000000" style:writing-mode="lr-tb"/>
    </style:style>
    <style:style style:name="Tabela4.B6" style:family="table-cell">
      <style:table-cell-properties style:vertical-align="middle" fo:padding="0.101cm" fo:border-left="0.05pt solid #000000" fo:border-right="none" fo:border-top="none" fo:border-bottom="0.05pt solid #000000" style:writing-mode="lr-tb"/>
    </style:style>
    <style:style style:name="Tabela4.C6" style:family="table-cell">
      <style:table-cell-properties style:vertical-align="middle" fo:padding="0.101cm" fo:border-left="0.05pt solid #000000" fo:border-right="0.05pt solid #000000" fo:border-top="none" fo:border-bottom="0.05pt solid #000000" style:writing-mode="lr-tb"/>
    </style:style>
    <style:style style:name="Tabela4.A7" style:family="table-cell">
      <style:table-cell-properties style:vertical-align="middle" fo:padding="0.101cm" fo:border-left="0.05pt solid #000000" fo:border-right="none" fo:border-top="none" fo:border-bottom="0.05pt solid #000000" style:writing-mode="lr-tb"/>
    </style:style>
    <style:style style:name="Tabela4.B7" style:family="table-cell">
      <style:table-cell-properties style:vertical-align="middle" fo:padding="0.101cm" fo:border-left="0.05pt solid #000000" fo:border-right="none" fo:border-top="none" fo:border-bottom="0.05pt solid #000000" style:writing-mode="lr-tb"/>
    </style:style>
    <style:style style:name="Tabela4.C7" style:family="table-cell">
      <style:table-cell-properties style:vertical-align="middle" fo:padding="0.101cm" fo:border-left="0.05pt solid #000000" fo:border-right="0.05pt solid #000000" fo:border-top="none" fo:border-bottom="0.05pt solid #000000" style:writing-mode="lr-tb"/>
    </style:style>
    <style:style style:name="Tabela4.A8" style:family="table-cell">
      <style:table-cell-properties style:vertical-align="middle" fo:padding="0.101cm" fo:border-left="0.05pt solid #000000" fo:border-right="none" fo:border-top="none" fo:border-bottom="0.05pt solid #000000" style:writing-mode="lr-tb"/>
    </style:style>
    <style:style style:name="Tabela4.B8" style:family="table-cell">
      <style:table-cell-properties style:vertical-align="middle" fo:padding="0.101cm" fo:border-left="0.05pt solid #000000" fo:border-right="none" fo:border-top="none" fo:border-bottom="0.05pt solid #000000" style:writing-mode="lr-tb"/>
    </style:style>
    <style:style style:name="Tabela4.C8" style:family="table-cell">
      <style:table-cell-properties style:vertical-align="middle" fo:padding="0.101cm" fo:border-left="0.05pt solid #000000" fo:border-right="0.05pt solid #000000" fo:border-top="none" fo:border-bottom="0.05pt solid #000000" style:writing-mode="lr-tb"/>
    </style:style>
    <style:style style:name="Tabela5" style:family="table">
      <style:table-properties style:width="13.242cm" table:align="center" style:writing-mode="lr-tb"/>
    </style:style>
    <style:style style:name="Tabela5.A" style:family="table-column">
      <style:table-column-properties style:column-width="1.432cm"/>
    </style:style>
    <style:style style:name="Tabela5.B" style:family="table-column">
      <style:table-column-properties style:column-width="3.708cm"/>
    </style:style>
    <style:style style:name="Tabela5.C" style:family="table-column">
      <style:table-column-properties style:column-width="8.102cm"/>
    </style:style>
    <style:style style:name="Tabela5.1" style:family="table-row">
      <style:table-row-properties fo:keep-together="auto"/>
    </style:style>
    <style:style style:name="Tabela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5.C1" style:family="table-cell">
      <style:table-cell-properties style:vertical-align="middle" fo:background-color="#cccccc" fo:padding="0.101cm" fo:border="0.05pt solid #000000" style:writing-mode="lr-tb">
        <style:background-image/>
      </style:table-cell-properties>
    </style:style>
    <style:style style:name="Tabela5.A2" style:family="table-cell">
      <style:table-cell-properties style:vertical-align="middle" fo:padding="0.101cm" fo:border-left="0.05pt solid #000000" fo:border-right="none" fo:border-top="none" fo:border-bottom="0.05pt solid #000000" style:writing-mode="lr-tb"/>
    </style:style>
    <style:style style:name="Tabela5.B2" style:family="table-cell">
      <style:table-cell-properties style:vertical-align="middle" fo:padding="0.101cm" fo:border-left="0.05pt solid #000000" fo:border-right="none" fo:border-top="none" fo:border-bottom="0.05pt solid #000000" style:writing-mode="lr-tb"/>
    </style:style>
    <style:style style:name="Tabela5.C2" style:family="table-cell">
      <style:table-cell-properties style:vertical-align="middle" fo:padding="0.101cm" fo:border-left="0.05pt solid #000000" fo:border-right="0.05pt solid #000000" fo:border-top="none" fo:border-bottom="0.05pt solid #000000" style:writing-mode="lr-tb"/>
    </style:style>
    <style:style style:name="Tabela5.A3" style:family="table-cell">
      <style:table-cell-properties style:vertical-align="middle" fo:padding="0.101cm" fo:border-left="0.05pt solid #000000" fo:border-right="none" fo:border-top="none" fo:border-bottom="0.05pt solid #000000" style:writing-mode="lr-tb"/>
    </style:style>
    <style:style style:name="Tabela5.B3" style:family="table-cell">
      <style:table-cell-properties style:vertical-align="middle" fo:padding="0.101cm" fo:border-left="0.05pt solid #000000" fo:border-right="none" fo:border-top="none" fo:border-bottom="0.05pt solid #000000" style:writing-mode="lr-tb"/>
    </style:style>
    <style:style style:name="Tabela5.C3" style:family="table-cell">
      <style:table-cell-properties style:vertical-align="middle" fo:padding="0.101cm" fo:border-left="0.05pt solid #000000" fo:border-right="0.05pt solid #000000" fo:border-top="none" fo:border-bottom="0.05pt solid #000000" style:writing-mode="lr-tb"/>
    </style:style>
    <style:style style:name="Tabela5.A4" style:family="table-cell">
      <style:table-cell-properties style:vertical-align="middle" fo:padding="0.101cm" fo:border-left="0.05pt solid #000000" fo:border-right="none" fo:border-top="none" fo:border-bottom="0.05pt solid #000000" style:writing-mode="lr-tb"/>
    </style:style>
    <style:style style:name="Tabela5.B4" style:family="table-cell">
      <style:table-cell-properties style:vertical-align="middle" fo:padding="0.101cm" fo:border-left="0.05pt solid #000000" fo:border-right="none" fo:border-top="none" fo:border-bottom="0.05pt solid #000000" style:writing-mode="lr-tb"/>
    </style:style>
    <style:style style:name="Tabela5.C4" style:family="table-cell">
      <style:table-cell-properties style:vertical-align="middle" fo:padding="0.101cm" fo:border-left="0.05pt solid #000000" fo:border-right="0.05pt solid #000000" fo:border-top="none" fo:border-bottom="0.05pt solid #000000" style:writing-mode="lr-tb"/>
    </style:style>
    <style:style style:name="Tabela5.A5" style:family="table-cell">
      <style:table-cell-properties style:vertical-align="middle" fo:padding="0.101cm" fo:border-left="0.05pt solid #000000" fo:border-right="none" fo:border-top="none" fo:border-bottom="0.05pt solid #000000" style:writing-mode="lr-tb"/>
    </style:style>
    <style:style style:name="Tabela5.B5" style:family="table-cell">
      <style:table-cell-properties style:vertical-align="middle" fo:padding="0.101cm" fo:border-left="0.05pt solid #000000" fo:border-right="none" fo:border-top="none" fo:border-bottom="0.05pt solid #000000" style:writing-mode="lr-tb"/>
    </style:style>
    <style:style style:name="Tabela5.C5" style:family="table-cell">
      <style:table-cell-properties style:vertical-align="middle" fo:padding="0.101cm" fo:border-left="0.05pt solid #000000" fo:border-right="0.05pt solid #000000" fo:border-top="none" fo:border-bottom="0.05pt solid #000000" style:writing-mode="lr-tb"/>
    </style:style>
    <style:style style:name="Tabela5.A6" style:family="table-cell">
      <style:table-cell-properties style:vertical-align="middle" fo:padding="0.101cm" fo:border-left="0.05pt solid #000000" fo:border-right="none" fo:border-top="none" fo:border-bottom="0.05pt solid #000000" style:writing-mode="lr-tb"/>
    </style:style>
    <style:style style:name="Tabela5.B6" style:family="table-cell">
      <style:table-cell-properties style:vertical-align="middle" fo:padding="0.101cm" fo:border-left="0.05pt solid #000000" fo:border-right="none" fo:border-top="none" fo:border-bottom="0.05pt solid #000000" style:writing-mode="lr-tb"/>
    </style:style>
    <style:style style:name="Tabela5.C6" style:family="table-cell">
      <style:table-cell-properties style:vertical-align="middle" fo:padding="0.101cm" fo:border-left="0.05pt solid #000000" fo:border-right="0.05pt solid #000000" fo:border-top="none" fo:border-bottom="0.05pt solid #000000" style:writing-mode="lr-tb"/>
    </style:style>
    <style:style style:name="Tabela5.A7" style:family="table-cell">
      <style:table-cell-properties style:vertical-align="middle" fo:padding="0.101cm" fo:border-left="0.05pt solid #000000" fo:border-right="none" fo:border-top="none" fo:border-bottom="0.05pt solid #000000" style:writing-mode="lr-tb"/>
    </style:style>
    <style:style style:name="Tabela5.B7" style:family="table-cell">
      <style:table-cell-properties style:vertical-align="middle" fo:padding="0.101cm" fo:border-left="0.05pt solid #000000" fo:border-right="none" fo:border-top="none" fo:border-bottom="0.05pt solid #000000" style:writing-mode="lr-tb"/>
    </style:style>
    <style:style style:name="Tabela5.C7" style:family="table-cell">
      <style:table-cell-properties style:vertical-align="middle" fo:padding="0.101cm" fo:border-left="0.05pt solid #000000" fo:border-right="0.05pt solid #000000" fo:border-top="none" fo:border-bottom="0.05pt solid #000000" style:writing-mode="lr-tb"/>
    </style:style>
    <style:style style:name="Tabela5.A8" style:family="table-cell">
      <style:table-cell-properties style:vertical-align="middle" fo:padding="0.101cm" fo:border-left="0.05pt solid #000000" fo:border-right="none" fo:border-top="none" fo:border-bottom="0.05pt solid #000000" style:writing-mode="lr-tb"/>
    </style:style>
    <style:style style:name="Tabela5.B8" style:family="table-cell">
      <style:table-cell-properties style:vertical-align="middle" fo:padding="0.101cm" fo:border-left="0.05pt solid #000000" fo:border-right="none" fo:border-top="none" fo:border-bottom="0.05pt solid #000000" style:writing-mode="lr-tb"/>
    </style:style>
    <style:style style:name="Tabela5.C8" style:family="table-cell">
      <style:table-cell-properties style:vertical-align="middle" fo:padding="0.101cm" fo:border-left="0.05pt solid #000000" fo:border-right="0.05pt solid #000000" fo:border-top="none" fo:border-bottom="0.05pt solid #000000" style:writing-mode="lr-tb"/>
    </style:style>
    <style:style style:name="Tabela5.A9" style:family="table-cell">
      <style:table-cell-properties style:vertical-align="middle" fo:padding="0.101cm" fo:border-left="0.05pt solid #000000" fo:border-right="none" fo:border-top="none" fo:border-bottom="0.05pt solid #000000" style:writing-mode="lr-tb"/>
    </style:style>
    <style:style style:name="Tabela5.B9" style:family="table-cell">
      <style:table-cell-properties style:vertical-align="middle" fo:padding="0.101cm" fo:border-left="0.05pt solid #000000" fo:border-right="none" fo:border-top="none" fo:border-bottom="0.05pt solid #000000" style:writing-mode="lr-tb"/>
    </style:style>
    <style:style style:name="Tabela5.C9" style:family="table-cell">
      <style:table-cell-properties style:vertical-align="middle" fo:padding="0.101cm" fo:border-left="0.05pt solid #000000" fo:border-right="0.05pt solid #000000" fo:border-top="none" fo:border-bottom="0.05pt solid #000000" style:writing-mode="lr-tb"/>
    </style:style>
    <style:style style:name="Tabela5.A10" style:family="table-cell">
      <style:table-cell-properties style:vertical-align="middle" fo:padding="0.101cm" fo:border-left="0.05pt solid #000000" fo:border-right="none" fo:border-top="none" fo:border-bottom="0.05pt solid #000000" style:writing-mode="lr-tb"/>
    </style:style>
    <style:style style:name="Tabela5.B10" style:family="table-cell">
      <style:table-cell-properties style:vertical-align="middle" fo:padding="0.101cm" fo:border-left="0.05pt solid #000000" fo:border-right="none" fo:border-top="none" fo:border-bottom="0.05pt solid #000000" style:writing-mode="lr-tb"/>
    </style:style>
    <style:style style:name="Tabela5.C10" style:family="table-cell">
      <style:table-cell-properties style:vertical-align="middle" fo:padding="0.101cm" fo:border-left="0.05pt solid #000000" fo:border-right="0.05pt solid #000000" fo:border-top="none" fo:border-bottom="0.05pt solid #000000" style:writing-mode="lr-tb"/>
    </style:style>
    <style:style style:name="Tabela5.A11" style:family="table-cell">
      <style:table-cell-properties style:vertical-align="middle" fo:padding="0.101cm" fo:border-left="0.05pt solid #000000" fo:border-right="none" fo:border-top="none" fo:border-bottom="0.05pt solid #000000" style:writing-mode="lr-tb"/>
    </style:style>
    <style:style style:name="Tabela5.B11" style:family="table-cell">
      <style:table-cell-properties style:vertical-align="middle" fo:padding="0.101cm" fo:border-left="0.05pt solid #000000" fo:border-right="none" fo:border-top="none" fo:border-bottom="0.05pt solid #000000" style:writing-mode="lr-tb"/>
    </style:style>
    <style:style style:name="Tabela5.C11" style:family="table-cell">
      <style:table-cell-properties style:vertical-align="middle" fo:padding="0.101cm" fo:border-left="0.05pt solid #000000" fo:border-right="0.05pt solid #000000" fo:border-top="none" fo:border-bottom="0.05pt solid #000000" style:writing-mode="lr-tb"/>
    </style:style>
    <style:style style:name="Tabela5.A12" style:family="table-cell">
      <style:table-cell-properties style:vertical-align="middle" fo:padding="0.101cm" fo:border-left="0.05pt solid #000000" fo:border-right="none" fo:border-top="none" fo:border-bottom="0.05pt solid #000000" style:writing-mode="lr-tb"/>
    </style:style>
    <style:style style:name="Tabela5.B12" style:family="table-cell">
      <style:table-cell-properties style:vertical-align="middle" fo:padding="0.101cm" fo:border-left="0.05pt solid #000000" fo:border-right="none" fo:border-top="none" fo:border-bottom="0.05pt solid #000000" style:writing-mode="lr-tb"/>
    </style:style>
    <style:style style:name="Tabela5.C12" style:family="table-cell">
      <style:table-cell-properties style:vertical-align="middle" fo:padding="0.101cm" fo:border-left="0.05pt solid #000000" fo:border-right="0.05pt solid #000000" fo:border-top="none" fo:border-bottom="0.05pt solid #000000" style:writing-mode="lr-tb"/>
    </style:style>
    <style:style style:name="Tabela5.A13" style:family="table-cell">
      <style:table-cell-properties style:vertical-align="middle" fo:padding="0.101cm" fo:border-left="0.05pt solid #000000" fo:border-right="none" fo:border-top="none" fo:border-bottom="0.05pt solid #000000" style:writing-mode="lr-tb"/>
    </style:style>
    <style:style style:name="Tabela5.B13" style:family="table-cell">
      <style:table-cell-properties style:vertical-align="middle" fo:padding="0.101cm" fo:border-left="0.05pt solid #000000" fo:border-right="none" fo:border-top="none" fo:border-bottom="0.05pt solid #000000" style:writing-mode="lr-tb"/>
    </style:style>
    <style:style style:name="Tabela5.C13" style:family="table-cell">
      <style:table-cell-properties style:vertical-align="middle" fo:padding="0.101cm" fo:border-left="0.05pt solid #000000" fo:border-right="0.05pt solid #000000" fo:border-top="none" fo:border-bottom="0.05pt solid #000000" style:writing-mode="lr-tb"/>
    </style:style>
    <style:style style:name="Tabela5.A14" style:family="table-cell">
      <style:table-cell-properties style:vertical-align="middle" fo:padding="0.101cm" fo:border-left="0.05pt solid #000000" fo:border-right="none" fo:border-top="none" fo:border-bottom="0.05pt solid #000000" style:writing-mode="lr-tb"/>
    </style:style>
    <style:style style:name="Tabela5.B14" style:family="table-cell">
      <style:table-cell-properties style:vertical-align="middle" fo:padding="0.101cm" fo:border-left="0.05pt solid #000000" fo:border-right="none" fo:border-top="none" fo:border-bottom="0.05pt solid #000000" style:writing-mode="lr-tb"/>
    </style:style>
    <style:style style:name="Tabela5.C14" style:family="table-cell">
      <style:table-cell-properties style:vertical-align="middle" fo:padding="0.101cm" fo:border-left="0.05pt solid #000000" fo:border-right="0.05pt solid #000000" fo:border-top="none" fo:border-bottom="0.05pt solid #000000" style:writing-mode="lr-tb"/>
    </style:style>
    <style:style style:name="Tabela6" style:family="table">
      <style:table-properties style:width="12.638cm" table:align="center" style:writing-mode="lr-tb"/>
    </style:style>
    <style:style style:name="Tabela6.A" style:family="table-column">
      <style:table-column-properties style:column-width="4.036cm"/>
    </style:style>
    <style:style style:name="Tabela6.B" style:family="table-column">
      <style:table-column-properties style:column-width="8.602cm"/>
    </style:style>
    <style:style style:name="Tabela6.1" style:family="table-row">
      <style:table-row-properties fo:keep-together="auto"/>
    </style:style>
    <style:style style:name="Tabela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6.B1" style:family="table-cell">
      <style:table-cell-properties style:vertical-align="middle" fo:background-color="#cccccc" fo:padding="0.101cm" fo:border="0.05pt solid #000000" style:writing-mode="lr-tb">
        <style:background-image/>
      </style:table-cell-properties>
    </style:style>
    <style:style style:name="Tabela6.A2" style:family="table-cell">
      <style:table-cell-properties style:vertical-align="middle" fo:padding="0.101cm" fo:border-left="0.05pt solid #000000" fo:border-right="none" fo:border-top="none" fo:border-bottom="0.05pt solid #000000" style:writing-mode="lr-tb"/>
    </style:style>
    <style:style style:name="Tabela6.B2" style:family="table-cell">
      <style:table-cell-properties style:vertical-align="middle" fo:padding="0.101cm" fo:border-left="0.05pt solid #000000" fo:border-right="0.05pt solid #000000" fo:border-top="none" fo:border-bottom="0.05pt solid #000000" style:writing-mode="lr-tb"/>
    </style:style>
    <style:style style:name="Tabela6.A3" style:family="table-cell">
      <style:table-cell-properties style:vertical-align="middle" fo:padding="0.101cm" fo:border-left="0.05pt solid #000000" fo:border-right="none" fo:border-top="none" fo:border-bottom="0.05pt solid #000000" style:writing-mode="lr-tb"/>
    </style:style>
    <style:style style:name="Tabela6.B3" style:family="table-cell">
      <style:table-cell-properties style:vertical-align="middle" fo:padding="0.101cm" fo:border-left="0.05pt solid #000000" fo:border-right="0.05pt solid #000000" fo:border-top="none" fo:border-bottom="0.05pt solid #000000" style:writing-mode="lr-tb"/>
    </style:style>
    <style:style style:name="Tabela6.A4" style:family="table-cell">
      <style:table-cell-properties style:vertical-align="middle" fo:padding="0.101cm" fo:border-left="0.05pt solid #000000" fo:border-right="none" fo:border-top="none" fo:border-bottom="0.05pt solid #000000" style:writing-mode="lr-tb"/>
    </style:style>
    <style:style style:name="Tabela6.B4" style:family="table-cell">
      <style:table-cell-properties style:vertical-align="middle" fo:padding="0.101cm" fo:border-left="0.05pt solid #000000" fo:border-right="0.05pt solid #000000" fo:border-top="none" fo:border-bottom="0.05pt solid #000000" style:writing-mode="lr-tb"/>
    </style:style>
    <style:style style:name="Tabela6.A5" style:family="table-cell">
      <style:table-cell-properties style:vertical-align="middle" fo:padding="0.101cm" fo:border-left="0.05pt solid #000000" fo:border-right="none" fo:border-top="none" fo:border-bottom="0.05pt solid #000000" style:writing-mode="lr-tb"/>
    </style:style>
    <style:style style:name="Tabela6.B5" style:family="table-cell">
      <style:table-cell-properties style:vertical-align="middle" fo:padding="0.101cm" fo:border-left="0.05pt solid #000000" fo:border-right="0.05pt solid #000000" fo:border-top="none" fo:border-bottom="0.05pt solid #000000" style:writing-mode="lr-tb"/>
    </style:style>
    <style:style style:name="Tabela6.A6" style:family="table-cell">
      <style:table-cell-properties style:vertical-align="middle" fo:padding="0.101cm" fo:border-left="0.05pt solid #000000" fo:border-right="none" fo:border-top="none" fo:border-bottom="0.05pt solid #000000" style:writing-mode="lr-tb"/>
    </style:style>
    <style:style style:name="Tabela6.B6" style:family="table-cell">
      <style:table-cell-properties style:vertical-align="middle" fo:padding="0.101cm" fo:border-left="0.05pt solid #000000" fo:border-right="0.05pt solid #000000" fo:border-top="none" fo:border-bottom="0.05pt solid #000000" style:writing-mode="lr-tb"/>
    </style:style>
    <style:style style:name="Tabela6.A7" style:family="table-cell">
      <style:table-cell-properties style:vertical-align="middle" fo:padding="0.101cm" fo:border-left="0.05pt solid #000000" fo:border-right="none" fo:border-top="none" fo:border-bottom="0.05pt solid #000000" style:writing-mode="lr-tb"/>
    </style:style>
    <style:style style:name="Tabela6.B7" style:family="table-cell">
      <style:table-cell-properties style:vertical-align="middle" fo:padding="0.101cm" fo:border-left="0.05pt solid #000000" fo:border-right="0.05pt solid #000000" fo:border-top="none" fo:border-bottom="0.05pt solid #000000" style:writing-mode="lr-tb"/>
    </style:style>
    <style:style style:name="Tabela6.A8" style:family="table-cell">
      <style:table-cell-properties style:vertical-align="middle" fo:padding="0.101cm" fo:border-left="0.05pt solid #000000" fo:border-right="none" fo:border-top="none" fo:border-bottom="0.05pt solid #000000" style:writing-mode="lr-tb"/>
    </style:style>
    <style:style style:name="Tabela6.B8" style:family="table-cell">
      <style:table-cell-properties style:vertical-align="middle" fo:padding="0.101cm" fo:border-left="0.05pt solid #000000" fo:border-right="0.05pt solid #000000" fo:border-top="none" fo:border-bottom="0.05pt solid #000000" style:writing-mode="lr-tb"/>
    </style:style>
    <style:style style:name="Tabela6.A9" style:family="table-cell">
      <style:table-cell-properties style:vertical-align="middle" fo:padding="0.101cm" fo:border-left="0.05pt solid #000000" fo:border-right="none" fo:border-top="none" fo:border-bottom="0.05pt solid #000000" style:writing-mode="lr-tb"/>
    </style:style>
    <style:style style:name="Tabela6.B9" style:family="table-cell">
      <style:table-cell-properties style:vertical-align="middle" fo:padding="0.101cm" fo:border-left="0.05pt solid #000000" fo:border-right="0.05pt solid #000000" fo:border-top="none" fo:border-bottom="0.05pt solid #000000" style:writing-mode="lr-tb"/>
    </style:style>
    <style:style style:name="Tabela25" style:family="table">
      <style:table-properties style:width="8.532cm" table:align="center" style:writing-mode="lr-tb"/>
    </style:style>
    <style:style style:name="Tabela25.A" style:family="table-column">
      <style:table-column-properties style:column-width="1.332cm"/>
    </style:style>
    <style:style style:name="Tabela25.B" style:family="table-column">
      <style:table-column-properties style:column-width="3.378cm"/>
    </style:style>
    <style:style style:name="Tabela25.C" style:family="table-column">
      <style:table-column-properties style:column-width="3.822cm"/>
    </style:style>
    <style:style style:name="Tabela25.1" style:family="table-row">
      <style:table-row-properties fo:keep-together="auto"/>
    </style:style>
    <style:style style:name="Tabela2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5.C1" style:family="table-cell">
      <style:table-cell-properties style:vertical-align="middle" fo:background-color="#cccccc" fo:padding="0.101cm" fo:border="0.05pt solid #000000" style:writing-mode="lr-tb">
        <style:background-image/>
      </style:table-cell-properties>
    </style:style>
    <style:style style:name="Tabela25.A2" style:family="table-cell">
      <style:table-cell-properties style:vertical-align="middle" fo:padding="0.101cm" fo:border-left="0.05pt solid #000000" fo:border-right="none" fo:border-top="none" fo:border-bottom="0.05pt solid #000000" style:writing-mode="lr-tb"/>
    </style:style>
    <style:style style:name="Tabela25.B2" style:family="table-cell">
      <style:table-cell-properties style:vertical-align="middle" fo:padding="0.101cm" fo:border-left="0.05pt solid #000000" fo:border-right="none" fo:border-top="none" fo:border-bottom="0.05pt solid #000000" style:writing-mode="lr-tb"/>
    </style:style>
    <style:style style:name="Tabela25.C2" style:family="table-cell">
      <style:table-cell-properties style:vertical-align="middle" fo:padding="0.101cm" fo:border-left="0.05pt solid #000000" fo:border-right="0.05pt solid #000000" fo:border-top="none" fo:border-bottom="0.05pt solid #000000" style:writing-mode="lr-tb"/>
    </style:style>
    <style:style style:name="Tabela25.A3" style:family="table-cell">
      <style:table-cell-properties style:vertical-align="middle" fo:padding="0.101cm" fo:border-left="0.05pt solid #000000" fo:border-right="none" fo:border-top="none" fo:border-bottom="0.05pt solid #000000" style:writing-mode="lr-tb"/>
    </style:style>
    <style:style style:name="Tabela25.B3" style:family="table-cell">
      <style:table-cell-properties style:vertical-align="middle" fo:padding="0.101cm" fo:border-left="0.05pt solid #000000" fo:border-right="none" fo:border-top="none" fo:border-bottom="0.05pt solid #000000" style:writing-mode="lr-tb"/>
    </style:style>
    <style:style style:name="Tabela25.C3" style:family="table-cell">
      <style:table-cell-properties style:vertical-align="middle" fo:padding="0.101cm" fo:border-left="0.05pt solid #000000" fo:border-right="0.05pt solid #000000" fo:border-top="none" fo:border-bottom="0.05pt solid #000000" style:writing-mode="lr-tb"/>
    </style:style>
    <style:style style:name="Tabela25.A4" style:family="table-cell">
      <style:table-cell-properties style:vertical-align="middle" fo:padding="0.101cm" fo:border-left="0.05pt solid #000000" fo:border-right="none" fo:border-top="none" fo:border-bottom="0.05pt solid #000000" style:writing-mode="lr-tb"/>
    </style:style>
    <style:style style:name="Tabela25.B4" style:family="table-cell">
      <style:table-cell-properties style:vertical-align="middle" fo:padding="0.101cm" fo:border-left="0.05pt solid #000000" fo:border-right="none" fo:border-top="none" fo:border-bottom="0.05pt solid #000000" style:writing-mode="lr-tb"/>
    </style:style>
    <style:style style:name="Tabela25.C4" style:family="table-cell">
      <style:table-cell-properties style:vertical-align="middle" fo:padding="0.101cm" fo:border-left="0.05pt solid #000000" fo:border-right="0.05pt solid #000000" fo:border-top="none" fo:border-bottom="0.05pt solid #000000" style:writing-mode="lr-tb"/>
    </style:style>
    <style:style style:name="Tabela25.A5" style:family="table-cell">
      <style:table-cell-properties style:vertical-align="middle" fo:padding="0.101cm" fo:border-left="0.05pt solid #000000" fo:border-right="none" fo:border-top="none" fo:border-bottom="0.05pt solid #000000" style:writing-mode="lr-tb"/>
    </style:style>
    <style:style style:name="Tabela25.B5" style:family="table-cell">
      <style:table-cell-properties style:vertical-align="middle" fo:padding="0.101cm" fo:border-left="0.05pt solid #000000" fo:border-right="none" fo:border-top="none" fo:border-bottom="0.05pt solid #000000" style:writing-mode="lr-tb"/>
    </style:style>
    <style:style style:name="Tabela25.C5" style:family="table-cell">
      <style:table-cell-properties style:vertical-align="middle" fo:padding="0.101cm" fo:border-left="0.05pt solid #000000" fo:border-right="0.05pt solid #000000" fo:border-top="none" fo:border-bottom="0.05pt solid #000000" style:writing-mode="lr-tb"/>
    </style:style>
    <style:style style:name="Tabela25.A6" style:family="table-cell">
      <style:table-cell-properties style:vertical-align="middle" fo:padding="0.101cm" fo:border-left="0.05pt solid #000000" fo:border-right="none" fo:border-top="none" fo:border-bottom="0.05pt solid #000000" style:writing-mode="lr-tb"/>
    </style:style>
    <style:style style:name="Tabela25.B6" style:family="table-cell">
      <style:table-cell-properties style:vertical-align="middle" fo:padding="0.101cm" fo:border-left="0.05pt solid #000000" fo:border-right="none" fo:border-top="none" fo:border-bottom="0.05pt solid #000000" style:writing-mode="lr-tb"/>
    </style:style>
    <style:style style:name="Tabela25.C6" style:family="table-cell">
      <style:table-cell-properties style:vertical-align="middle" fo:padding="0.101cm" fo:border-left="0.05pt solid #000000" fo:border-right="0.05pt solid #000000" fo:border-top="none" fo:border-bottom="0.05pt solid #000000" style:writing-mode="lr-tb"/>
    </style:style>
    <style:style style:name="Tabela25.A7" style:family="table-cell">
      <style:table-cell-properties style:vertical-align="middle" fo:padding="0.101cm" fo:border-left="0.05pt solid #000000" fo:border-right="none" fo:border-top="none" fo:border-bottom="0.05pt solid #000000" style:writing-mode="lr-tb"/>
    </style:style>
    <style:style style:name="Tabela25.B7" style:family="table-cell">
      <style:table-cell-properties style:vertical-align="middle" fo:padding="0.101cm" fo:border-left="0.05pt solid #000000" fo:border-right="none" fo:border-top="none" fo:border-bottom="0.05pt solid #000000" style:writing-mode="lr-tb"/>
    </style:style>
    <style:style style:name="Tabela25.C7" style:family="table-cell">
      <style:table-cell-properties style:vertical-align="middle" fo:padding="0.101cm" fo:border-left="0.05pt solid #000000" fo:border-right="0.05pt solid #000000" fo:border-top="none" fo:border-bottom="0.05pt solid #000000" style:writing-mode="lr-tb"/>
    </style:style>
    <style:style style:name="Tabela25.A8" style:family="table-cell">
      <style:table-cell-properties style:vertical-align="middle" fo:padding="0.101cm" fo:border-left="0.05pt solid #000000" fo:border-right="none" fo:border-top="none" fo:border-bottom="0.05pt solid #000000" style:writing-mode="lr-tb"/>
    </style:style>
    <style:style style:name="Tabela25.B8" style:family="table-cell">
      <style:table-cell-properties style:vertical-align="middle" fo:padding="0.101cm" fo:border-left="0.05pt solid #000000" fo:border-right="none" fo:border-top="none" fo:border-bottom="0.05pt solid #000000" style:writing-mode="lr-tb"/>
    </style:style>
    <style:style style:name="Tabela25.C8" style:family="table-cell">
      <style:table-cell-properties style:vertical-align="middle" fo:padding="0.101cm" fo:border-left="0.05pt solid #000000" fo:border-right="0.05pt solid #000000" fo:border-top="none" fo:border-bottom="0.05pt solid #000000" style:writing-mode="lr-tb"/>
    </style:style>
    <style:style style:name="Tabela28" style:family="table">
      <style:table-properties style:width="8.627cm" table:align="center" style:writing-mode="lr-tb"/>
    </style:style>
    <style:style style:name="Tabela28.A" style:family="table-column">
      <style:table-column-properties style:column-width="3.519cm"/>
    </style:style>
    <style:style style:name="Tabela28.B" style:family="table-column">
      <style:table-column-properties style:column-width="1.332cm"/>
    </style:style>
    <style:style style:name="Tabela28.C" style:family="table-column">
      <style:table-column-properties style:column-width="3.776cm"/>
    </style:style>
    <style:style style:name="Tabela28.1" style:family="table-row">
      <style:table-row-properties fo:keep-together="auto"/>
    </style:style>
    <style:style style:name="Tabela2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8.C1" style:family="table-cell">
      <style:table-cell-properties style:vertical-align="middle" fo:background-color="#cccccc" fo:padding="0.101cm" fo:border="0.05pt solid #000000" style:writing-mode="lr-tb">
        <style:background-image/>
      </style:table-cell-properties>
    </style:style>
    <style:style style:name="Tabela28.A2" style:family="table-cell">
      <style:table-cell-properties style:vertical-align="middle" fo:padding="0.101cm" fo:border-left="0.05pt solid #000000" fo:border-right="none" fo:border-top="none" fo:border-bottom="0.05pt solid #000000" style:writing-mode="lr-tb"/>
    </style:style>
    <style:style style:name="Tabela28.B2" style:family="table-cell">
      <style:table-cell-properties style:vertical-align="middle" fo:padding="0.101cm" fo:border-left="0.05pt solid #000000" fo:border-right="none" fo:border-top="none" fo:border-bottom="0.05pt solid #000000" style:writing-mode="lr-tb"/>
    </style:style>
    <style:style style:name="Tabela28.C2" style:family="table-cell">
      <style:table-cell-properties style:vertical-align="middle" fo:padding="0.101cm" fo:border-left="0.05pt solid #000000" fo:border-right="0.05pt solid #000000" fo:border-top="none" fo:border-bottom="0.05pt solid #000000" style:writing-mode="lr-tb"/>
    </style:style>
    <style:style style:name="Tabela29" style:family="table">
      <style:table-properties style:width="15.831cm" table:align="center" style:writing-mode="lr-tb"/>
    </style:style>
    <style:style style:name="Tabela29.A" style:family="table-column">
      <style:table-column-properties style:column-width="4.93cm"/>
    </style:style>
    <style:style style:name="Tabela29.B" style:family="table-column">
      <style:table-column-properties style:column-width="10.901cm"/>
    </style:style>
    <style:style style:name="Tabela29.1" style:family="table-row">
      <style:table-row-properties fo:keep-together="auto"/>
    </style:style>
    <style:style style:name="Tabela2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9.B1" style:family="table-cell">
      <style:table-cell-properties style:vertical-align="middle" fo:background-color="#cccccc" fo:padding="0.101cm" fo:border="0.05pt solid #000000" style:writing-mode="lr-tb">
        <style:background-image/>
      </style:table-cell-properties>
    </style:style>
    <style:style style:name="Tabela29.A2" style:family="table-cell">
      <style:table-cell-properties style:vertical-align="middle" fo:padding="0.101cm" fo:border-left="0.05pt solid #000000" fo:border-right="none" fo:border-top="none" fo:border-bottom="0.05pt solid #000000" style:writing-mode="lr-tb"/>
    </style:style>
    <style:style style:name="Tabela29.B2" style:family="table-cell">
      <style:table-cell-properties style:vertical-align="middle" fo:padding="0.101cm" fo:border-left="0.05pt solid #000000" fo:border-right="0.05pt solid #000000" fo:border-top="none" fo:border-bottom="0.05pt solid #000000" style:writing-mode="lr-tb"/>
    </style:style>
    <style:style style:name="Tabela29.A3" style:family="table-cell">
      <style:table-cell-properties style:vertical-align="middle" fo:padding="0.101cm" fo:border-left="0.05pt solid #000000" fo:border-right="none" fo:border-top="none" fo:border-bottom="0.05pt solid #000000" style:writing-mode="lr-tb"/>
    </style:style>
    <style:style style:name="Tabela29.B3" style:family="table-cell">
      <style:table-cell-properties style:vertical-align="middle" fo:padding="0.101cm" fo:border-left="0.05pt solid #000000" fo:border-right="0.05pt solid #000000" fo:border-top="none" fo:border-bottom="0.05pt solid #000000" style:writing-mode="lr-tb"/>
    </style:style>
    <style:style style:name="Tabela22" style:family="table">
      <style:table-properties style:width="12.815cm" table:align="center" style:writing-mode="lr-tb"/>
    </style:style>
    <style:style style:name="Tabela22.A" style:family="table-column">
      <style:table-column-properties style:column-width="5.971cm"/>
    </style:style>
    <style:style style:name="Tabela22.B" style:family="table-column">
      <style:table-column-properties style:column-width="1.332cm"/>
    </style:style>
    <style:style style:name="Tabela22.C" style:family="table-column">
      <style:table-column-properties style:column-width="5.512cm"/>
    </style:style>
    <style:style style:name="Tabela22.1" style:family="table-row">
      <style:table-row-properties fo:keep-together="auto"/>
    </style:style>
    <style:style style:name="Tabela2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2.C1" style:family="table-cell">
      <style:table-cell-properties style:vertical-align="middle" fo:background-color="#cccccc" fo:padding="0.101cm" fo:border="0.05pt solid #000000" style:writing-mode="lr-tb">
        <style:background-image/>
      </style:table-cell-properties>
    </style:style>
    <style:style style:name="Tabela22.A2" style:family="table-cell">
      <style:table-cell-properties style:vertical-align="middle" fo:padding="0.101cm" fo:border-left="0.05pt solid #000000" fo:border-right="none" fo:border-top="none" fo:border-bottom="0.05pt solid #000000" style:writing-mode="lr-tb"/>
    </style:style>
    <style:style style:name="Tabela22.B2" style:family="table-cell">
      <style:table-cell-properties style:vertical-align="middle" fo:padding="0.101cm" fo:border-left="0.05pt solid #000000" fo:border-right="none" fo:border-top="none" fo:border-bottom="0.05pt solid #000000" style:writing-mode="lr-tb"/>
    </style:style>
    <style:style style:name="Tabela22.C2" style:family="table-cell">
      <style:table-cell-properties style:vertical-align="middle" fo:padding="0.101cm" fo:border-left="0.05pt solid #000000" fo:border-right="0.05pt solid #000000" fo:border-top="none" fo:border-bottom="0.05pt solid #000000" style:writing-mode="lr-tb"/>
    </style:style>
    <style:style style:name="Tabela22.A3" style:family="table-cell">
      <style:table-cell-properties style:vertical-align="middle" fo:padding="0.101cm" fo:border-left="0.05pt solid #000000" fo:border-right="none" fo:border-top="none" fo:border-bottom="0.05pt solid #000000" style:writing-mode="lr-tb"/>
    </style:style>
    <style:style style:name="Tabela22.B3" style:family="table-cell">
      <style:table-cell-properties style:vertical-align="middle" fo:padding="0.101cm" fo:border-left="0.05pt solid #000000" fo:border-right="none" fo:border-top="none" fo:border-bottom="0.05pt solid #000000" style:writing-mode="lr-tb"/>
    </style:style>
    <style:style style:name="Tabela22.C3" style:family="table-cell">
      <style:table-cell-properties style:vertical-align="middle" fo:padding="0.101cm" fo:border-left="0.05pt solid #000000" fo:border-right="0.05pt solid #000000" fo:border-top="none" fo:border-bottom="0.05pt solid #000000" style:writing-mode="lr-tb"/>
    </style:style>
    <style:style style:name="Tabela22.A4" style:family="table-cell">
      <style:table-cell-properties style:vertical-align="middle" fo:padding="0.101cm" fo:border-left="0.05pt solid #000000" fo:border-right="none" fo:border-top="none" fo:border-bottom="0.05pt solid #000000" style:writing-mode="lr-tb"/>
    </style:style>
    <style:style style:name="Tabela22.B4" style:family="table-cell">
      <style:table-cell-properties style:vertical-align="middle" fo:padding="0.101cm" fo:border-left="0.05pt solid #000000" fo:border-right="none" fo:border-top="none" fo:border-bottom="0.05pt solid #000000" style:writing-mode="lr-tb"/>
    </style:style>
    <style:style style:name="Tabela22.C4" style:family="table-cell">
      <style:table-cell-properties style:vertical-align="middle" fo:padding="0.101cm" fo:border-left="0.05pt solid #000000" fo:border-right="0.05pt solid #000000" fo:border-top="none" fo:border-bottom="0.05pt solid #000000" style:writing-mode="lr-tb"/>
    </style:style>
    <style:style style:name="Tabela10" style:family="table">
      <style:table-properties style:width="16.417cm" table:align="center" style:writing-mode="lr-tb"/>
    </style:style>
    <style:style style:name="Tabela10.A" style:family="table-column">
      <style:table-column-properties style:column-width="5.075cm"/>
    </style:style>
    <style:style style:name="Tabela10.B" style:family="table-column">
      <style:table-column-properties style:column-width="11.342cm"/>
    </style:style>
    <style:style style:name="Tabela10.1" style:family="table-row">
      <style:table-row-properties fo:keep-together="auto"/>
    </style:style>
    <style:style style:name="Tabela1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0.B1" style:family="table-cell">
      <style:table-cell-properties style:vertical-align="middle" fo:background-color="#cccccc" fo:padding="0.101cm" fo:border="0.05pt solid #000000" style:writing-mode="lr-tb">
        <style:background-image/>
      </style:table-cell-properties>
    </style:style>
    <style:style style:name="Tabela10.A2" style:family="table-cell">
      <style:table-cell-properties style:vertical-align="middle" fo:padding="0.101cm" fo:border-left="0.05pt solid #000000" fo:border-right="none" fo:border-top="none" fo:border-bottom="0.05pt solid #000000" style:writing-mode="lr-tb"/>
    </style:style>
    <style:style style:name="Tabela10.B2" style:family="table-cell">
      <style:table-cell-properties style:vertical-align="middle" fo:padding="0.101cm" fo:border-left="0.05pt solid #000000" fo:border-right="0.05pt solid #000000" fo:border-top="none" fo:border-bottom="0.05pt solid #000000" style:writing-mode="lr-tb"/>
    </style:style>
    <style:style style:name="Tabela10.A3" style:family="table-cell">
      <style:table-cell-properties style:vertical-align="middle" fo:padding="0.101cm" fo:border-left="0.05pt solid #000000" fo:border-right="none" fo:border-top="none" fo:border-bottom="0.05pt solid #000000" style:writing-mode="lr-tb"/>
    </style:style>
    <style:style style:name="Tabela10.B3" style:family="table-cell">
      <style:table-cell-properties style:vertical-align="middle" fo:padding="0.101cm" fo:border-left="0.05pt solid #000000" fo:border-right="0.05pt solid #000000" fo:border-top="none" fo:border-bottom="0.05pt solid #000000" style:writing-mode="lr-tb"/>
    </style:style>
    <style:style style:name="Tabela10.A4" style:family="table-cell">
      <style:table-cell-properties style:vertical-align="middle" fo:padding="0.101cm" fo:border-left="0.05pt solid #000000" fo:border-right="none" fo:border-top="none" fo:border-bottom="0.05pt solid #000000" style:writing-mode="lr-tb"/>
    </style:style>
    <style:style style:name="Tabela10.B4" style:family="table-cell">
      <style:table-cell-properties style:vertical-align="middle" fo:padding="0.101cm" fo:border-left="0.05pt solid #000000" fo:border-right="0.05pt solid #000000" fo:border-top="none" fo:border-bottom="0.05pt solid #000000" style:writing-mode="lr-tb"/>
    </style:style>
    <style:style style:name="Tabela23" style:family="table">
      <style:table-properties style:width="9.333cm" table:align="center" style:writing-mode="lr-tb"/>
    </style:style>
    <style:style style:name="Tabela23.A" style:family="table-column">
      <style:table-column-properties style:column-width="4.225cm"/>
    </style:style>
    <style:style style:name="Tabela23.B" style:family="table-column">
      <style:table-column-properties style:column-width="1.332cm"/>
    </style:style>
    <style:style style:name="Tabela23.C" style:family="table-column">
      <style:table-column-properties style:column-width="3.776cm"/>
    </style:style>
    <style:style style:name="Tabela23.1" style:family="table-row">
      <style:table-row-properties fo:keep-together="auto"/>
    </style:style>
    <style:style style:name="Tabela2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3.C1" style:family="table-cell">
      <style:table-cell-properties style:vertical-align="middle" fo:background-color="#cccccc" fo:padding="0.101cm" fo:border="0.05pt solid #000000" style:writing-mode="lr-tb">
        <style:background-image/>
      </style:table-cell-properties>
    </style:style>
    <style:style style:name="Tabela23.A2" style:family="table-cell">
      <style:table-cell-properties style:vertical-align="middle" fo:padding="0.101cm" fo:border-left="0.05pt solid #000000" fo:border-right="none" fo:border-top="none" fo:border-bottom="0.05pt solid #000000" style:writing-mode="lr-tb"/>
    </style:style>
    <style:style style:name="Tabela23.B2" style:family="table-cell">
      <style:table-cell-properties style:vertical-align="middle" fo:padding="0.101cm" fo:border-left="0.05pt solid #000000" fo:border-right="none" fo:border-top="none" fo:border-bottom="0.05pt solid #000000" style:writing-mode="lr-tb"/>
    </style:style>
    <style:style style:name="Tabela23.C2" style:family="table-cell">
      <style:table-cell-properties style:vertical-align="middle" fo:padding="0.101cm" fo:border-left="0.05pt solid #000000" fo:border-right="0.05pt solid #000000" fo:border-top="none" fo:border-bottom="0.05pt solid #000000" style:writing-mode="lr-tb"/>
    </style:style>
    <style:style style:name="Tabela11" style:family="table">
      <style:table-properties style:width="11.633cm" table:align="center" style:writing-mode="lr-tb"/>
    </style:style>
    <style:style style:name="Tabela11.A" style:family="table-column">
      <style:table-column-properties style:column-width="2.461cm"/>
    </style:style>
    <style:style style:name="Tabela11.B" style:family="table-column">
      <style:table-column-properties style:column-width="9.172cm"/>
    </style:style>
    <style:style style:name="Tabela11.1" style:family="table-row">
      <style:table-row-properties fo:keep-together="auto"/>
    </style:style>
    <style:style style:name="Tabela1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1.B1" style:family="table-cell">
      <style:table-cell-properties style:vertical-align="middle" fo:background-color="#cccccc" fo:padding="0.101cm" fo:border="0.05pt solid #000000" style:writing-mode="lr-tb">
        <style:background-image/>
      </style:table-cell-properties>
    </style:style>
    <style:style style:name="Tabela11.A2" style:family="table-cell">
      <style:table-cell-properties style:vertical-align="middle" fo:padding="0.101cm" fo:border-left="0.05pt solid #000000" fo:border-right="none" fo:border-top="none" fo:border-bottom="0.05pt solid #000000" style:writing-mode="lr-tb"/>
    </style:style>
    <style:style style:name="Tabela11.B2" style:family="table-cell">
      <style:table-cell-properties style:vertical-align="middle" fo:padding="0.101cm" fo:border-left="0.05pt solid #000000" fo:border-right="0.05pt solid #000000" fo:border-top="none" fo:border-bottom="0.05pt solid #000000" style:writing-mode="lr-tb"/>
    </style:style>
    <style:style style:name="Tabela11.A3" style:family="table-cell">
      <style:table-cell-properties style:vertical-align="middle" fo:padding="0.101cm" fo:border-left="0.05pt solid #000000" fo:border-right="none" fo:border-top="none" fo:border-bottom="0.05pt solid #000000" style:writing-mode="lr-tb"/>
    </style:style>
    <style:style style:name="Tabela11.B3" style:family="table-cell">
      <style:table-cell-properties style:vertical-align="middle" fo:padding="0.101cm" fo:border-left="0.05pt solid #000000" fo:border-right="0.05pt solid #000000" fo:border-top="none" fo:border-bottom="0.05pt solid #000000" style:writing-mode="lr-tb"/>
    </style:style>
    <style:style style:name="Tabela11.A4" style:family="table-cell">
      <style:table-cell-properties style:vertical-align="middle" fo:padding="0.101cm" fo:border-left="0.05pt solid #000000" fo:border-right="none" fo:border-top="none" fo:border-bottom="0.05pt solid #000000" style:writing-mode="lr-tb"/>
    </style:style>
    <style:style style:name="Tabela11.B4" style:family="table-cell">
      <style:table-cell-properties style:vertical-align="middle" fo:padding="0.101cm" fo:border-left="0.05pt solid #000000" fo:border-right="0.05pt solid #000000" fo:border-top="none" fo:border-bottom="0.05pt solid #000000" style:writing-mode="lr-tb"/>
    </style:style>
    <style:style style:name="Tabela11.A5" style:family="table-cell">
      <style:table-cell-properties style:vertical-align="middle" fo:padding="0.101cm" fo:border-left="0.05pt solid #000000" fo:border-right="none" fo:border-top="none" fo:border-bottom="0.05pt solid #000000" style:writing-mode="lr-tb"/>
    </style:style>
    <style:style style:name="Tabela11.B5" style:family="table-cell">
      <style:table-cell-properties style:vertical-align="middle" fo:padding="0.101cm" fo:border-left="0.05pt solid #000000" fo:border-right="0.05pt solid #000000" fo:border-top="none" fo:border-bottom="0.05pt solid #000000" style:writing-mode="lr-tb"/>
    </style:style>
    <style:style style:name="Tabela11.A6" style:family="table-cell">
      <style:table-cell-properties style:vertical-align="middle" fo:padding="0.101cm" fo:border-left="0.05pt solid #000000" fo:border-right="none" fo:border-top="none" fo:border-bottom="0.05pt solid #000000" style:writing-mode="lr-tb"/>
    </style:style>
    <style:style style:name="Tabela11.B6" style:family="table-cell">
      <style:table-cell-properties style:vertical-align="middle" fo:padding="0.101cm" fo:border-left="0.05pt solid #000000" fo:border-right="0.05pt solid #000000" fo:border-top="none" fo:border-bottom="0.05pt solid #000000" style:writing-mode="lr-tb"/>
    </style:style>
    <style:style style:name="Tabela26" style:family="table">
      <style:table-properties style:width="9.892cm" table:align="center" style:writing-mode="lr-tb"/>
    </style:style>
    <style:style style:name="Tabela26.A" style:family="table-column">
      <style:table-column-properties style:column-width="3.166cm"/>
    </style:style>
    <style:style style:name="Tabela26.B" style:family="table-column">
      <style:table-column-properties style:column-width="6.726cm"/>
    </style:style>
    <style:style style:name="Tabela26.1" style:family="table-row">
      <style:table-row-properties fo:keep-together="auto"/>
    </style:style>
    <style:style style:name="Tabela2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6.B1" style:family="table-cell">
      <style:table-cell-properties style:vertical-align="middle" fo:background-color="#cccccc" fo:padding="0.101cm" fo:border="0.05pt solid #000000" style:writing-mode="lr-tb">
        <style:background-image/>
      </style:table-cell-properties>
    </style:style>
    <style:style style:name="Tabela26.A2" style:family="table-cell">
      <style:table-cell-properties style:vertical-align="middle" fo:padding="0.101cm" fo:border-left="0.05pt solid #000000" fo:border-right="none" fo:border-top="none" fo:border-bottom="0.05pt solid #000000" style:writing-mode="lr-tb"/>
    </style:style>
    <style:style style:name="Tabela26.B2" style:family="table-cell">
      <style:table-cell-properties style:vertical-align="middle" fo:padding="0.101cm" fo:border-left="0.05pt solid #000000" fo:border-right="0.05pt solid #000000" fo:border-top="none" fo:border-bottom="0.05pt solid #000000" style:writing-mode="lr-tb"/>
    </style:style>
    <style:style style:name="Tabela26.A3" style:family="table-cell">
      <style:table-cell-properties style:vertical-align="middle" fo:padding="0.101cm" fo:border-left="0.05pt solid #000000" fo:border-right="none" fo:border-top="none" fo:border-bottom="0.05pt solid #000000" style:writing-mode="lr-tb"/>
    </style:style>
    <style:style style:name="Tabela26.B3" style:family="table-cell">
      <style:table-cell-properties style:vertical-align="middle" fo:padding="0.101cm" fo:border-left="0.05pt solid #000000" fo:border-right="0.05pt solid #000000" fo:border-top="none" fo:border-bottom="0.05pt solid #000000" style:writing-mode="lr-tb"/>
    </style:style>
    <style:style style:name="Tabela26.A4" style:family="table-cell">
      <style:table-cell-properties style:vertical-align="middle" fo:padding="0.101cm" fo:border-left="0.05pt solid #000000" fo:border-right="none" fo:border-top="none" fo:border-bottom="0.05pt solid #000000" style:writing-mode="lr-tb"/>
    </style:style>
    <style:style style:name="Tabela26.B4" style:family="table-cell">
      <style:table-cell-properties style:vertical-align="middle" fo:padding="0.101cm" fo:border-left="0.05pt solid #000000" fo:border-right="0.05pt solid #000000" fo:border-top="none" fo:border-bottom="0.05pt solid #000000" style:writing-mode="lr-tb"/>
    </style:style>
    <style:style style:name="Tabela26.A5" style:family="table-cell">
      <style:table-cell-properties style:vertical-align="middle" fo:padding="0.101cm" fo:border-left="0.05pt solid #000000" fo:border-right="none" fo:border-top="none" fo:border-bottom="0.05pt solid #000000" style:writing-mode="lr-tb"/>
    </style:style>
    <style:style style:name="Tabela26.B5" style:family="table-cell">
      <style:table-cell-properties style:vertical-align="middle" fo:padding="0.101cm" fo:border-left="0.05pt solid #000000" fo:border-right="0.05pt solid #000000" fo:border-top="none" fo:border-bottom="0.05pt solid #000000" style:writing-mode="lr-tb"/>
    </style:style>
    <style:style style:name="Tabela26.A6" style:family="table-cell">
      <style:table-cell-properties style:vertical-align="middle" fo:padding="0.101cm" fo:border-left="0.05pt solid #000000" fo:border-right="none" fo:border-top="none" fo:border-bottom="0.05pt solid #000000" style:writing-mode="lr-tb"/>
    </style:style>
    <style:style style:name="Tabela26.B6" style:family="table-cell">
      <style:table-cell-properties style:vertical-align="middle" fo:padding="0.101cm" fo:border-left="0.05pt solid #000000" fo:border-right="0.05pt solid #000000" fo:border-top="none" fo:border-bottom="0.05pt solid #000000" style:writing-mode="lr-tb"/>
    </style:style>
    <style:style style:name="Tabela26.A7" style:family="table-cell">
      <style:table-cell-properties style:vertical-align="middle" fo:padding="0.101cm" fo:border-left="0.05pt solid #000000" fo:border-right="none" fo:border-top="none" fo:border-bottom="0.05pt solid #000000" style:writing-mode="lr-tb"/>
    </style:style>
    <style:style style:name="Tabela26.B7" style:family="table-cell">
      <style:table-cell-properties style:vertical-align="middle" fo:padding="0.101cm" fo:border-left="0.05pt solid #000000" fo:border-right="0.05pt solid #000000" fo:border-top="none" fo:border-bottom="0.05pt solid #000000" style:writing-mode="lr-tb"/>
    </style:style>
    <style:style style:name="Tabela26.A8" style:family="table-cell">
      <style:table-cell-properties style:vertical-align="middle" fo:padding="0.101cm" fo:border-left="0.05pt solid #000000" fo:border-right="none" fo:border-top="none" fo:border-bottom="0.05pt solid #000000" style:writing-mode="lr-tb"/>
    </style:style>
    <style:style style:name="Tabela26.B8" style:family="table-cell">
      <style:table-cell-properties style:vertical-align="middle" fo:padding="0.101cm" fo:border-left="0.05pt solid #000000" fo:border-right="0.05pt solid #000000" fo:border-top="none" fo:border-bottom="0.05pt solid #000000" style:writing-mode="lr-tb"/>
    </style:style>
    <style:style style:name="Tabela26.A9" style:family="table-cell">
      <style:table-cell-properties style:vertical-align="middle" fo:padding="0.101cm" fo:border-left="0.05pt solid #000000" fo:border-right="none" fo:border-top="none" fo:border-bottom="0.05pt solid #000000" style:writing-mode="lr-tb"/>
    </style:style>
    <style:style style:name="Tabela26.B9" style:family="table-cell">
      <style:table-cell-properties style:vertical-align="middle" fo:padding="0.101cm" fo:border-left="0.05pt solid #000000" fo:border-right="0.05pt solid #000000" fo:border-top="none" fo:border-bottom="0.05pt solid #000000" style:writing-mode="lr-tb"/>
    </style:style>
    <style:style style:name="Tabela27" style:family="table">
      <style:table-properties style:width="16.725cm" table:align="center" style:writing-mode="lr-tb"/>
    </style:style>
    <style:style style:name="Tabela27.A" style:family="table-column">
      <style:table-column-properties style:column-width="6.456cm"/>
    </style:style>
    <style:style style:name="Tabela27.B" style:family="table-column">
      <style:table-column-properties style:column-width="10.269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B1" style:family="table-cell">
      <style:table-cell-properties fo:background-color="#cccccc" fo:padding="0.097cm" fo:border="0.05pt solid #000000">
        <style:background-image/>
      </style:table-cell-properties>
    </style:style>
    <style:style style:name="Tabela27.A2" style:family="table-cell">
      <style:table-cell-properties style:vertical-align="middle" fo:padding="0.097cm" fo:border-left="0.05pt solid #000000" fo:border-right="none" fo:border-top="none" fo:border-bottom="0.05pt solid #000000"/>
    </style:style>
    <style:style style:name="Tabela27.B2" style:family="table-cell">
      <style:table-cell-properties style:vertical-align="middle" fo:padding="0.097cm" fo:border-left="0.05pt solid #000000" fo:border-right="0.05pt solid #000000" fo:border-top="none" fo:border-bottom="0.05pt solid #000000"/>
    </style:style>
    <style:style style:name="Tabela30" style:family="table">
      <style:table-properties style:width="9.892cm" table:align="center" style:writing-mode="lr-tb"/>
    </style:style>
    <style:style style:name="Tabela30.A" style:family="table-column">
      <style:table-column-properties style:column-width="3.166cm"/>
    </style:style>
    <style:style style:name="Tabela30.B" style:family="table-column">
      <style:table-column-properties style:column-width="6.726cm"/>
    </style:style>
    <style:style style:name="Tabela30.1" style:family="table-row">
      <style:table-row-properties fo:keep-together="auto"/>
    </style:style>
    <style:style style:name="Tabela3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0.B1" style:family="table-cell">
      <style:table-cell-properties style:vertical-align="middle" fo:background-color="#cccccc" fo:padding="0.101cm" fo:border="0.05pt solid #000000" style:writing-mode="lr-tb">
        <style:background-image/>
      </style:table-cell-properties>
    </style:style>
    <style:style style:name="Tabela30.A2" style:family="table-cell">
      <style:table-cell-properties style:vertical-align="middle" fo:padding="0.101cm" fo:border-left="0.05pt solid #000000" fo:border-right="none" fo:border-top="none" fo:border-bottom="0.05pt solid #000000" style:writing-mode="lr-tb"/>
    </style:style>
    <style:style style:name="Tabela30.B2" style:family="table-cell">
      <style:table-cell-properties style:vertical-align="middle" fo:padding="0.101cm" fo:border-left="0.05pt solid #000000" fo:border-right="0.05pt solid #000000" fo:border-top="none" fo:border-bottom="0.05pt solid #000000" style:writing-mode="lr-tb"/>
    </style:style>
    <style:style style:name="Tabela31" style:family="table">
      <style:table-properties style:width="16.725cm" table:align="center" style:writing-mode="lr-tb"/>
    </style:style>
    <style:style style:name="Tabela31.A" style:family="table-column">
      <style:table-column-properties style:column-width="6.456cm"/>
    </style:style>
    <style:style style:name="Tabela31.B" style:family="table-column">
      <style:table-column-properties style:column-width="10.269cm"/>
    </style:style>
    <style:style style:name="Tabe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1.B1" style:family="table-cell">
      <style:table-cell-properties fo:background-color="#cccccc" fo:padding="0.097cm" fo:border="0.05pt solid #000000">
        <style:background-image/>
      </style:table-cell-properties>
    </style:style>
    <style:style style:name="Tabela31.A2" style:family="table-cell">
      <style:table-cell-properties style:vertical-align="middle" fo:padding="0.097cm" fo:border-left="0.05pt solid #000000" fo:border-right="none" fo:border-top="none" fo:border-bottom="0.05pt solid #000000"/>
    </style:style>
    <style:style style:name="Tabela31.B2" style:family="table-cell">
      <style:table-cell-properties style:vertical-align="middle" fo:padding="0.097cm" fo:border-left="0.05pt solid #000000" fo:border-right="0.05pt solid #000000" fo:border-top="none" fo:border-bottom="0.05pt solid #000000"/>
    </style:style>
    <style:style style:name="Tabela32" style:family="table">
      <style:table-properties style:width="16.424cm" table:align="center" style:writing-mode="lr-tb"/>
    </style:style>
    <style:style style:name="Tabela32.A" style:family="table-column">
      <style:table-column-properties style:column-width="7.447cm"/>
    </style:style>
    <style:style style:name="Tabela32.B" style:family="table-column">
      <style:table-column-properties style:column-width="1.332cm"/>
    </style:style>
    <style:style style:name="Tabela32.C" style:family="table-column">
      <style:table-column-properties style:column-width="7.645cm"/>
    </style:style>
    <style:style style:name="Tabela32.1" style:family="table-row">
      <style:table-row-properties fo:keep-together="auto"/>
    </style:style>
    <style:style style:name="Tabela3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2.C1" style:family="table-cell">
      <style:table-cell-properties style:vertical-align="middle" fo:background-color="#cccccc" fo:padding="0.101cm" fo:border="0.05pt solid #000000" style:writing-mode="lr-tb">
        <style:background-image/>
      </style:table-cell-properties>
    </style:style>
    <style:style style:name="Tabela32.A2" style:family="table-cell">
      <style:table-cell-properties style:vertical-align="middle" fo:padding="0.101cm" fo:border-left="0.05pt solid #000000" fo:border-right="none" fo:border-top="none" fo:border-bottom="0.05pt solid #000000" style:writing-mode="lr-tb"/>
    </style:style>
    <style:style style:name="Tabela32.B2" style:family="table-cell">
      <style:table-cell-properties style:vertical-align="middle" fo:padding="0.101cm" fo:border-left="0.05pt solid #000000" fo:border-right="none" fo:border-top="none" fo:border-bottom="0.05pt solid #000000" style:writing-mode="lr-tb"/>
    </style:style>
    <style:style style:name="Tabela32.C2" style:family="table-cell">
      <style:table-cell-properties style:vertical-align="middle" fo:padding="0.101cm" fo:border-left="0.05pt solid #000000" fo:border-right="0.05pt solid #000000" fo:border-top="none" fo:border-bottom="0.05pt solid #000000" style:writing-mode="lr-tb"/>
    </style:style>
    <style:style style:name="Tabela32.A3" style:family="table-cell">
      <style:table-cell-properties style:vertical-align="middle" fo:padding="0.101cm" fo:border-left="0.05pt solid #000000" fo:border-right="none" fo:border-top="none" fo:border-bottom="0.05pt solid #000000" style:writing-mode="lr-tb"/>
    </style:style>
    <style:style style:name="Tabela32.B3" style:family="table-cell">
      <style:table-cell-properties style:vertical-align="middle" fo:padding="0.101cm" fo:border-left="0.05pt solid #000000" fo:border-right="none" fo:border-top="none" fo:border-bottom="0.05pt solid #000000" style:writing-mode="lr-tb"/>
    </style:style>
    <style:style style:name="Tabela32.C3" style:family="table-cell">
      <style:table-cell-properties style:vertical-align="middle" fo:padding="0.101cm" fo:border-left="0.05pt solid #000000" fo:border-right="0.05pt solid #000000" fo:border-top="none" fo:border-bottom="0.05pt solid #000000" style:writing-mode="lr-tb"/>
    </style:style>
    <style:style style:name="Tabela33" style:family="table">
      <style:table-properties style:width="16.806cm" table:align="center" style:writing-mode="lr-tb"/>
    </style:style>
    <style:style style:name="Tabela33.A" style:family="table-column">
      <style:table-column-properties style:column-width="7.168cm"/>
    </style:style>
    <style:style style:name="Tabela33.B" style:family="table-column">
      <style:table-column-properties style:column-width="9.638cm"/>
    </style:style>
    <style:style style:name="Tabela33.1" style:family="table-row">
      <style:table-row-properties fo:keep-together="auto"/>
    </style:style>
    <style:style style:name="Tabela3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3.B1" style:family="table-cell">
      <style:table-cell-properties style:vertical-align="middle" fo:background-color="#cccccc" fo:padding="0.101cm" fo:border="0.05pt solid #000000" style:writing-mode="lr-tb">
        <style:background-image/>
      </style:table-cell-properties>
    </style:style>
    <style:style style:name="Tabela33.A2" style:family="table-cell">
      <style:table-cell-properties style:vertical-align="middle" fo:padding="0.101cm" fo:border-left="0.05pt solid #000000" fo:border-right="none" fo:border-top="none" fo:border-bottom="0.05pt solid #000000" style:writing-mode="lr-tb"/>
    </style:style>
    <style:style style:name="Tabela33.B2" style:family="table-cell">
      <style:table-cell-properties style:vertical-align="middle" fo:padding="0.101cm" fo:border-left="0.05pt solid #000000" fo:border-right="0.05pt solid #000000" fo:border-top="none" fo:border-bottom="0.05pt solid #000000" style:writing-mode="lr-tb"/>
    </style:style>
    <style:style style:name="Tabela34" style:family="table">
      <style:table-properties style:width="9.262cm" table:align="center" style:writing-mode="lr-tb"/>
    </style:style>
    <style:style style:name="Tabela34.A" style:family="table-column">
      <style:table-column-properties style:column-width="4.154cm"/>
    </style:style>
    <style:style style:name="Tabela34.B" style:family="table-column">
      <style:table-column-properties style:column-width="1.332cm"/>
    </style:style>
    <style:style style:name="Tabela34.C" style:family="table-column">
      <style:table-column-properties style:column-width="3.776cm"/>
    </style:style>
    <style:style style:name="Tabela34.1" style:family="table-row">
      <style:table-row-properties fo:keep-together="auto"/>
    </style:style>
    <style:style style:name="Tabela3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4.C1" style:family="table-cell">
      <style:table-cell-properties style:vertical-align="middle" fo:background-color="#cccccc" fo:padding="0.101cm" fo:border="0.05pt solid #000000" style:writing-mode="lr-tb">
        <style:background-image/>
      </style:table-cell-properties>
    </style:style>
    <style:style style:name="Tabela34.A2" style:family="table-cell">
      <style:table-cell-properties style:vertical-align="middle" fo:padding="0.101cm" fo:border-left="0.05pt solid #000000" fo:border-right="none" fo:border-top="none" fo:border-bottom="0.05pt solid #000000" style:writing-mode="lr-tb"/>
    </style:style>
    <style:style style:name="Tabela34.B2" style:family="table-cell">
      <style:table-cell-properties style:vertical-align="middle" fo:padding="0.101cm" fo:border-left="0.05pt solid #000000" fo:border-right="none" fo:border-top="none" fo:border-bottom="0.05pt solid #000000" style:writing-mode="lr-tb"/>
    </style:style>
    <style:style style:name="Tabela34.C2" style:family="table-cell">
      <style:table-cell-properties style:vertical-align="middle" fo:padding="0.101cm" fo:border-left="0.05pt solid #000000" fo:border-right="0.05pt solid #000000" fo:border-top="none" fo:border-bottom="0.05pt solid #000000" style:writing-mode="lr-tb"/>
    </style:style>
    <style:style style:name="Tabela35" style:family="table">
      <style:table-properties style:width="12.148cm" table:align="center" style:writing-mode="lr-tb"/>
    </style:style>
    <style:style style:name="Tabela35.A" style:family="table-column">
      <style:table-column-properties style:column-width="4.919cm"/>
    </style:style>
    <style:style style:name="Tabela35.B" style:family="table-column">
      <style:table-column-properties style:column-width="7.228cm"/>
    </style:style>
    <style:style style:name="Tabela35.1" style:family="table-row">
      <style:table-row-properties fo:keep-together="auto"/>
    </style:style>
    <style:style style:name="Tabela3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5.B1" style:family="table-cell">
      <style:table-cell-properties style:vertical-align="middle" fo:background-color="#cccccc" fo:padding="0.101cm" fo:border="0.05pt solid #000000" style:writing-mode="lr-tb">
        <style:background-image/>
      </style:table-cell-properties>
    </style:style>
    <style:style style:name="Tabela35.A2" style:family="table-cell">
      <style:table-cell-properties style:vertical-align="middle" fo:padding="0.101cm" fo:border-left="0.05pt solid #000000" fo:border-right="none" fo:border-top="none" fo:border-bottom="0.05pt solid #000000" style:writing-mode="lr-tb"/>
    </style:style>
    <style:style style:name="Tabela35.B2" style:family="table-cell">
      <style:table-cell-properties style:vertical-align="middle" fo:padding="0.101cm" fo:border-left="0.05pt solid #000000" fo:border-right="0.05pt solid #000000" fo:border-top="none" fo:border-bottom="0.05pt solid #000000" style:writing-mode="lr-tb"/>
    </style:style>
    <style:style style:name="Tabela36" style:family="table">
      <style:table-properties style:width="9.31cm" table:align="center" style:writing-mode="lr-tb"/>
    </style:style>
    <style:style style:name="Tabela36.A" style:family="table-column">
      <style:table-column-properties style:column-width="4.202cm"/>
    </style:style>
    <style:style style:name="Tabela36.B" style:family="table-column">
      <style:table-column-properties style:column-width="1.332cm"/>
    </style:style>
    <style:style style:name="Tabela36.C" style:family="table-column">
      <style:table-column-properties style:column-width="3.776cm"/>
    </style:style>
    <style:style style:name="Tabela36.1" style:family="table-row">
      <style:table-row-properties fo:keep-together="auto"/>
    </style:style>
    <style:style style:name="Tabela3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6.C1" style:family="table-cell">
      <style:table-cell-properties style:vertical-align="middle" fo:background-color="#cccccc" fo:padding="0.101cm" fo:border="0.05pt solid #000000" style:writing-mode="lr-tb">
        <style:background-image/>
      </style:table-cell-properties>
    </style:style>
    <style:style style:name="Tabela36.A2" style:family="table-cell">
      <style:table-cell-properties style:vertical-align="middle" fo:padding="0.101cm" fo:border-left="0.05pt solid #000000" fo:border-right="none" fo:border-top="none" fo:border-bottom="0.05pt solid #000000" style:writing-mode="lr-tb"/>
    </style:style>
    <style:style style:name="Tabela36.B2" style:family="table-cell">
      <style:table-cell-properties style:vertical-align="middle" fo:padding="0.101cm" fo:border-left="0.05pt solid #000000" fo:border-right="none" fo:border-top="none" fo:border-bottom="0.05pt solid #000000" style:writing-mode="lr-tb"/>
    </style:style>
    <style:style style:name="Tabela36.C2" style:family="table-cell">
      <style:table-cell-properties style:vertical-align="middle" fo:padding="0.101cm" fo:border-left="0.05pt solid #000000" fo:border-right="0.05pt solid #000000" fo:border-top="none" fo:border-bottom="0.05pt solid #000000" style:writing-mode="lr-tb"/>
    </style:style>
    <style:style style:name="Tabela37" style:family="table">
      <style:table-properties style:width="14.575cm" table:align="center" style:writing-mode="lr-tb"/>
    </style:style>
    <style:style style:name="Tabela37.A" style:family="table-column">
      <style:table-column-properties style:column-width="7.105cm"/>
    </style:style>
    <style:style style:name="Tabela37.B" style:family="table-column">
      <style:table-column-properties style:column-width="7.47cm"/>
    </style:style>
    <style:style style:name="Tabela37.1" style:family="table-row">
      <style:table-row-properties fo:keep-together="auto"/>
    </style:style>
    <style:style style:name="Tabela37.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7.B1" style:family="table-cell">
      <style:table-cell-properties style:vertical-align="middle" fo:background-color="#cccccc" fo:padding="0.101cm" fo:border="0.05pt solid #000000" style:writing-mode="lr-tb">
        <style:background-image/>
      </style:table-cell-properties>
    </style:style>
    <style:style style:name="Tabela37.A2" style:family="table-cell">
      <style:table-cell-properties style:vertical-align="middle" fo:padding="0.101cm" fo:border-left="0.05pt solid #000000" fo:border-right="none" fo:border-top="none" fo:border-bottom="0.05pt solid #000000" style:writing-mode="lr-tb"/>
    </style:style>
    <style:style style:name="Tabela37.B2" style:family="table-cell">
      <style:table-cell-properties style:vertical-align="middle" fo:padding="0.101cm" fo:border-left="0.05pt solid #000000" fo:border-right="0.05pt solid #000000" fo:border-top="none" fo:border-bottom="0.05pt solid #000000" style:writing-mode="lr-tb"/>
    </style:style>
    <style:style style:name="Tabela37.A3" style:family="table-cell">
      <style:table-cell-properties style:vertical-align="middle" fo:padding="0.101cm" fo:border-left="0.05pt solid #000000" fo:border-right="none" fo:border-top="none" fo:border-bottom="0.05pt solid #000000" style:writing-mode="lr-tb"/>
    </style:style>
    <style:style style:name="Tabela37.B3" style:family="table-cell">
      <style:table-cell-properties style:vertical-align="middle" fo:padding="0.101cm" fo:border-left="0.05pt solid #000000" fo:border-right="0.05pt solid #000000" fo:border-top="none" fo:border-bottom="0.05pt solid #000000" style:writing-mode="lr-tb"/>
    </style:style>
    <style:style style:name="Tabela37.A4" style:family="table-cell">
      <style:table-cell-properties style:vertical-align="middle" fo:padding="0.101cm" fo:border-left="0.05pt solid #000000" fo:border-right="none" fo:border-top="none" fo:border-bottom="0.05pt solid #000000" style:writing-mode="lr-tb"/>
    </style:style>
    <style:style style:name="Tabela37.B4" style:family="table-cell">
      <style:table-cell-properties style:vertical-align="middle" fo:padding="0.101cm" fo:border-left="0.05pt solid #000000" fo:border-right="0.05pt solid #000000" fo:border-top="none" fo:border-bottom="0.05pt solid #000000" style:writing-mode="lr-tb"/>
    </style:style>
    <style:style style:name="Tabela38" style:family="table">
      <style:table-properties style:width="9.31cm" table:align="center" style:writing-mode="lr-tb"/>
    </style:style>
    <style:style style:name="Tabela38.A" style:family="table-column">
      <style:table-column-properties style:column-width="4.202cm"/>
    </style:style>
    <style:style style:name="Tabela38.B" style:family="table-column">
      <style:table-column-properties style:column-width="1.332cm"/>
    </style:style>
    <style:style style:name="Tabela38.C" style:family="table-column">
      <style:table-column-properties style:column-width="3.776cm"/>
    </style:style>
    <style:style style:name="Tabela38.1" style:family="table-row">
      <style:table-row-properties fo:keep-together="auto"/>
    </style:style>
    <style:style style:name="Tabela3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8.C1" style:family="table-cell">
      <style:table-cell-properties style:vertical-align="middle" fo:background-color="#cccccc" fo:padding="0.101cm" fo:border="0.05pt solid #000000" style:writing-mode="lr-tb">
        <style:background-image/>
      </style:table-cell-properties>
    </style:style>
    <style:style style:name="Tabela38.A2" style:family="table-cell">
      <style:table-cell-properties style:vertical-align="middle" fo:padding="0.101cm" fo:border-left="0.05pt solid #000000" fo:border-right="none" fo:border-top="none" fo:border-bottom="0.05pt solid #000000" style:writing-mode="lr-tb"/>
    </style:style>
    <style:style style:name="Tabela38.B2" style:family="table-cell">
      <style:table-cell-properties style:vertical-align="middle" fo:padding="0.101cm" fo:border-left="0.05pt solid #000000" fo:border-right="none" fo:border-top="none" fo:border-bottom="0.05pt solid #000000" style:writing-mode="lr-tb"/>
    </style:style>
    <style:style style:name="Tabela38.C2" style:family="table-cell">
      <style:table-cell-properties style:vertical-align="middle" fo:padding="0.101cm" fo:border-left="0.05pt solid #000000" fo:border-right="0.05pt solid #000000" fo:border-top="none" fo:border-bottom="0.05pt solid #000000" style:writing-mode="lr-tb"/>
    </style:style>
    <style:style style:name="Tabela39" style:family="table">
      <style:table-properties style:width="14.575cm" table:align="center" style:writing-mode="lr-tb"/>
    </style:style>
    <style:style style:name="Tabela39.A" style:family="table-column">
      <style:table-column-properties style:column-width="7.105cm"/>
    </style:style>
    <style:style style:name="Tabela39.B" style:family="table-column">
      <style:table-column-properties style:column-width="7.47cm"/>
    </style:style>
    <style:style style:name="Tabela39.1" style:family="table-row">
      <style:table-row-properties fo:keep-together="auto"/>
    </style:style>
    <style:style style:name="Tabela3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9.B1" style:family="table-cell">
      <style:table-cell-properties style:vertical-align="middle" fo:background-color="#cccccc" fo:padding="0.101cm" fo:border="0.05pt solid #000000" style:writing-mode="lr-tb">
        <style:background-image/>
      </style:table-cell-properties>
    </style:style>
    <style:style style:name="Tabela39.A2" style:family="table-cell">
      <style:table-cell-properties style:vertical-align="middle" fo:padding="0.101cm" fo:border-left="0.05pt solid #000000" fo:border-right="none" fo:border-top="none" fo:border-bottom="0.05pt solid #000000" style:writing-mode="lr-tb"/>
    </style:style>
    <style:style style:name="Tabela39.B2" style:family="table-cell">
      <style:table-cell-properties style:vertical-align="middle" fo:padding="0.101cm" fo:border-left="0.05pt solid #000000" fo:border-right="0.05pt solid #000000" fo:border-top="none" fo:border-bottom="0.05pt solid #000000" style:writing-mode="lr-tb"/>
    </style:style>
    <style:style style:name="Tabela40" style:family="table">
      <style:table-properties style:width="16.069cm" table:align="center" style:writing-mode="lr-tb"/>
    </style:style>
    <style:style style:name="Tabela40.A" style:family="table-column">
      <style:table-column-properties style:column-width="10.957cm"/>
    </style:style>
    <style:style style:name="Tabela40.B" style:family="table-column">
      <style:table-column-properties style:column-width="1.242cm"/>
    </style:style>
    <style:style style:name="Tabela40.C" style:family="table-column">
      <style:table-column-properties style:column-width="3.87cm"/>
    </style:style>
    <style:style style:name="Tabela40.1" style:family="table-row">
      <style:table-row-properties fo:keep-together="auto"/>
    </style:style>
    <style:style style:name="Tabela4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0.C1" style:family="table-cell">
      <style:table-cell-properties style:vertical-align="middle" fo:background-color="#cccccc" fo:padding="0.101cm" fo:border="0.05pt solid #000000" style:writing-mode="lr-tb">
        <style:background-image/>
      </style:table-cell-properties>
    </style:style>
    <style:style style:name="Tabela40.A2" style:family="table-cell">
      <style:table-cell-properties style:vertical-align="middle" fo:padding="0.101cm" fo:border-left="0.05pt solid #000000" fo:border-right="none" fo:border-top="none" fo:border-bottom="0.05pt solid #000000" style:writing-mode="lr-tb"/>
    </style:style>
    <style:style style:name="Tabela40.B2" style:family="table-cell">
      <style:table-cell-properties style:vertical-align="middle" fo:padding="0.101cm" fo:border-left="0.05pt solid #000000" fo:border-right="none" fo:border-top="none" fo:border-bottom="0.05pt solid #000000" style:writing-mode="lr-tb"/>
    </style:style>
    <style:style style:name="Tabela40.C2" style:family="table-cell">
      <style:table-cell-properties style:vertical-align="middle" fo:padding="0.101cm" fo:border-left="0.05pt solid #000000" fo:border-right="0.05pt solid #000000" fo:border-top="none" fo:border-bottom="0.05pt solid #000000" style:writing-mode="lr-tb"/>
    </style:style>
    <style:style style:name="Tabela40.A3" style:family="table-cell">
      <style:table-cell-properties style:vertical-align="" fo:padding="0.101cm" fo:border-left="0.05pt solid #000000" fo:border-right="none" fo:border-top="none" fo:border-bottom="0.05pt solid #000000" style:writing-mode="lr-tb"/>
    </style:style>
    <style:style style:name="Tabela40.B3" style:family="table-cell">
      <style:table-cell-properties style:vertical-align="" fo:padding="0.101cm" fo:border-left="0.05pt solid #000000" fo:border-right="none" fo:border-top="none" fo:border-bottom="0.05pt solid #000000" style:writing-mode="lr-tb"/>
    </style:style>
    <style:style style:name="Tabela40.C3" style:family="table-cell">
      <style:table-cell-properties style:vertical-align="" fo:padding="0.101cm" fo:border-left="0.05pt solid #000000" fo:border-right="0.05pt solid #000000" fo:border-top="none" fo:border-bottom="0.05pt solid #000000" style:writing-mode="lr-tb"/>
    </style:style>
    <style:style style:name="Tabela41" style:family="table">
      <style:table-properties style:width="16.395cm" table:align="center" style:writing-mode="lr-tb"/>
    </style:style>
    <style:style style:name="Tabela41.A" style:family="table-column">
      <style:table-column-properties style:column-width="8.922cm"/>
    </style:style>
    <style:style style:name="Tabela41.B" style:family="table-column">
      <style:table-column-properties style:column-width="7.474cm"/>
    </style:style>
    <style:style style:name="Tabela41.1" style:family="table-row">
      <style:table-row-properties fo:keep-together="auto"/>
    </style:style>
    <style:style style:name="Tabela4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1.B1" style:family="table-cell">
      <style:table-cell-properties style:vertical-align="middle" fo:background-color="#cccccc" fo:padding="0.101cm" fo:border="0.05pt solid #000000" style:writing-mode="lr-tb">
        <style:background-image/>
      </style:table-cell-properties>
    </style:style>
    <style:style style:name="Tabela41.A2" style:family="table-cell">
      <style:table-cell-properties style:vertical-align="" fo:padding="0.101cm" fo:border-left="0.05pt solid #000000" fo:border-right="none" fo:border-top="none" fo:border-bottom="0.05pt solid #000000" style:writing-mode="lr-tb"/>
    </style:style>
    <style:style style:name="Tabela41.B2" style:family="table-cell">
      <style:table-cell-properties style:vertical-align="" fo:padding="0.101cm" fo:border-left="0.05pt solid #000000" fo:border-right="0.05pt solid #000000" fo:border-top="none" fo:border-bottom="0.05pt solid #000000" style:writing-mode="lr-tb"/>
    </style:style>
    <style:style style:name="Tabela42" style:family="table">
      <style:table-properties style:width="14.575cm" fo:margin-left="2.425cm" table:align="left" style:writing-mode="lr-tb"/>
    </style:style>
    <style:style style:name="Tabela42.A" style:family="table-column">
      <style:table-column-properties style:column-width="5.602cm"/>
    </style:style>
    <style:style style:name="Tabela42.B" style:family="table-column">
      <style:table-column-properties style:column-width="1.332cm"/>
    </style:style>
    <style:style style:name="Tabela42.C" style:family="table-column">
      <style:table-column-properties style:column-width="7.641cm"/>
    </style:style>
    <style:style style:name="Tabela42.1" style:family="table-row">
      <style:table-row-properties fo:keep-together="auto"/>
    </style:style>
    <style:style style:name="Tabela42.A1" style:family="table-cell">
      <style:table-cell-properties style:vertical-align="" fo:background-color="#cccccc" fo:padding="0.101cm" fo:border-left="0.05pt solid #000000" fo:border-right="none" fo:border-top="0.05pt solid #000000" fo:border-bottom="0.05pt solid #000000" style:writing-mode="lr-tb">
        <style:background-image/>
      </style:table-cell-properties>
    </style:style>
    <style:style style:name="Tabela42.C1" style:family="table-cell">
      <style:table-cell-properties style:vertical-align="" fo:background-color="#cccccc" fo:padding="0.101cm" fo:border="0.05pt solid #000000" style:writing-mode="lr-tb">
        <style:background-image/>
      </style:table-cell-properties>
    </style:style>
    <style:style style:name="Tabela42.A2" style:family="table-cell">
      <style:table-cell-properties style:vertical-align="" fo:padding="0.101cm" fo:border-left="0.05pt solid #000000" fo:border-right="none" fo:border-top="none" fo:border-bottom="0.05pt solid #000000" style:writing-mode="lr-tb"/>
    </style:style>
    <style:style style:name="Tabela42.B2" style:family="table-cell">
      <style:table-cell-properties style:vertical-align="" fo:padding="0.101cm" fo:border-left="0.05pt solid #000000" fo:border-right="none" fo:border-top="none" fo:border-bottom="0.05pt solid #000000" style:writing-mode="lr-tb"/>
    </style:style>
    <style:style style:name="Tabela42.C2" style:family="table-cell">
      <style:table-cell-properties style:vertical-align="" fo:padding="0.101cm" fo:border-left="0.05pt solid #000000" fo:border-right="0.05pt solid #000000" fo:border-top="none" fo:border-bottom="0.05pt solid #000000" style:writing-mode="lr-tb"/>
    </style:style>
    <style:style style:name="Tabela42.A3" style:family="table-cell">
      <style:table-cell-properties style:vertical-align="" fo:padding="0.101cm" fo:border-left="0.05pt solid #000000" fo:border-right="none" fo:border-top="none" fo:border-bottom="0.05pt solid #000000" style:writing-mode="lr-tb"/>
    </style:style>
    <style:style style:name="Tabela42.B3" style:family="table-cell">
      <style:table-cell-properties style:vertical-align="" fo:padding="0.101cm" fo:border-left="0.05pt solid #000000" fo:border-right="none" fo:border-top="none" fo:border-bottom="0.05pt solid #000000" style:writing-mode="lr-tb"/>
    </style:style>
    <style:style style:name="Tabela42.C3" style:family="table-cell">
      <style:table-cell-properties style:vertical-align="" fo:padding="0.101cm" fo:border-left="0.05pt solid #000000" fo:border-right="0.05pt solid #000000" fo:border-top="none" fo:border-bottom="0.05pt solid #000000" style:writing-mode="lr-tb"/>
    </style:style>
    <style:style style:name="Tabela43" style:family="table">
      <style:table-properties style:width="16.953cm" table:align="center" style:writing-mode="lr-tb"/>
    </style:style>
    <style:style style:name="Tabela43.A" style:family="table-column">
      <style:table-column-properties style:column-width="8.705cm"/>
    </style:style>
    <style:style style:name="Tabela43.B" style:family="table-column">
      <style:table-column-properties style:column-width="8.248cm"/>
    </style:style>
    <style:style style:name="Tabela43.1" style:family="table-row">
      <style:table-row-properties fo:keep-together="auto"/>
    </style:style>
    <style:style style:name="Tabela4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3.B1" style:family="table-cell">
      <style:table-cell-properties style:vertical-align="middle" fo:background-color="#cccccc" fo:padding="0.101cm" fo:border="0.05pt solid #000000" style:writing-mode="lr-tb">
        <style:background-image/>
      </style:table-cell-properties>
    </style:style>
    <style:style style:name="Tabela43.A2" style:family="table-cell">
      <style:table-cell-properties style:vertical-align="" fo:padding="0.101cm" fo:border-left="0.05pt solid #000000" fo:border-right="none" fo:border-top="none" fo:border-bottom="0.05pt solid #000000" style:writing-mode="lr-tb"/>
    </style:style>
    <style:style style:name="Tabela43.B2" style:family="table-cell">
      <style:table-cell-properties style:vertical-align="" fo:padding="0.101cm" fo:border-left="0.05pt solid #000000" fo:border-right="0.05pt solid #000000" fo:border-top="none" fo:border-bottom="0.05pt solid #000000" style:writing-mode="lr-tb"/>
    </style:style>
    <style:style style:name="Tabela7" style:family="table">
      <style:table-properties style:width="12.386cm" table:align="center" style:writing-mode="lr-tb"/>
    </style:style>
    <style:style style:name="Tabela7.A" style:family="table-column">
      <style:table-column-properties style:column-width="3.41cm"/>
    </style:style>
    <style:style style:name="Tabela7.B" style:family="table-column">
      <style:table-column-properties style:column-width="4.895cm"/>
    </style:style>
    <style:style style:name="Tabela7.C" style:family="table-column">
      <style:table-column-properties style:column-width="4.082cm"/>
    </style:style>
    <style:style style:name="Tabela7.1" style:family="table-row">
      <style:table-row-properties fo:keep-together="auto"/>
    </style:style>
    <style:style style:name="Tabela7.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7.C1" style:family="table-cell">
      <style:table-cell-properties style:vertical-align="middle" fo:background-color="#cccccc" fo:padding="0.101cm" fo:border="0.05pt solid #000000" style:writing-mode="lr-tb">
        <style:background-image/>
      </style:table-cell-properties>
    </style:style>
    <style:style style:name="Tabela7.A2" style:family="table-cell">
      <style:table-cell-properties style:vertical-align="middle" fo:padding="0.101cm" fo:border-left="0.05pt solid #000000" fo:border-right="none" fo:border-top="none" fo:border-bottom="0.05pt solid #000000" style:writing-mode="lr-tb"/>
    </style:style>
    <style:style style:name="Tabela7.B2" style:family="table-cell">
      <style:table-cell-properties style:vertical-align="middle" fo:padding="0.101cm" fo:border-left="0.05pt solid #000000" fo:border-right="none" fo:border-top="none" fo:border-bottom="0.05pt solid #000000" style:writing-mode="lr-tb"/>
    </style:style>
    <style:style style:name="Tabela7.C2" style:family="table-cell">
      <style:table-cell-properties style:vertical-align="middle" fo:padding="0.101cm" fo:border-left="0.05pt solid #000000" fo:border-right="0.05pt solid #000000" fo:border-top="none" fo:border-bottom="0.05pt solid #000000" style:writing-mode="lr-tb"/>
    </style:style>
    <style:style style:name="Tabela7.A3" style:family="table-cell">
      <style:table-cell-properties style:vertical-align="middle" fo:padding="0.101cm" fo:border-left="0.05pt solid #000000" fo:border-right="none" fo:border-top="none" fo:border-bottom="0.05pt solid #000000" style:writing-mode="lr-tb"/>
    </style:style>
    <style:style style:name="Tabela7.B3" style:family="table-cell">
      <style:table-cell-properties style:vertical-align="middle" fo:padding="0.101cm" fo:border-left="0.05pt solid #000000" fo:border-right="none" fo:border-top="none" fo:border-bottom="0.05pt solid #000000" style:writing-mode="lr-tb"/>
    </style:style>
    <style:style style:name="Tabela7.C3" style:family="table-cell">
      <style:table-cell-properties style:vertical-align="middle" fo:padding="0.101cm" fo:border-left="0.05pt solid #000000" fo:border-right="0.05pt solid #000000" fo:border-top="none" fo:border-bottom="0.05pt solid #000000" style:writing-mode="lr-tb"/>
    </style:style>
    <style:style style:name="Tabela7.A4" style:family="table-cell">
      <style:table-cell-properties style:vertical-align="middle" fo:padding="0.101cm" fo:border-left="0.05pt solid #000000" fo:border-right="none" fo:border-top="none" fo:border-bottom="0.05pt solid #000000" style:writing-mode="lr-tb"/>
    </style:style>
    <style:style style:name="Tabela7.B4" style:family="table-cell">
      <style:table-cell-properties style:vertical-align="middle" fo:padding="0.101cm" fo:border-left="0.05pt solid #000000" fo:border-right="none" fo:border-top="none" fo:border-bottom="0.05pt solid #000000" style:writing-mode="lr-tb"/>
    </style:style>
    <style:style style:name="Tabela7.C4" style:family="table-cell">
      <style:table-cell-properties style:vertical-align="middle" fo:padding="0.101cm" fo:border-left="0.05pt solid #000000" fo:border-right="0.05pt solid #000000" fo:border-top="none" fo:border-bottom="0.05pt solid #000000" style:writing-mode="lr-tb"/>
    </style:style>
    <style:style style:name="Tabela8" style:family="table">
      <style:table-properties style:width="16.612cm" table:align="center" style:writing-mode="lr-tb"/>
    </style:style>
    <style:style style:name="Tabela8.A" style:family="table-column">
      <style:table-column-properties style:column-width="4.99cm"/>
    </style:style>
    <style:style style:name="Tabela8.B" style:family="table-column">
      <style:table-column-properties style:column-width="11.622cm"/>
    </style:style>
    <style:style style:name="Tabela8.1" style:family="table-row">
      <style:table-row-properties fo:keep-together="auto"/>
    </style:style>
    <style:style style:name="Tabela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8.B1" style:family="table-cell">
      <style:table-cell-properties style:vertical-align="middle" fo:background-color="#cccccc" fo:padding="0.101cm" fo:border="0.05pt solid #000000" style:writing-mode="lr-tb">
        <style:background-image/>
      </style:table-cell-properties>
    </style:style>
    <style:style style:name="Tabela8.A2" style:family="table-cell">
      <style:table-cell-properties style:vertical-align="middle" fo:padding="0.101cm" fo:border-left="0.05pt solid #000000" fo:border-right="none" fo:border-top="none" fo:border-bottom="0.05pt solid #000000" style:writing-mode="lr-tb"/>
    </style:style>
    <style:style style:name="Tabela8.B2" style:family="table-cell">
      <style:table-cell-properties style:vertical-align="middle" fo:padding="0.101cm" fo:border-left="0.05pt solid #000000" fo:border-right="0.05pt solid #000000" fo:border-top="none" fo:border-bottom="0.05pt solid #000000" style:writing-mode="lr-tb"/>
    </style:style>
    <style:style style:name="Tabela8.A3" style:family="table-cell">
      <style:table-cell-properties style:vertical-align="middle" fo:padding="0.101cm" fo:border-left="0.05pt solid #000000" fo:border-right="none" fo:border-top="none" fo:border-bottom="0.05pt solid #000000" style:writing-mode="lr-tb"/>
    </style:style>
    <style:style style:name="Tabela8.B3" style:family="table-cell">
      <style:table-cell-properties style:vertical-align="middle" fo:padding="0.101cm" fo:border-left="0.05pt solid #000000" fo:border-right="0.05pt solid #000000" fo:border-top="none" fo:border-bottom="0.05pt solid #000000" style:writing-mode="lr-tb"/>
    </style:style>
    <style:style style:name="Tabela8.A4" style:family="table-cell">
      <style:table-cell-properties style:vertical-align="middle" fo:padding="0.101cm" fo:border-left="0.05pt solid #000000" fo:border-right="none" fo:border-top="none" fo:border-bottom="0.05pt solid #000000" style:writing-mode="lr-tb"/>
    </style:style>
    <style:style style:name="Tabela8.B4" style:family="table-cell">
      <style:table-cell-properties style:vertical-align="middle" fo:padding="0.101cm" fo:border-left="0.05pt solid #000000" fo:border-right="0.05pt solid #000000" fo:border-top="none" fo:border-bottom="0.05pt solid #000000" style:writing-mode="lr-tb"/>
    </style:style>
    <style:style style:name="Tabela8.A5" style:family="table-cell">
      <style:table-cell-properties style:vertical-align="middle" fo:padding="0.101cm" fo:border-left="0.05pt solid #000000" fo:border-right="none" fo:border-top="none" fo:border-bottom="0.05pt solid #000000" style:writing-mode="lr-tb"/>
    </style:style>
    <style:style style:name="Tabela8.B5" style:family="table-cell">
      <style:table-cell-properties style:vertical-align="middle" fo:padding="0.101cm" fo:border-left="0.05pt solid #000000" fo:border-right="0.05pt solid #000000" fo:border-top="none" fo:border-bottom="0.05pt solid #000000" style:writing-mode="lr-tb"/>
    </style:style>
    <style:style style:name="Tabela8.A6" style:family="table-cell">
      <style:table-cell-properties style:vertical-align="middle" fo:padding="0.101cm" fo:border-left="0.05pt solid #000000" fo:border-right="none" fo:border-top="none" fo:border-bottom="0.05pt solid #000000" style:writing-mode="lr-tb"/>
    </style:style>
    <style:style style:name="Tabela8.B6" style:family="table-cell">
      <style:table-cell-properties style:vertical-align="middle" fo:padding="0.101cm" fo:border-left="0.05pt solid #000000" fo:border-right="0.05pt solid #000000" fo:border-top="none" fo:border-bottom="0.05pt solid #000000" style:writing-mode="lr-tb"/>
    </style:style>
    <style:style style:name="Tabela8.A7" style:family="table-cell">
      <style:table-cell-properties style:vertical-align="middle" fo:padding="0.101cm" fo:border-left="0.05pt solid #000000" fo:border-right="none" fo:border-top="none" fo:border-bottom="0.05pt solid #000000" style:writing-mode="lr-tb"/>
    </style:style>
    <style:style style:name="Tabela8.B7" style:family="table-cell">
      <style:table-cell-properties style:vertical-align="middle" fo:padding="0.101cm" fo:border-left="0.05pt solid #000000" fo:border-right="0.05pt solid #000000" fo:border-top="none" fo:border-bottom="0.05pt solid #000000" style:writing-mode="lr-tb"/>
    </style:style>
    <style:style style:name="Tabela8.A8" style:family="table-cell">
      <style:table-cell-properties style:vertical-align="middle" fo:padding="0.101cm" fo:border-left="0.05pt solid #000000" fo:border-right="none" fo:border-top="none" fo:border-bottom="0.05pt solid #000000" style:writing-mode="lr-tb"/>
    </style:style>
    <style:style style:name="Tabela8.B8" style:family="table-cell">
      <style:table-cell-properties style:vertical-align="middle" fo:padding="0.101cm" fo:border-left="0.05pt solid #000000" fo:border-right="0.05pt solid #000000" fo:border-top="none" fo:border-bottom="0.05pt solid #000000" style:writing-mode="lr-tb"/>
    </style:style>
    <style:style style:name="Tabela8.A9" style:family="table-cell">
      <style:table-cell-properties style:vertical-align="middle" fo:padding="0.101cm" fo:border-left="0.05pt solid #000000" fo:border-right="none" fo:border-top="none" fo:border-bottom="0.05pt solid #000000" style:writing-mode="lr-tb"/>
    </style:style>
    <style:style style:name="Tabela8.B9" style:family="table-cell">
      <style:table-cell-properties style:vertical-align="middle" fo:padding="0.101cm" fo:border-left="0.05pt solid #000000" fo:border-right="0.05pt solid #000000" fo:border-top="none" fo:border-bottom="0.05pt solid #000000" style:writing-mode="lr-tb"/>
    </style:style>
    <style:style style:name="Tabela8.A10" style:family="table-cell">
      <style:table-cell-properties style:vertical-align="middle" fo:padding="0.101cm" fo:border-left="0.05pt solid #000000" fo:border-right="none" fo:border-top="none" fo:border-bottom="0.05pt solid #000000" style:writing-mode="lr-tb"/>
    </style:style>
    <style:style style:name="Tabela8.B10" style:family="table-cell">
      <style:table-cell-properties style:vertical-align="middle" fo:padding="0.101cm" fo:border-left="0.05pt solid #000000" fo:border-right="0.05pt solid #000000" fo:border-top="none" fo:border-bottom="0.05pt solid #000000" style:writing-mode="lr-tb"/>
    </style:style>
    <style:style style:name="Tabela8.A11" style:family="table-cell">
      <style:table-cell-properties style:vertical-align="middle" fo:padding="0.101cm" fo:border-left="0.05pt solid #000000" fo:border-right="none" fo:border-top="none" fo:border-bottom="0.05pt solid #000000" style:writing-mode="lr-tb"/>
    </style:style>
    <style:style style:name="Tabela8.B11" style:family="table-cell">
      <style:table-cell-properties style:vertical-align="middle" fo:padding="0.101cm" fo:border-left="0.05pt solid #000000" fo:border-right="0.05pt solid #000000" fo:border-top="none" fo:border-bottom="0.05pt solid #000000" style:writing-mode="lr-tb"/>
    </style:style>
    <style:style style:name="Tabela8.A12" style:family="table-cell">
      <style:table-cell-properties style:vertical-align="middle" fo:padding="0.101cm" fo:border-left="0.05pt solid #000000" fo:border-right="none" fo:border-top="none" fo:border-bottom="0.05pt solid #000000" style:writing-mode="lr-tb"/>
    </style:style>
    <style:style style:name="Tabela8.B12" style:family="table-cell">
      <style:table-cell-properties style:vertical-align="middle" fo:padding="0.101cm" fo:border-left="0.05pt solid #000000" fo:border-right="0.05pt solid #000000" fo:border-top="none" fo:border-bottom="0.05pt solid #000000" style:writing-mode="lr-tb"/>
    </style:style>
    <style:style style:name="Tabela8.A13" style:family="table-cell">
      <style:table-cell-properties style:vertical-align="middle" fo:padding="0.101cm" fo:border-left="0.05pt solid #000000" fo:border-right="none" fo:border-top="none" fo:border-bottom="0.05pt solid #000000" style:writing-mode="lr-tb"/>
    </style:style>
    <style:style style:name="Tabela8.B13" style:family="table-cell">
      <style:table-cell-properties style:vertical-align="middle" fo:padding="0.101cm" fo:border-left="0.05pt solid #000000" fo:border-right="0.05pt solid #000000" fo:border-top="none" fo:border-bottom="0.05pt solid #000000" style:writing-mode="lr-tb"/>
    </style:style>
    <style:style style:name="Tabela8.A14" style:family="table-cell">
      <style:table-cell-properties style:vertical-align="middle" fo:padding="0.101cm" fo:border-left="0.05pt solid #000000" fo:border-right="none" fo:border-top="none" fo:border-bottom="0.05pt solid #000000" style:writing-mode="lr-tb"/>
    </style:style>
    <style:style style:name="Tabela8.B14" style:family="table-cell">
      <style:table-cell-properties style:vertical-align="middle" fo:padding="0.101cm" fo:border-left="0.05pt solid #000000" fo:border-right="0.05pt solid #000000" fo:border-top="none" fo:border-bottom="0.05pt solid #000000" style:writing-mode="lr-tb"/>
    </style:style>
    <style:style style:name="Tabela8.A15" style:family="table-cell">
      <style:table-cell-properties style:vertical-align="middle" fo:padding="0.101cm" fo:border-left="0.05pt solid #000000" fo:border-right="none" fo:border-top="none" fo:border-bottom="0.05pt solid #000000" style:writing-mode="lr-tb"/>
    </style:style>
    <style:style style:name="Tabela8.B15" style:family="table-cell">
      <style:table-cell-properties style:vertical-align="middle" fo:padding="0.101cm" fo:border-left="0.05pt solid #000000" fo:border-right="0.05pt solid #000000" fo:border-top="none" fo:border-bottom="0.05pt solid #000000" style:writing-mode="lr-tb"/>
    </style:style>
    <style:style style:name="Tabela8.A16" style:family="table-cell">
      <style:table-cell-properties style:vertical-align="middle" fo:padding="0.101cm" fo:border-left="0.05pt solid #000000" fo:border-right="none" fo:border-top="none" fo:border-bottom="0.05pt solid #000000" style:writing-mode="lr-tb"/>
    </style:style>
    <style:style style:name="Tabela8.B16" style:family="table-cell">
      <style:table-cell-properties style:vertical-align="middle" fo:padding="0.101cm" fo:border-left="0.05pt solid #000000" fo:border-right="0.05pt solid #000000" fo:border-top="none" fo:border-bottom="0.05pt solid #000000" style:writing-mode="lr-tb"/>
    </style:style>
    <style:style style:name="Tabela8.A17" style:family="table-cell">
      <style:table-cell-properties style:vertical-align="middle" fo:padding="0.101cm" fo:border-left="0.05pt solid #000000" fo:border-right="none" fo:border-top="none" fo:border-bottom="0.05pt solid #000000" style:writing-mode="lr-tb"/>
    </style:style>
    <style:style style:name="Tabela8.B17" style:family="table-cell">
      <style:table-cell-properties style:vertical-align="middle" fo:padding="0.101cm" fo:border-left="0.05pt solid #000000" fo:border-right="0.05pt solid #000000" fo:border-top="none" fo:border-bottom="0.05pt solid #000000" style:writing-mode="lr-tb"/>
    </style:style>
    <style:style style:name="Tabela8.A18" style:family="table-cell">
      <style:table-cell-properties style:vertical-align="middle" fo:padding="0.101cm" fo:border-left="0.05pt solid #000000" fo:border-right="none" fo:border-top="none" fo:border-bottom="0.05pt solid #000000" style:writing-mode="lr-tb"/>
    </style:style>
    <style:style style:name="Tabela8.B18" style:family="table-cell">
      <style:table-cell-properties style:vertical-align="middle" fo:padding="0.101cm" fo:border-left="0.05pt solid #000000" fo:border-right="0.05pt solid #000000" fo:border-top="none" fo:border-bottom="0.05pt solid #000000" style:writing-mode="lr-tb"/>
    </style:style>
    <style:style style:name="Tabela8.A19" style:family="table-cell">
      <style:table-cell-properties style:vertical-align="middle" fo:padding="0.101cm" fo:border-left="0.05pt solid #000000" fo:border-right="none" fo:border-top="none" fo:border-bottom="0.05pt solid #000000" style:writing-mode="lr-tb"/>
    </style:style>
    <style:style style:name="Tabela8.B19" style:family="table-cell">
      <style:table-cell-properties style:vertical-align="middle" fo:padding="0.101cm" fo:border-left="0.05pt solid #000000" fo:border-right="0.05pt solid #000000" fo:border-top="none" fo:border-bottom="0.05pt solid #000000" style:writing-mode="lr-tb"/>
    </style:style>
    <style:style style:name="Tabela8.A20" style:family="table-cell">
      <style:table-cell-properties style:vertical-align="middle" fo:padding="0.101cm" fo:border-left="0.05pt solid #000000" fo:border-right="none" fo:border-top="none" fo:border-bottom="0.05pt solid #000000" style:writing-mode="lr-tb"/>
    </style:style>
    <style:style style:name="Tabela8.B20" style:family="table-cell">
      <style:table-cell-properties style:vertical-align="middle" fo:padding="0.101cm" fo:border-left="0.05pt solid #000000" fo:border-right="0.05pt solid #000000" fo:border-top="none" fo:border-bottom="0.05pt solid #000000" style:writing-mode="lr-tb"/>
    </style:style>
    <style:style style:name="Tabela8.A21" style:family="table-cell">
      <style:table-cell-properties style:vertical-align="middle" fo:padding="0.101cm" fo:border-left="0.05pt solid #000000" fo:border-right="none" fo:border-top="none" fo:border-bottom="0.05pt solid #000000" style:writing-mode="lr-tb"/>
    </style:style>
    <style:style style:name="Tabela8.B21" style:family="table-cell">
      <style:table-cell-properties style:vertical-align="middle" fo:padding="0.101cm" fo:border-left="0.05pt solid #000000" fo:border-right="0.05pt solid #000000" fo:border-top="none" fo:border-bottom="0.05pt solid #000000" style:writing-mode="lr-tb"/>
    </style:style>
    <style:style style:name="Tabela8.A22" style:family="table-cell">
      <style:table-cell-properties style:vertical-align="middle" fo:padding="0.101cm" fo:border-left="0.05pt solid #000000" fo:border-right="none" fo:border-top="none" fo:border-bottom="0.05pt solid #000000" style:writing-mode="lr-tb"/>
    </style:style>
    <style:style style:name="Tabela8.B22" style:family="table-cell">
      <style:table-cell-properties style:vertical-align="middle" fo:padding="0.101cm" fo:border-left="0.05pt solid #000000" fo:border-right="0.05pt solid #000000" fo:border-top="none" fo:border-bottom="0.05pt solid #000000" style:writing-mode="lr-tb"/>
    </style:style>
    <style:style style:name="Tabela8.A23" style:family="table-cell">
      <style:table-cell-properties style:vertical-align="middle" fo:padding="0.101cm" fo:border-left="0.05pt solid #000000" fo:border-right="none" fo:border-top="none" fo:border-bottom="0.05pt solid #000000" style:writing-mode="lr-tb"/>
    </style:style>
    <style:style style:name="Tabela8.B23" style:family="table-cell">
      <style:table-cell-properties style:vertical-align="middle" fo:padding="0.101cm" fo:border-left="0.05pt solid #000000" fo:border-right="0.05pt solid #000000" fo:border-top="none" fo:border-bottom="0.05pt solid #000000" style:writing-mode="lr-tb"/>
    </style:style>
    <style:style style:name="Tabela8.A24" style:family="table-cell">
      <style:table-cell-properties style:vertical-align="middle" fo:padding="0.101cm" fo:border-left="0.05pt solid #000000" fo:border-right="none" fo:border-top="none" fo:border-bottom="0.05pt solid #000000" style:writing-mode="lr-tb"/>
    </style:style>
    <style:style style:name="Tabela8.B24" style:family="table-cell">
      <style:table-cell-properties style:vertical-align="middle" fo:padding="0.101cm" fo:border-left="0.05pt solid #000000" fo:border-right="0.05pt solid #000000" fo:border-top="none" fo:border-bottom="0.05pt solid #000000" style:writing-mode="lr-tb"/>
    </style:style>
    <style:style style:name="Tabela8.A25" style:family="table-cell">
      <style:table-cell-properties style:vertical-align="middle" fo:padding="0.101cm" fo:border-left="0.05pt solid #000000" fo:border-right="none" fo:border-top="none" fo:border-bottom="0.05pt solid #000000" style:writing-mode="lr-tb"/>
    </style:style>
    <style:style style:name="Tabela8.B25" style:family="table-cell">
      <style:table-cell-properties style:vertical-align="middle" fo:padding="0.101cm" fo:border-left="0.05pt solid #000000" fo:border-right="0.05pt solid #000000" fo:border-top="none" fo:border-bottom="0.05pt solid #000000" style:writing-mode="lr-tb"/>
    </style:style>
    <style:style style:name="Tabela8.A26" style:family="table-cell">
      <style:table-cell-properties style:vertical-align="middle" fo:padding="0.101cm" fo:border-left="0.05pt solid #000000" fo:border-right="none" fo:border-top="none" fo:border-bottom="0.05pt solid #000000" style:writing-mode="lr-tb"/>
    </style:style>
    <style:style style:name="Tabela8.B26" style:family="table-cell">
      <style:table-cell-properties style:vertical-align="middle" fo:padding="0.101cm" fo:border-left="0.05pt solid #000000" fo:border-right="0.05pt solid #000000" fo:border-top="none" fo:border-bottom="0.05pt solid #000000" style:writing-mode="lr-tb"/>
    </style:style>
    <style:style style:name="Tabela8.A27" style:family="table-cell">
      <style:table-cell-properties style:vertical-align="middle" fo:padding="0.101cm" fo:border-left="0.05pt solid #000000" fo:border-right="none" fo:border-top="none" fo:border-bottom="0.05pt solid #000000" style:writing-mode="lr-tb"/>
    </style:style>
    <style:style style:name="Tabela8.B27" style:family="table-cell">
      <style:table-cell-properties style:vertical-align="middle" fo:padding="0.101cm" fo:border-left="0.05pt solid #000000" fo:border-right="0.05pt solid #000000" fo:border-top="none" fo:border-bottom="0.05pt solid #000000" style:writing-mode="lr-tb"/>
    </style:style>
    <style:style style:name="Tabela8.A28" style:family="table-cell">
      <style:table-cell-properties style:vertical-align="middle" fo:padding="0.101cm" fo:border-left="0.05pt solid #000000" fo:border-right="none" fo:border-top="none" fo:border-bottom="0.05pt solid #000000" style:writing-mode="lr-tb"/>
    </style:style>
    <style:style style:name="Tabela8.B28" style:family="table-cell">
      <style:table-cell-properties style:vertical-align="middle" fo:padding="0.101cm" fo:border-left="0.05pt solid #000000" fo:border-right="0.05pt solid #000000" fo:border-top="none" fo:border-bottom="0.05pt solid #000000" style:writing-mode="lr-tb"/>
    </style:style>
    <style:style style:name="Tabela8.A29" style:family="table-cell">
      <style:table-cell-properties style:vertical-align="middle" fo:padding="0.101cm" fo:border-left="0.05pt solid #000000" fo:border-right="none" fo:border-top="none" fo:border-bottom="0.05pt solid #000000" style:writing-mode="lr-tb"/>
    </style:style>
    <style:style style:name="Tabela8.B29" style:family="table-cell">
      <style:table-cell-properties style:vertical-align="middle" fo:padding="0.101cm" fo:border-left="0.05pt solid #000000" fo:border-right="0.05pt solid #000000" fo:border-top="none" fo:border-bottom="0.05pt solid #000000" style:writing-mode="lr-tb"/>
    </style:style>
    <style:style style:name="Tabela8.A30" style:family="table-cell">
      <style:table-cell-properties style:vertical-align="middle" fo:padding="0.101cm" fo:border-left="0.05pt solid #000000" fo:border-right="none" fo:border-top="none" fo:border-bottom="0.05pt solid #000000" style:writing-mode="lr-tb"/>
    </style:style>
    <style:style style:name="Tabela8.B30" style:family="table-cell">
      <style:table-cell-properties style:vertical-align="middle" fo:padding="0.101cm" fo:border-left="0.05pt solid #000000" fo:border-right="0.05pt solid #000000" fo:border-top="none" fo:border-bottom="0.05pt solid #000000" style:writing-mode="lr-tb"/>
    </style:style>
    <style:style style:name="Tabela8.A31" style:family="table-cell">
      <style:table-cell-properties style:vertical-align="middle" fo:padding="0.101cm" fo:border-left="0.05pt solid #000000" fo:border-right="none" fo:border-top="none" fo:border-bottom="0.05pt solid #000000" style:writing-mode="lr-tb"/>
    </style:style>
    <style:style style:name="Tabela8.B31" style:family="table-cell">
      <style:table-cell-properties style:vertical-align="middle" fo:padding="0.101cm" fo:border-left="0.05pt solid #000000" fo:border-right="0.05pt solid #000000" fo:border-top="none" fo:border-bottom="0.05pt solid #000000" style:writing-mode="lr-tb"/>
    </style:style>
    <style:style style:name="Tabela24" style:family="table">
      <style:table-properties style:width="8.871cm" table:align="center" style:writing-mode="lr-tb"/>
    </style:style>
    <style:style style:name="Tabela24.A" style:family="table-column">
      <style:table-column-properties style:column-width="3.762cm"/>
    </style:style>
    <style:style style:name="Tabela24.B" style:family="table-column">
      <style:table-column-properties style:column-width="1.332cm"/>
    </style:style>
    <style:style style:name="Tabela24.C" style:family="table-column">
      <style:table-column-properties style:column-width="3.776cm"/>
    </style:style>
    <style:style style:name="Tabela24.1" style:family="table-row">
      <style:table-row-properties fo:keep-together="auto"/>
    </style:style>
    <style:style style:name="Tabela2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4.C1" style:family="table-cell">
      <style:table-cell-properties style:vertical-align="middle" fo:background-color="#cccccc" fo:padding="0.101cm" fo:border="0.05pt solid #000000" style:writing-mode="lr-tb">
        <style:background-image/>
      </style:table-cell-properties>
    </style:style>
    <style:style style:name="Tabela24.A2" style:family="table-cell">
      <style:table-cell-properties style:vertical-align="middle" fo:padding="0.101cm" fo:border-left="0.05pt solid #000000" fo:border-right="none" fo:border-top="none" fo:border-bottom="0.05pt solid #000000" style:writing-mode="lr-tb"/>
    </style:style>
    <style:style style:name="Tabela24.B2" style:family="table-cell">
      <style:table-cell-properties style:vertical-align="middle" fo:padding="0.101cm" fo:border-left="0.05pt solid #000000" fo:border-right="none" fo:border-top="none" fo:border-bottom="0.05pt solid #000000" style:writing-mode="lr-tb"/>
    </style:style>
    <style:style style:name="Tabela24.C2" style:family="table-cell">
      <style:table-cell-properties style:vertical-align="middle" fo:padding="0.101cm" fo:border-left="0.05pt solid #000000" fo:border-right="0.05pt solid #000000" fo:border-top="none" fo:border-bottom="0.05pt solid #000000" style:writing-mode="lr-tb"/>
    </style:style>
    <style:style style:name="Tabela12" style:family="table">
      <style:table-properties style:width="16.738cm" table:align="center" style:writing-mode="lr-tb"/>
    </style:style>
    <style:style style:name="Tabela12.A" style:family="table-column">
      <style:table-column-properties style:column-width="6.364cm"/>
    </style:style>
    <style:style style:name="Tabela12.B" style:family="table-column">
      <style:table-column-properties style:column-width="10.373cm"/>
    </style:style>
    <style:style style:name="Tabela12.1" style:family="table-row">
      <style:table-row-properties fo:keep-together="auto"/>
    </style:style>
    <style:style style:name="Tabela1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2.B1" style:family="table-cell">
      <style:table-cell-properties style:vertical-align="middle" fo:background-color="#cccccc" fo:padding="0.101cm" fo:border="0.05pt solid #000000" style:writing-mode="lr-tb">
        <style:background-image/>
      </style:table-cell-properties>
    </style:style>
    <style:style style:name="Tabela12.A2" style:family="table-cell">
      <style:table-cell-properties style:vertical-align="middle" fo:padding="0.101cm" fo:border-left="0.05pt solid #000000" fo:border-right="none" fo:border-top="none" fo:border-bottom="0.05pt solid #000000" style:writing-mode="lr-tb"/>
    </style:style>
    <style:style style:name="Tabela12.B2" style:family="table-cell">
      <style:table-cell-properties style:vertical-align="middle" fo:padding="0.101cm" fo:border-left="0.05pt solid #000000" fo:border-right="0.05pt solid #000000" fo:border-top="none" fo:border-bottom="0.05pt solid #000000" style:writing-mode="lr-tb"/>
    </style:style>
    <style:style style:name="Tabela12.A3" style:family="table-cell">
      <style:table-cell-properties style:vertical-align="middle" fo:padding="0.101cm" fo:border-left="0.05pt solid #000000" fo:border-right="none" fo:border-top="none" fo:border-bottom="0.05pt solid #000000" style:writing-mode="lr-tb"/>
    </style:style>
    <style:style style:name="Tabela12.B3" style:family="table-cell">
      <style:table-cell-properties style:vertical-align="middle" fo:padding="0.101cm" fo:border-left="0.05pt solid #000000" fo:border-right="0.05pt solid #000000" fo:border-top="none" fo:border-bottom="0.05pt solid #000000" style:writing-mode="lr-tb"/>
    </style:style>
    <style:style style:name="Tabela12.A4" style:family="table-cell">
      <style:table-cell-properties style:vertical-align="middle" fo:padding="0.101cm" fo:border-left="0.05pt solid #000000" fo:border-right="none" fo:border-top="none" fo:border-bottom="0.05pt solid #000000" style:writing-mode="lr-tb"/>
    </style:style>
    <style:style style:name="Tabela12.B4" style:family="table-cell">
      <style:table-cell-properties style:vertical-align="middle" fo:padding="0.101cm" fo:border-left="0.05pt solid #000000" fo:border-right="0.05pt solid #000000" fo:border-top="none" fo:border-bottom="0.05pt solid #000000" style:writing-mode="lr-tb"/>
    </style:style>
    <style:style style:name="Tabela12.A5" style:family="table-cell">
      <style:table-cell-properties style:vertical-align="middle" fo:padding="0.101cm" fo:border-left="0.05pt solid #000000" fo:border-right="none" fo:border-top="none" fo:border-bottom="0.05pt solid #000000" style:writing-mode="lr-tb"/>
    </style:style>
    <style:style style:name="Tabela12.B5" style:family="table-cell">
      <style:table-cell-properties style:vertical-align="middle" fo:padding="0.101cm" fo:border-left="0.05pt solid #000000" fo:border-right="0.05pt solid #000000" fo:border-top="none" fo:border-bottom="0.05pt solid #000000" style:writing-mode="lr-tb"/>
    </style:style>
    <style:style style:name="Tabela12.A6" style:family="table-cell">
      <style:table-cell-properties style:vertical-align="middle" fo:padding="0.101cm" fo:border-left="0.05pt solid #000000" fo:border-right="none" fo:border-top="none" fo:border-bottom="0.05pt solid #000000" style:writing-mode="lr-tb"/>
    </style:style>
    <style:style style:name="Tabela12.B6" style:family="table-cell">
      <style:table-cell-properties style:vertical-align="middle" fo:padding="0.101cm" fo:border-left="0.05pt solid #000000" fo:border-right="0.05pt solid #000000" fo:border-top="none" fo:border-bottom="0.05pt solid #000000" style:writing-mode="lr-tb"/>
    </style:style>
    <style:style style:name="Tabela12.A7" style:family="table-cell">
      <style:table-cell-properties style:vertical-align="middle" fo:padding="0.101cm" fo:border-left="0.05pt solid #000000" fo:border-right="none" fo:border-top="none" fo:border-bottom="0.05pt solid #000000" style:writing-mode="lr-tb"/>
    </style:style>
    <style:style style:name="Tabela12.B7" style:family="table-cell">
      <style:table-cell-properties style:vertical-align="middle" fo:padding="0.101cm" fo:border-left="0.05pt solid #000000" fo:border-right="0.05pt solid #000000" fo:border-top="none" fo:border-bottom="0.05pt solid #000000" style:writing-mode="lr-tb"/>
    </style:style>
    <style:style style:name="Tabela12.A8" style:family="table-cell">
      <style:table-cell-properties style:vertical-align="middle" fo:padding="0.101cm" fo:border-left="0.05pt solid #000000" fo:border-right="none" fo:border-top="none" fo:border-bottom="0.05pt solid #000000" style:writing-mode="lr-tb"/>
    </style:style>
    <style:style style:name="Tabela12.B8" style:family="table-cell">
      <style:table-cell-properties style:vertical-align="middle" fo:padding="0.101cm" fo:border-left="0.05pt solid #000000" fo:border-right="0.05pt solid #000000" fo:border-top="none" fo:border-bottom="0.05pt solid #000000" style:writing-mode="lr-tb"/>
    </style:style>
    <style:style style:name="Tabela12.A9" style:family="table-cell">
      <style:table-cell-properties style:vertical-align="middle" fo:padding="0.101cm" fo:border-left="0.05pt solid #000000" fo:border-right="none" fo:border-top="none" fo:border-bottom="0.05pt solid #000000" style:writing-mode="lr-tb"/>
    </style:style>
    <style:style style:name="Tabela12.B9" style:family="table-cell">
      <style:table-cell-properties style:vertical-align="middle" fo:padding="0.101cm" fo:border-left="0.05pt solid #000000" fo:border-right="0.05pt solid #000000" fo:border-top="none" fo:border-bottom="0.05pt solid #000000" style:writing-mode="lr-tb"/>
    </style:style>
    <style:style style:name="Tabela12.A10" style:family="table-cell">
      <style:table-cell-properties style:vertical-align="middle" fo:padding="0.101cm" fo:border-left="0.05pt solid #000000" fo:border-right="none" fo:border-top="none" fo:border-bottom="0.05pt solid #000000" style:writing-mode="lr-tb"/>
    </style:style>
    <style:style style:name="Tabela12.B10" style:family="table-cell">
      <style:table-cell-properties style:vertical-align="middle" fo:padding="0.101cm" fo:border-left="0.05pt solid #000000" fo:border-right="0.05pt solid #000000" fo:border-top="none" fo:border-bottom="0.05pt solid #000000" style:writing-mode="lr-tb"/>
    </style:style>
    <style:style style:name="Tabela12.A11" style:family="table-cell">
      <style:table-cell-properties style:vertical-align="middle" fo:padding="0.101cm" fo:border-left="0.05pt solid #000000" fo:border-right="none" fo:border-top="none" fo:border-bottom="0.05pt solid #000000" style:writing-mode="lr-tb"/>
    </style:style>
    <style:style style:name="Tabela12.B11" style:family="table-cell">
      <style:table-cell-properties style:vertical-align="middle" fo:padding="0.101cm" fo:border-left="0.05pt solid #000000" fo:border-right="0.05pt solid #000000" fo:border-top="none" fo:border-bottom="0.05pt solid #000000" style:writing-mode="lr-tb"/>
    </style:style>
    <style:style style:name="Tabela12.A12" style:family="table-cell">
      <style:table-cell-properties style:vertical-align="middle" fo:padding="0.101cm" fo:border-left="0.05pt solid #000000" fo:border-right="none" fo:border-top="none" fo:border-bottom="0.05pt solid #000000" style:writing-mode="lr-tb"/>
    </style:style>
    <style:style style:name="Tabela12.B12" style:family="table-cell">
      <style:table-cell-properties style:vertical-align="middle" fo:padding="0.101cm" fo:border-left="0.05pt solid #000000" fo:border-right="0.05pt solid #000000" fo:border-top="none" fo:border-bottom="0.05pt solid #000000" style:writing-mode="lr-tb"/>
    </style:style>
    <style:style style:name="Tabela12.A13" style:family="table-cell">
      <style:table-cell-properties style:vertical-align="middle" fo:padding="0.101cm" fo:border-left="0.05pt solid #000000" fo:border-right="none" fo:border-top="none" fo:border-bottom="0.05pt solid #000000" style:writing-mode="lr-tb"/>
    </style:style>
    <style:style style:name="Tabela12.B13" style:family="table-cell">
      <style:table-cell-properties style:vertical-align="middle" fo:padding="0.101cm" fo:border-left="0.05pt solid #000000" fo:border-right="0.05pt solid #000000" fo:border-top="none" fo:border-bottom="0.05pt solid #000000" style:writing-mode="lr-tb"/>
    </style:style>
    <style:style style:name="Tabela12.A14" style:family="table-cell">
      <style:table-cell-properties style:vertical-align="middle" fo:padding="0.101cm" fo:border-left="0.05pt solid #000000" fo:border-right="none" fo:border-top="none" fo:border-bottom="0.05pt solid #000000" style:writing-mode="lr-tb"/>
    </style:style>
    <style:style style:name="Tabela12.B14" style:family="table-cell">
      <style:table-cell-properties style:vertical-align="middle" fo:padding="0.101cm" fo:border-left="0.05pt solid #000000" fo:border-right="0.05pt solid #000000" fo:border-top="none" fo:border-bottom="0.05pt solid #000000" style:writing-mode="lr-tb"/>
    </style:style>
    <style:style style:name="Tabela12.A15" style:family="table-cell">
      <style:table-cell-properties style:vertical-align="middle" fo:padding="0.101cm" fo:border-left="0.05pt solid #000000" fo:border-right="none" fo:border-top="none" fo:border-bottom="0.05pt solid #000000" style:writing-mode="lr-tb"/>
    </style:style>
    <style:style style:name="Tabela12.B15" style:family="table-cell">
      <style:table-cell-properties style:vertical-align="middle" fo:padding="0.101cm" fo:border-left="0.05pt solid #000000" fo:border-right="0.05pt solid #000000" fo:border-top="none" fo:border-bottom="0.05pt solid #000000" style:writing-mode="lr-tb"/>
    </style:style>
    <style:style style:name="Tabela12.A16" style:family="table-cell">
      <style:table-cell-properties style:vertical-align="middle" fo:padding="0.101cm" fo:border-left="0.05pt solid #000000" fo:border-right="none" fo:border-top="none" fo:border-bottom="0.05pt solid #000000" style:writing-mode="lr-tb"/>
    </style:style>
    <style:style style:name="Tabela12.B16" style:family="table-cell">
      <style:table-cell-properties style:vertical-align="middle" fo:padding="0.101cm" fo:border-left="0.05pt solid #000000" fo:border-right="0.05pt solid #000000" fo:border-top="none" fo:border-bottom="0.05pt solid #000000" style:writing-mode="lr-tb"/>
    </style:style>
    <style:style style:name="Tabela12.A17" style:family="table-cell">
      <style:table-cell-properties style:vertical-align="middle" fo:padding="0.101cm" fo:border-left="0.05pt solid #000000" fo:border-right="none" fo:border-top="none" fo:border-bottom="0.05pt solid #000000" style:writing-mode="lr-tb"/>
    </style:style>
    <style:style style:name="Tabela12.B17" style:family="table-cell">
      <style:table-cell-properties style:vertical-align="middle" fo:padding="0.101cm" fo:border-left="0.05pt solid #000000" fo:border-right="0.05pt solid #000000" fo:border-top="none" fo:border-bottom="0.05pt solid #000000" style:writing-mode="lr-tb"/>
    </style:style>
    <style:style style:name="Tabela12.A18" style:family="table-cell">
      <style:table-cell-properties style:vertical-align="middle" fo:padding="0.101cm" fo:border-left="0.05pt solid #000000" fo:border-right="none" fo:border-top="none" fo:border-bottom="0.05pt solid #000000" style:writing-mode="lr-tb"/>
    </style:style>
    <style:style style:name="Tabela12.B18" style:family="table-cell">
      <style:table-cell-properties style:vertical-align="middle" fo:padding="0.101cm" fo:border-left="0.05pt solid #000000" fo:border-right="0.05pt solid #000000" fo:border-top="none" fo:border-bottom="0.05pt solid #000000" style:writing-mode="lr-tb"/>
    </style:style>
    <style:style style:name="Tabela12.A19" style:family="table-cell">
      <style:table-cell-properties style:vertical-align="middle" fo:padding="0.101cm" fo:border-left="0.05pt solid #000000" fo:border-right="none" fo:border-top="none" fo:border-bottom="0.05pt solid #000000" style:writing-mode="lr-tb"/>
    </style:style>
    <style:style style:name="Tabela12.B19" style:family="table-cell">
      <style:table-cell-properties style:vertical-align="middle" fo:padding="0.101cm" fo:border-left="0.05pt solid #000000" fo:border-right="0.05pt solid #000000" fo:border-top="none" fo:border-bottom="0.05pt solid #000000" style:writing-mode="lr-tb"/>
    </style:style>
    <style:style style:name="Tabela12.A20" style:family="table-cell">
      <style:table-cell-properties style:vertical-align="middle" fo:padding="0.101cm" fo:border-left="0.05pt solid #000000" fo:border-right="none" fo:border-top="none" fo:border-bottom="0.05pt solid #000000" style:writing-mode="lr-tb"/>
    </style:style>
    <style:style style:name="Tabela12.B20" style:family="table-cell">
      <style:table-cell-properties style:vertical-align="middle" fo:padding="0.101cm" fo:border-left="0.05pt solid #000000" fo:border-right="0.05pt solid #000000" fo:border-top="none" fo:border-bottom="0.05pt solid #000000" style:writing-mode="lr-tb"/>
    </style:style>
    <style:style style:name="Tabela16" style:family="table">
      <style:table-properties style:width="11.952cm" table:align="center" style:writing-mode="lr-tb"/>
    </style:style>
    <style:style style:name="Tabela16.A" style:family="table-column">
      <style:table-column-properties style:column-width="3.967cm"/>
    </style:style>
    <style:style style:name="Tabela16.B" style:family="table-column">
      <style:table-column-properties style:column-width="2.611cm"/>
    </style:style>
    <style:style style:name="Tabela16.C" style:family="table-column">
      <style:table-column-properties style:column-width="5.375cm"/>
    </style:style>
    <style:style style:name="Tabela16.1" style:family="table-row">
      <style:table-row-properties fo:keep-together="auto"/>
    </style:style>
    <style:style style:name="Tabela1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6.C1" style:family="table-cell">
      <style:table-cell-properties style:vertical-align="middle" fo:background-color="#cccccc" fo:padding="0.101cm" fo:border="0.05pt solid #000000" style:writing-mode="lr-tb">
        <style:background-image/>
      </style:table-cell-properties>
    </style:style>
    <style:style style:name="Tabela16.A2" style:family="table-cell">
      <style:table-cell-properties style:vertical-align="middle" fo:padding="0.101cm" fo:border-left="0.05pt solid #000000" fo:border-right="none" fo:border-top="none" fo:border-bottom="0.05pt solid #000000" style:writing-mode="lr-tb"/>
    </style:style>
    <style:style style:name="Tabela16.B2" style:family="table-cell">
      <style:table-cell-properties style:vertical-align="middle" fo:padding="0.101cm" fo:border-left="0.05pt solid #000000" fo:border-right="none" fo:border-top="none" fo:border-bottom="0.05pt solid #000000" style:writing-mode="lr-tb"/>
    </style:style>
    <style:style style:name="Tabela16.C2" style:family="table-cell">
      <style:table-cell-properties style:vertical-align="middle" fo:padding="0.101cm" fo:border-left="0.05pt solid #000000" fo:border-right="0.05pt solid #000000" fo:border-top="none" fo:border-bottom="0.05pt solid #000000" style:writing-mode="lr-tb"/>
    </style:style>
    <style:style style:name="Tabela16.A3" style:family="table-cell">
      <style:table-cell-properties style:vertical-align="middle" fo:padding="0.101cm" fo:border-left="0.05pt solid #000000" fo:border-right="none" fo:border-top="none" fo:border-bottom="0.05pt solid #000000" style:writing-mode="lr-tb"/>
    </style:style>
    <style:style style:name="Tabela16.B3" style:family="table-cell">
      <style:table-cell-properties style:vertical-align="middle" fo:padding="0.101cm" fo:border-left="0.05pt solid #000000" fo:border-right="none" fo:border-top="none" fo:border-bottom="0.05pt solid #000000" style:writing-mode="lr-tb"/>
    </style:style>
    <style:style style:name="Tabela16.C3" style:family="table-cell">
      <style:table-cell-properties style:vertical-align="middle" fo:padding="0.101cm" fo:border-left="0.05pt solid #000000" fo:border-right="0.05pt solid #000000" fo:border-top="none" fo:border-bottom="0.05pt solid #000000" style:writing-mode="lr-tb"/>
    </style:style>
    <style:style style:name="Tabela16.A4" style:family="table-cell">
      <style:table-cell-properties style:vertical-align="middle" fo:padding="0.101cm" fo:border-left="0.05pt solid #000000" fo:border-right="none" fo:border-top="none" fo:border-bottom="0.05pt solid #000000" style:writing-mode="lr-tb"/>
    </style:style>
    <style:style style:name="Tabela16.B4" style:family="table-cell">
      <style:table-cell-properties style:vertical-align="middle" fo:padding="0.101cm" fo:border-left="0.05pt solid #000000" fo:border-right="none" fo:border-top="none" fo:border-bottom="0.05pt solid #000000" style:writing-mode="lr-tb"/>
    </style:style>
    <style:style style:name="Tabela16.C4" style:family="table-cell">
      <style:table-cell-properties style:vertical-align="middle" fo:padding="0.101cm" fo:border-left="0.05pt solid #000000" fo:border-right="0.05pt solid #000000" fo:border-top="none" fo:border-bottom="0.05pt solid #000000" style:writing-mode="lr-tb"/>
    </style:style>
    <style:style style:name="Tabela16.A5" style:family="table-cell">
      <style:table-cell-properties style:vertical-align="middle" fo:padding="0.101cm" fo:border-left="0.05pt solid #000000" fo:border-right="none" fo:border-top="none" fo:border-bottom="0.05pt solid #000000" style:writing-mode="lr-tb"/>
    </style:style>
    <style:style style:name="Tabela16.B5" style:family="table-cell">
      <style:table-cell-properties style:vertical-align="middle" fo:padding="0.101cm" fo:border-left="0.05pt solid #000000" fo:border-right="none" fo:border-top="none" fo:border-bottom="0.05pt solid #000000" style:writing-mode="lr-tb"/>
    </style:style>
    <style:style style:name="Tabela16.C5" style:family="table-cell">
      <style:table-cell-properties style:vertical-align="middle" fo:padding="0.101cm" fo:border-left="0.05pt solid #000000" fo:border-right="0.05pt solid #000000" fo:border-top="none" fo:border-bottom="0.05pt solid #000000" style:writing-mode="lr-tb"/>
    </style:style>
    <style:style style:name="Tabela17" style:family="table">
      <style:table-properties style:width="16.221cm" table:align="center" style:writing-mode="lr-tb"/>
    </style:style>
    <style:style style:name="Tabela17.A" style:family="table-column">
      <style:table-column-properties style:column-width="5.486cm"/>
    </style:style>
    <style:style style:name="Tabela17.B" style:family="table-column">
      <style:table-column-properties style:column-width="10.735cm"/>
    </style:style>
    <style:style style:name="Tabe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7.B1" style:family="table-cell">
      <style:table-cell-properties fo:background-color="#cccccc" fo:padding="0.097cm" fo:border="0.05pt solid #000000">
        <style:background-image/>
      </style:table-cell-properties>
    </style:style>
    <style:style style:name="Tabela17.A2" style:family="table-cell">
      <style:table-cell-properties style:vertical-align="middle" fo:padding="0.097cm" fo:border-left="0.05pt solid #000000" fo:border-right="none" fo:border-top="none" fo:border-bottom="0.05pt solid #000000"/>
    </style:style>
    <style:style style:name="Tabela17.B2" style:family="table-cell">
      <style:table-cell-properties style:vertical-align="middle" fo:padding="0.097cm" fo:border-left="0.05pt solid #000000" fo:border-right="0.05pt solid #000000" fo:border-top="none" fo:border-bottom="0.05pt solid #000000"/>
    </style:style>
    <style:style style:name="Tabela18" style:family="table">
      <style:table-properties style:width="15.552cm" table:align="center" style:writing-mode="lr-tb"/>
    </style:style>
    <style:style style:name="Tabela18.A" style:family="table-column">
      <style:table-column-properties style:column-width="2.805cm"/>
    </style:style>
    <style:style style:name="Tabela18.B" style:family="table-column">
      <style:table-column-properties style:column-width="12.748cm"/>
    </style:style>
    <style:style style:name="Tabela18.1" style:family="table-row">
      <style:table-row-properties fo:keep-together="auto"/>
    </style:style>
    <style:style style:name="Tabela1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8.B1" style:family="table-cell">
      <style:table-cell-properties style:vertical-align="middle" fo:background-color="#cccccc" fo:padding="0.101cm" fo:border="0.05pt solid #000000" style:writing-mode="lr-tb">
        <style:background-image/>
      </style:table-cell-properties>
    </style:style>
    <style:style style:name="Tabela18.A2" style:family="table-cell">
      <style:table-cell-properties style:vertical-align="middle" fo:padding="0.101cm" fo:border-left="0.05pt solid #000000" fo:border-right="none" fo:border-top="none" fo:border-bottom="0.05pt solid #000000" style:writing-mode="lr-tb"/>
    </style:style>
    <style:style style:name="Tabela18.B2" style:family="table-cell">
      <style:table-cell-properties style:vertical-align="middle" fo:padding="0.101cm" fo:border-left="0.05pt solid #000000" fo:border-right="0.05pt solid #000000" fo:border-top="none" fo:border-bottom="0.05pt solid #000000" style:writing-mode="lr-tb"/>
    </style:style>
    <style:style style:name="Tabela18.A3" style:family="table-cell">
      <style:table-cell-properties style:vertical-align="middle" fo:padding="0.101cm" fo:border-left="0.05pt solid #000000" fo:border-right="none" fo:border-top="none" fo:border-bottom="0.05pt solid #000000" style:writing-mode="lr-tb"/>
    </style:style>
    <style:style style:name="Tabela18.B3" style:family="table-cell">
      <style:table-cell-properties style:vertical-align="middle" fo:padding="0.101cm" fo:border-left="0.05pt solid #000000" fo:border-right="0.05pt solid #000000" fo:border-top="none" fo:border-bottom="0.05pt solid #000000" style:writing-mode="lr-tb"/>
    </style:style>
    <style:style style:name="Tabela18.A4" style:family="table-cell">
      <style:table-cell-properties style:vertical-align="middle" fo:padding="0.101cm" fo:border-left="0.05pt solid #000000" fo:border-right="none" fo:border-top="none" fo:border-bottom="0.05pt solid #000000" style:writing-mode="lr-tb"/>
    </style:style>
    <style:style style:name="Tabela18.B4" style:family="table-cell">
      <style:table-cell-properties style:vertical-align="middle" fo:padding="0.101cm" fo:border-left="0.05pt solid #000000" fo:border-right="0.05pt solid #000000" fo:border-top="none" fo:border-bottom="0.05pt solid #000000" style:writing-mode="lr-tb"/>
    </style:style>
    <style:style style:name="Tabela18.A5" style:family="table-cell">
      <style:table-cell-properties style:vertical-align="middle" fo:padding="0.101cm" fo:border-left="0.05pt solid #000000" fo:border-right="none" fo:border-top="none" fo:border-bottom="0.05pt solid #000000" style:writing-mode="lr-tb"/>
    </style:style>
    <style:style style:name="Tabela18.B5" style:family="table-cell">
      <style:table-cell-properties style:vertical-align="middle" fo:padding="0.101cm" fo:border-left="0.05pt solid #000000" fo:border-right="0.05pt solid #000000" fo:border-top="none" fo:border-bottom="0.05pt solid #000000" style:writing-mode="lr-tb"/>
    </style:style>
    <style:style style:name="Tabela18.A6" style:family="table-cell">
      <style:table-cell-properties style:vertical-align="middle" fo:padding="0.101cm" fo:border-left="0.05pt solid #000000" fo:border-right="none" fo:border-top="none" fo:border-bottom="0.05pt solid #000000" style:writing-mode="lr-tb"/>
    </style:style>
    <style:style style:name="Tabela18.B6" style:family="table-cell">
      <style:table-cell-properties style:vertical-align="middle" fo:padding="0.101cm" fo:border-left="0.05pt solid #000000" fo:border-right="0.05pt solid #000000" fo:border-top="none" fo:border-bottom="0.05pt solid #000000" style:writing-mode="lr-tb"/>
    </style:style>
    <style:style style:name="Tabela18.A7" style:family="table-cell">
      <style:table-cell-properties style:vertical-align="middle" fo:padding="0.101cm" fo:border-left="0.05pt solid #000000" fo:border-right="none" fo:border-top="none" fo:border-bottom="0.05pt solid #000000" style:writing-mode="lr-tb"/>
    </style:style>
    <style:style style:name="Tabela18.B7" style:family="table-cell">
      <style:table-cell-properties style:vertical-align="middle" fo:padding="0.101cm" fo:border-left="0.05pt solid #000000" fo:border-right="0.05pt solid #000000" fo:border-top="none" fo:border-bottom="0.05pt solid #000000" style:writing-mode="lr-tb"/>
    </style:style>
    <style:style style:name="Tabela18.A8" style:family="table-cell">
      <style:table-cell-properties style:vertical-align="middle" fo:padding="0.101cm" fo:border-left="0.05pt solid #000000" fo:border-right="none" fo:border-top="none" fo:border-bottom="0.05pt solid #000000" style:writing-mode="lr-tb"/>
    </style:style>
    <style:style style:name="Tabela18.B8" style:family="table-cell">
      <style:table-cell-properties style:vertical-align="middle" fo:padding="0.101cm" fo:border-left="0.05pt solid #000000" fo:border-right="0.05pt solid #000000" fo:border-top="none" fo:border-bottom="0.05pt solid #000000" style:writing-mode="lr-tb"/>
    </style:style>
    <style:style style:name="Tabela18.A9" style:family="table-cell">
      <style:table-cell-properties style:vertical-align="middle" fo:padding="0.101cm" fo:border-left="0.05pt solid #000000" fo:border-right="none" fo:border-top="none" fo:border-bottom="0.05pt solid #000000" style:writing-mode="lr-tb"/>
    </style:style>
    <style:style style:name="Tabela18.B9" style:family="table-cell">
      <style:table-cell-properties style:vertical-align="middle" fo:padding="0.101cm" fo:border-left="0.05pt solid #000000" fo:border-right="0.05pt solid #000000" fo:border-top="none" fo:border-bottom="0.05pt solid #000000" style:writing-mode="lr-tb"/>
    </style:style>
    <style:style style:name="Tabela18.A10" style:family="table-cell">
      <style:table-cell-properties style:vertical-align="middle" fo:padding="0.101cm" fo:border-left="0.05pt solid #000000" fo:border-right="none" fo:border-top="none" fo:border-bottom="0.05pt solid #000000" style:writing-mode="lr-tb"/>
    </style:style>
    <style:style style:name="Tabela18.B10" style:family="table-cell">
      <style:table-cell-properties style:vertical-align="middle" fo:padding="0.101cm" fo:border-left="0.05pt solid #000000" fo:border-right="0.05pt solid #000000" fo:border-top="none" fo:border-bottom="0.05pt solid #000000" style:writing-mode="lr-tb"/>
    </style:style>
    <style:style style:name="Tabela18.A11" style:family="table-cell">
      <style:table-cell-properties style:vertical-align="middle" fo:padding="0.101cm" fo:border-left="0.05pt solid #000000" fo:border-right="none" fo:border-top="none" fo:border-bottom="0.05pt solid #000000" style:writing-mode="lr-tb"/>
    </style:style>
    <style:style style:name="Tabela18.B11" style:family="table-cell">
      <style:table-cell-properties style:vertical-align="middle" fo:padding="0.101cm" fo:border-left="0.05pt solid #000000" fo:border-right="0.05pt solid #000000" fo:border-top="none" fo:border-bottom="0.05pt solid #000000" style:writing-mode="lr-tb"/>
    </style:style>
    <style:style style:name="Tabela18.A12" style:family="table-cell">
      <style:table-cell-properties style:vertical-align="middle" fo:padding="0.101cm" fo:border-left="0.05pt solid #000000" fo:border-right="none" fo:border-top="none" fo:border-bottom="0.05pt solid #000000" style:writing-mode="lr-tb"/>
    </style:style>
    <style:style style:name="Tabela18.B12" style:family="table-cell">
      <style:table-cell-properties style:vertical-align="middle" fo:padding="0.101cm" fo:border-left="0.05pt solid #000000" fo:border-right="0.05pt solid #000000" fo:border-top="none" fo:border-bottom="0.05pt solid #000000" style:writing-mode="lr-tb"/>
    </style:style>
    <style:style style:name="Tabela18.A13" style:family="table-cell">
      <style:table-cell-properties style:vertical-align="middle" fo:padding="0.101cm" fo:border-left="0.05pt solid #000000" fo:border-right="none" fo:border-top="none" fo:border-bottom="0.05pt solid #000000" style:writing-mode="lr-tb"/>
    </style:style>
    <style:style style:name="Tabela18.B13" style:family="table-cell">
      <style:table-cell-properties style:vertical-align="middle" fo:padding="0.101cm" fo:border-left="0.05pt solid #000000" fo:border-right="0.05pt solid #000000" fo:border-top="none" fo:border-bottom="0.05pt solid #000000" style:writing-mode="lr-tb"/>
    </style:style>
    <style:style style:name="Tabela18.A14" style:family="table-cell">
      <style:table-cell-properties style:vertical-align="middle" fo:padding="0.101cm" fo:border-left="0.05pt solid #000000" fo:border-right="none" fo:border-top="none" fo:border-bottom="0.05pt solid #000000" style:writing-mode="lr-tb"/>
    </style:style>
    <style:style style:name="Tabela18.B14" style:family="table-cell">
      <style:table-cell-properties style:vertical-align="middle" fo:padding="0.101cm" fo:border-left="0.05pt solid #000000" fo:border-right="0.05pt solid #000000" fo:border-top="none" fo:border-bottom="0.05pt solid #000000" style:writing-mode="lr-tb"/>
    </style:style>
    <style:style style:name="Tabela18.A15" style:family="table-cell">
      <style:table-cell-properties style:vertical-align="middle" fo:padding="0.101cm" fo:border-left="0.05pt solid #000000" fo:border-right="none" fo:border-top="none" fo:border-bottom="0.05pt solid #000000" style:writing-mode="lr-tb"/>
    </style:style>
    <style:style style:name="Tabela18.B15" style:family="table-cell">
      <style:table-cell-properties style:vertical-align="middle" fo:padding="0.101cm" fo:border-left="0.05pt solid #000000" fo:border-right="0.05pt solid #000000" fo:border-top="none" fo:border-bottom="0.05pt solid #000000" style:writing-mode="lr-tb"/>
    </style:style>
    <style:style style:name="Tabela18.A16" style:family="table-cell">
      <style:table-cell-properties style:vertical-align="middle" fo:padding="0.101cm" fo:border-left="0.05pt solid #000000" fo:border-right="none" fo:border-top="none" fo:border-bottom="0.05pt solid #000000" style:writing-mode="lr-tb"/>
    </style:style>
    <style:style style:name="Tabela18.B16" style:family="table-cell">
      <style:table-cell-properties style:vertical-align="middle" fo:padding="0.101cm" fo:border-left="0.05pt solid #000000" fo:border-right="0.05pt solid #000000" fo:border-top="none" fo:border-bottom="0.05pt solid #000000" style:writing-mode="lr-tb"/>
    </style:style>
    <style:style style:name="Tabela9" style:family="table">
      <style:table-properties style:width="8.816cm" table:align="center" style:writing-mode="lr-tb"/>
    </style:style>
    <style:style style:name="Tabela9.A" style:family="table-column">
      <style:table-column-properties style:column-width="3.708cm"/>
    </style:style>
    <style:style style:name="Tabela9.B" style:family="table-column">
      <style:table-column-properties style:column-width="1.332cm"/>
    </style:style>
    <style:style style:name="Tabela9.C" style:family="table-column">
      <style:table-column-properties style:column-width="3.776cm"/>
    </style:style>
    <style:style style:name="Tabela9.1" style:family="table-row">
      <style:table-row-properties fo:keep-together="auto"/>
    </style:style>
    <style:style style:name="Tabela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9.C1" style:family="table-cell">
      <style:table-cell-properties style:vertical-align="middle" fo:background-color="#cccccc" fo:padding="0.101cm" fo:border="0.05pt solid #000000" style:writing-mode="lr-tb">
        <style:background-image/>
      </style:table-cell-properties>
    </style:style>
    <style:style style:name="Tabela9.A2" style:family="table-cell">
      <style:table-cell-properties style:vertical-align="middle" fo:padding="0.101cm" fo:border-left="0.05pt solid #000000" fo:border-right="none" fo:border-top="none" fo:border-bottom="0.05pt solid #000000" style:writing-mode="lr-tb"/>
    </style:style>
    <style:style style:name="Tabela9.B2" style:family="table-cell">
      <style:table-cell-properties style:vertical-align="middle" fo:padding="0.101cm" fo:border-left="0.05pt solid #000000" fo:border-right="none" fo:border-top="none" fo:border-bottom="0.05pt solid #000000" style:writing-mode="lr-tb"/>
    </style:style>
    <style:style style:name="Tabela9.C2" style:family="table-cell">
      <style:table-cell-properties style:vertical-align="middle" fo:padding="0.101cm" fo:border-left="0.05pt solid #000000" fo:border-right="0.05pt solid #000000" fo:border-top="none" fo:border-bottom="0.05pt solid #000000" style:writing-mode="lr-tb"/>
    </style:style>
    <style:style style:name="Tabela21" style:family="table">
      <style:table-properties style:width="16.501cm" table:align="center" style:writing-mode="lr-tb"/>
    </style:style>
    <style:style style:name="Tabela21.A" style:family="table-column">
      <style:table-column-properties style:column-width="5.653cm"/>
    </style:style>
    <style:style style:name="Tabela21.B" style:family="table-column">
      <style:table-column-properties style:column-width="10.848cm"/>
    </style:style>
    <style:style style:name="Tabela21.1" style:family="table-row">
      <style:table-row-properties fo:keep-together="auto"/>
    </style:style>
    <style:style style:name="Tabela2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1.B1" style:family="table-cell">
      <style:table-cell-properties style:vertical-align="middle" fo:background-color="#cccccc" fo:padding="0.101cm" fo:border="0.05pt solid #000000" style:writing-mode="lr-tb">
        <style:background-image/>
      </style:table-cell-properties>
    </style:style>
    <style:style style:name="Tabela21.A2" style:family="table-cell">
      <style:table-cell-properties style:vertical-align="middle" fo:padding="0.101cm" fo:border-left="0.05pt solid #000000" fo:border-right="none" fo:border-top="none" fo:border-bottom="0.05pt solid #000000" style:writing-mode="lr-tb"/>
    </style:style>
    <style:style style:name="Tabela21.B2" style:family="table-cell">
      <style:table-cell-properties style:vertical-align="middle" fo:padding="0.101cm" fo:border-left="0.05pt solid #000000" fo:border-right="0.05pt solid #000000" fo:border-top="none" fo:border-bottom="0.05pt solid #000000" style:writing-mode="lr-tb"/>
    </style:style>
    <style:style style:name="Tabela21.A3" style:family="table-cell">
      <style:table-cell-properties style:vertical-align="middle" fo:padding="0.101cm" fo:border-left="0.05pt solid #000000" fo:border-right="none" fo:border-top="none" fo:border-bottom="0.05pt solid #000000" style:writing-mode="lr-tb"/>
    </style:style>
    <style:style style:name="Tabela21.B3" style:family="table-cell">
      <style:table-cell-properties style:vertical-align="middle" fo:padding="0.101cm" fo:border-left="0.05pt solid #000000" fo:border-right="0.05pt solid #000000" fo:border-top="none" fo:border-bottom="0.05pt solid #000000" style:writing-mode="lr-tb"/>
    </style:style>
    <style:style style:name="Tabela21.A4" style:family="table-cell">
      <style:table-cell-properties style:vertical-align="middle" fo:padding="0.101cm" fo:border-left="0.05pt solid #000000" fo:border-right="none" fo:border-top="none" fo:border-bottom="0.05pt solid #000000" style:writing-mode="lr-tb"/>
    </style:style>
    <style:style style:name="Tabela21.B4" style:family="table-cell">
      <style:table-cell-properties style:vertical-align="middle" fo:padding="0.101cm" fo:border-left="0.05pt solid #000000" fo:border-right="0.05pt solid #000000" fo:border-top="none" fo:border-bottom="0.05pt solid #000000" style:writing-mode="lr-tb"/>
    </style:style>
    <style:style style:name="Tabela21.A5" style:family="table-cell">
      <style:table-cell-properties style:vertical-align="middle" fo:padding="0.101cm" fo:border-left="0.05pt solid #000000" fo:border-right="none" fo:border-top="none" fo:border-bottom="0.05pt solid #000000" style:writing-mode="lr-tb"/>
    </style:style>
    <style:style style:name="Tabela21.B5" style:family="table-cell">
      <style:table-cell-properties style:vertical-align="middle" fo:padding="0.101cm" fo:border-left="0.05pt solid #000000" fo:border-right="0.05pt solid #000000" fo:border-top="none" fo:border-bottom="0.05pt solid #000000" style:writing-mode="lr-tb"/>
    </style:style>
    <style:style style:name="Tabela21.A6" style:family="table-cell">
      <style:table-cell-properties style:vertical-align="middle" fo:padding="0.101cm" fo:border-left="0.05pt solid #000000" fo:border-right="none" fo:border-top="none" fo:border-bottom="0.05pt solid #000000" style:writing-mode="lr-tb"/>
    </style:style>
    <style:style style:name="Tabela21.B6" style:family="table-cell">
      <style:table-cell-properties style:vertical-align="middle" fo:padding="0.101cm" fo:border-left="0.05pt solid #000000" fo:border-right="0.05pt solid #000000" fo:border-top="none" fo:border-bottom="0.05pt solid #000000" style:writing-mode="lr-tb"/>
    </style:style>
    <style:style style:name="Tabela21.A7" style:family="table-cell">
      <style:table-cell-properties style:vertical-align="middle" fo:padding="0.101cm" fo:border-left="0.05pt solid #000000" fo:border-right="none" fo:border-top="none" fo:border-bottom="0.05pt solid #000000" style:writing-mode="lr-tb"/>
    </style:style>
    <style:style style:name="Tabela21.B7" style:family="table-cell">
      <style:table-cell-properties style:vertical-align="middle" fo:padding="0.101cm" fo:border-left="0.05pt solid #000000" fo:border-right="0.05pt solid #000000" fo:border-top="none" fo:border-bottom="0.05pt solid #000000" style:writing-mode="lr-tb"/>
    </style:style>
    <style:style style:name="Tabela21.A8" style:family="table-cell">
      <style:table-cell-properties style:vertical-align="middle" fo:padding="0.101cm" fo:border-left="0.05pt solid #000000" fo:border-right="none" fo:border-top="none" fo:border-bottom="0.05pt solid #000000" style:writing-mode="lr-tb"/>
    </style:style>
    <style:style style:name="Tabela21.B8" style:family="table-cell">
      <style:table-cell-properties style:vertical-align="middle" fo:padding="0.101cm" fo:border-left="0.05pt solid #000000" fo:border-right="0.05pt solid #000000" fo:border-top="none" fo:border-bottom="0.05pt solid #000000" style:writing-mode="lr-tb"/>
    </style:style>
    <style:style style:name="Tabela21.A9" style:family="table-cell">
      <style:table-cell-properties style:vertical-align="middle" fo:padding="0.101cm" fo:border-left="0.05pt solid #000000" fo:border-right="none" fo:border-top="none" fo:border-bottom="0.05pt solid #000000" style:writing-mode="lr-tb"/>
    </style:style>
    <style:style style:name="Tabela21.B9" style:family="table-cell">
      <style:table-cell-properties style:vertical-align="middle" fo:padding="0.101cm" fo:border-left="0.05pt solid #000000" fo:border-right="0.05pt solid #000000" fo:border-top="none" fo:border-bottom="0.05pt solid #000000" style:writing-mode="lr-tb"/>
    </style:style>
    <style:style style:name="Tabela21.A10" style:family="table-cell">
      <style:table-cell-properties style:vertical-align="middle" fo:padding="0.101cm" fo:border-left="0.05pt solid #000000" fo:border-right="none" fo:border-top="none" fo:border-bottom="0.05pt solid #000000" style:writing-mode="lr-tb"/>
    </style:style>
    <style:style style:name="Tabela21.B10" style:family="table-cell">
      <style:table-cell-properties style:vertical-align="middle" fo:padding="0.101cm" fo:border-left="0.05pt solid #000000" fo:border-right="0.05pt solid #000000" fo:border-top="none" fo:border-bottom="0.05pt solid #000000" style:writing-mode="lr-tb"/>
    </style:style>
    <style:style style:name="Tabela21.A11" style:family="table-cell">
      <style:table-cell-properties style:vertical-align="middle" fo:padding="0.101cm" fo:border-left="0.05pt solid #000000" fo:border-right="none" fo:border-top="none" fo:border-bottom="0.05pt solid #000000" style:writing-mode="lr-tb"/>
    </style:style>
    <style:style style:name="Tabela21.B11" style:family="table-cell">
      <style:table-cell-properties style:vertical-align="middle" fo:padding="0.101cm" fo:border-left="0.05pt solid #000000" fo:border-right="0.05pt solid #000000" fo:border-top="none" fo:border-bottom="0.05pt solid #000000" style:writing-mode="lr-tb"/>
    </style:style>
    <style:style style:name="Tabela21.A12" style:family="table-cell">
      <style:table-cell-properties style:vertical-align="middle" fo:padding="0.101cm" fo:border-left="0.05pt solid #000000" fo:border-right="none" fo:border-top="none" fo:border-bottom="0.05pt solid #000000" style:writing-mode="lr-tb"/>
    </style:style>
    <style:style style:name="Tabela21.B12" style:family="table-cell">
      <style:table-cell-properties style:vertical-align="middle" fo:padding="0.101cm" fo:border-left="0.05pt solid #000000" fo:border-right="0.05pt solid #000000" fo:border-top="none" fo:border-bottom="0.05pt solid #000000" style:writing-mode="lr-tb"/>
    </style:style>
    <style:style style:name="Tabela21.A13" style:family="table-cell">
      <style:table-cell-properties style:vertical-align="middle" fo:padding="0.101cm" fo:border-left="0.05pt solid #000000" fo:border-right="none" fo:border-top="none" fo:border-bottom="0.05pt solid #000000" style:writing-mode="lr-tb"/>
    </style:style>
    <style:style style:name="Tabela21.B13" style:family="table-cell">
      <style:table-cell-properties style:vertical-align="middle" fo:padding="0.101cm" fo:border-left="0.05pt solid #000000" fo:border-right="0.05pt solid #000000" fo:border-top="none" fo:border-bottom="0.05pt solid #000000" style:writing-mode="lr-tb"/>
    </style:style>
    <style:style style:name="Tabela21.A14" style:family="table-cell">
      <style:table-cell-properties style:vertical-align="middle" fo:padding="0.101cm" fo:border-left="0.05pt solid #000000" fo:border-right="none" fo:border-top="none" fo:border-bottom="0.05pt solid #000000" style:writing-mode="lr-tb"/>
    </style:style>
    <style:style style:name="Tabela21.B14" style:family="table-cell">
      <style:table-cell-properties style:vertical-align="middle" fo:padding="0.101cm" fo:border-left="0.05pt solid #000000" fo:border-right="0.05pt solid #000000" fo:border-top="none" fo:border-bottom="0.05pt solid #000000" style:writing-mode="lr-tb"/>
    </style:style>
    <style:style style:name="Tabela21.A15" style:family="table-cell">
      <style:table-cell-properties style:vertical-align="middle" fo:padding="0.101cm" fo:border-left="0.05pt solid #000000" fo:border-right="none" fo:border-top="none" fo:border-bottom="0.05pt solid #000000" style:writing-mode="lr-tb"/>
    </style:style>
    <style:style style:name="Tabela21.B15" style:family="table-cell">
      <style:table-cell-properties style:vertical-align="middle" fo:padding="0.101cm" fo:border-left="0.05pt solid #000000" fo:border-right="0.05pt solid #000000" fo:border-top="none" fo:border-bottom="0.05pt solid #000000" style:writing-mode="lr-tb"/>
    </style:style>
    <style:style style:name="Tabela21.A16" style:family="table-cell">
      <style:table-cell-properties style:vertical-align="middle" fo:padding="0.101cm" fo:border-left="0.05pt solid #000000" fo:border-right="none" fo:border-top="none" fo:border-bottom="0.05pt solid #000000" style:writing-mode="lr-tb"/>
    </style:style>
    <style:style style:name="Tabela21.B16" style:family="table-cell">
      <style:table-cell-properties style:vertical-align="middle" fo:padding="0.101cm" fo:border-left="0.05pt solid #000000" fo:border-right="0.05pt solid #000000" fo:border-top="none" fo:border-bottom="0.05pt solid #000000" style:writing-mode="lr-tb"/>
    </style:style>
    <style:style style:name="Tabela21.A17" style:family="table-cell">
      <style:table-cell-properties style:vertical-align="middle" fo:padding="0.101cm" fo:border-left="0.05pt solid #000000" fo:border-right="none" fo:border-top="none" fo:border-bottom="0.05pt solid #000000" style:writing-mode="lr-tb"/>
    </style:style>
    <style:style style:name="Tabela21.B17" style:family="table-cell">
      <style:table-cell-properties style:vertical-align="middle" fo:padding="0.101cm" fo:border-left="0.05pt solid #000000" fo:border-right="0.05pt solid #000000" fo:border-top="none" fo:border-bottom="0.05pt solid #000000" style:writing-mode="lr-tb"/>
    </style:style>
    <style:style style:name="Tabela21.A18" style:family="table-cell">
      <style:table-cell-properties style:vertical-align="middle" fo:padding="0.101cm" fo:border-left="0.05pt solid #000000" fo:border-right="none" fo:border-top="none" fo:border-bottom="0.05pt solid #000000" style:writing-mode="lr-tb"/>
    </style:style>
    <style:style style:name="Tabela21.B18" style:family="table-cell">
      <style:table-cell-properties style:vertical-align="middle" fo:padding="0.101cm" fo:border-left="0.05pt solid #000000" fo:border-right="0.05pt solid #000000" fo:border-top="none" fo:border-bottom="0.05pt solid #000000" style:writing-mode="lr-tb"/>
    </style:style>
    <style:style style:name="Tabela21.A19" style:family="table-cell">
      <style:table-cell-properties style:vertical-align="middle" fo:padding="0.101cm" fo:border-left="0.05pt solid #000000" fo:border-right="none" fo:border-top="none" fo:border-bottom="0.05pt solid #000000" style:writing-mode="lr-tb"/>
    </style:style>
    <style:style style:name="Tabela21.B19" style:family="table-cell">
      <style:table-cell-properties style:vertical-align="middle" fo:padding="0.101cm" fo:border-left="0.05pt solid #000000" fo:border-right="0.05pt solid #000000" fo:border-top="none" fo:border-bottom="0.05pt solid #000000" style:writing-mode="lr-tb"/>
    </style:style>
    <style:style style:name="Tabela21.A20" style:family="table-cell">
      <style:table-cell-properties style:vertical-align="middle" fo:padding="0.101cm" fo:border-left="0.05pt solid #000000" fo:border-right="none" fo:border-top="none" fo:border-bottom="0.05pt solid #000000" style:writing-mode="lr-tb"/>
    </style:style>
    <style:style style:name="Tabela21.B20" style:family="table-cell">
      <style:table-cell-properties style:vertical-align="middle" fo:padding="0.101cm" fo:border-left="0.05pt solid #000000" fo:border-right="0.05pt solid #000000" fo:border-top="none" fo:border-bottom="0.05pt solid #000000" style:writing-mode="lr-tb"/>
    </style:style>
    <style:style style:name="Tabela21.A21" style:family="table-cell">
      <style:table-cell-properties style:vertical-align="middle" fo:padding="0.101cm" fo:border-left="0.05pt solid #000000" fo:border-right="none" fo:border-top="none" fo:border-bottom="0.05pt solid #000000" style:writing-mode="lr-tb"/>
    </style:style>
    <style:style style:name="Tabela21.B21" style:family="table-cell">
      <style:table-cell-properties style:vertical-align="middle" fo:padding="0.101cm" fo:border-left="0.05pt solid #000000" fo:border-right="0.05pt solid #000000" fo:border-top="none" fo:border-bottom="0.05pt solid #000000" style:writing-mode="lr-tb"/>
    </style:style>
    <style:style style:name="Tabela21.A22" style:family="table-cell">
      <style:table-cell-properties style:vertical-align="middle" fo:padding="0.101cm" fo:border-left="0.05pt solid #000000" fo:border-right="none" fo:border-top="none" fo:border-bottom="0.05pt solid #000000" style:writing-mode="lr-tb"/>
    </style:style>
    <style:style style:name="Tabela21.B22" style:family="table-cell">
      <style:table-cell-properties style:vertical-align="middle" fo:padding="0.101cm" fo:border-left="0.05pt solid #000000" fo:border-right="0.05pt solid #000000" fo:border-top="none" fo:border-bottom="0.05pt solid #000000" style:writing-mode="lr-tb"/>
    </style:style>
    <style:style style:name="Tabela21.A23" style:family="table-cell">
      <style:table-cell-properties style:vertical-align="middle" fo:padding="0.101cm" fo:border-left="0.05pt solid #000000" fo:border-right="none" fo:border-top="none" fo:border-bottom="0.05pt solid #000000" style:writing-mode="lr-tb"/>
    </style:style>
    <style:style style:name="Tabela21.B23" style:family="table-cell">
      <style:table-cell-properties style:vertical-align="middle" fo:padding="0.101cm" fo:border-left="0.05pt solid #000000" fo:border-right="0.05pt solid #000000" fo:border-top="none" fo:border-bottom="0.05pt solid #000000" style:writing-mode="lr-tb"/>
    </style:style>
    <style:style style:name="Tabela21.A24" style:family="table-cell">
      <style:table-cell-properties style:vertical-align="middle" fo:padding="0.101cm" fo:border-left="0.05pt solid #000000" fo:border-right="none" fo:border-top="none" fo:border-bottom="0.05pt solid #000000" style:writing-mode="lr-tb"/>
    </style:style>
    <style:style style:name="Tabela21.B24" style:family="table-cell">
      <style:table-cell-properties style:vertical-align="middle" fo:padding="0.101cm" fo:border-left="0.05pt solid #000000" fo:border-right="0.05pt solid #000000" fo:border-top="none" fo:border-bottom="0.05pt solid #000000" style:writing-mode="lr-tb"/>
    </style:style>
    <style:style style:name="Tabela21.A25" style:family="table-cell">
      <style:table-cell-properties style:vertical-align="middle" fo:padding="0.101cm" fo:border-left="0.05pt solid #000000" fo:border-right="none" fo:border-top="none" fo:border-bottom="0.05pt solid #000000" style:writing-mode="lr-tb"/>
    </style:style>
    <style:style style:name="Tabela21.B25" style:family="table-cell">
      <style:table-cell-properties style:vertical-align="middle" fo:padding="0.101cm" fo:border-left="0.05pt solid #000000" fo:border-right="0.05pt solid #000000" fo:border-top="none" fo:border-bottom="0.05pt solid #000000" style:writing-mode="lr-tb"/>
    </style:style>
    <style:style style:name="Tabela13" style:family="table">
      <style:table-properties style:width="16.312cm" table:align="center" style:writing-mode="lr-tb"/>
    </style:style>
    <style:style style:name="Tabela13.A" style:family="table-column">
      <style:table-column-properties style:column-width="2.932cm"/>
    </style:style>
    <style:style style:name="Tabela13.B" style:family="table-column">
      <style:table-column-properties style:column-width="13.381cm"/>
    </style:style>
    <style:style style:name="Tabela13.1" style:family="table-row">
      <style:table-row-properties fo:keep-together="auto"/>
    </style:style>
    <style:style style:name="Tabela1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3.B1" style:family="table-cell">
      <style:table-cell-properties style:vertical-align="middle" fo:background-color="#cccccc" fo:padding="0.101cm" fo:border="0.05pt solid #000000" style:writing-mode="lr-tb">
        <style:background-image/>
      </style:table-cell-properties>
    </style:style>
    <style:style style:name="Tabela13.A2" style:family="table-cell">
      <style:table-cell-properties style:vertical-align="middle" fo:padding="0.101cm" fo:border-left="0.05pt solid #000000" fo:border-right="none" fo:border-top="none" fo:border-bottom="0.05pt solid #000000" style:writing-mode="lr-tb"/>
    </style:style>
    <style:style style:name="Tabela13.B2" style:family="table-cell">
      <style:table-cell-properties style:vertical-align="middle" fo:padding="0.101cm" fo:border-left="0.05pt solid #000000" fo:border-right="0.05pt solid #000000" fo:border-top="none" fo:border-bottom="0.05pt solid #000000" style:writing-mode="lr-tb"/>
    </style:style>
    <style:style style:name="Tabela13.A3" style:family="table-cell">
      <style:table-cell-properties style:vertical-align="middle" fo:padding="0.101cm" fo:border-left="0.05pt solid #000000" fo:border-right="none" fo:border-top="none" fo:border-bottom="0.05pt solid #000000" style:writing-mode="lr-tb"/>
    </style:style>
    <style:style style:name="Tabela13.B3" style:family="table-cell">
      <style:table-cell-properties style:vertical-align="middle" fo:padding="0.101cm" fo:border-left="0.05pt solid #000000" fo:border-right="0.05pt solid #000000" fo:border-top="none" fo:border-bottom="0.05pt solid #000000" style:writing-mode="lr-tb"/>
    </style:style>
    <style:style style:name="Tabela13.A4" style:family="table-cell">
      <style:table-cell-properties style:vertical-align="middle" fo:padding="0.101cm" fo:border-left="0.05pt solid #000000" fo:border-right="none" fo:border-top="none" fo:border-bottom="0.05pt solid #000000" style:writing-mode="lr-tb"/>
    </style:style>
    <style:style style:name="Tabela13.B4" style:family="table-cell">
      <style:table-cell-properties style:vertical-align="middle" fo:padding="0.101cm" fo:border-left="0.05pt solid #000000" fo:border-right="0.05pt solid #000000" fo:border-top="none" fo:border-bottom="0.05pt solid #000000" style:writing-mode="lr-tb"/>
    </style:style>
    <style:style style:name="Tabela13.A5" style:family="table-cell">
      <style:table-cell-properties style:vertical-align="middle" fo:padding="0.101cm" fo:border-left="0.05pt solid #000000" fo:border-right="none" fo:border-top="none" fo:border-bottom="0.05pt solid #000000" style:writing-mode="lr-tb"/>
    </style:style>
    <style:style style:name="Tabela13.B5" style:family="table-cell">
      <style:table-cell-properties style:vertical-align="middle" fo:padding="0.101cm" fo:border-left="0.05pt solid #000000" fo:border-right="0.05pt solid #000000" fo:border-top="none" fo:border-bottom="0.05pt solid #000000" style:writing-mode="lr-tb"/>
    </style:style>
    <style:style style:name="Tabela13.A6" style:family="table-cell">
      <style:table-cell-properties style:vertical-align="middle" fo:padding="0.101cm" fo:border-left="0.05pt solid #000000" fo:border-right="none" fo:border-top="none" fo:border-bottom="0.05pt solid #000000" style:writing-mode="lr-tb"/>
    </style:style>
    <style:style style:name="Tabela13.B6" style:family="table-cell">
      <style:table-cell-properties style:vertical-align="middle" fo:padding="0.101cm" fo:border-left="0.05pt solid #000000" fo:border-right="0.05pt solid #000000" fo:border-top="none" fo:border-bottom="0.05pt solid #000000" style:writing-mode="lr-tb"/>
    </style:style>
    <style:style style:name="Tabela13.A7" style:family="table-cell">
      <style:table-cell-properties style:vertical-align="middle" fo:padding="0.101cm" fo:border-left="0.05pt solid #000000" fo:border-right="none" fo:border-top="none" fo:border-bottom="0.05pt solid #000000" style:writing-mode="lr-tb"/>
    </style:style>
    <style:style style:name="Tabela13.B7" style:family="table-cell">
      <style:table-cell-properties style:vertical-align="middle" fo:padding="0.101cm" fo:border-left="0.05pt solid #000000" fo:border-right="0.05pt solid #000000" fo:border-top="none" fo:border-bottom="0.05pt solid #000000" style:writing-mode="lr-tb"/>
    </style:style>
    <style:style style:name="Tabela14" style:family="table">
      <style:table-properties style:width="16.725cm" table:align="center" style:writing-mode="lr-tb"/>
    </style:style>
    <style:style style:name="Tabela14.A" style:family="table-column">
      <style:table-column-properties style:column-width="4.2cm"/>
    </style:style>
    <style:style style:name="Tabela14.B" style:family="table-column">
      <style:table-column-properties style:column-width="12.525cm"/>
    </style:style>
    <style:style style:name="Tabe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4.B1" style:family="table-cell">
      <style:table-cell-properties fo:background-color="#cccccc" fo:padding="0.097cm" fo:border="0.05pt solid #000000">
        <style:background-image/>
      </style:table-cell-properties>
    </style:style>
    <style:style style:name="Tabela14.A2" style:family="table-cell">
      <style:table-cell-properties style:vertical-align="middle" fo:padding="0.097cm" fo:border-left="0.05pt solid #000000" fo:border-right="none" fo:border-top="none" fo:border-bottom="0.05pt solid #000000"/>
    </style:style>
    <style:style style:name="Tabela14.B2" style:family="table-cell">
      <style:table-cell-properties style:vertical-align="middle" fo:padding="0.097cm" fo:border-left="0.05pt solid #000000" fo:border-right="0.05pt solid #000000" fo:border-top="none" fo:border-bottom="0.05pt solid #000000"/>
    </style:style>
    <style:style style:name="Tabela19" style:family="table">
      <style:table-properties style:width="8.063cm" table:align="center" style:writing-mode="lr-tb"/>
    </style:style>
    <style:style style:name="Tabela19.A" style:family="table-column">
      <style:table-column-properties style:column-width="2.955cm"/>
    </style:style>
    <style:style style:name="Tabela19.B" style:family="table-column">
      <style:table-column-properties style:column-width="1.332cm"/>
    </style:style>
    <style:style style:name="Tabela19.C" style:family="table-column">
      <style:table-column-properties style:column-width="3.776cm"/>
    </style:style>
    <style:style style:name="Tabela19.1" style:family="table-row">
      <style:table-row-properties fo:keep-together="auto"/>
    </style:style>
    <style:style style:name="Tabela1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9.C1" style:family="table-cell">
      <style:table-cell-properties style:vertical-align="middle" fo:background-color="#cccccc" fo:padding="0.101cm" fo:border="0.05pt solid #000000" style:writing-mode="lr-tb">
        <style:background-image/>
      </style:table-cell-properties>
    </style:style>
    <style:style style:name="Tabela19.A2" style:family="table-cell">
      <style:table-cell-properties style:vertical-align="middle" fo:padding="0.101cm" fo:border-left="0.05pt solid #000000" fo:border-right="none" fo:border-top="none" fo:border-bottom="0.05pt solid #000000" style:writing-mode="lr-tb"/>
    </style:style>
    <style:style style:name="Tabela19.B2" style:family="table-cell">
      <style:table-cell-properties style:vertical-align="middle" fo:padding="0.101cm" fo:border-left="0.05pt solid #000000" fo:border-right="none" fo:border-top="none" fo:border-bottom="0.05pt solid #000000" style:writing-mode="lr-tb"/>
    </style:style>
    <style:style style:name="Tabela19.C2" style:family="table-cell">
      <style:table-cell-properties style:vertical-align="middle" fo:padding="0.101cm" fo:border-left="0.05pt solid #000000" fo:border-right="0.05pt solid #000000" fo:border-top="none" fo:border-bottom="0.05pt solid #000000" style:writing-mode="lr-tb"/>
    </style:style>
    <style:style style:name="Tabela19.A3" style:family="table-cell">
      <style:table-cell-properties style:vertical-align="middle" fo:padding="0.101cm" fo:border-left="0.05pt solid #000000" fo:border-right="none" fo:border-top="none" fo:border-bottom="0.05pt solid #000000" style:writing-mode="lr-tb"/>
    </style:style>
    <style:style style:name="Tabela19.B3" style:family="table-cell" style:data-style-name="N0">
      <style:table-cell-properties style:vertical-align="middle" fo:padding="0.101cm" fo:border-left="0.05pt solid #000000" fo:border-right="none" fo:border-top="none" fo:border-bottom="0.05pt solid #000000" style:writing-mode="lr-tb"/>
    </style:style>
    <style:style style:name="Tabela19.C3" style:family="table-cell">
      <style:table-cell-properties style:vertical-align="middle" fo:padding="0.101cm" fo:border-left="0.05pt solid #000000" fo:border-right="0.05pt solid #000000" fo:border-top="none" fo:border-bottom="0.05pt solid #000000" style:writing-mode="lr-tb"/>
    </style:style>
    <style:style style:name="Tabela19.A4" style:family="table-cell">
      <style:table-cell-properties style:vertical-align="middle" fo:padding="0.101cm" fo:border-left="0.05pt solid #000000" fo:border-right="none" fo:border-top="none" fo:border-bottom="0.05pt solid #000000" style:writing-mode="lr-tb"/>
    </style:style>
    <style:style style:name="Tabela19.B4" style:family="table-cell" style:data-style-name="N0">
      <style:table-cell-properties style:vertical-align="middle" fo:padding="0.101cm" fo:border-left="0.05pt solid #000000" fo:border-right="none" fo:border-top="none" fo:border-bottom="0.05pt solid #000000" style:writing-mode="lr-tb"/>
    </style:style>
    <style:style style:name="Tabela19.C4" style:family="table-cell">
      <style:table-cell-properties style:vertical-align="middle" fo:padding="0.101cm" fo:border-left="0.05pt solid #000000" fo:border-right="0.05pt solid #000000" fo:border-top="none" fo:border-bottom="0.05pt solid #000000" style:writing-mode="lr-tb"/>
    </style:style>
    <style:style style:name="Tabela19.A5" style:family="table-cell">
      <style:table-cell-properties style:vertical-align="middle" fo:padding="0.101cm" fo:border-left="0.05pt solid #000000" fo:border-right="none" fo:border-top="none" fo:border-bottom="0.05pt solid #000000" style:writing-mode="lr-tb"/>
    </style:style>
    <style:style style:name="Tabela19.B5" style:family="table-cell" style:data-style-name="N0">
      <style:table-cell-properties style:vertical-align="middle" fo:padding="0.101cm" fo:border-left="0.05pt solid #000000" fo:border-right="none" fo:border-top="none" fo:border-bottom="0.05pt solid #000000" style:writing-mode="lr-tb"/>
    </style:style>
    <style:style style:name="Tabela19.C5" style:family="table-cell">
      <style:table-cell-properties style:vertical-align="middle" fo:padding="0.101cm" fo:border-left="0.05pt solid #000000" fo:border-right="0.05pt solid #000000" fo:border-top="none" fo:border-bottom="0.05pt solid #000000" style:writing-mode="lr-tb"/>
    </style:style>
    <style:style style:name="Tabela19.A6" style:family="table-cell">
      <style:table-cell-properties style:vertical-align="middle" fo:padding="0.101cm" fo:border-left="0.05pt solid #000000" fo:border-right="none" fo:border-top="none" fo:border-bottom="0.05pt solid #000000" style:writing-mode="lr-tb"/>
    </style:style>
    <style:style style:name="Tabela19.B6" style:family="table-cell" style:data-style-name="N0">
      <style:table-cell-properties style:vertical-align="middle" fo:padding="0.101cm" fo:border-left="0.05pt solid #000000" fo:border-right="none" fo:border-top="none" fo:border-bottom="0.05pt solid #000000" style:writing-mode="lr-tb"/>
    </style:style>
    <style:style style:name="Tabela19.C6" style:family="table-cell">
      <style:table-cell-properties style:vertical-align="middle" fo:padding="0.101cm" fo:border-left="0.05pt solid #000000" fo:border-right="0.05pt solid #000000" fo:border-top="none" fo:border-bottom="0.05pt solid #000000" style:writing-mode="lr-tb"/>
    </style:style>
    <style:style style:name="Tabela19.A7" style:family="table-cell">
      <style:table-cell-properties style:vertical-align="middle" fo:padding="0.101cm" fo:border-left="0.05pt solid #000000" fo:border-right="none" fo:border-top="none" fo:border-bottom="0.05pt solid #000000" style:writing-mode="lr-tb"/>
    </style:style>
    <style:style style:name="Tabela19.B7" style:family="table-cell" style:data-style-name="N0">
      <style:table-cell-properties style:vertical-align="middle" fo:padding="0.101cm" fo:border-left="0.05pt solid #000000" fo:border-right="none" fo:border-top="none" fo:border-bottom="0.05pt solid #000000" style:writing-mode="lr-tb"/>
    </style:style>
    <style:style style:name="Tabela19.C7" style:family="table-cell">
      <style:table-cell-properties style:vertical-align="middle" fo:padding="0.101cm" fo:border-left="0.05pt solid #000000" fo:border-right="0.05pt solid #000000" fo:border-top="none" fo:border-bottom="0.05pt solid #000000" style:writing-mode="lr-tb"/>
    </style:style>
    <style:style style:name="Tabela19.A8" style:family="table-cell">
      <style:table-cell-properties style:vertical-align="middle" fo:padding="0.101cm" fo:border-left="0.05pt solid #000000" fo:border-right="none" fo:border-top="none" fo:border-bottom="0.05pt solid #000000" style:writing-mode="lr-tb"/>
    </style:style>
    <style:style style:name="Tabela19.B8" style:family="table-cell" style:data-style-name="N0">
      <style:table-cell-properties style:vertical-align="middle" fo:padding="0.101cm" fo:border-left="0.05pt solid #000000" fo:border-right="none" fo:border-top="none" fo:border-bottom="0.05pt solid #000000" style:writing-mode="lr-tb"/>
    </style:style>
    <style:style style:name="Tabela19.C8" style:family="table-cell">
      <style:table-cell-properties style:vertical-align="middle" fo:padding="0.101cm" fo:border-left="0.05pt solid #000000" fo:border-right="0.05pt solid #000000" fo:border-top="none" fo:border-bottom="0.05pt solid #000000" style:writing-mode="lr-tb"/>
    </style:style>
    <style:style style:name="Tabela19.A9" style:family="table-cell">
      <style:table-cell-properties style:vertical-align="middle" fo:padding="0.101cm" fo:border-left="0.05pt solid #000000" fo:border-right="none" fo:border-top="none" fo:border-bottom="0.05pt solid #000000" style:writing-mode="lr-tb"/>
    </style:style>
    <style:style style:name="Tabela19.B9" style:family="table-cell" style:data-style-name="N0">
      <style:table-cell-properties style:vertical-align="middle" fo:padding="0.101cm" fo:border-left="0.05pt solid #000000" fo:border-right="none" fo:border-top="none" fo:border-bottom="0.05pt solid #000000" style:writing-mode="lr-tb"/>
    </style:style>
    <style:style style:name="Tabela19.C9" style:family="table-cell">
      <style:table-cell-properties style:vertical-align="middle" fo:padding="0.101cm" fo:border-left="0.05pt solid #000000" fo:border-right="0.05pt solid #000000" fo:border-top="none" fo:border-bottom="0.05pt solid #000000" style:writing-mode="lr-tb"/>
    </style:style>
    <style:style style:name="Tabela19.A10" style:family="table-cell">
      <style:table-cell-properties style:vertical-align="middle" fo:padding="0.101cm" fo:border-left="0.05pt solid #000000" fo:border-right="none" fo:border-top="none" fo:border-bottom="0.05pt solid #000000" style:writing-mode="lr-tb"/>
    </style:style>
    <style:style style:name="Tabela19.B10" style:family="table-cell" style:data-style-name="N0">
      <style:table-cell-properties style:vertical-align="middle" fo:padding="0.101cm" fo:border-left="0.05pt solid #000000" fo:border-right="none" fo:border-top="none" fo:border-bottom="0.05pt solid #000000" style:writing-mode="lr-tb"/>
    </style:style>
    <style:style style:name="Tabela19.C10" style:family="table-cell">
      <style:table-cell-properties style:vertical-align="middle" fo:padding="0.101cm" fo:border-left="0.05pt solid #000000" fo:border-right="0.05pt solid #000000" fo:border-top="none" fo:border-bottom="0.05pt solid #000000" style:writing-mode="lr-tb"/>
    </style:style>
    <style:style style:name="Tabela20" style:family="table">
      <style:table-properties style:width="15.66cm" table:align="center" style:writing-mode="lr-tb"/>
    </style:style>
    <style:style style:name="Tabela20.A" style:family="table-column">
      <style:table-column-properties style:column-width="6.484cm"/>
    </style:style>
    <style:style style:name="Tabela20.B" style:family="table-column">
      <style:table-column-properties style:column-width="9.176cm"/>
    </style:style>
    <style:style style:name="Tabela20.1" style:family="table-row">
      <style:table-row-properties fo:keep-together="auto"/>
    </style:style>
    <style:style style:name="Tabela2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0.B1" style:family="table-cell">
      <style:table-cell-properties style:vertical-align="middle" fo:background-color="#cccccc" fo:padding="0.101cm" fo:border="0.05pt solid #000000" style:writing-mode="lr-tb">
        <style:background-image/>
      </style:table-cell-properties>
    </style:style>
    <style:style style:name="Tabela20.A2" style:family="table-cell">
      <style:table-cell-properties style:vertical-align="middle" fo:padding="0.101cm" fo:border-left="0.05pt solid #000000" fo:border-right="none" fo:border-top="none" fo:border-bottom="0.05pt solid #000000" style:writing-mode="lr-tb"/>
    </style:style>
    <style:style style:name="Tabela20.B2" style:family="table-cell">
      <style:table-cell-properties style:vertical-align="middle" fo:padding="0.101cm" fo:border-left="0.05pt solid #000000" fo:border-right="0.05pt solid #000000" fo:border-top="none" fo:border-bottom="0.05pt solid #000000" style:writing-mode="lr-tb"/>
    </style:style>
    <style:style style:name="Tabela20.A3" style:family="table-cell">
      <style:table-cell-properties style:vertical-align="middle" fo:padding="0.101cm" fo:border-left="0.05pt solid #000000" fo:border-right="none" fo:border-top="none" fo:border-bottom="0.05pt solid #000000" style:writing-mode="lr-tb"/>
    </style:style>
    <style:style style:name="Tabela20.B3" style:family="table-cell">
      <style:table-cell-properties style:vertical-align="middle" fo:padding="0.101cm" fo:border-left="0.05pt solid #000000" fo:border-right="0.05pt solid #000000" fo:border-top="none" fo:border-bottom="0.05pt solid #000000" style:writing-mode="lr-tb"/>
    </style:style>
    <style:style style:name="Tabela20.A4" style:family="table-cell">
      <style:table-cell-properties style:vertical-align="middle" fo:padding="0.101cm" fo:border-left="0.05pt solid #000000" fo:border-right="none" fo:border-top="none" fo:border-bottom="0.05pt solid #000000" style:writing-mode="lr-tb"/>
    </style:style>
    <style:style style:name="Tabela20.B4" style:family="table-cell">
      <style:table-cell-properties style:vertical-align="middle" fo:padding="0.101cm" fo:border-left="0.05pt solid #000000" fo:border-right="0.05pt solid #000000" fo:border-top="none" fo:border-bottom="0.05pt solid #000000" style:writing-mode="lr-tb"/>
    </style:style>
    <style:style style:name="Tabela20.A5" style:family="table-cell">
      <style:table-cell-properties style:vertical-align="middle" fo:padding="0.101cm" fo:border-left="0.05pt solid #000000" fo:border-right="none" fo:border-top="none" fo:border-bottom="0.05pt solid #000000" style:writing-mode="lr-tb"/>
    </style:style>
    <style:style style:name="Tabela20.B5" style:family="table-cell">
      <style:table-cell-properties style:vertical-align="middle" fo:padding="0.101cm" fo:border-left="0.05pt solid #000000" fo:border-right="0.05pt solid #000000" fo:border-top="none" fo:border-bottom="0.05pt solid #000000" style:writing-mode="lr-tb"/>
    </style:style>
    <style:style style:name="Tabela20.A6" style:family="table-cell">
      <style:table-cell-properties style:vertical-align="middle" fo:padding="0.101cm" fo:border-left="0.05pt solid #000000" fo:border-right="none" fo:border-top="none" fo:border-bottom="0.05pt solid #000000" style:writing-mode="lr-tb"/>
    </style:style>
    <style:style style:name="Tabela20.B6" style:family="table-cell">
      <style:table-cell-properties style:vertical-align="middle" fo:padding="0.101cm" fo:border-left="0.05pt solid #000000" fo:border-right="0.05pt solid #000000" fo:border-top="none" fo:border-bottom="0.05pt solid #000000" style:writing-mode="lr-tb"/>
    </style:style>
    <style:style style:name="Tabela20.A7" style:family="table-cell">
      <style:table-cell-properties style:vertical-align="middle" fo:padding="0.101cm" fo:border-left="0.05pt solid #000000" fo:border-right="none" fo:border-top="none" fo:border-bottom="0.05pt solid #000000" style:writing-mode="lr-tb"/>
    </style:style>
    <style:style style:name="Tabela20.B7" style:family="table-cell">
      <style:table-cell-properties style:vertical-align="middle" fo:padding="0.101cm" fo:border-left="0.05pt solid #000000" fo:border-right="0.05pt solid #000000" fo:border-top="none" fo:border-bottom="0.05pt solid #000000" style:writing-mode="lr-tb"/>
    </style:style>
    <style:style style:name="Tabela20.A8" style:family="table-cell">
      <style:table-cell-properties style:vertical-align="middle" fo:padding="0.101cm" fo:border-left="0.05pt solid #000000" fo:border-right="none" fo:border-top="none" fo:border-bottom="0.05pt solid #000000" style:writing-mode="lr-tb"/>
    </style:style>
    <style:style style:name="Tabela20.B8" style:family="table-cell">
      <style:table-cell-properties style:vertical-align="middle" fo:padding="0.101cm" fo:border-left="0.05pt solid #000000" fo:border-right="0.05pt solid #000000" fo:border-top="none" fo:border-bottom="0.05pt solid #000000" style:writing-mode="lr-tb"/>
    </style:style>
    <style:style style:name="Tabela20.A9" style:family="table-cell">
      <style:table-cell-properties style:vertical-align="middle" fo:padding="0.101cm" fo:border-left="0.05pt solid #000000" fo:border-right="none" fo:border-top="none" fo:border-bottom="0.05pt solid #000000" style:writing-mode="lr-tb"/>
    </style:style>
    <style:style style:name="Tabela20.B9" style:family="table-cell">
      <style:table-cell-properties style:vertical-align="middle" fo:padding="0.101cm" fo:border-left="0.05pt solid #000000" fo:border-right="0.05pt solid #000000" fo:border-top="none" fo:border-bottom="0.05pt solid #000000" style:writing-mode="lr-tb"/>
    </style:style>
    <style:style style:name="Tabela20.A10" style:family="table-cell">
      <style:table-cell-properties style:vertical-align="middle" fo:padding="0.101cm" fo:border-left="0.05pt solid #000000" fo:border-right="none" fo:border-top="none" fo:border-bottom="0.05pt solid #000000" style:writing-mode="lr-tb"/>
    </style:style>
    <style:style style:name="Tabela20.B10" style:family="table-cell">
      <style:table-cell-properties style:vertical-align="middle" fo:padding="0.101cm" fo:border-left="0.05pt solid #000000" fo:border-right="0.05pt solid #000000" fo:border-top="none" fo:border-bottom="0.05pt solid #000000" style:writing-mode="lr-tb"/>
    </style:style>
    <style:style style:name="Tabela20.A11" style:family="table-cell">
      <style:table-cell-properties style:vertical-align="middle" fo:padding="0.101cm" fo:border-left="0.05pt solid #000000" fo:border-right="none" fo:border-top="none" fo:border-bottom="0.05pt solid #000000" style:writing-mode="lr-tb"/>
    </style:style>
    <style:style style:name="Tabela20.B11" style:family="table-cell">
      <style:table-cell-properties style:vertical-align="middle" fo:padding="0.101cm" fo:border-left="0.05pt solid #000000" fo:border-right="0.05pt solid #000000" fo:border-top="none" fo:border-bottom="0.05pt solid #000000" style:writing-mode="lr-tb"/>
    </style:style>
    <style:style style:name="Tabela44" style:family="table">
      <style:table-properties style:width="8.8cm" table:align="center" style:writing-mode="lr-tb"/>
    </style:style>
    <style:style style:name="Tabela44.A" style:family="table-column">
      <style:table-column-properties style:column-width="3.692cm"/>
    </style:style>
    <style:style style:name="Tabela44.B" style:family="table-column">
      <style:table-column-properties style:column-width="1.332cm"/>
    </style:style>
    <style:style style:name="Tabela44.C" style:family="table-column">
      <style:table-column-properties style:column-width="3.776cm"/>
    </style:style>
    <style:style style:name="Tabela44.1" style:family="table-row">
      <style:table-row-properties fo:keep-together="auto"/>
    </style:style>
    <style:style style:name="Tabela4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4.C1" style:family="table-cell">
      <style:table-cell-properties style:vertical-align="middle" fo:background-color="#cccccc" fo:padding="0.101cm" fo:border="0.05pt solid #000000" style:writing-mode="lr-tb">
        <style:background-image/>
      </style:table-cell-properties>
    </style:style>
    <style:style style:name="Tabela44.A2" style:family="table-cell">
      <style:table-cell-properties style:vertical-align="middle" fo:padding="0.101cm" fo:border-left="0.05pt solid #000000" fo:border-right="none" fo:border-top="none" fo:border-bottom="0.05pt solid #000000" style:writing-mode="lr-tb"/>
    </style:style>
    <style:style style:name="Tabela44.B2" style:family="table-cell">
      <style:table-cell-properties style:vertical-align="middle" fo:padding="0.101cm" fo:border-left="0.05pt solid #000000" fo:border-right="none" fo:border-top="none" fo:border-bottom="0.05pt solid #000000" style:writing-mode="lr-tb"/>
    </style:style>
    <style:style style:name="Tabela44.C2" style:family="table-cell">
      <style:table-cell-properties style:vertical-align="middle" fo:padding="0.101cm" fo:border-left="0.05pt solid #000000" fo:border-right="0.05pt solid #000000" fo:border-top="none" fo:border-bottom="0.05pt solid #000000" style:writing-mode="lr-tb"/>
    </style:style>
    <style:style style:name="Tabela45" style:family="table">
      <style:table-properties style:width="16.612cm" table:align="center" style:writing-mode="lr-tb"/>
    </style:style>
    <style:style style:name="Tabela45.A" style:family="table-column">
      <style:table-column-properties style:column-width="4.99cm"/>
    </style:style>
    <style:style style:name="Tabela45.B" style:family="table-column">
      <style:table-column-properties style:column-width="11.622cm"/>
    </style:style>
    <style:style style:name="Tabela45.1" style:family="table-row">
      <style:table-row-properties fo:keep-together="auto"/>
    </style:style>
    <style:style style:name="Tabela4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5.B1" style:family="table-cell">
      <style:table-cell-properties style:vertical-align="middle" fo:background-color="#cccccc" fo:padding="0.101cm" fo:border="0.05pt solid #000000" style:writing-mode="lr-tb">
        <style:background-image/>
      </style:table-cell-properties>
    </style:style>
    <style:style style:name="Tabela45.A2" style:family="table-cell">
      <style:table-cell-properties style:vertical-align="middle" fo:padding="0.101cm" fo:border-left="0.05pt solid #000000" fo:border-right="none" fo:border-top="none" fo:border-bottom="0.05pt solid #000000" style:writing-mode="lr-tb"/>
    </style:style>
    <style:style style:name="Tabela45.B2" style:family="table-cell">
      <style:table-cell-properties style:vertical-align="middle" fo:padding="0.101cm" fo:border-left="0.05pt solid #000000" fo:border-right="0.05pt solid #000000" fo:border-top="none" fo:border-bottom="0.05pt solid #000000" style:writing-mode="lr-tb"/>
    </style:style>
    <style:style style:name="Tabela45.A3" style:family="table-cell">
      <style:table-cell-properties style:vertical-align="middle" fo:padding="0.101cm" fo:border-left="0.05pt solid #000000" fo:border-right="none" fo:border-top="none" fo:border-bottom="0.05pt solid #000000" style:writing-mode="lr-tb"/>
    </style:style>
    <style:style style:name="Tabela45.B3" style:family="table-cell">
      <style:table-cell-properties style:vertical-align="middle" fo:padding="0.101cm" fo:border-left="0.05pt solid #000000" fo:border-right="0.05pt solid #000000" fo:border-top="none" fo:border-bottom="0.05pt solid #000000" style:writing-mode="lr-tb"/>
    </style:style>
    <style:style style:name="Tabela46" style:family="table">
      <style:table-properties style:width="8.816cm" table:align="center" style:writing-mode="lr-tb"/>
    </style:style>
    <style:style style:name="Tabela46.A" style:family="table-column">
      <style:table-column-properties style:column-width="3.708cm"/>
    </style:style>
    <style:style style:name="Tabela46.B" style:family="table-column">
      <style:table-column-properties style:column-width="1.332cm"/>
    </style:style>
    <style:style style:name="Tabela46.C" style:family="table-column">
      <style:table-column-properties style:column-width="3.776cm"/>
    </style:style>
    <style:style style:name="Tabela46.1" style:family="table-row">
      <style:table-row-properties fo:keep-together="auto"/>
    </style:style>
    <style:style style:name="Tabela4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6.C1" style:family="table-cell">
      <style:table-cell-properties style:vertical-align="middle" fo:background-color="#cccccc" fo:padding="0.101cm" fo:border="0.05pt solid #000000" style:writing-mode="lr-tb">
        <style:background-image/>
      </style:table-cell-properties>
    </style:style>
    <style:style style:name="Tabela46.A2" style:family="table-cell">
      <style:table-cell-properties style:vertical-align="middle" fo:padding="0.101cm" fo:border-left="0.05pt solid #000000" fo:border-right="none" fo:border-top="none" fo:border-bottom="0.05pt solid #000000" style:writing-mode="lr-tb"/>
    </style:style>
    <style:style style:name="Tabela46.B2" style:family="table-cell">
      <style:table-cell-properties style:vertical-align="middle" fo:padding="0.101cm" fo:border-left="0.05pt solid #000000" fo:border-right="none" fo:border-top="none" fo:border-bottom="0.05pt solid #000000" style:writing-mode="lr-tb"/>
    </style:style>
    <style:style style:name="Tabela46.C2" style:family="table-cell">
      <style:table-cell-properties style:vertical-align="middle" fo:padding="0.101cm" fo:border-left="0.05pt solid #000000" fo:border-right="0.05pt solid #000000" fo:border-top="none" fo:border-bottom="0.05pt solid #000000" style:writing-mode="lr-tb"/>
    </style:style>
    <style:style style:name="Tabela47" style:family="table">
      <style:table-properties style:width="16.752cm" table:align="center" style:writing-mode="lr-tb"/>
    </style:style>
    <style:style style:name="Tabela47.A" style:family="table-column">
      <style:table-column-properties style:column-width="5.902cm"/>
    </style:style>
    <style:style style:name="Tabela47.B" style:family="table-column">
      <style:table-column-properties style:column-width="10.85cm"/>
    </style:style>
    <style:style style:name="Tabela47.1" style:family="table-row">
      <style:table-row-properties fo:keep-together="auto"/>
    </style:style>
    <style:style style:name="Tabela47.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7.B1" style:family="table-cell">
      <style:table-cell-properties style:vertical-align="middle" fo:background-color="#cccccc" fo:padding="0.101cm" fo:border="0.05pt solid #000000" style:writing-mode="lr-tb">
        <style:background-image/>
      </style:table-cell-properties>
    </style:style>
    <style:style style:name="Tabela47.A2" style:family="table-cell">
      <style:table-cell-properties style:vertical-align="middle" fo:padding="0.101cm" fo:border-left="0.05pt solid #000000" fo:border-right="none" fo:border-top="none" fo:border-bottom="0.05pt solid #000000" style:writing-mode="lr-tb"/>
    </style:style>
    <style:style style:name="Tabela47.B2" style:family="table-cell">
      <style:table-cell-properties style:vertical-align="middle" fo:padding="0.101cm" fo:border-left="0.05pt solid #000000" fo:border-right="0.05pt solid #000000" fo:border-top="none" fo:border-bottom="0.05pt solid #000000" style:writing-mode="lr-tb"/>
    </style:style>
    <style:style style:name="Tabela47.A3" style:family="table-cell">
      <style:table-cell-properties style:vertical-align="middle" fo:padding="0.101cm" fo:border-left="0.05pt solid #000000" fo:border-right="none" fo:border-top="none" fo:border-bottom="0.05pt solid #000000" style:writing-mode="lr-tb"/>
    </style:style>
    <style:style style:name="Tabela47.B3" style:family="table-cell">
      <style:table-cell-properties style:vertical-align="middle" fo:padding="0.101cm" fo:border-left="0.05pt solid #000000" fo:border-right="0.05pt solid #000000" fo:border-top="none" fo:border-bottom="0.05pt solid #000000" style:writing-mode="lr-tb"/>
    </style:style>
    <style:style style:name="Tabela48" style:family="table">
      <style:table-properties style:width="9.851cm" fo:margin-left="3.628cm" table:align="left" style:writing-mode="lr-tb"/>
    </style:style>
    <style:style style:name="Tabela48.A" style:family="table-column">
      <style:table-column-properties style:column-width="4.743cm"/>
    </style:style>
    <style:style style:name="Tabela48.B" style:family="table-column">
      <style:table-column-properties style:column-width="1.332cm"/>
    </style:style>
    <style:style style:name="Tabela48.C" style:family="table-column">
      <style:table-column-properties style:column-width="3.776cm"/>
    </style:style>
    <style:style style:name="Tabela48.1" style:family="table-row">
      <style:table-row-properties fo:keep-together="auto"/>
    </style:style>
    <style:style style:name="Tabela4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8.C1" style:family="table-cell">
      <style:table-cell-properties style:vertical-align="middle" fo:background-color="#cccccc" fo:padding="0.101cm" fo:border="0.05pt solid #000000" style:writing-mode="lr-tb">
        <style:background-image/>
      </style:table-cell-properties>
    </style:style>
    <style:style style:name="Tabela48.A2" style:family="table-cell">
      <style:table-cell-properties style:vertical-align="middle" fo:padding="0.101cm" fo:border-left="0.05pt solid #000000" fo:border-right="none" fo:border-top="none" fo:border-bottom="0.05pt solid #000000" style:writing-mode="lr-tb"/>
    </style:style>
    <style:style style:name="Tabela48.B2" style:family="table-cell">
      <style:table-cell-properties style:vertical-align="middle" fo:padding="0.101cm" fo:border-left="0.05pt solid #000000" fo:border-right="none" fo:border-top="none" fo:border-bottom="0.05pt solid #000000" style:writing-mode="lr-tb"/>
    </style:style>
    <style:style style:name="Tabela48.C2" style:family="table-cell">
      <style:table-cell-properties style:vertical-align="middle" fo:padding="0.101cm" fo:border-left="0.05pt solid #000000" fo:border-right="0.05pt solid #000000" fo:border-top="none" fo:border-bottom="0.05pt solid #000000" style:writing-mode="lr-tb"/>
    </style:style>
    <style:style style:name="Tabela49" style:family="table" style:master-page-name="">
      <style:table-properties style:width="16.877cm" style:page-number="auto" fo:break-before="auto" fo:break-after="auto" table:align="center" fo:background-color="transparent" style:shadow="none" fo:keep-with-next="auto" style:may-break-between-rows="true" style:writing-mode="lr-tb">
        <style:background-image/>
      </style:table-properties>
    </style:style>
    <style:style style:name="Tabela49.A" style:family="table-column">
      <style:table-column-properties style:column-width="6.025cm"/>
    </style:style>
    <style:style style:name="Tabela49.B" style:family="table-column">
      <style:table-column-properties style:column-width="10.851cm"/>
    </style:style>
    <style:style style:name="Tabela49.1" style:family="table-row">
      <style:table-row-properties fo:keep-together="auto"/>
    </style:style>
    <style:style style:name="Tabela4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9.B1" style:family="table-cell">
      <style:table-cell-properties style:vertical-align="middle" fo:background-color="#cccccc" fo:padding="0.101cm" fo:border="0.05pt solid #000000" style:writing-mode="lr-tb">
        <style:background-image/>
      </style:table-cell-properties>
    </style:style>
    <style:style style:name="Tabela49.A2" style:family="table-cell">
      <style:table-cell-properties style:vertical-align="middle" fo:padding="0.101cm" fo:border-left="0.05pt solid #000000" fo:border-right="none" fo:border-top="none" fo:border-bottom="0.05pt solid #000000" style:writing-mode="lr-tb"/>
    </style:style>
    <style:style style:name="Tabela49.B2" style:family="table-cell">
      <style:table-cell-properties style:vertical-align="middle" fo:padding="0.101cm" fo:border-left="0.05pt solid #000000" fo:border-right="0.05pt solid #000000" fo:border-top="none" fo:border-bottom="0.05pt solid #000000" style:writing-mode="lr-tb"/>
    </style:style>
    <style:style style:name="Tabela49.A3" style:family="table-cell">
      <style:table-cell-properties style:vertical-align="middle" fo:padding="0.101cm" fo:border-left="0.05pt solid #000000" fo:border-right="none" fo:border-top="none" fo:border-bottom="0.05pt solid #000000" style:writing-mode="lr-tb"/>
    </style:style>
    <style:style style:name="Tabela49.B3" style:family="table-cell">
      <style:table-cell-properties style:vertical-align="middle" fo:padding="0.101cm" fo:border-left="0.05pt solid #000000" fo:border-right="0.05pt solid #000000" fo:border-top="none" fo:border-bottom="0.05pt solid #000000" style:writing-mode="lr-tb"/>
    </style:style>
    <style:style style:name="Tabela49.4" style:family="table-row">
      <style:table-row-properties fo:background-color="transparent" fo:keep-together="auto">
        <style:background-image/>
      </style:table-row-properties>
    </style:style>
    <style:style style:name="Tabela49.A4" style:family="table-cell">
      <style:table-cell-properties style:vertical-align="middle" fo:background-color="transparent" fo:padding="0.101cm" fo:border-left="0.05pt solid #000000" fo:border-right="none" fo:border-top="none" fo:border-bottom="0.05pt solid #000000" style:writing-mode="lr-tb">
        <style:background-image/>
      </style:table-cell-properties>
    </style:style>
    <style:style style:name="Tabela49.B4" style:family="table-cell">
      <style:table-cell-properties style:vertical-align="middle" fo:padding="0.101cm" fo:border-left="0.05pt solid #000000" fo:border-right="0.05pt solid #000000" fo:border-top="none" fo:border-bottom="0.05pt solid #000000" style:writing-mode="lr-tb"/>
    </style:style>
    <style:style style:name="Tabela49.B5" style:family="table-cell">
      <style:table-cell-properties style:vertical-align="middle" fo:padding="0.101cm" fo:border-left="0.05pt solid #000000" fo:border-right="0.05pt solid #000000" fo:border-top="none" fo:border-bottom="0.05pt solid #000000" style:writing-mode="lr-tb"/>
    </style:style>
    <style:style style:name="Tabela49.B6" style:family="table-cell">
      <style:table-cell-properties style:vertical-align="middle" fo:padding="0.101cm" fo:border-left="0.05pt solid #000000" fo:border-right="0.05pt solid #000000" fo:border-top="none" fo:border-bottom="0.05pt solid #000000" style:writing-mode="lr-tb"/>
    </style:style>
    <style:style style:name="Tabela49.B7" style:family="table-cell">
      <style:table-cell-properties style:vertical-align="middle" fo:padding="0.101cm" fo:border-left="0.05pt solid #000000" fo:border-right="0.05pt solid #000000" fo:border-top="none" fo:border-bottom="0.05pt solid #000000" style:writing-mode="lr-tb"/>
    </style:style>
    <style:style style:name="Tabela50" style:family="table">
      <style:table-properties style:width="7.038cm" table:align="center" style:writing-mode="lr-tb"/>
    </style:style>
    <style:style style:name="Tabela50.A" style:family="table-column">
      <style:table-column-properties style:column-width="3.261cm"/>
    </style:style>
    <style:style style:name="Tabela50.B" style:family="table-column">
      <style:table-column-properties style:column-width="3.776cm"/>
    </style:style>
    <style:style style:name="Tabela50.1" style:family="table-row">
      <style:table-row-properties fo:keep-together="auto"/>
    </style:style>
    <style:style style:name="Tabela5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50.B1" style:family="table-cell">
      <style:table-cell-properties style:vertical-align="middle" fo:background-color="#cccccc" fo:padding="0.101cm" fo:border="0.05pt solid #000000" style:writing-mode="lr-tb">
        <style:background-image/>
      </style:table-cell-properties>
    </style:style>
    <style:style style:name="Tabela50.A2" style:family="table-cell">
      <style:table-cell-properties style:vertical-align="middle" fo:padding="0.101cm" fo:border-left="0.05pt solid #000000" fo:border-right="none" fo:border-top="none" fo:border-bottom="0.05pt solid #000000" style:writing-mode="lr-tb"/>
    </style:style>
    <style:style style:name="Tabela50.B2" style:family="table-cell">
      <style:table-cell-properties style:vertical-align="middle" fo:padding="0.101cm" fo:border-left="0.05pt solid #000000" fo:border-right="0.05pt solid #000000" fo:border-top="none" fo:border-bottom="0.05pt solid #000000" style:writing-mode="lr-tb"/>
    </style:style>
    <style:style style:name="Tabela51" style:family="table">
      <style:table-properties style:width="16.863cm" table:align="center" style:writing-mode="lr-tb"/>
    </style:style>
    <style:style style:name="Tabela51.A" style:family="table-column">
      <style:table-column-properties style:column-width="4.337cm"/>
    </style:style>
    <style:style style:name="Tabela51.B" style:family="table-column">
      <style:table-column-properties style:column-width="12.525cm"/>
    </style:style>
    <style:style style:name="Tabe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1.B1" style:family="table-cell">
      <style:table-cell-properties fo:background-color="#cccccc" fo:padding="0.097cm" fo:border="0.05pt solid #000000">
        <style:background-image/>
      </style:table-cell-properties>
    </style:style>
    <style:style style:name="Tabela51.A2" style:family="table-cell">
      <style:table-cell-properties style:vertical-align="middle" fo:padding="0.097cm" fo:border-left="0.05pt solid #000000" fo:border-right="none" fo:border-top="none" fo:border-bottom="0.05pt solid #000000"/>
    </style:style>
    <style:style style:name="Tabela51.B2" style:family="table-cell">
      <style:table-cell-properties style:vertical-align="middle" fo:padding="0.097cm" fo:border-left="0.05pt solid #000000" fo:border-right="0.05pt solid #000000" fo:border-top="none" fo:border-bottom="0.05pt solid #000000"/>
    </style:style>
    <style:style style:name="Tabela52" style:family="table">
      <style:table-properties style:width="14.104cm" table:align="center" style:writing-mode="lr-tb"/>
    </style:style>
    <style:style style:name="Tabela52.A" style:family="table-column">
      <style:table-column-properties style:column-width="2.805cm"/>
    </style:style>
    <style:style style:name="Tabela52.B" style:family="table-column">
      <style:table-column-properties style:column-width="11.299cm"/>
    </style:style>
    <style:style style:name="Tabela52.1" style:family="table-row">
      <style:table-row-properties fo:keep-together="auto"/>
    </style:style>
    <style:style style:name="Tabela5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52.B1" style:family="table-cell">
      <style:table-cell-properties style:vertical-align="middle" fo:background-color="#cccccc" fo:padding="0.101cm" fo:border="0.05pt solid #000000" style:writing-mode="lr-tb">
        <style:background-image/>
      </style:table-cell-properties>
    </style:style>
    <style:style style:name="Tabela52.A2" style:family="table-cell">
      <style:table-cell-properties style:vertical-align="middle" fo:padding="0.101cm" fo:border-left="0.05pt solid #000000" fo:border-right="none" fo:border-top="none" fo:border-bottom="0.05pt solid #000000" style:writing-mode="lr-tb"/>
    </style:style>
    <style:style style:name="Tabela52.B2" style:family="table-cell">
      <style:table-cell-properties style:vertical-align="middle" fo:padding="0.101cm" fo:border-left="0.05pt solid #000000" fo:border-right="0.05pt solid #000000" fo:border-top="none" fo:border-bottom="0.05pt solid #000000" style:writing-mode="lr-tb"/>
    </style:style>
    <style:style style:name="Tabela52.A3" style:family="table-cell">
      <style:table-cell-properties style:vertical-align="middle" fo:padding="0.101cm" fo:border-left="0.05pt solid #000000" fo:border-right="none" fo:border-top="none" fo:border-bottom="0.05pt solid #000000" style:writing-mode="lr-tb"/>
    </style:style>
    <style:style style:name="Tabela52.B3" style:family="table-cell">
      <style:table-cell-properties style:vertical-align="middle" fo:padding="0.101cm" fo:border-left="0.05pt solid #000000" fo:border-right="0.05pt solid #000000" fo:border-top="none" fo:border-bottom="0.05pt solid #000000" style:writing-mode="lr-tb"/>
    </style:style>
    <style:style style:name="Tabela52.A4" style:family="table-cell">
      <style:table-cell-properties style:vertical-align="middle" fo:padding="0.101cm" fo:border-left="0.05pt solid #000000" fo:border-right="none" fo:border-top="none" fo:border-bottom="0.05pt solid #000000" style:writing-mode="lr-tb"/>
    </style:style>
    <style:style style:name="Tabela52.B4" style:family="table-cell">
      <style:table-cell-properties style:vertical-align="middle" fo:padding="0.101cm" fo:border-left="0.05pt solid #000000" fo:border-right="0.05pt solid #000000" fo:border-top="none" fo:border-bottom="0.05pt solid #000000" style:writing-mode="lr-tb"/>
    </style:style>
    <style:style style:name="Tabela52.A5" style:family="table-cell">
      <style:table-cell-properties style:vertical-align="middle" fo:padding="0.101cm" fo:border-left="0.05pt solid #000000" fo:border-right="none" fo:border-top="none" fo:border-bottom="0.05pt solid #000000" style:writing-mode="lr-tb"/>
    </style:style>
    <style:style style:name="Tabela52.B5" style:family="table-cell">
      <style:table-cell-properties style:vertical-align="middle" fo:padding="0.101cm" fo:border-left="0.05pt solid #000000" fo:border-right="0.05pt solid #000000" fo:border-top="none" fo:border-bottom="0.05pt solid #000000" style:writing-mode="lr-tb"/>
    </style:style>
    <style:style style:name="Tabela52.A6" style:family="table-cell">
      <style:table-cell-properties style:vertical-align="middle" fo:padding="0.101cm" fo:border-left="0.05pt solid #000000" fo:border-right="none" fo:border-top="none" fo:border-bottom="0.05pt solid #000000" style:writing-mode="lr-tb"/>
    </style:style>
    <style:style style:name="Tabela52.B6" style:family="table-cell">
      <style:table-cell-properties style:vertical-align="middle" fo:padding="0.101cm" fo:border-left="0.05pt solid #000000" fo:border-right="0.05pt solid #000000" fo:border-top="none" fo:border-bottom="0.05pt solid #000000" style:writing-mode="lr-tb"/>
    </style:style>
    <style:style style:name="Tabela52.A7" style:family="table-cell">
      <style:table-cell-properties style:vertical-align="middle" fo:padding="0.101cm" fo:border-left="0.05pt solid #000000" fo:border-right="none" fo:border-top="none" fo:border-bottom="0.05pt solid #000000" style:writing-mode="lr-tb"/>
    </style:style>
    <style:style style:name="Tabela52.B7" style:family="table-cell">
      <style:table-cell-properties style:vertical-align="middle" fo:padding="0.101cm" fo:border-left="0.05pt solid #000000" fo:border-right="0.05pt solid #000000" fo:border-top="none" fo:border-bottom="0.05pt solid #000000" style:writing-mode="lr-tb"/>
    </style:style>
    <style:style style:name="Tabela52.A8" style:family="table-cell">
      <style:table-cell-properties style:vertical-align="middle" fo:padding="0.101cm" fo:border-left="0.05pt solid #000000" fo:border-right="none" fo:border-top="none" fo:border-bottom="0.05pt solid #000000" style:writing-mode="lr-tb"/>
    </style:style>
    <style:style style:name="Tabela52.B8" style:family="table-cell">
      <style:table-cell-properties style:vertical-align="middle" fo:padding="0.101cm" fo:border-left="0.05pt solid #000000" fo:border-right="0.05pt solid #000000" fo:border-top="none" fo:border-bottom="0.05pt solid #000000" style:writing-mode="lr-tb"/>
    </style:style>
    <style:style style:name="Tabela52.A9" style:family="table-cell">
      <style:table-cell-properties style:vertical-align="middle" fo:padding="0.101cm" fo:border-left="0.05pt solid #000000" fo:border-right="none" fo:border-top="none" fo:border-bottom="0.05pt solid #000000" style:writing-mode="lr-tb"/>
    </style:style>
    <style:style style:name="Tabela52.B9" style:family="table-cell">
      <style:table-cell-properties style:vertical-align="middle" fo:padding="0.101cm" fo:border-left="0.05pt solid #000000" fo:border-right="0.05pt solid #000000" fo:border-top="none" fo:border-bottom="0.05pt solid #000000" style:writing-mode="lr-tb"/>
    </style:style>
    <style:style style:name="Tabela52.A10" style:family="table-cell">
      <style:table-cell-properties style:vertical-align="middle" fo:padding="0.101cm" fo:border-left="0.05pt solid #000000" fo:border-right="none" fo:border-top="none" fo:border-bottom="0.05pt solid #000000" style:writing-mode="lr-tb"/>
    </style:style>
    <style:style style:name="Tabela52.B10" style:family="table-cell">
      <style:table-cell-properties style:vertical-align="middle" fo:padding="0.101cm" fo:border-left="0.05pt solid #000000" fo:border-right="0.05pt solid #000000" fo:border-top="none" fo:border-bottom="0.05pt solid #000000" style:writing-mode="lr-tb"/>
    </style:style>
    <style:style style:name="Tabela52.A11" style:family="table-cell">
      <style:table-cell-properties style:vertical-align="middle" fo:padding="0.101cm" fo:border-left="0.05pt solid #000000" fo:border-right="none" fo:border-top="none" fo:border-bottom="0.05pt solid #000000" style:writing-mode="lr-tb"/>
    </style:style>
    <style:style style:name="Tabela52.B11" style:family="table-cell">
      <style:table-cell-properties style:vertical-align="middle" fo:padding="0.101cm" fo:border-left="0.05pt solid #000000" fo:border-right="0.05pt solid #000000" fo:border-top="none" fo:border-bottom="0.05pt solid #000000" style:writing-mode="lr-tb"/>
    </style:style>
    <style:style style:name="Tabela52.A12" style:family="table-cell">
      <style:table-cell-properties style:vertical-align="middle" fo:padding="0.101cm" fo:border-left="0.05pt solid #000000" fo:border-right="none" fo:border-top="none" fo:border-bottom="0.05pt solid #000000" style:writing-mode="lr-tb"/>
    </style:style>
    <style:style style:name="Tabela52.B12" style:family="table-cell">
      <style:table-cell-properties style:vertical-align="middle" fo:padding="0.101cm" fo:border-left="0.05pt solid #000000" fo:border-right="0.05pt solid #000000" fo:border-top="none" fo:border-bottom="0.05pt solid #000000" style:writing-mode="lr-tb"/>
    </style:style>
    <style:style style:name="Tabela52.A13" style:family="table-cell">
      <style:table-cell-properties style:vertical-align="middle" fo:padding="0.101cm" fo:border-left="0.05pt solid #000000" fo:border-right="none" fo:border-top="none" fo:border-bottom="0.05pt solid #000000" style:writing-mode="lr-tb"/>
    </style:style>
    <style:style style:name="Tabela52.B13" style:family="table-cell">
      <style:table-cell-properties style:vertical-align="middle" fo:padding="0.101cm" fo:border-left="0.05pt solid #000000" fo:border-right="0.05pt solid #000000" fo:border-top="none" fo:border-bottom="0.05pt solid #000000" style:writing-mode="lr-tb"/>
    </style:style>
    <style:style style:name="Tabela52.A14" style:family="table-cell">
      <style:table-cell-properties style:vertical-align="middle" fo:padding="0.101cm" fo:border-left="0.05pt solid #000000" fo:border-right="none" fo:border-top="none" fo:border-bottom="0.05pt solid #000000" style:writing-mode="lr-tb"/>
    </style:style>
    <style:style style:name="Tabela52.B14" style:family="table-cell">
      <style:table-cell-properties style:vertical-align="middle" fo:padding="0.101cm" fo:border-left="0.05pt solid #000000" fo:border-right="0.05pt solid #000000" fo:border-top="none" fo:border-bottom="0.05pt solid #000000" style:writing-mode="lr-tb"/>
    </style:style>
    <style:style style:name="Tabela52.A15" style:family="table-cell">
      <style:table-cell-properties style:vertical-align="middle" fo:padding="0.101cm" fo:border-left="0.05pt solid #000000" fo:border-right="none" fo:border-top="none" fo:border-bottom="0.05pt solid #000000" style:writing-mode="lr-tb"/>
    </style:style>
    <style:style style:name="Tabela52.B15" style:family="table-cell">
      <style:table-cell-properties style:vertical-align="middle" fo:padding="0.101cm" fo:border-left="0.05pt solid #000000" fo:border-right="0.05pt solid #000000" fo:border-top="none" fo:border-bottom="0.05pt solid #000000" style:writing-mode="lr-tb"/>
    </style:style>
    <style:style style:name="Tabela52.A16" style:family="table-cell">
      <style:table-cell-properties style:vertical-align="middle" fo:padding="0.101cm" fo:border-left="0.05pt solid #000000" fo:border-right="none" fo:border-top="none" fo:border-bottom="0.05pt solid #000000" style:writing-mode="lr-tb"/>
    </style:style>
    <style:style style:name="Tabela52.B16" style:family="table-cell">
      <style:table-cell-properties style:vertical-align="middle" fo:padding="0.101cm" fo:border-left="0.05pt solid #000000" fo:border-right="0.05pt solid #000000" fo:border-top="none" fo:border-bottom="0.05pt solid #000000" style:writing-mode="lr-tb"/>
    </style:style>
    <style:style style:name="Tabela52.A17" style:family="table-cell">
      <style:table-cell-properties style:vertical-align="middle" fo:padding="0.101cm" fo:border-left="0.05pt solid #000000" fo:border-right="none" fo:border-top="none" fo:border-bottom="0.05pt solid #000000" style:writing-mode="lr-tb"/>
    </style:style>
    <style:style style:name="Tabela52.B17" style:family="table-cell">
      <style:table-cell-properties style:vertical-align="middle" fo:padding="0.101cm" fo:border-left="0.05pt solid #000000" fo:border-right="0.05pt solid #000000" fo:border-top="none" fo:border-bottom="0.05pt solid #000000" style:writing-mode="lr-tb"/>
    </style:style>
    <style:style style:name="Tabela52.A18" style:family="table-cell">
      <style:table-cell-properties style:vertical-align="middle" fo:padding="0.101cm" fo:border-left="0.05pt solid #000000" fo:border-right="none" fo:border-top="none" fo:border-bottom="0.05pt solid #000000" style:writing-mode="lr-tb"/>
    </style:style>
    <style:style style:name="Tabela52.B18" style:family="table-cell">
      <style:table-cell-properties style:vertical-align="middle" fo:padding="0.101cm" fo:border-left="0.05pt solid #000000" fo:border-right="0.05pt solid #000000" fo:border-top="none" fo:border-bottom="0.05pt solid #000000" style:writing-mode="lr-tb"/>
    </style:style>
    <style:style style:name="Tabela52.A19" style:family="table-cell">
      <style:table-cell-properties style:vertical-align="middle" fo:padding="0.101cm" fo:border-left="0.05pt solid #000000" fo:border-right="none" fo:border-top="none" fo:border-bottom="0.05pt solid #000000" style:writing-mode="lr-tb"/>
    </style:style>
    <style:style style:name="Tabela52.B19" style:family="table-cell">
      <style:table-cell-properties style:vertical-align="middle" fo:padding="0.101cm" fo:border-left="0.05pt solid #000000" fo:border-right="0.05pt solid #000000" fo:border-top="none" fo:border-bottom="0.05pt solid #000000" style:writing-mode="lr-tb"/>
    </style:style>
    <style:style style:name="Tabela52.A20" style:family="table-cell">
      <style:table-cell-properties style:vertical-align="middle" fo:padding="0.101cm" fo:border-left="0.05pt solid #000000" fo:border-right="none" fo:border-top="none" fo:border-bottom="0.05pt solid #000000" style:writing-mode="lr-tb"/>
    </style:style>
    <style:style style:name="Tabela52.B20" style:family="table-cell">
      <style:table-cell-properties style:vertical-align="middle" fo:padding="0.101cm" fo:border-left="0.05pt solid #000000" fo:border-right="0.05pt solid #000000" fo:border-top="none" fo:border-bottom="0.05pt solid #000000" style:writing-mode="lr-tb"/>
    </style:style>
    <style:style style:name="Tabela52.A21" style:family="table-cell">
      <style:table-cell-properties style:vertical-align="middle" fo:padding="0.101cm" fo:border-left="0.05pt solid #000000" fo:border-right="none" fo:border-top="none" fo:border-bottom="0.05pt solid #000000" style:writing-mode="lr-tb"/>
    </style:style>
    <style:style style:name="Tabela52.B21" style:family="table-cell">
      <style:table-cell-properties style:vertical-align="middle" fo:padding="0.101cm" fo:border-left="0.05pt solid #000000" fo:border-right="0.05pt solid #000000" fo:border-top="none" fo:border-bottom="0.05pt solid #000000" style:writing-mode="lr-tb"/>
    </style:style>
    <style:style style:name="Tabela52.A22" style:family="table-cell">
      <style:table-cell-properties style:vertical-align="middle" fo:padding="0.101cm" fo:border-left="0.05pt solid #000000" fo:border-right="none" fo:border-top="none" fo:border-bottom="0.05pt solid #000000" style:writing-mode="lr-tb"/>
    </style:style>
    <style:style style:name="Tabela52.B22" style:family="table-cell">
      <style:table-cell-properties style:vertical-align="middle" fo:padding="0.101cm"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fo:text-align="justify" style:justify-single-word="false"/>
      <style:text-properties officeooo:paragraph-rsid="0018b15b"/>
    </style:style>
    <style:style style:name="P5" style:family="paragraph" style:parent-style-name="Standard">
      <style:paragraph-properties fo:text-align="justify" style:justify-single-word="false"/>
      <style:text-properties officeooo:paragraph-rsid="0022de94"/>
    </style:style>
    <style:style style:name="P6" style:family="paragraph" style:parent-style-name="Standard">
      <style:paragraph-properties fo:text-align="justify" style:justify-single-word="false"/>
      <style:text-properties officeooo:paragraph-rsid="00296f48"/>
    </style:style>
    <style:style style:name="P7" style:family="paragraph" style:parent-style-name="Standard">
      <style:paragraph-properties fo:text-align="justify" style:justify-single-word="false"/>
      <style:text-properties officeooo:paragraph-rsid="002a2ee3"/>
    </style:style>
    <style:style style:name="P8" style:family="paragraph" style:parent-style-name="Standard">
      <style:paragraph-properties fo:text-align="justify" style:justify-single-word="false"/>
      <style:text-properties officeooo:paragraph-rsid="002d65f6"/>
    </style:style>
    <style:style style:name="P9" style:family="paragraph" style:parent-style-name="Standard">
      <style:paragraph-properties fo:text-align="justify" style:justify-single-word="false"/>
      <style:text-properties officeooo:paragraph-rsid="00320540"/>
    </style:style>
    <style:style style:name="P10" style:family="paragraph" style:parent-style-name="Standard">
      <style:paragraph-properties fo:text-align="justify" style:justify-single-word="false"/>
      <style:text-properties officeooo:paragraph-rsid="0035e3b9"/>
    </style:style>
    <style:style style:name="P11" style:family="paragraph" style:parent-style-name="Standard">
      <style:paragraph-properties fo:text-align="justify" style:justify-single-word="false"/>
      <style:text-properties officeooo:paragraph-rsid="00370999"/>
    </style:style>
    <style:style style:name="P12" style:family="paragraph" style:parent-style-name="Standard">
      <style:paragraph-properties fo:text-align="justify" style:justify-single-word="false"/>
      <style:text-properties officeooo:paragraph-rsid="0039e6e9"/>
    </style:style>
    <style:style style:name="P13" style:family="paragraph" style:parent-style-name="Standard">
      <style:paragraph-properties fo:text-align="justify" style:justify-single-word="false"/>
      <style:text-properties officeooo:paragraph-rsid="003cdcf7"/>
    </style:style>
    <style:style style:name="P14" style:family="paragraph" style:parent-style-name="Standard">
      <style:paragraph-properties fo:text-align="justify" style:justify-single-word="false"/>
      <style:text-properties officeooo:paragraph-rsid="0041ec52"/>
    </style:style>
    <style:style style:name="P15" style:family="paragraph" style:parent-style-name="Standard">
      <style:paragraph-properties fo:text-align="justify" style:justify-single-word="false"/>
      <style:text-properties officeooo:paragraph-rsid="0046a7da"/>
    </style:style>
    <style:style style:name="P16" style:family="paragraph" style:parent-style-name="Standard">
      <style:paragraph-properties style:snap-to-layout-gri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snap-to-layout-gri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18b15b" style:font-weight-asian="bold" style:font-weight-complex="bold"/>
    </style:style>
    <style:style style:name="P21" style:family="paragraph" style:parent-style-name="Standard">
      <style:paragraph-properties fo:text-align="justify" style:justify-single-word="false"/>
      <style:text-properties fo:font-weight="bold" officeooo:paragraph-rsid="002a2ee3" style:font-weight-asian="bold" style:font-weight-complex="bold"/>
    </style:style>
    <style:style style:name="P22" style:family="paragraph" style:parent-style-name="Standard">
      <style:paragraph-properties fo:text-align="justify" style:justify-single-word="false"/>
      <style:text-properties fo:font-weight="bold" officeooo:paragraph-rsid="00320540" style:font-weight-asian="bold" style:font-weight-complex="bold"/>
    </style:style>
    <style:style style:name="P23" style:family="paragraph" style:parent-style-name="Standard">
      <style:text-properties fo:font-weight="bold" officeooo:paragraph-rsid="0018b15b" style:font-weight-asian="bold" style:font-weight-complex="bold"/>
    </style:style>
    <style:style style:name="P24" style:family="paragraph" style:parent-style-name="Standard">
      <style:text-properties fo:font-weight="bold" officeooo:paragraph-rsid="002a2ee3" style:font-weight-asian="bold" style:font-weight-complex="bold"/>
    </style:style>
    <style:style style:name="P25" style:family="paragraph" style:parent-style-name="Standard">
      <style:text-properties fo:font-weight="bold" officeooo:paragraph-rsid="002d65f6" style:font-weight-asian="bold" style:font-weight-complex="bold"/>
    </style:style>
    <style:style style:name="P26" style:family="paragraph" style:parent-style-name="Standard">
      <style:text-properties fo:font-weight="bold" officeooo:paragraph-rsid="00320540" style:font-weight-asian="bold" style:font-weight-complex="bold"/>
    </style:style>
    <style:style style:name="P27" style:family="paragraph" style:parent-style-name="Standard">
      <style:text-properties fo:font-weight="bold" officeooo:paragraph-rsid="0035e3b9" style:font-weight-asian="bold" style:font-weight-complex="bold"/>
    </style:style>
    <style:style style:name="P28" style:family="paragraph" style:parent-style-name="Standard">
      <style:text-properties fo:font-weight="bold" officeooo:paragraph-rsid="00370999" style:font-weight-asian="bold" style:font-weight-complex="bold"/>
    </style:style>
    <style:style style:name="P29" style:family="paragraph" style:parent-style-name="Standard">
      <style:text-properties fo:font-weight="bold" officeooo:paragraph-rsid="0039e6e9" style:font-weight-asian="bold" style:font-weight-complex="bold"/>
    </style:style>
    <style:style style:name="P30" style:family="paragraph" style:parent-style-name="Standard">
      <style:text-properties fo:font-weight="bold" officeooo:paragraph-rsid="003cdcf7" style:font-weight-asian="bold" style:font-weight-complex="bold"/>
    </style:style>
    <style:style style:name="P31" style:family="paragraph" style:parent-style-name="Standard">
      <style:text-properties fo:font-weight="bold" officeooo:paragraph-rsid="0041ec52" style:font-weight-asian="bold" style:font-weight-complex="bold"/>
    </style:style>
    <style:style style:name="P32" style:family="paragraph" style:parent-style-name="Standard">
      <style:paragraph-properties style:snap-to-layout-grid="false"/>
      <style:text-properties style:font-name="Times New Roman"/>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text-properties style:font-name="Courier New"/>
    </style:style>
    <style:style style:name="P36" style:family="paragraph" style:parent-style-name="Standard">
      <style:paragraph-properties fo:text-align="justify" style:justify-single-word="false"/>
      <style:text-properties style:font-name="Courier New"/>
    </style:style>
    <style:style style:name="P37" style:family="paragraph" style:parent-style-name="Standard">
      <style:paragraph-properties fo:text-align="start" style:justify-single-word="false"/>
      <style:text-properties style:font-name="Courier New"/>
    </style:style>
    <style:style style:name="P38" style:family="paragraph" style:parent-style-name="Standard">
      <style:text-properties style:font-name="Courier New1"/>
    </style:style>
    <style:style style:name="P39" style:family="paragraph" style:parent-style-name="Standard">
      <style:text-properties style:font-name="Courier New1" fo:font-size="12pt" style:font-size-asian="12pt" style:font-size-complex="12pt"/>
    </style:style>
    <style:style style:name="P40" style:family="paragraph" style:parent-style-name="Standard">
      <style:text-properties style:font-name="Courier New1" fo:font-style="italic" fo:font-weight="normal" style:font-style-asian="italic" style:font-weight-asian="normal" style:font-style-complex="italic" style:font-weight-complex="normal"/>
    </style:style>
    <style:style style:name="P41" style:family="paragraph" style:parent-style-name="Standard">
      <style:text-properties style:font-name="Courier New1" fo:font-style="italic" style:font-style-asian="italic" style:font-style-complex="italic"/>
    </style:style>
    <style:style style:name="P42" style:family="paragraph" style:parent-style-name="Standard">
      <style:paragraph-properties fo:text-align="justify" style:justify-single-word="false"/>
      <style:text-properties style:font-name="Courier New1" fo:font-style="italic" style:font-style-asian="italic" style:font-style-complex="italic"/>
    </style:style>
    <style:style style:name="P43" style:family="paragraph" style:parent-style-name="Standard">
      <style:text-properties style:font-name="Courier New1" fo:font-style="italic" officeooo:paragraph-rsid="002a2ee3" style:font-style-asian="italic" style:font-style-complex="italic"/>
    </style:style>
    <style:style style:name="P44" style:family="paragraph" style:parent-style-name="Standard">
      <style:paragraph-properties fo:text-align="justify" style:justify-single-word="false"/>
      <style:text-properties style:font-name="Courier New1"/>
    </style:style>
    <style:style style:name="P45" style:family="paragraph" style:parent-style-name="Standard">
      <style:paragraph-properties fo:text-align="justify" style:justify-single-word="false"/>
      <style:text-properties style:font-name="Courier New1" officeooo:paragraph-rsid="00370999"/>
    </style:style>
    <style:style style:name="P46" style:family="paragraph" style:parent-style-name="Standard">
      <style:paragraph-properties fo:text-align="justify" style:justify-single-word="false"/>
      <style:text-properties style:font-name="Courier New1" officeooo:paragraph-rsid="0039e6e9"/>
    </style:style>
    <style:style style:name="P47" style:family="paragraph" style:parent-style-name="Standard">
      <style:paragraph-properties fo:text-align="justify" style:justify-single-word="false"/>
      <style:text-properties style:font-name="Courier New1" officeooo:paragraph-rsid="003cdcf7"/>
    </style:style>
    <style:style style:name="P48" style:family="paragraph" style:parent-style-name="Standard">
      <style:text-properties style:font-name="Courier New1" officeooo:paragraph-rsid="002a2ee3"/>
    </style:style>
    <style:style style:name="P49" style:family="paragraph" style:parent-style-name="Standard">
      <style:text-properties style:font-name="Courier New1" officeooo:paragraph-rsid="0041ec52"/>
    </style:style>
    <style:style style:name="P50" style:family="paragraph" style:parent-style-name="Standard">
      <style:paragraph-properties fo:text-align="start" style:justify-single-word="false"/>
    </style:style>
    <style:style style:name="P51" style:family="paragraph" style:parent-style-name="Standard">
      <style:text-properties fo:font-style="italic" style:font-style-asian="italic"/>
    </style:style>
    <style:style style:name="P52" style:family="paragraph" style:parent-style-name="Standard">
      <style:text-properties fo:font-style="italic" style:font-style-asian="italic" style:font-style-complex="italic"/>
    </style:style>
    <style:style style:name="P53" style:family="paragraph" style:parent-style-name="Standard">
      <style:paragraph-properties style:snap-to-layout-grid="false"/>
      <style:text-properties fo:font-style="italic" officeooo:rsid="00140e92" officeooo:paragraph-rsid="00140e92" style:font-style-asian="italic" style:font-style-complex="italic"/>
    </style:style>
    <style:style style:name="P54" style:family="paragraph" style:parent-style-name="Standard">
      <style:text-properties fo:font-style="italic" officeooo:rsid="0028786a" officeooo:paragraph-rsid="0028786a" style:font-style-asian="italic" style:font-style-complex="italic"/>
    </style:style>
    <style:style style:name="P55" style:family="paragraph" style:parent-style-name="Standard">
      <style:text-properties fo:font-style="italic" officeooo:paragraph-rsid="002a2ee3" style:font-style-asian="italic" style:font-style-complex="italic"/>
    </style:style>
    <style:style style:name="P56" style:family="paragraph" style:parent-style-name="Standard">
      <style:paragraph-properties fo:text-align="start" style:justify-single-word="false"/>
      <style:text-properties fo:font-style="italic" officeooo:paragraph-rsid="002a2ee3" style:font-style-asian="italic" style:font-style-complex="italic"/>
    </style:style>
    <style:style style:name="P57" style:family="paragraph" style:parent-style-name="Standard">
      <style:text-properties fo:font-style="italic" officeooo:rsid="002d9f58" officeooo:paragraph-rsid="002d9f58" style:font-style-asian="italic" style:font-style-complex="italic"/>
    </style:style>
    <style:style style:name="P58" style:family="paragraph" style:parent-style-name="Standard">
      <style:paragraph-properties fo:text-align="justify" style:justify-single-word="false"/>
      <style:text-properties fo:font-style="italic" officeooo:rsid="00308d6c" officeooo:paragraph-rsid="00308d6c" style:font-style-asian="italic" style:font-style-complex="italic"/>
    </style:style>
    <style:style style:name="P59" style:family="paragraph" style:parent-style-name="Standard">
      <style:text-properties fo:font-style="italic" officeooo:paragraph-rsid="0035e3b9" style:font-style-asian="italic" style:font-style-complex="italic"/>
    </style:style>
    <style:style style:name="P60" style:family="paragraph" style:parent-style-name="Standard">
      <style:text-properties fo:font-style="italic" officeooo:rsid="00420070" officeooo:paragraph-rsid="00420070" style:font-style-asian="italic" style:font-style-complex="italic"/>
    </style:style>
    <style:style style:name="P61" style:family="paragraph" style:parent-style-name="Standard">
      <style:text-properties fo:font-style="italic" officeooo:paragraph-rsid="003cdcf7" style:font-style-asian="italic" style:font-style-complex="italic"/>
    </style:style>
    <style:style style:name="P62" style:family="paragraph" style:parent-style-name="Standard">
      <style:text-properties fo:font-style="italic" officeooo:rsid="003e3aac" officeooo:paragraph-rsid="003e3aac" style:font-style-asian="italic" style:font-style-complex="italic"/>
    </style:style>
    <style:style style:name="P63" style:family="paragraph" style:parent-style-name="Standard">
      <style:text-properties fo:font-style="italic" officeooo:rsid="0035e3b9" officeooo:paragraph-rsid="0035e3b9" style:font-style-asian="italic" style:font-style-complex="italic"/>
    </style:style>
    <style:style style:name="P64" style:family="paragraph" style:parent-style-name="Standard">
      <style:paragraph-properties fo:text-align="start" style:justify-single-word="false"/>
      <style:text-properties fo:font-style="italic" style:font-style-asian="italic"/>
    </style:style>
    <style:style style:name="P65" style:family="paragraph" style:parent-style-name="Standard">
      <style:paragraph-properties fo:text-align="start" style:justify-single-word="false"/>
      <style:text-properties fo:font-style="italic" officeooo:paragraph-rsid="0018b15b" style:font-style-asian="italic"/>
    </style:style>
    <style:style style:name="P66" style:family="paragraph" style:parent-style-name="Standard">
      <style:paragraph-properties style:snap-to-layout-grid="false"/>
      <style:text-properties fo:font-style="italic" style:font-style-asian="italic"/>
    </style:style>
    <style:style style:name="P67" style:family="paragraph" style:parent-style-name="Standard">
      <style:text-properties fo:font-style="italic" officeooo:paragraph-rsid="002a2ee3" style:font-style-asian="italic"/>
    </style:style>
    <style:style style:name="P68" style:family="paragraph" style:parent-style-name="Standard">
      <style:paragraph-properties fo:text-align="start" style:justify-single-word="false"/>
      <style:text-properties fo:font-style="italic" officeooo:rsid="00320540" officeooo:paragraph-rsid="00320540" style:font-style-asian="italic"/>
    </style:style>
    <style:style style:name="P69" style:family="paragraph" style:parent-style-name="Standard">
      <style:paragraph-properties fo:text-align="start" style:justify-single-word="false"/>
      <style:text-properties fo:font-style="italic" officeooo:rsid="00320540" officeooo:paragraph-rsid="0033c42e" style:font-style-asian="italic"/>
    </style:style>
    <style:style style:name="P70" style:family="paragraph" style:parent-style-name="Standard">
      <style:text-properties fo:font-style="italic" officeooo:rsid="00370999" officeooo:paragraph-rsid="00370999" style:font-style-asian="italic"/>
    </style:style>
    <style:style style:name="P71" style:family="paragraph" style:parent-style-name="Standard">
      <style:text-properties fo:font-style="italic" officeooo:rsid="0039acbd" officeooo:paragraph-rsid="0039acbd" style:font-style-asian="italic"/>
    </style:style>
    <style:style style:name="P72" style:family="paragraph" style:parent-style-name="Standard">
      <style:text-properties fo:font-style="italic" officeooo:rsid="003b3217" officeooo:paragraph-rsid="003b3217" style:font-style-asian="italic"/>
    </style:style>
    <style:style style:name="P73" style:family="paragraph" style:parent-style-name="Standard">
      <style:text-properties fo:font-style="italic" officeooo:rsid="0040099f" officeooo:paragraph-rsid="0040099f" style:font-style-asian="italic"/>
    </style:style>
    <style:style style:name="P74" style:family="paragraph" style:parent-style-name="Standard">
      <style:text-properties fo:font-style="italic" officeooo:rsid="004346dc" officeooo:paragraph-rsid="004346dc" style:font-style-asian="italic"/>
    </style:style>
    <style:style style:name="P75" style:family="paragraph" style:parent-style-name="Standard">
      <style:text-properties officeooo:paragraph-rsid="0018b15b"/>
    </style:style>
    <style:style style:name="P76" style:family="paragraph" style:parent-style-name="Standard">
      <style:text-properties officeooo:paragraph-rsid="00198e50"/>
    </style:style>
    <style:style style:name="P77" style:family="paragraph" style:parent-style-name="Standard">
      <style:paragraph-properties fo:text-align="justify" style:justify-single-word="false"/>
      <style:text-properties officeooo:rsid="002593fd" officeooo:paragraph-rsid="002a2ee3"/>
    </style:style>
    <style:style style:name="P78" style:family="paragraph" style:parent-style-name="Standard">
      <style:paragraph-properties fo:text-align="justify" style:justify-single-word="false"/>
      <style:text-properties officeooo:rsid="0028786a" officeooo:paragraph-rsid="0028786a"/>
    </style:style>
    <style:style style:name="P79" style:family="paragraph" style:parent-style-name="Standard">
      <style:paragraph-properties fo:text-align="justify" style:justify-single-word="false"/>
      <style:text-properties officeooo:rsid="0028786a" officeooo:paragraph-rsid="002d65f6"/>
    </style:style>
    <style:style style:name="P80" style:family="paragraph" style:parent-style-name="Standard">
      <style:text-properties officeooo:paragraph-rsid="002a2ee3"/>
    </style:style>
    <style:style style:name="P81" style:family="paragraph" style:parent-style-name="Standard">
      <style:text-properties officeooo:paragraph-rsid="002d65f6"/>
    </style:style>
    <style:style style:name="P82" style:family="paragraph" style:parent-style-name="Standard">
      <style:text-properties officeooo:paragraph-rsid="002d9f58"/>
    </style:style>
    <style:style style:name="P83" style:family="paragraph" style:parent-style-name="Standard">
      <style:text-properties officeooo:rsid="00308d6c" officeooo:paragraph-rsid="00308d6c"/>
    </style:style>
    <style:style style:name="P84" style:family="paragraph" style:parent-style-name="Standard">
      <style:paragraph-properties fo:text-align="justify" style:justify-single-word="false"/>
      <style:text-properties officeooo:rsid="00308d6c" officeooo:paragraph-rsid="00308d6c"/>
    </style:style>
    <style:style style:name="P85" style:family="paragraph" style:parent-style-name="Standard">
      <style:text-properties style:use-window-font-color="true" style:font-name="Times New Roman" fo:font-size="12pt" fo:language="pt" fo:country="BR" fo:font-style="italic" officeooo:rsid="00308d6c" officeooo:paragraph-rsid="00308d6c" style:letter-kerning="true" style:font-name-asian="DejaVu Sans1" style:font-size-asian="12pt" style:language-asian="zxx" style:country-asian="none" style:font-style-asian="italic" style:font-name-complex="Tahoma2" style:font-size-complex="12pt" style:language-complex="zxx" style:country-complex="none"/>
    </style:style>
    <style:style style:name="P86" style:family="paragraph" style:parent-style-name="Standard">
      <style:paragraph-properties fo:text-align="justify" style:justify-single-word="false"/>
      <style:text-properties style:use-window-font-color="true" style:font-name="Times New Roman" fo:font-size="12pt" fo:language="pt" fo:country="BR" officeooo:rsid="00320540" officeooo:paragraph-rsid="00320540" style:letter-kerning="true" style:font-name-asian="DejaVu Sans1" style:font-size-asian="12pt" style:language-asian="zxx" style:country-asian="none" style:font-name-complex="Tahoma2" style:font-size-complex="12pt" style:language-complex="zxx" style:country-complex="none"/>
    </style:style>
    <style:style style:name="P87" style:family="paragraph" style:parent-style-name="Standard">
      <style:paragraph-properties fo:text-align="justify" style:justify-single-word="false"/>
      <style:text-properties style:use-window-font-color="true" style:font-name="Times New Roman" fo:font-size="12pt" fo:language="pt" fo:country="BR" officeooo:rsid="00320540" officeooo:paragraph-rsid="003449e7" style:letter-kerning="true" style:font-name-asian="DejaVu Sans1" style:font-size-asian="12pt" style:language-asian="zxx" style:country-asian="none" style:font-name-complex="Tahoma2" style:font-size-complex="12pt" style:language-complex="zxx" style:country-complex="none"/>
    </style:style>
    <style:style style:name="P88" style:family="paragraph" style:parent-style-name="Standard">
      <style:paragraph-properties fo:text-align="justify" style:justify-single-word="false"/>
      <style:text-properties style:use-window-font-color="true" style:font-name="Times New Roman" fo:font-size="12pt" fo:language="pt" fo:country="BR" fo:font-style="normal" officeooo:rsid="00320540" officeooo:paragraph-rsid="003449e7" style:letter-kerning="true" style:font-name-asian="DejaVu Sans1" style:font-size-asian="12pt" style:language-asian="zxx" style:country-asian="none" style:font-style-asian="normal" style:font-name-complex="Tahoma2" style:font-size-complex="12pt" style:language-complex="zxx" style:country-complex="none" style:font-style-complex="normal"/>
    </style:style>
    <style:style style:name="P89" style:family="paragraph" style:parent-style-name="Standard">
      <style:text-properties officeooo:paragraph-rsid="00320540"/>
    </style:style>
    <style:style style:name="P90" style:family="paragraph" style:parent-style-name="Standard">
      <style:paragraph-properties fo:text-align="justify" style:justify-single-word="false"/>
      <style:text-properties officeooo:rsid="00320540" officeooo:paragraph-rsid="00320540"/>
    </style:style>
    <style:style style:name="P91" style:family="paragraph" style:parent-style-name="Standard">
      <style:paragraph-properties fo:text-align="justify" style:justify-single-word="false"/>
      <style:text-properties officeooo:rsid="00320540" officeooo:paragraph-rsid="003449e7"/>
    </style:style>
    <style:style style:name="P92" style:family="paragraph" style:parent-style-name="Standard">
      <style:text-properties officeooo:paragraph-rsid="003354fc"/>
    </style:style>
    <style:style style:name="P93" style:family="paragraph" style:parent-style-name="Standard">
      <style:paragraph-properties fo:text-align="justify" style:justify-single-word="false"/>
      <style:text-properties officeooo:rsid="00346e8a" officeooo:paragraph-rsid="00346e8a"/>
    </style:style>
    <style:style style:name="P94" style:family="paragraph" style:parent-style-name="Standard">
      <style:text-properties officeooo:paragraph-rsid="0035e3b9"/>
    </style:style>
    <style:style style:name="P95" style:family="paragraph" style:parent-style-name="Standard">
      <style:text-properties officeooo:rsid="0035e3b9" officeooo:paragraph-rsid="0035e3b9"/>
    </style:style>
    <style:style style:name="P96" style:family="paragraph" style:parent-style-name="Standard">
      <style:paragraph-properties fo:text-align="justify" style:justify-single-word="false"/>
      <style:text-properties officeooo:rsid="0035e3b9" officeooo:paragraph-rsid="00370999"/>
    </style:style>
    <style:style style:name="P97" style:family="paragraph" style:parent-style-name="Standard">
      <style:paragraph-properties fo:text-align="justify" style:justify-single-word="false"/>
      <style:text-properties officeooo:rsid="0035e3b9" officeooo:paragraph-rsid="003b3217"/>
    </style:style>
    <style:style style:name="P98" style:family="paragraph" style:parent-style-name="Standard">
      <style:paragraph-properties fo:text-align="justify" style:justify-single-word="false"/>
      <style:text-properties officeooo:rsid="0035e3b9" officeooo:paragraph-rsid="003cdcf7"/>
    </style:style>
    <style:style style:name="P99" style:family="paragraph" style:parent-style-name="Standard">
      <style:paragraph-properties fo:text-align="justify" style:justify-single-word="false"/>
      <style:text-properties officeooo:rsid="0035e3b9" officeooo:paragraph-rsid="003e3aac"/>
    </style:style>
    <style:style style:name="P100" style:family="paragraph" style:parent-style-name="Standard">
      <style:paragraph-properties fo:text-align="justify" style:justify-single-word="false"/>
      <style:text-properties officeooo:rsid="00370999" officeooo:paragraph-rsid="00370999"/>
    </style:style>
    <style:style style:name="P101" style:family="paragraph" style:parent-style-name="Standard">
      <style:text-properties officeooo:paragraph-rsid="00370999"/>
    </style:style>
    <style:style style:name="P102" style:family="paragraph" style:parent-style-name="Standard">
      <style:paragraph-properties fo:text-align="justify" style:justify-single-word="false"/>
      <style:text-properties officeooo:rsid="0039acbd" officeooo:paragraph-rsid="0039acbd"/>
    </style:style>
    <style:style style:name="P103" style:family="paragraph" style:parent-style-name="Standard">
      <style:text-properties officeooo:paragraph-rsid="0039e6e9"/>
    </style:style>
    <style:style style:name="P104" style:family="paragraph" style:parent-style-name="Standard">
      <style:text-properties officeooo:paragraph-rsid="003cdcf7"/>
    </style:style>
    <style:style style:name="P105" style:family="paragraph" style:parent-style-name="Standard">
      <style:text-properties officeooo:paragraph-rsid="0041ec52"/>
    </style:style>
    <style:style style:name="P106" style:family="paragraph" style:parent-style-name="Standard">
      <style:text-properties officeooo:rsid="00420070" officeooo:paragraph-rsid="00420070"/>
    </style:style>
    <style:style style:name="P107" style:family="paragraph" style:parent-style-name="Standard">
      <style:paragraph-properties fo:text-align="justify" style:justify-single-word="false"/>
      <style:text-properties officeooo:rsid="00420070" officeooo:paragraph-rsid="00423d47"/>
    </style:style>
    <style:style style:name="P108" style:family="paragraph" style:parent-style-name="Standard">
      <style:paragraph-properties fo:text-align="justify" style:justify-single-word="false"/>
      <style:text-properties fo:font-style="normal" officeooo:rsid="00357a2b" officeooo:paragraph-rsid="00320540" style:font-style-asian="normal" style:font-style-complex="normal"/>
    </style:style>
    <style:style style:name="P109" style:family="paragraph" style:parent-style-name="Standard">
      <style:paragraph-properties fo:margin-top="0cm" fo:margin-bottom="0cm" style:contextual-spacing="false" fo:text-align="justify" style:justify-single-word="false"/>
    </style:style>
    <style:style style:name="P110" style:family="paragraph" style:parent-style-name="Standard">
      <style:paragraph-properties fo:margin-top="0cm" fo:margin-bottom="0cm" style:contextual-spacing="false" fo:text-align="justify" style:justify-single-word="false" fo:background-color="#cccccc">
        <style:background-image/>
      </style:paragraph-properties>
      <style:text-properties fo:font-weight="bold" style:font-weight-asian="bold" style:font-weight-complex="bold"/>
    </style:style>
    <style:style style:name="P111" style:family="paragraph" style:parent-style-name="Standard">
      <style:paragraph-properties fo:margin-top="0cm" fo:margin-bottom="0cm" style:contextual-spacing="false" fo:text-align="center" style:justify-single-word="false" fo:padding="0.049cm" fo:border="0.06pt solid #000000" style:shadow="none"/>
    </style:style>
    <style:style style:name="P112" style:family="paragraph" style:parent-style-name="Standard">
      <style:paragraph-properties fo:margin-top="0cm" fo:margin-bottom="0cm" style:contextual-spacing="false" fo:text-align="center" style:justify-single-word="false" fo:padding="0.049cm" fo:border="0.06pt solid #000000" style:shadow="none"/>
      <style:text-properties fo:font-size="28pt" fo:font-weight="bold" style:font-size-asian="28pt" style:font-weight-asian="bold" style:font-size-complex="28pt" style:font-weight-complex="bold"/>
    </style:style>
    <style:style style:name="P113" style:family="paragraph" style:parent-style-name="Standard">
      <style:paragraph-properties fo:margin-top="0cm" fo:margin-bottom="0cm" style:contextual-spacing="false" fo:text-align="justify" style:justify-single-word="false" fo:padding="0.049cm" fo:border="0.06pt solid #000000" style:shadow="none"/>
    </style:style>
    <style:style style:name="P114" style:family="paragraph" style:parent-style-name="Standard">
      <style:paragraph-properties fo:margin-top="0cm" fo:margin-bottom="0cm" style:contextual-spacing="false" fo:text-align="center" style:justify-single-word="false" fo:padding="0.049cm" fo:border="0.06pt solid #000000" style:shadow="none"/>
      <style:text-properties fo:font-weight="bold" style:font-weight-asian="bold" style:font-weight-complex="bold"/>
    </style:style>
    <style:style style:name="P115" style:family="paragraph" style:parent-style-name="Standard">
      <style:paragraph-properties fo:margin-top="0cm" fo:margin-bottom="0cm" style:contextual-spacing="false" fo:text-align="center" style:justify-single-word="false" fo:padding="0.049cm" fo:border="0.06pt solid #000000" style:shadow="none"/>
      <style:text-properties fo:font-size="16pt" fo:font-style="italic" fo:font-weight="normal" style:font-size-asian="16pt" style:font-style-asian="italic" style:font-weight-asian="normal" style:font-size-complex="16pt" style:font-style-complex="italic" style:font-weight-complex="normal"/>
    </style:style>
    <style:style style:name="P116" style:family="paragraph" style:parent-style-name="Standard">
      <style:paragraph-properties fo:margin-top="0cm" fo:margin-bottom="0cm" style:contextual-spacing="false" fo:text-align="center" style:justify-single-word="false" fo:padding="0.049cm" fo:border="0.06pt solid #000000" style:shadow="none"/>
      <style:text-properties fo:font-size="16pt" fo:font-weight="bold" officeooo:rsid="002d65f6" officeooo:paragraph-rsid="002d65f6" style:font-size-asian="16pt" style:font-weight-asian="bold" style:font-size-complex="16pt" style:font-weight-complex="bold"/>
    </style:style>
    <style:style style:name="P117" style:family="paragraph" style:parent-style-name="Standard">
      <style:paragraph-properties fo:margin-top="0cm" fo:margin-bottom="0cm" style:contextual-spacing="false" fo:text-align="justify" style:justify-single-word="false" fo:break-before="page"/>
    </style:style>
    <style:style style:name="P118" style:family="paragraph" style:parent-style-name="Standard">
      <style:paragraph-properties fo:break-before="page"/>
    </style:style>
    <style:style style:name="P119" style:family="paragraph" style:parent-style-name="Standard">
      <style:paragraph-properties fo:text-align="justify" style:justify-single-word="false" fo:break-before="page"/>
    </style:style>
    <style:style style:name="P120" style:family="paragraph" style:parent-style-name="Standard">
      <style:paragraph-properties fo:text-align="justify" style:justify-single-word="false" fo:break-before="page"/>
      <style:text-properties officeooo:paragraph-rsid="0018b15b"/>
    </style:style>
    <style:style style:name="P121" style:family="paragraph" style:parent-style-name="Standard">
      <style:paragraph-properties fo:break-before="page"/>
      <style:text-properties style:font-name="Times New Roman" fo:font-size="12pt" style:font-size-asian="12pt" style:font-size-complex="12pt"/>
    </style:style>
    <style:style style:name="P122" style:family="paragraph" style:parent-style-name="Standard">
      <style:paragraph-properties fo:text-align="justify" style:justify-single-word="false" fo:break-before="page"/>
      <style:text-properties style:font-name="Courier New"/>
    </style:style>
    <style:style style:name="P123" style:family="paragraph" style:parent-style-name="Standard">
      <style:paragraph-properties fo:break-before="page"/>
      <style:text-properties style:font-name="Courier New1"/>
    </style:style>
    <style:style style:name="P124" style:family="paragraph" style:parent-style-name="Standard">
      <style:paragraph-properties fo:text-align="justify" style:justify-single-word="false" fo:break-before="page"/>
      <style:text-properties style:font-name="Courier New1"/>
    </style:style>
    <style:style style:name="P125" style:family="paragraph" style:parent-style-name="Standard">
      <style:paragraph-properties fo:break-before="page"/>
      <style:text-properties style:font-name="Courier New1" officeooo:paragraph-rsid="002a2ee3"/>
    </style:style>
    <style:style style:name="P126" style:family="paragraph" style:parent-style-name="Standard">
      <style:paragraph-properties fo:break-before="page"/>
      <style:text-properties officeooo:paragraph-rsid="0018b15b"/>
    </style:style>
    <style:style style:name="P127" style:family="paragraph" style:parent-style-name="Standard">
      <style:paragraph-properties fo:break-before="page"/>
      <style:text-properties officeooo:paragraph-rsid="002a2ee3"/>
    </style:style>
    <style:style style:name="P128" style:family="paragraph" style:parent-style-name="Standard">
      <style:paragraph-properties fo:break-before="page"/>
      <style:text-properties officeooo:paragraph-rsid="00320540"/>
    </style:style>
    <style:style style:name="P129" style:family="paragraph" style:parent-style-name="Standard">
      <style:paragraph-properties fo:break-before="page"/>
      <style:text-properties officeooo:paragraph-rsid="0035e3b9"/>
    </style:style>
    <style:style style:name="P130" style:family="paragraph" style:parent-style-name="Standard">
      <style:paragraph-properties fo:background-color="#e6e6e6">
        <style:background-image/>
      </style:paragraph-properties>
      <style:text-properties fo:font-style="italic" style:font-style-asian="italic" style:font-style-complex="italic"/>
    </style:style>
    <style:style style:name="P131" style:family="paragraph" style:parent-style-name="Standard">
      <style:paragraph-properties fo:text-align="justify" style:justify-single-word="false" fo:background-color="#e6e6e6">
        <style:background-image/>
      </style:paragraph-properties>
      <style:text-properties fo:font-style="italic" style:font-style-asian="italic" style:font-style-complex="italic"/>
    </style:style>
    <style:style style:name="P132" style:family="paragraph" style:parent-style-name="Standard">
      <style:paragraph-properties fo:background-color="#e6e6e6">
        <style:background-image/>
      </style:paragraph-properties>
      <style:text-properties fo:font-style="italic" officeooo:paragraph-rsid="002a2ee3" style:font-style-asian="italic" style:font-style-complex="italic"/>
    </style:style>
    <style:style style:name="P133" style:family="paragraph" style:parent-style-name="Standard">
      <style:paragraph-properties fo:background-color="#e6e6e6">
        <style:background-image/>
      </style:paragraph-properties>
      <style:text-properties fo:font-style="italic" officeooo:rsid="0018b15b" officeooo:paragraph-rsid="0018b15b" style:font-style-asian="italic" style:font-style-complex="italic"/>
    </style:style>
    <style:style style:name="P134" style:family="paragraph" style:parent-style-name="Standard">
      <style:paragraph-properties fo:background-color="#e6e6e6">
        <style:background-image/>
      </style:paragraph-properties>
      <style:text-properties fo:font-style="italic" officeooo:rsid="002d65f6" officeooo:paragraph-rsid="002d65f6" style:font-style-asian="italic" style:font-style-complex="italic"/>
    </style:style>
    <style:style style:name="P135" style:family="paragraph" style:parent-style-name="Standard">
      <style:paragraph-properties fo:background-color="#e6e6e6">
        <style:background-image/>
      </style:paragraph-properties>
      <style:text-properties fo:font-style="italic" officeooo:rsid="00320540" officeooo:paragraph-rsid="00320540" style:font-style-asian="italic" style:font-style-complex="italic"/>
    </style:style>
    <style:style style:name="P136" style:family="paragraph" style:parent-style-name="Standard">
      <style:paragraph-properties fo:background-color="#e6e6e6">
        <style:background-image/>
      </style:paragraph-properties>
      <style:text-properties fo:font-style="italic" officeooo:rsid="0035e3b9" officeooo:paragraph-rsid="0035e3b9" style:font-style-asian="italic" style:font-style-complex="italic"/>
    </style:style>
    <style:style style:name="P137" style:family="paragraph" style:parent-style-name="Standard">
      <style:paragraph-properties fo:background-color="#e6e6e6">
        <style:background-image/>
      </style:paragraph-properties>
      <style:text-properties fo:font-style="italic" officeooo:rsid="00370999" officeooo:paragraph-rsid="00370999" style:font-style-asian="italic" style:font-style-complex="italic"/>
    </style:style>
    <style:style style:name="P138" style:family="paragraph" style:parent-style-name="Standard">
      <style:paragraph-properties fo:background-color="#e6e6e6">
        <style:background-image/>
      </style:paragraph-properties>
      <style:text-properties fo:font-style="italic" officeooo:rsid="00370999" officeooo:paragraph-rsid="0039e6e9" style:font-style-asian="italic" style:font-style-complex="italic"/>
    </style:style>
    <style:style style:name="P139" style:family="paragraph" style:parent-style-name="Standard">
      <style:paragraph-properties fo:background-color="#e6e6e6">
        <style:background-image/>
      </style:paragraph-properties>
      <style:text-properties fo:font-style="italic" officeooo:rsid="00370999" officeooo:paragraph-rsid="003cdcf7" style:font-style-asian="italic" style:font-style-complex="italic"/>
    </style:style>
    <style:style style:name="P140" style:family="paragraph" style:parent-style-name="Standard">
      <style:paragraph-properties fo:background-color="#e6e6e6">
        <style:background-image/>
      </style:paragraph-properties>
      <style:text-properties fo:font-style="italic" officeooo:rsid="0041ec52" officeooo:paragraph-rsid="0041ec52" style:font-style-asian="italic" style:font-style-complex="italic"/>
    </style:style>
    <style:style style:name="P141" style:family="paragraph" style:parent-style-name="Standard">
      <style:paragraph-properties fo:background-color="#e6e6e6" fo:padding="0.049cm" fo:border="0.06pt solid #000000" style:shadow="none">
        <style:background-image/>
      </style:paragraph-properties>
    </style:style>
    <style:style style:name="P142" style:family="paragraph" style:parent-style-name="Standard">
      <style:paragraph-properties fo:background-color="#e6e6e6" fo:padding="0.049cm" fo:border="0.06pt solid #000000" style:shadow="none">
        <style:background-image/>
      </style:paragraph-properties>
      <style:text-properties style:font-name="Courier New1"/>
    </style:style>
    <style:style style:name="P143" style:family="paragraph" style:parent-style-name="Standard">
      <style:paragraph-properties fo:background-color="#e6e6e6" fo:padding="0.049cm" fo:border="0.06pt solid #000000" style:shadow="none">
        <style:background-image/>
      </style:paragraph-properties>
      <style:text-properties style:font-name="Courier New1" fo:font-size="12pt" style:font-size-asian="12pt" style:font-size-complex="12pt"/>
    </style:style>
    <style:style style:name="P144"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style:style>
    <style:style style:name="P145"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18b15b"/>
    </style:style>
    <style:style style:name="P146"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2a2ee3"/>
    </style:style>
    <style:style style:name="P147"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2b4f9d"/>
    </style:style>
    <style:style style:name="P148"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310d4e"/>
    </style:style>
    <style:style style:name="P149" style:family="paragraph" style:parent-style-name="Standard">
      <style:paragraph-properties fo:text-align="start" style:justify-single-word="false" fo:background-color="#e6e6e6" fo:padding="0.049cm" fo:border="0.06pt solid #000000" style:shadow="none">
        <style:background-image/>
      </style:paragraph-properties>
      <style:text-properties style:font-name="Courier New1"/>
    </style:style>
    <style:style style:name="P150"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rsid="002f1dda" officeooo:paragraph-rsid="002f1dda"/>
    </style:style>
    <style:style style:name="P151"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rsid="0035e3b9" officeooo:paragraph-rsid="0035e3b9"/>
    </style:style>
    <style:style style:name="P152" style:family="paragraph" style:parent-style-name="Standard" style:master-page-name="First_20_Page">
      <style:paragraph-properties fo:margin-top="0cm" fo:margin-bottom="0cm" style:contextual-spacing="false" fo:text-align="center" style:justify-single-word="false" style:page-number="auto" fo:padding="0cm" fo:border="none" style:shadow="none"/>
    </style:style>
    <style:style style:name="P153" style:family="paragraph" style:parent-style-name="Standard">
      <style:text-properties style:font-name="Courier New1" officeooo:rsid="004436a3" officeooo:paragraph-rsid="0047e50b"/>
    </style:style>
    <style:style style:name="P154" style:family="paragraph" style:parent-style-name="Standard">
      <style:paragraph-properties fo:text-align="justify" style:justify-single-word="false"/>
      <style:text-properties style:font-name="Courier New1" officeooo:paragraph-rsid="005229ed"/>
    </style:style>
    <style:style style:name="P155" style:family="paragraph" style:parent-style-name="Standard">
      <style:text-properties style:font-name="Courier New1" officeooo:paragraph-rsid="004b8f2a"/>
    </style:style>
    <style:style style:name="P156" style:family="paragraph" style:parent-style-name="Standard">
      <style:text-properties style:font-name="Courier New1" officeooo:paragraph-rsid="0052af3e"/>
    </style:style>
    <style:style style:name="P157" style:family="paragraph" style:parent-style-name="Standard">
      <style:paragraph-properties fo:text-align="justify" style:justify-single-word="false"/>
      <style:text-properties officeooo:paragraph-rsid="0047e50b"/>
    </style:style>
    <style:style style:name="P158" style:family="paragraph" style:parent-style-name="Standard">
      <style:paragraph-properties fo:text-align="justify" style:justify-single-word="false"/>
      <style:text-properties officeooo:paragraph-rsid="0048048d"/>
    </style:style>
    <style:style style:name="P159" style:family="paragraph" style:parent-style-name="Standard">
      <style:paragraph-properties fo:text-align="justify" style:justify-single-word="false"/>
      <style:text-properties officeooo:paragraph-rsid="004a5971"/>
    </style:style>
    <style:style style:name="P160" style:family="paragraph" style:parent-style-name="Standard">
      <style:paragraph-properties fo:text-align="justify" style:justify-single-word="false"/>
      <style:text-properties officeooo:paragraph-rsid="004a9ff0"/>
    </style:style>
    <style:style style:name="P161" style:family="paragraph" style:parent-style-name="Standard">
      <style:paragraph-properties fo:text-align="justify" style:justify-single-word="false"/>
      <style:text-properties officeooo:paragraph-rsid="005229ed"/>
    </style:style>
    <style:style style:name="P162" style:family="paragraph" style:parent-style-name="Standard">
      <style:paragraph-properties fo:text-align="justify" style:justify-single-word="false"/>
      <style:text-properties officeooo:paragraph-rsid="0052af3e"/>
    </style:style>
    <style:style style:name="P163" style:family="paragraph" style:parent-style-name="Standard">
      <style:paragraph-properties fo:text-align="justify" style:justify-single-word="false"/>
      <style:text-properties officeooo:paragraph-rsid="005398ae"/>
    </style:style>
    <style:style style:name="P164" style:family="paragraph" style:parent-style-name="Standard">
      <style:text-properties fo:font-weight="bold" officeooo:paragraph-rsid="0047e50b" style:font-weight-asian="bold" style:font-weight-complex="bold"/>
    </style:style>
    <style:style style:name="P165" style:family="paragraph" style:parent-style-name="Standard">
      <style:text-properties fo:font-weight="bold" officeooo:paragraph-rsid="004a5971" style:font-weight-asian="bold" style:font-weight-complex="bold"/>
    </style:style>
    <style:style style:name="P166" style:family="paragraph" style:parent-style-name="Standard">
      <style:text-properties fo:font-weight="bold" officeooo:paragraph-rsid="004a9ff0" style:font-weight-asian="bold" style:font-weight-complex="bold"/>
    </style:style>
    <style:style style:name="P167" style:family="paragraph" style:parent-style-name="Standard">
      <style:text-properties fo:font-weight="bold" officeooo:paragraph-rsid="005229ed" style:font-weight-asian="bold" style:font-weight-complex="bold"/>
    </style:style>
    <style:style style:name="P168" style:family="paragraph" style:parent-style-name="Standard">
      <style:paragraph-properties fo:text-align="justify" style:justify-single-word="false"/>
      <style:text-properties fo:font-weight="bold" officeooo:paragraph-rsid="0052af3e" style:font-weight-asian="bold" style:font-weight-complex="bold"/>
    </style:style>
    <style:style style:name="P169" style:family="paragraph" style:parent-style-name="Standard">
      <style:text-properties fo:font-weight="bold" officeooo:paragraph-rsid="0052af3e" style:font-weight-asian="bold" style:font-weight-complex="bold"/>
    </style:style>
    <style:style style:name="P170" style:family="paragraph" style:parent-style-name="Standard">
      <style:text-properties fo:font-style="italic" officeooo:rsid="004a9ff0" officeooo:paragraph-rsid="004a9ff0" style:font-style-asian="italic" style:font-style-complex="italic"/>
    </style:style>
    <style:style style:name="P171" style:family="paragraph" style:parent-style-name="Standard">
      <style:text-properties fo:font-style="italic" officeooo:rsid="004de2d5" officeooo:paragraph-rsid="005229ed" style:font-style-asian="italic" style:font-style-complex="italic"/>
    </style:style>
    <style:style style:name="P172" style:family="paragraph" style:parent-style-name="Standard">
      <style:text-properties fo:font-style="italic" officeooo:rsid="0048048d" officeooo:paragraph-rsid="0048048d" style:font-style-asian="italic"/>
    </style:style>
    <style:style style:name="P173" style:family="paragraph" style:parent-style-name="Standard">
      <style:paragraph-properties fo:text-align="start" style:justify-single-word="false"/>
      <style:text-properties fo:font-style="italic" officeooo:paragraph-rsid="0052af3e" style:font-style-asian="italic"/>
    </style:style>
    <style:style style:name="P174" style:family="paragraph" style:parent-style-name="Standard">
      <style:text-properties officeooo:paragraph-rsid="0047e50b"/>
    </style:style>
    <style:style style:name="P175" style:family="paragraph" style:parent-style-name="Standard">
      <style:text-properties officeooo:paragraph-rsid="004a5971"/>
    </style:style>
    <style:style style:name="P176" style:family="paragraph" style:parent-style-name="Standard">
      <style:text-properties officeooo:paragraph-rsid="004a9ff0"/>
    </style:style>
    <style:style style:name="P177" style:family="paragraph" style:parent-style-name="Standard">
      <style:text-properties style:use-window-font-color="true" style:font-name="Times New Roman" fo:font-size="12pt" fo:language="pt" fo:country="BR" fo:font-style="italic" officeooo:paragraph-rsid="004a9ff0"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78" style:family="paragraph" style:parent-style-name="Standard">
      <style:text-properties style:use-window-font-color="true" style:font-name="Times New Roman" fo:font-size="12pt" fo:language="pt" fo:country="BR" fo:font-style="italic" officeooo:rsid="004c7eb1" officeooo:paragraph-rsid="005229ed"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79" style:family="paragraph" style:parent-style-name="Standard">
      <style:text-properties style:use-window-font-color="true" style:font-name="Times New Roman" fo:font-size="12pt" fo:language="pt" fo:country="BR" fo:font-style="italic" officeooo:rsid="004f01a9" officeooo:paragraph-rsid="005229ed"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80" style:family="paragraph" style:parent-style-name="Standard">
      <style:text-properties style:use-window-font-color="true" style:font-name="Times New Roman" fo:font-size="12pt" fo:language="pt" fo:country="BR" fo:font-style="italic" officeooo:rsid="004fb7e5" officeooo:paragraph-rsid="005229ed"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81" style:family="paragraph" style:parent-style-name="Standard">
      <style:text-properties style:use-window-font-color="true" style:font-name="Times New Roman" fo:font-size="12pt" fo:language="pt" fo:country="BR" fo:font-style="italic" officeooo:rsid="0050b4bd" officeooo:paragraph-rsid="005229ed"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82" style:family="paragraph" style:parent-style-name="Standard">
      <style:text-properties style:use-window-font-color="true" style:font-name="Times New Roman" fo:font-size="12pt" fo:language="pt" fo:country="BR" fo:font-style="italic" officeooo:rsid="0051d004" officeooo:paragraph-rsid="005229ed" style:letter-kerning="true" style:font-name-asian="DejaVu Sans1" style:font-size-asian="12pt" style:language-asian="zxx" style:country-asian="none" style:font-style-asian="italic" style:font-name-complex="Tahoma2" style:font-size-complex="12pt" style:language-complex="zxx" style:country-complex="none" style:font-style-complex="italic"/>
    </style:style>
    <style:style style:name="P183" style:family="paragraph" style:parent-style-name="Standard">
      <style:paragraph-properties fo:text-align="justify" style:justify-single-word="false"/>
      <style:text-properties officeooo:rsid="004c7eb1" officeooo:paragraph-rsid="005229ed"/>
    </style:style>
    <style:style style:name="P184" style:family="paragraph" style:parent-style-name="Standard">
      <style:paragraph-properties fo:text-align="justify" style:justify-single-word="false"/>
      <style:text-properties officeooo:rsid="004de2d5" officeooo:paragraph-rsid="005229ed"/>
    </style:style>
    <style:style style:name="P185" style:family="paragraph" style:parent-style-name="Standard">
      <style:paragraph-properties fo:text-align="justify" style:justify-single-word="false"/>
      <style:text-properties officeooo:rsid="004fb7e5" officeooo:paragraph-rsid="005229ed"/>
    </style:style>
    <style:style style:name="P186" style:family="paragraph" style:parent-style-name="Standard">
      <style:paragraph-properties fo:text-align="justify" style:justify-single-word="false"/>
      <style:text-properties officeooo:rsid="0051d004" officeooo:paragraph-rsid="005229ed"/>
    </style:style>
    <style:style style:name="P187" style:family="paragraph" style:parent-style-name="Standard">
      <style:text-properties officeooo:paragraph-rsid="005229ed"/>
    </style:style>
    <style:style style:name="P188" style:family="paragraph" style:parent-style-name="Standard">
      <style:text-properties officeooo:paragraph-rsid="0052af3e"/>
    </style:style>
    <style:style style:name="P189" style:family="paragraph" style:parent-style-name="Standard">
      <style:paragraph-properties fo:background-color="#e6e6e6">
        <style:background-image/>
      </style:paragraph-properties>
      <style:text-properties fo:font-style="italic" officeooo:paragraph-rsid="0047e50b" style:font-style-asian="italic" style:font-style-complex="italic"/>
    </style:style>
    <style:style style:name="P190" style:family="paragraph" style:parent-style-name="Standard">
      <style:paragraph-properties fo:background-color="#e6e6e6">
        <style:background-image/>
      </style:paragraph-properties>
      <style:text-properties fo:font-style="italic" officeooo:paragraph-rsid="005229ed" style:font-style-asian="italic" style:font-style-complex="italic"/>
    </style:style>
    <style:style style:name="P191" style:family="paragraph" style:parent-style-name="Standard">
      <style:paragraph-properties fo:background-color="#e6e6e6">
        <style:background-image/>
      </style:paragraph-properties>
      <style:text-properties fo:font-style="italic" officeooo:paragraph-rsid="0052af3e" style:font-style-asian="italic" style:font-style-complex="italic"/>
    </style:style>
    <style:style style:name="P192"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52af3e"/>
    </style:style>
    <style:style style:name="P193"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rsid="005398ae" officeooo:paragraph-rsid="005398ae"/>
    </style:style>
    <style:style style:name="P194" style:family="paragraph" style:parent-style-name="Standard">
      <style:paragraph-properties fo:break-before="page"/>
      <style:text-properties officeooo:paragraph-rsid="0047e50b"/>
    </style:style>
    <style:style style:name="P195" style:family="paragraph" style:parent-style-name="Standard">
      <style:paragraph-properties fo:break-before="page"/>
      <style:text-properties style:font-name="Courier New1" officeooo:paragraph-rsid="005229ed"/>
    </style:style>
    <style:style style:name="P196" style:family="paragraph" style:parent-style-name="Standard">
      <style:paragraph-properties fo:break-before="page"/>
      <style:text-properties style:font-name="Courier New1" officeooo:paragraph-rsid="0052af3e"/>
    </style:style>
    <style:style style:name="P197" style:family="paragraph" style:parent-style-name="Standard">
      <style:paragraph-properties fo:break-before="page"/>
      <style:text-properties officeooo:paragraph-rsid="0052af3e"/>
    </style:style>
    <style:style style:name="P198" style:family="paragraph" style:parent-style-name="Contents_20_2">
      <style:paragraph-properties>
        <style:tab-stops>
          <style:tab-stop style:position="17cm" style:type="right" style:leader-style="dotted" style:leader-text="."/>
        </style:tab-stops>
      </style:paragraph-properties>
    </style:style>
    <style:style style:name="P199" style:family="paragraph" style:parent-style-name="Contents_20_Heading" style:master-page-name="Standard">
      <style:paragraph-properties style:page-number="auto"/>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86d4b" style:font-style-asian="italic" style:font-style-complex="italic"/>
    </style:style>
    <style:style style:name="T6" style:family="text">
      <style:text-properties fo:font-style="italic" officeooo:rsid="0022de94" style:font-style-asian="italic" style:font-style-complex="italic"/>
    </style:style>
    <style:style style:name="T7" style:family="text">
      <style:text-properties fo:font-style="italic" officeooo:rsid="003354fc" style:font-style-asian="italic" style:font-style-complex="italic"/>
    </style:style>
    <style:style style:name="T8" style:family="text">
      <style:text-properties fo:font-style="italic" officeooo:rsid="004a9ff0" style:font-style-asian="italic" style:font-style-complex="italic"/>
    </style:style>
    <style:style style:name="T9" style:family="text">
      <style:text-properties fo:font-style="italic" officeooo:rsid="00150cfe" style:font-style-asian="italic"/>
    </style:style>
    <style:style style:name="T10" style:family="text">
      <style:text-properties fo:font-style="italic" officeooo:rsid="0018b15b" style:font-style-asian="italic"/>
    </style:style>
    <style:style style:name="T11" style:family="text">
      <style:text-properties fo:font-style="italic" officeooo:rsid="00198e50" style:font-style-asian="italic"/>
    </style:style>
    <style:style style:name="T12" style:family="text">
      <style:text-properties fo:font-style="italic" officeooo:rsid="002d65f6" style:font-style-asian="italic"/>
    </style:style>
    <style:style style:name="T13" style:family="text">
      <style:text-properties fo:font-style="italic" officeooo:rsid="002d9f58" style:font-style-asian="italic"/>
    </style:style>
    <style:style style:name="T14" style:family="text">
      <style:text-properties fo:font-style="italic" officeooo:rsid="00320540" style:font-style-asian="italic"/>
    </style:style>
    <style:style style:name="T15" style:family="text">
      <style:text-properties fo:font-style="italic" officeooo:rsid="003354fc" style:font-style-asian="italic"/>
    </style:style>
    <style:style style:name="T16" style:family="text">
      <style:text-properties fo:font-style="italic" officeooo:rsid="0035e3b9" style:font-style-asian="italic"/>
    </style:style>
    <style:style style:name="T17" style:family="text">
      <style:text-properties fo:font-style="italic" officeooo:rsid="00370999" style:font-style-asian="italic"/>
    </style:style>
    <style:style style:name="T18" style:family="text">
      <style:text-properties fo:font-style="italic" officeooo:rsid="0039e6e9" style:font-style-asian="italic"/>
    </style:style>
    <style:style style:name="T19" style:family="text">
      <style:text-properties fo:font-style="italic" officeooo:rsid="0041ec52" style:font-style-asian="italic"/>
    </style:style>
    <style:style style:name="T20" style:family="text">
      <style:text-properties fo:font-style="italic" officeooo:rsid="0047e50b" style:font-style-asian="italic"/>
    </style:style>
    <style:style style:name="T21" style:family="text">
      <style:text-properties fo:font-style="italic" officeooo:rsid="004a5971" style:font-style-asian="italic"/>
    </style:style>
    <style:style style:name="T22" style:family="text">
      <style:text-properties fo:font-style="italic" officeooo:rsid="004b8f2a" style:font-style-asian="italic"/>
    </style:style>
    <style:style style:name="T23" style:family="text">
      <style:text-properties fo:font-style="italic" officeooo:rsid="004c7eb1" style:font-style-asian="italic"/>
    </style:style>
    <style:style style:name="T24" style:family="text">
      <style:text-properties fo:font-style="italic" officeooo:rsid="005398ae" style:font-style-asian="italic"/>
    </style:style>
    <style:style style:name="T25" style:family="text">
      <style:text-properties style:font-name="Courier New" fo:font-style="italic" style:font-style-asian="italic"/>
    </style:style>
    <style:style style:name="T26" style:family="text">
      <style:text-properties style:text-position="33% 100%" fo:font-size="9.5pt" style:font-size-asian="9.5pt"/>
    </style:style>
    <style:style style:name="T27" style:family="text">
      <style:text-properties style:font-name="Courier New1"/>
    </style:style>
    <style:style style:name="T28" style:family="text">
      <style:text-properties style:text-position="-29% 100%" fo:font-size="9.5pt" style:font-size-asian="9.5pt"/>
    </style:style>
    <style:style style:name="T29" style:family="text">
      <style:text-properties fo:font-style="normal" style:font-style-asian="normal" style:font-style-complex="normal"/>
    </style:style>
    <style:style style:name="T30" style:family="text">
      <style:text-properties fo:font-style="normal" officeooo:rsid="003449e7" style:font-style-asian="normal" style:font-style-complex="normal"/>
    </style:style>
    <style:style style:name="T31" style:family="text">
      <style:text-properties fo:font-style="normal" officeooo:rsid="005398ae" style:font-style-asian="normal" style:font-style-complex="normal"/>
    </style:style>
    <style:style style:name="T32" style:family="text">
      <style:text-properties style:text-position="42% 100%" fo:font-size="9.5pt" style:font-size-asian="9.5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officeooo:rsid="0048e57e"/>
    </style:style>
    <style:style style:name="T36" style:family="text">
      <style:text-properties officeooo:rsid="00129516"/>
    </style:style>
    <style:style style:name="T37" style:family="text">
      <style:text-properties officeooo:rsid="00140e92"/>
    </style:style>
    <style:style style:name="T38" style:family="text">
      <style:text-properties officeooo:rsid="00150cfe"/>
    </style:style>
    <style:style style:name="T39" style:family="text">
      <style:text-properties officeooo:rsid="0016e134"/>
    </style:style>
    <style:style style:name="T40" style:family="text">
      <style:text-properties officeooo:rsid="001752a9"/>
    </style:style>
    <style:style style:name="T41" style:family="text">
      <style:text-properties officeooo:rsid="0018b15b"/>
    </style:style>
    <style:style style:name="T42" style:family="text">
      <style:text-properties officeooo:rsid="001bf65f"/>
    </style:style>
    <style:style style:name="T43" style:family="text">
      <style:text-properties officeooo:rsid="0022de94"/>
    </style:style>
    <style:style style:name="T44" style:family="text">
      <style:text-properties officeooo:rsid="002593fd"/>
    </style:style>
    <style:style style:name="T45" style:family="text">
      <style:text-properties officeooo:rsid="00296f48"/>
    </style:style>
    <style:style style:name="T46" style:family="text">
      <style:text-properties officeooo:rsid="002d65f6"/>
    </style:style>
    <style:style style:name="T47" style:family="text">
      <style:text-properties officeooo:rsid="002d9f58"/>
    </style:style>
    <style:style style:name="T48" style:family="text">
      <style:text-properties officeooo:rsid="00308d6c"/>
    </style:style>
    <style:style style:name="T49" style:family="text">
      <style:text-properties officeooo:rsid="003354fc"/>
    </style:style>
    <style:style style:name="T50" style:family="text">
      <style:text-properties officeooo:rsid="0033c42e"/>
    </style:style>
    <style:style style:name="T51" style:family="text">
      <style:text-properties officeooo:rsid="003449e7"/>
    </style:style>
    <style:style style:name="T52" style:family="text">
      <style:text-properties style:use-window-font-color="true" style:font-name="Times New Roman" fo:font-size="12pt" fo:language="pt" fo:country="BR" officeooo:rsid="003449e7" style:letter-kerning="true" style:font-name-asian="DejaVu Sans1" style:font-size-asian="12pt" style:language-asian="zxx" style:country-asian="none" style:font-name-complex="Tahoma2" style:font-size-complex="12pt" style:language-complex="zxx" style:country-complex="none"/>
    </style:style>
    <style:style style:name="T53" style:family="text">
      <style:text-properties style:use-window-font-color="true" style:font-name="Times New Roman" fo:font-size="12pt" fo:language="pt" fo:country="BR" fo:font-style="normal" style:letter-kerning="true" style:font-name-asian="DejaVu Sans1" style:font-size-asian="12pt" style:language-asian="zxx" style:country-asian="none" style:font-style-asian="normal" style:font-name-complex="Tahoma2" style:font-size-complex="12pt" style:language-complex="zxx" style:country-complex="none" style:font-style-complex="normal"/>
    </style:style>
    <style:style style:name="T54" style:family="text">
      <style:text-properties style:use-window-font-color="true" style:font-name="Times New Roman" fo:font-size="12pt" fo:language="pt" fo:country="BR" fo:font-style="normal" officeooo:rsid="003449e7" style:letter-kerning="true" style:font-name-asian="DejaVu Sans1" style:font-size-asian="12pt" style:language-asian="zxx" style:country-asian="none" style:font-style-asian="normal" style:font-name-complex="Tahoma2" style:font-size-complex="12pt" style:language-complex="zxx" style:country-complex="none" style:font-style-complex="normal"/>
    </style:style>
    <style:style style:name="T55" style:family="text">
      <style:text-properties officeooo:rsid="00346e8a"/>
    </style:style>
    <style:style style:name="T56" style:family="text">
      <style:text-properties officeooo:rsid="00357a2b"/>
    </style:style>
    <style:style style:name="T57" style:family="text">
      <style:text-properties officeooo:rsid="0035e3b9"/>
    </style:style>
    <style:style style:name="T58" style:family="text">
      <style:text-properties officeooo:rsid="00370999"/>
    </style:style>
    <style:style style:name="T59" style:family="text">
      <style:text-properties officeooo:rsid="003b3217"/>
    </style:style>
    <style:style style:name="T60" style:family="text">
      <style:text-properties officeooo:rsid="003cdcf7"/>
    </style:style>
    <style:style style:name="T61" style:family="text">
      <style:text-properties officeooo:rsid="003e3aac"/>
    </style:style>
    <style:style style:name="T62" style:family="text">
      <style:text-properties officeooo:rsid="0041ec52"/>
    </style:style>
    <style:style style:name="T63" style:family="text">
      <style:text-properties officeooo:rsid="00423d47"/>
    </style:style>
    <style:style style:name="T64" style:family="text">
      <style:text-properties officeooo:rsid="0042800a"/>
    </style:style>
    <style:style style:name="T65" style:family="text">
      <style:text-properties officeooo:rsid="0046a7da"/>
    </style:style>
    <style:style style:name="T66" style:family="text">
      <style:text-properties officeooo:rsid="0047e50b"/>
    </style:style>
    <style:style style:name="T67" style:family="text">
      <style:text-properties officeooo:rsid="0048048d"/>
    </style:style>
    <style:style style:name="T68" style:family="text">
      <style:text-properties officeooo:rsid="004a9ff0"/>
    </style:style>
    <style:style style:name="T69" style:family="text">
      <style:text-properties officeooo:rsid="004b8f2a"/>
    </style:style>
    <style:style style:name="T70" style:family="text">
      <style:text-properties officeooo:rsid="004f01a9"/>
    </style:style>
    <style:style style:name="T71" style:family="text">
      <style:text-properties officeooo:rsid="0050b4bd"/>
    </style:style>
    <style:style style:name="T72" style:family="text">
      <style:text-properties officeooo:rsid="005398a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Guar<text:span text:style-name="T46">a</text:span>Script</text:p>
      <text:p text:style-name="P116">Guia de Introdução</text:p>
      <text:p text:style-name="P115">Versão <text:span text:style-name="T36">2</text:span>.<text:span text:style-name="T36">0</text:span>.0</text:p>
      <text:p text:style-name="P113"/>
      <text:p text:style-name="P113"/>
      <text:p text:style-name="P113"/>
      <text:p text:style-name="P114"/>
      <text:p text:style-name="P114">Roberto Luiz Souza Monteiro</text:p>
      <text:p text:style-name="P114">Marcelo A. Moret</text:p>
      <text:p text:style-name="P114">Hernane Borges de Barros Pereira</text:p>
      <text:p text:style-name="P114"/>
      <text:p text:style-name="P114"/>
      <text:p text:style-name="P114"/>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1">Salvador, <text:date style:data-style-name="N106" text:date-value="2015-12-21T11:50:31.406797491">dezembro 2015</text:date></text:p>
      <text:p text:style-name="P111"/>
      <text:table-of-content text:style-name="Sect1" text:protected="true" text:name="Sumário1">
        <text:table-of-content-source text:outline-level="10" text:use-outline-level="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99">Sumário</text:p>
          </text:index-title>
          <text:p text:style-name="P200">Operadores<text:tab/>3</text:p>
          <text:p text:style-name="P200">Tipos de dados<text:tab/>5</text:p>
          <text:p text:style-name="P200">Variáveis<text:tab/>12</text:p>
          <text:p text:style-name="P200">Constantes<text:tab/>14</text:p>
          <text:p text:style-name="P200">Variáveis internas<text:tab/>15</text:p>
          <text:p text:style-name="P200">Comentários<text:tab/>15</text:p>
          <text:p text:style-name="P200">Separação entre comandos<text:tab/>15</text:p>
          <text:p text:style-name="P200">Estruturas de decisão<text:tab/>16</text:p>
          <text:p text:style-name="P200">Estruturas de repetição<text:tab/>16</text:p>
          <text:p text:style-name="P200">Sub-rotinas<text:tab/>19</text:p>
          <text:p text:style-name="P200">Tratamento de erros<text:tab/>20</text:p>
          <text:p text:style-name="P200">Testes<text:tab/>20</text:p>
          <text:p text:style-name="P200">Funções embutidas no interpretador<text:tab/>21</text:p>
          <text:p text:style-name="P200">Bibliotecas de funções<text:tab/>27</text:p>
          <text:p text:style-name="P198">ann<text:tab/>27</text:p>
          <text:p text:style-name="P198">array<text:tab/>27</text:p>
          <text:p text:style-name="P198">complex<text:tab/>28</text:p>
          <text:p text:style-name="P198">file<text:tab/>29</text:p>
          <text:p text:style-name="P198">fs<text:tab/>32</text:p>
          <text:p text:style-name="P198">gl<text:tab/>32</text:p>
          <text:p text:style-name="P198">glf<text:tab/>39</text:p>
          <text:p text:style-name="P198">glo<text:tab/>40</text:p>
          <text:p text:style-name="P198">glu<text:tab/>40</text:p>
          <text:p text:style-name="P198">glut<text:tab/>40</text:p>
          <text:p text:style-name="P198">glwm<text:tab/>44</text:p>
          <text:p text:style-name="P198">match<text:tab/>45</text:p>
          <text:p text:style-name="P198">math<text:tab/>46</text:p>
          <text:p text:style-name="P198">matrix<text:tab/>48</text:p>
          <text:p text:style-name="P198">numeric<text:tab/>50</text:p>
          <text:p text:style-name="P198">printf<text:tab/>53</text:p>
          <text:p text:style-name="P198">sqlite<text:tab/>55</text:p>
          <text:p text:style-name="P198">string<text:tab/>55</text:p>
          <text:p text:style-name="P198">system<text:tab/>57</text:p>
          <text:p text:style-name="P198">time<text:tab/>59</text:p>
          <text:p text:style-name="P198">tui<text:tab/>61</text:p>
        </text:index-body>
      </text:table-of-content>
      <text:p text:style-name="P109"/>
      <text:p text:style-name="P117"/>
      <text:p text:style-name="P110">Operadores<text:toc-mark text:string-value="Operadores" text:outline-level="1"/></text:p>
      <text:p text:style-name="P2">A linguagem GuaraScript suporta vinte e dois operadores, para operações matemáticas e lógicas, envolvendo números inteiros, reais, complexos, cadeias de caracteres, vetores associativos e matrizes. Estes operadores têm as mesmas propriedades daqueles encontrados na linguagem C , exceto pelo operador potenciação(<text:span text:style-name="T1">**</text:span>) que tem as mesmas propriedades que no Matlab, embora utilize um lexema diferente.</text:p>
      <text:p text:style-name="P2"/>
      <text:p text:style-name="P2">A tabela a seguir apresenta cada um dos operadores suportados, assim como exemplos de sua utilização:</text:p>
      <text:p text:style-name="P2"/>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8">Operador </text:p>
          </table:table-cell>
          <table:table-cell table:style-name="Tabela1.A1" office:value-type="string">
            <text:p text:style-name="P18">Descrição </text:p>
          </table:table-cell>
          <table:table-cell table:style-name="Tabela1.C1" office:value-type="string">
            <text:p text:style-name="P18">Exemplo </text:p>
          </table:table-cell>
        </table:table-row>
        <table:table-row table:style-name="Tabela1.1">
          <table:table-cell table:style-name="Tabela1.A26" office:value-type="string">
            <text:p text:style-name="P32">$ </text:p>
          </table:table-cell>
          <table:table-cell table:style-name="Tabela1.B26" office:value-type="string">
            <text:p text:style-name="P32">Macro </text:p>
          </table:table-cell>
          <table:table-cell table:style-name="Tabela1.C26" office:value-type="string">
            <text:p text:style-name="P32">$a, $(a) </text:p>
          </table:table-cell>
        </table:table-row>
        <table:table-row table:style-name="Tabela1.1">
          <table:table-cell table:style-name="Tabela1.A26" office:value-type="string">
            <text:p text:style-name="P32">@</text:p>
          </table:table-cell>
          <table:table-cell table:style-name="Tabela1.B26" office:value-type="string">
            <text:p text:style-name="P32">Indireção</text:p>
          </table:table-cell>
          <table:table-cell table:style-name="Tabela1.C26" office:value-type="string">
            <text:p text:style-name="P32">@a</text:p>
          </table:table-cell>
        </table:table-row>
        <table:table-row table:style-name="Tabela1.1">
          <table:table-cell table:style-name="Tabela1.A26" office:value-type="string">
            <text:p text:style-name="P32">! </text:p>
          </table:table-cell>
          <table:table-cell table:style-name="Tabela1.B26" office:value-type="string">
            <text:p text:style-name="P32">Negação </text:p>
          </table:table-cell>
          <table:table-cell table:style-name="Tabela1.C26" office:value-type="string">
            <text:p text:style-name="P32">!(a &amp;&amp; b) </text:p>
          </table:table-cell>
        </table:table-row>
        <table:table-row table:style-name="Tabela1.1">
          <table:table-cell table:style-name="Tabela1.A26" office:value-type="string">
            <text:p text:style-name="P32">~ </text:p>
          </table:table-cell>
          <table:table-cell table:style-name="Tabela1.B26" office:value-type="string">
            <text:p text:style-name="P32">Inversão de bits </text:p>
          </table:table-cell>
          <table:table-cell table:style-name="Tabela1.C26" office:value-type="string">
            <text:p text:style-name="P32">~a </text:p>
          </table:table-cell>
        </table:table-row>
        <table:table-row table:style-name="Tabela1.1">
          <table:table-cell table:style-name="Tabela1.A26" office:value-type="string">
            <text:p text:style-name="P32">** </text:p>
          </table:table-cell>
          <table:table-cell table:style-name="Tabela1.B26" office:value-type="string">
            <text:p text:style-name="P32">Potenciação </text:p>
          </table:table-cell>
          <table:table-cell table:style-name="Tabela1.C26" office:value-type="string">
            <text:p text:style-name="P32">a ** 2 </text:p>
          </table:table-cell>
        </table:table-row>
        <table:table-row table:style-name="Tabela1.1">
          <table:table-cell table:style-name="Tabela1.A26" office:value-type="string">
            <text:p text:style-name="P32">* </text:p>
          </table:table-cell>
          <table:table-cell table:style-name="Tabela1.B26" office:value-type="string">
            <text:p text:style-name="P32">Multiplicação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Divisão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Resto da divisão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Adição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Subtração </text:p>
          </table:table-cell>
          <table:table-cell table:style-name="Tabela1.C26" office:value-type="string">
            <text:p text:style-name="P32">a − b </text:p>
          </table:table-cell>
        </table:table-row>
        <table:table-row table:style-name="Tabela1.1">
          <table:table-cell table:style-name="Tabela1.A26" office:value-type="string">
            <text:p text:style-name="P32">&lt;&lt; </text:p>
          </table:table-cell>
          <table:table-cell table:style-name="Tabela1.B26" office:value-type="string">
            <text:p text:style-name="P32">Deslocamento de bits à esquerda </text:p>
          </table:table-cell>
          <table:table-cell table:style-name="Tabela1.C26" office:value-type="string">
            <text:p text:style-name="P32">a &lt;&lt; 2 </text:p>
          </table:table-cell>
        </table:table-row>
        <table:table-row table:style-name="Tabela1.1">
          <table:table-cell table:style-name="Tabela1.A26" office:value-type="string">
            <text:p text:style-name="P32">&gt;&gt; </text:p>
          </table:table-cell>
          <table:table-cell table:style-name="Tabela1.B26" office:value-type="string">
            <text:p text:style-name="P32">Deslocamento de bits à direita </text:p>
          </table:table-cell>
          <table:table-cell table:style-name="Tabela1.C26" office:value-type="string">
            <text:p text:style-name="P32">a &gt;&gt; 2 </text:p>
          </table:table-cell>
        </table:table-row>
        <table:table-row table:style-name="Tabela1.1">
          <table:table-cell table:style-name="Tabela1.A26" office:value-type="string">
            <text:p text:style-name="P32">&lt; </text:p>
          </table:table-cell>
          <table:table-cell table:style-name="Tabela1.B26" office:value-type="string">
            <text:p text:style-name="P32">Menor que </text:p>
          </table:table-cell>
          <table:table-cell table:style-name="Tabela1.C26" office:value-type="string">
            <text:p text:style-name="P32">a &lt; b </text:p>
          </table:table-cell>
        </table:table-row>
        <table:table-row table:style-name="Tabela1.1">
          <table:table-cell table:style-name="Tabela1.A26" office:value-type="string">
            <text:p text:style-name="P32">&lt; = </text:p>
          </table:table-cell>
          <table:table-cell table:style-name="Tabela1.B26" office:value-type="string">
            <text:p text:style-name="P32">Menor ou igual que </text:p>
          </table:table-cell>
          <table:table-cell table:style-name="Tabela1.C26" office:value-type="string">
            <text:p text:style-name="P32">a &lt; = b </text:p>
          </table:table-cell>
        </table:table-row>
        <table:table-row table:style-name="Tabela1.1">
          <table:table-cell table:style-name="Tabela1.A26" office:value-type="string">
            <text:p text:style-name="P32">&gt; </text:p>
          </table:table-cell>
          <table:table-cell table:style-name="Tabela1.B26" office:value-type="string">
            <text:p text:style-name="P32">Maior que </text:p>
          </table:table-cell>
          <table:table-cell table:style-name="Tabela1.C26" office:value-type="string">
            <text:p text:style-name="P32">a &gt; b </text:p>
          </table:table-cell>
        </table:table-row>
        <table:table-row table:style-name="Tabela1.1">
          <table:table-cell table:style-name="Tabela1.A26" office:value-type="string">
            <text:p text:style-name="P32">&gt; = </text:p>
          </table:table-cell>
          <table:table-cell table:style-name="Tabela1.B26" office:value-type="string">
            <text:p text:style-name="P32">Maior ou igual que </text:p>
          </table:table-cell>
          <table:table-cell table:style-name="Tabela1.C26" office:value-type="string">
            <text:p text:style-name="P32">a &gt; = b </text:p>
          </table:table-cell>
        </table:table-row>
        <table:table-row table:style-name="Tabela1.1">
          <table:table-cell table:style-name="Tabela1.A26" office:value-type="string">
            <text:p text:style-name="P32">== </text:p>
          </table:table-cell>
          <table:table-cell table:style-name="Tabela1.B26" office:value-type="string">
            <text:p text:style-name="P32">Igual a </text:p>
          </table:table-cell>
          <table:table-cell table:style-name="Tabela1.C26" office:value-type="string">
            <text:p text:style-name="P32">a = = b </text:p>
          </table:table-cell>
        </table:table-row>
        <table:table-row table:style-name="Tabela1.1">
          <table:table-cell table:style-name="Tabela1.A26" office:value-type="string">
            <text:p text:style-name="P32">!= </text:p>
          </table:table-cell>
          <table:table-cell table:style-name="Tabela1.B26" office:value-type="string">
            <text:p text:style-name="P32">Diferente de </text:p>
          </table:table-cell>
          <table:table-cell table:style-name="Tabela1.C26" office:value-type="string">
            <text:p text:style-name="P32">a != b </text:p>
          </table:table-cell>
        </table:table-row>
        <table:table-row table:style-name="Tabela1.1">
          <table:table-cell table:style-name="Tabela1.A26" office:value-type="string">
            <text:p text:style-name="P32">&amp;|</text:p>
          </table:table-cell>
          <table:table-cell table:style-name="Tabela1.B26" office:value-type="string">
            <text:p text:style-name="P32">Multiplicação booleana</text:p>
          </table:table-cell>
          <table:table-cell table:style-name="Tabela1.C26" office:value-type="string">
            <text:p text:style-name="P32">a &amp;| b</text:p>
          </table:table-cell>
        </table:table-row>
        <table:table-row table:style-name="Tabela1.1">
          <table:table-cell table:style-name="Tabela1.A26" office:value-type="string">
            <text:p text:style-name="P32">&amp; </text:p>
          </table:table-cell>
          <table:table-cell table:style-name="Tabela1.B26" office:value-type="string">
            <text:p text:style-name="P32">E bit a bit </text:p>
          </table:table-cell>
          <table:table-cell table:style-name="Tabela1.C26" office:value-type="string">
            <text:p text:style-name="P32">a &amp; b </text:p>
          </table:table-cell>
        </table:table-row>
        <table:table-row table:style-name="Tabela1.1">
          <table:table-cell table:style-name="Tabela1.A26" office:value-type="string">
            <text:p text:style-name="P32">∧ </text:p>
          </table:table-cell>
          <table:table-cell table:style-name="Tabela1.B26" office:value-type="string">
            <text:p text:style-name="P32">Ou exclusivo bit a bit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Ou bit a bit </text:p>
          </table:table-cell>
          <table:table-cell table:style-name="Tabela1.C26" office:value-type="string">
            <text:p text:style-name="P32">a | b </text:p>
          </table:table-cell>
        </table:table-row>
        <table:table-row table:style-name="Tabela1.1">
          <table:table-cell table:style-name="Tabela1.A26" office:value-type="string">
            <text:p text:style-name="P32">&amp;&amp; </text:p>
          </table:table-cell>
          <table:table-cell table:style-name="Tabela1.B26" office:value-type="string">
            <text:p text:style-name="P32">E lógico </text:p>
          </table:table-cell>
          <table:table-cell table:style-name="Tabela1.C26" office:value-type="string">
            <text:p text:style-name="P32">a &amp;&amp; b </text:p>
          </table:table-cell>
        </table:table-row>
        <table:table-row table:style-name="Tabela1.1">
          <table:table-cell table:style-name="Tabela1.A26" office:value-type="string">
            <text:p text:style-name="P32">|| </text:p>
          </table:table-cell>
          <table:table-cell table:style-name="Tabela1.B26" office:value-type="string">
            <text:p text:style-name="P32">Ou lógico </text:p>
          </table:table-cell>
          <table:table-cell table:style-name="Tabela1.C26" office:value-type="string">
            <text:p text:style-name="P32">a || b </text:p>
          </table:table-cell>
        </table:table-row>
        <table:table-row table:style-name="Tabela1.1">
          <table:table-cell table:style-name="Tabela1.A26" office:value-type="string">
            <text:p text:style-name="P32">= </text:p>
          </table:table-cell>
          <table:table-cell table:style-name="Tabela1.B26" office:value-type="string">
            <text:p text:style-name="P32">Atribuição </text:p>
          </table:table-cell>
          <table:table-cell table:style-name="Tabela1.C26" office:value-type="string">
            <text:p text:style-name="P32">a = b + 1 </text:p>
          </table:table-cell>
        </table:table-row>
      </table:table>
      <text:p text:style-name="Standard"/>
      <text:p text:style-name="Standard"/>
      <text:p text:style-name="P119">Para estes operadores, está definida a regra de precedência e associatividade apresentada na tabela seguinte:</text:p>
      <text:p text:style-name="P2"/>
      <table:table table:name="Tabela2" table:style-name="Tabela2">
        <table:table-column table:style-name="Tabela2.A"/>
        <table:table-column table:style-name="Tabela2.B"/>
        <table:table-row table:style-name="Tabela2.1">
          <table:table-cell table:style-name="Tabela2.A1" office:value-type="string">
            <text:p text:style-name="P18">Operadores </text:p>
          </table:table-cell>
          <table:table-cell table:style-name="Tabela2.B1" office:value-type="string">
            <text:p text:style-name="P18">Associatividade </text:p>
          </table:table-cell>
        </table:table-row>
        <table:table-row table:style-name="Tabela2.1">
          <table:table-cell table:style-name="Tabela2.A16" office:value-type="string">
            <text:p text:style-name="P16"><text:span text:style-name="T2">$</text:span><text:span text:style-name="T1"> </text:span></text:p>
          </table:table-cell>
          <table:table-cell table:style-name="Tabela2.B16" office:value-type="string">
            <text:p text:style-name="P16">Direita para esquerda. </text:p>
          </table:table-cell>
        </table:table-row>
        <table:table-row table:style-name="Tabela2.1">
          <table:table-cell table:style-name="Tabela2.A16" office:value-type="string">
            <text:p text:style-name="P16">@</text:p>
          </table:table-cell>
          <table:table-cell table:style-name="Tabela2.B16" office:value-type="string">
            <text:p text:style-name="P16">Direita para esquerda.</text:p>
          </table:table-cell>
        </table:table-row>
        <table:table-row table:style-name="Tabela2.1">
          <table:table-cell table:style-name="Tabela2.A16" office:value-type="string">
            <text:p text:style-name="P32">!, ~ </text:p>
          </table:table-cell>
          <table:table-cell table:style-name="Tabela2.B16" office:value-type="string">
            <text:p text:style-name="P16">Direita para esquerda. </text:p>
          </table:table-cell>
        </table:table-row>
        <table:table-row table:style-name="Tabela2.1">
          <table:table-cell table:style-name="Tabela2.A16" office:value-type="string">
            <text:p text:style-name="P32">**, *, /, %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lt;&lt; , &gt;&gt;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lt; , &lt; =, &gt; , &gt; =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amp;|</text:p>
          </table:table-cell>
          <table:table-cell table:style-name="Tabela2.B16" office:value-type="string">
            <text:p text:style-name="P16">Esquerda para direita.</text:p>
          </table:table-cell>
        </table:table-row>
        <table:table-row table:style-name="Tabela2.1">
          <table:table-cell table:style-name="Tabela2.A16" office:value-type="string">
            <text:p text:style-name="P32">&amp;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amp;&amp;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text:p>
          </table:table-cell>
          <table:table-cell table:style-name="Tabela2.B16" office:value-type="string">
            <text:p text:style-name="P16">Esquerda para direita. </text:p>
          </table:table-cell>
        </table:table-row>
        <table:table-row table:style-name="Tabela2.1">
          <table:table-cell table:style-name="Tabela2.A16" office:value-type="string">
            <text:p text:style-name="P32">= </text:p>
          </table:table-cell>
          <table:table-cell table:style-name="Tabela2.B16" office:value-type="string">
            <text:p text:style-name="P16">Direita para esquerda. </text:p>
          </table:table-cell>
        </table:table-row>
      </table:table>
      <text:p text:style-name="Standard"/>
      <text:p text:style-name="P118"/>
      <text:p text:style-name="P110">Tipos de dados<text:toc-mark text:string-value="Tipos de dados" text:outline-level="1"/></text:p>
      <text:p text:style-name="P2">São suportados sete tipos de dados, definidos automaticamente. O programador não precisa informar o tipo de dado que uma variável irá conter. O analisador léxico se encarrega de descobrir o tipo de dado mais adequado e alocar os recursos necessários para armazená-lo.</text:p>
      <text:p text:style-name="P2"/>
      <text:p text:style-name="P2">A tabela a seguir apresenta os tipos de dados suportados pelo interpretador GuaraScript:</text:p>
      <text:p text:style-name="P2"/>
      <table:table table:name="Tabela3" table:style-name="Tabela3">
        <table:table-column table:style-name="Tabela3.A"/>
        <table:table-column table:style-name="Tabela3.B"/>
        <table:table-row table:style-name="Tabela3.1">
          <table:table-cell table:style-name="Tabela3.A1" office:value-type="string">
            <text:p text:style-name="P18">Tipo </text:p>
          </table:table-cell>
          <table:table-cell table:style-name="Tabela3.B1" office:value-type="string">
            <text:p text:style-name="P18">Descrição </text:p>
          </table:table-cell>
        </table:table-row>
        <table:table-row table:style-name="Tabela3.1">
          <table:table-cell table:style-name="Tabela3.A9" office:value-type="string">
            <text:p text:style-name="P16"><text:span text:style-name="T3">Inteiro</text:span> </text:p>
          </table:table-cell>
          <table:table-cell table:style-name="Tabela3.B9" office:value-type="string">
            <text:p text:style-name="P3">Valor inteiro entre −2147483648 e 2147483647, para uma arquitetura de 32 bits. Pode ser expresso em base octal, decimal ou hexadecimal. </text:p>
          </table:table-cell>
        </table:table-row>
        <table:table-row table:style-name="Tabela3.1">
          <table:table-cell table:style-name="Tabela3.A9" office:value-type="string">
            <text:p text:style-name="P16"><text:span text:style-name="T3">Real</text:span> </text:p>
          </table:table-cell>
          <table:table-cell table:style-name="Tabela3.B9" office:value-type="string">
            <text:p text:style-name="P3">Valor em ponto flutuante entre −1.0E+308 e 1.0E+308 para uma arquitetura de 32 bits. </text:p>
          </table:table-cell>
        </table:table-row>
        <table:table-row table:style-name="Tabela3.1">
          <table:table-cell table:style-name="Tabela3.A9" office:value-type="string">
            <text:p text:style-name="P16"><text:span text:style-name="T3">Complexo</text:span> </text:p>
          </table:table-cell>
          <table:table-cell table:style-name="Tabela3.B9" office:value-type="string">
            <text:p text:style-name="P3">Número complexo em ponto flutuante entre −1.0E+308 e 1.0E+308, para ambas as partes, real e imaginária, para uma arquitetura de 32 bits. </text:p>
          </table:table-cell>
        </table:table-row>
        <table:table-row table:style-name="Tabela3.1">
          <table:table-cell table:style-name="Tabela3.A9" office:value-type="string">
            <text:p text:style-name="P16"><text:span text:style-name="T3">Cadeia de caracteres</text:span> </text:p>
          </table:table-cell>
          <table:table-cell table:style-name="Tabela3.B9" office:value-type="string">
            <text:p text:style-name="P3">Cadeia de caracteres, delimitada por aspas, sem limite de tamanho (depende da arquitetura). </text:p>
          </table:table-cell>
        </table:table-row>
        <table:table-row table:style-name="Tabela3.1">
          <table:table-cell table:style-name="Tabela3.A9" office:value-type="string">
            <text:p text:style-name="P16"><text:span text:style-name="T3">Vetor Associativo</text:span> </text:p>
          </table:table-cell>
          <table:table-cell table:style-name="Tabela3.B9" office:value-type="string">
            <text:p text:style-name="P3">Vetor cujos índices podem ser valores inteiros ou cadeias de caracteres, e cujos elementos podem conter valores inteiros, reais, complexos ou cadeias de caracteres. </text:p>
          </table:table-cell>
        </table:table-row>
        <table:table-row table:style-name="Tabela3.1">
          <table:table-cell table:style-name="Tabela3.A9" office:value-type="string">
            <text:p text:style-name="P16"><text:span text:style-name="T3">Matriz</text:span> </text:p>
          </table:table-cell>
          <table:table-cell table:style-name="Tabela3.B9" office:value-type="string">
            <text:p text:style-name="P3">Matriz sem limite de dimensões. Cada elemento pode conter um valor inteiro, real, complexo ou cadeias de caracteres. </text:p>
          </table:table-cell>
        </table:table-row>
        <table:table-row table:style-name="Tabela3.1">
          <table:table-cell table:style-name="Tabela3.A9" office:value-type="string">
            <text:p text:style-name="P53">Manipulador</text:p>
          </table:table-cell>
          <table:table-cell table:style-name="Tabela3.B9" office:value-type="string">
            <text:p text:style-name="P3"><text:span text:style-name="T37">Manipulador de uso geral</text:span>. <text:span text:style-name="T37">Pode ser usado com ponteiros de memória</text:span>. <text:span text:style-name="T37">O sistema de arquivos virtual do GuaraScript utiliza manipuladores como ponteiros de arquivos.</text:span></text:p>
          </table:table-cell>
        </table:table-row>
        <table:table-row table:style-name="Tabela3.1">
          <table:table-cell table:style-name="Tabela3.A9" office:value-type="string">
            <text:p text:style-name="P16"><text:span text:style-name="T3">Nulo</text:span> </text:p>
          </table:table-cell>
          <table:table-cell table:style-name="Tabela3.B9" office:value-type="string">
            <text:p text:style-name="P3">Um valor nulo. Não é inteiro, real, complexo, cadeia de caracteres, vetor ou matriz e não pode ser utilizado em nenhum tipo de operação exceto comparações e atribuições. </text:p>
          </table:table-cell>
        </table:table-row>
      </table:table>
      <text:p text:style-name="Standard"/>
      <text:p text:style-name="P130">Inteiros</text:p>
      <text:p text:style-name="P2">Valores inteiros podem ser representados em base octal, decimal ou hexadecimal, do mesmo modo que em Tcl.</text:p>
      <text:p text:style-name="P2"/>
      <text:p text:style-name="P2">Um valor octal é qualquer valor inteiro, não zero, cujo primeiro dígito seja o caractere zero(0).</text:p>
      <text:p text:style-name="P2"/>
      <text:p text:style-name="P2">Por exemplo: </text:p>
      <text:p text:style-name="P142">x=017;</text:p>
      <text:p text:style-name="P2"/>
      <text:p text:style-name="P2">Um valor decimal é qualquer valor inteiro, não zero, cujo primeiro dígito não seja o caractere zero(0).</text:p>
      <text:p text:style-name="P2"/>
      <text:p text:style-name="P2">Por exemplo: </text:p>
      <text:p text:style-name="P142">x=15;</text:p>
      <text:p text:style-name="P2"/>
      <text:p text:style-name="P2"><text:soft-page-break/>Um valor hexadecimal é qualquer valor inteiro começando pelo prefixo 0x. </text:p>
      <text:p text:style-name="P2">Por exemplo: </text:p>
      <text:p text:style-name="P142">x=0xf;</text:p>
      <text:p text:style-name="Standard"/>
      <text:p text:style-name="P130">Reais</text:p>
      <text:p text:style-name="P2">Números reais podem ser expressos em notação decimal ou notação científica. </text:p>
      <text:p text:style-name="P2">Por exemplo: </text:p>
      <text:p text:style-name="P141"><text:span text:style-name="T27">x=0.1;y=1.0e-3</text:span>;</text:p>
      <text:p text:style-name="P2"/>
      <text:p text:style-name="P130">Complexos</text:p>
      <text:p text:style-name="P2">Números complexos podem ser expressos como a soma de dois valores numéricos sendo a primeira parcela a parte real e a segunda, a parte imaginária que deve estar multiplicada da constante <text:span text:style-name="T3">i</text:span>. </text:p>
      <text:p text:style-name="P2"/>
      <text:p text:style-name="P2">Por exemplo: </text:p>
      <text:p text:style-name="P142">x=1+2*i;</text:p>
      <text:p text:style-name="P142">y=2.0+sin(0.5)*i;</text:p>
      <text:p text:style-name="P2"/>
      <text:p text:style-name="P2">A simbologia adotada para os números complexo é semelhante àquela utilizada no Matlab exceto pelo fato do GuaraScript não suportar o símbolo "j" como sinônimo da constante <text:span text:style-name="T3">i</text:span> e pelo fato de <text:span text:style-name="T3">i</text:span> não poder ser simplesmente pós-fixado da parte imaginária do número complexo, uma vez que i é uma constante e não um operador.</text:p>
      <text:p text:style-name="P2"/>
      <text:p text:style-name="P2">Um número complexo também pode ser criado através da função <text:span text:style-name="T3">complex(real, imaginário)</text:span>, ou calculando-se a raiz quadrada de −1: </text:p>
      <text:p text:style-name="P142">a=sqrt(-1) #A variável a contém o número complexo i.</text:p>
      <text:p text:style-name="P36"/>
      <text:p text:style-name="P131">Cadeias de caracteres</text:p>
      <text:p text:style-name="P2">Cadeias de caracteres, ou strings, podem ter qualquer tamanho, mas precisam estar delimitadas entre aspas, ou aspas simples.</text:p>
      <text:p text:style-name="P2"/>
      <text:p text:style-name="P2">Por exemplo: </text:p>
      <text:p text:style-name="P142">nome="Albert Einstein";</text:p>
      <text:p text:style-name="P142">email='albert@einstein.org';</text:p>
      <text:p text:style-name="P36"/>
      <text:p text:style-name="P2">Para concatenar cadeias de caracteres é utilizado o operador concatenação(+).</text:p>
      <text:p text:style-name="P2"/>
      <text:p text:style-name="P2">Por exemplo: </text:p>
      <text:p text:style-name="P142">nome="Albert "+"Einstein";</text:p>
      <text:p text:style-name="P36"/>
      <text:p text:style-name="P2">Em uma operação de concatenação, se um dos operandos não for do tipo string ele será convertido para string antes que a concatenação seja realizada. Caso o operando seja inteiro, ele será representado em base decimal. Caso seja real, será representado utilizando a notação que apresente a menor perda de significado.</text:p>
      <text:p text:style-name="P2"/>
      <text:p text:style-name="P2">Por exemplo: </text:p>
      <text:p text:style-name="P142">p=10.0;</text:p>
      <text:p text:style-name="P142">economia="Foram economizados "+p+"%de energia no último ano";</text:p>
      <text:p text:style-name="P36"/>
      <text:p text:style-name="P2">É possível realizar comparações lexicográficas entre strings utilizando-se os operadores <text:span text:style-name="T1">&lt; , &lt; =, &gt; , </text:span><text:soft-page-break/><text:span text:style-name="T1">&gt; =, = =, !=</text:span>. Caso um dos operadores não seja string, ele será convertido para string antes que a comparação seja realizada.</text:p>
      <text:p text:style-name="P2"/>
      <text:p text:style-name="P2">Para saber o comprimento de uma string pode-se utilizar a função <text:span text:style-name="T3">length(string)</text:span>.</text:p>
      <text:p text:style-name="P2"/>
      <text:p text:style-name="P2">Por exemplo: </text:p>
      <text:p text:style-name="P142">a="Alo Mundo!";</text:p>
      <text:p text:style-name="P142">l=length(a); #A variável l contém o valor 10.</text:p>
      <text:p text:style-name="P2"/>
      <text:p text:style-name="P2">É possível acessar caracteres em strings como se estas fossem matrizes lineares.</text:p>
      <text:p text:style-name="P2"/>
      <text:p text:style-name="P2">Por exemplo: </text:p>
      <text:p text:style-name="P142">a="Alo Mundo!";</text:p>
      <text:p text:style-name="P142">b=a[4]; #A variável b contém o valor "M".</text:p>
      <text:p text:style-name="P36"/>
      <text:p text:style-name="P130">Vetores associativos</text:p>
      <text:p text:style-name="P2">Vetores associativos podem ter índices inteiros ou strings, chamados "chaves". Cada elemento do vetor pode conter um valor inteiro, real, complexo ou string. O uso de vetores associativos em GuaraScript é semelhante a Tcl , porém com alguns recursos a mais.</text:p>
      <text:p text:style-name="P2"/>
      <text:p text:style-name="P2">Para criar um vetor associativo pode-se utilizar a função <text:span text:style-name="T3">array(elemento1, elemento2, ...)</text:span> ou a estrutura <text:span text:style-name="T3">{elemento1, elemento2, ...}</text:span>. Em qualquer um dos casos, as chaves para os elementos serão números inteiros, começando com zero(0).</text:p>
      <text:p text:style-name="P2"/>
      <text:p text:style-name="P2">Por exemplo: </text:p>
      <text:p text:style-name="P142">#Cria um vetor com chaves 0,1,2 e elementos 10,40,50,</text:p>
      <text:p text:style-name="P142">#respectivamente.</text:p>
      <text:p text:style-name="P142">a={10,40,100};</text:p>
      <text:p text:style-name="P142">#Cria um vetor idêntico ao vetor a acima.</text:p>
      <text:p text:style-name="P142">b=array(10,40,100);</text:p>
      <text:p text:style-name="P37"/>
      <text:p text:style-name="P2">Um elemento de um vetor associativo pode ser acessado indicando-se a chave para o elemento entre colchetes(<text:span text:style-name="T3">[]</text:span>).</text:p>
      <text:p text:style-name="P2"/>
      <text:p text:style-name="P2">Por exemplo: </text:p>
      <text:p text:style-name="P142">a={10,40,100};</text:p>
      <text:p text:style-name="P142">print(a[1]); #Exibe o valor 40 no console.</text:p>
      <text:p text:style-name="P36"/>
      <text:p text:style-name="P2">Para conhecer os valores das chaves de um vetor deve-se utilizar a função <text:span text:style-name="T3">keys(vetor)</text:span>. Esta função retorna um vetor associativo com chaves 0, 1, 2, ..., e valores iguais às chaves do vetor especificado. </text:p>
      <text:p text:style-name="P2">Vetores associativos também podem ser criados dinamicamente, como no exemplo a seguir:</text:p>
      <text:p text:style-name="P2"/>
      <text:p text:style-name="P142">#Cria o vetor associativo "cliente" e insere um novo elemento</text:p>
      <text:p text:style-name="P142">#indexado pela chave "nome".</text:p>
      <text:p text:style-name="P142">cliente["nome"]="Albert Einstein";</text:p>
      <text:p text:style-name="P142">#Cria um novo elemento indexa do pela chave "e_mail".</text:p>
      <text:p text:style-name="P142">cliente["e_mail"]="albert@einstein.org";</text:p>
      <text:p text:style-name="P2"/>
      <text:p text:style-name="P2">Pode-se excluir um elemento de um vetor atribuindo-se a ele o valor <text:span text:style-name="T25">NULL</text:span>: </text:p>
      <text:p text:style-name="P142"><text:soft-page-break/>a[1]=10;</text:p>
      <text:p text:style-name="P142">a[2]=3.14;</text:p>
      <text:p text:style-name="P142">a[3]=2*PI;</text:p>
      <text:p text:style-name="P142"/>
      <text:p text:style-name="P142">a[2]=NULL; #Remove o elemento indexado pela chave 2 do vetor.</text:p>
      <text:p text:style-name="P142"/>
      <text:p text:style-name="P142">#Para excluir o vetor, basta atribuir a ele o valor <text:span text:style-name="T3">NULL</text:span>: </text:p>
      <text:p text:style-name="P142">a[1]=10;</text:p>
      <text:p text:style-name="P142">a[2]=3.14;</text:p>
      <text:p text:style-name="P142">a[3]=2*PI;</text:p>
      <text:p text:style-name="P142"/>
      <text:p text:style-name="P142">a=NULL;#Exclui o vetor;</text:p>
      <text:p text:style-name="P36"/>
      <text:p text:style-name="P2">Vetores associativos são internamento armazenados como tabelas hash, implementadas como listas duplamente encadeadas. Sendo a procura pelas chaves realizadas de forma seqüencial. Esta abordagem torna este tipo de vetor inadequado para cálculos matemáticos. Para esta finalidade recomenda-se o uso de matrizes, descritas a seguir.</text:p>
      <text:p text:style-name="P2"/>
      <text:p text:style-name="P130">Matrizes</text:p>
      <text:p text:style-name="P2">Matrizes são vetores multi-dimensionais, criadas especialmente para realização de cálculos matemáticos. A implementação de matrizes no interpretador GuaraScript, foi tanto quanto possível, idealizada para prover as mesmas facilidades encontradas no Matlab.</text:p>
      <text:p text:style-name="P2"/>
      <text:p text:style-name="P2">Existem três formas para se criar uma matriz: através da função <text:span text:style-name="T3">matrix(valor, dimensão1, dimensão2, ...)</text:span>, <text:span text:style-name="T3">matrix2D(dimensão1, dimensão2, elemento1, elemento2, ...)</text:span> ou através da estrutura <text:span text:style-name="T3">[elemento, elemento, ...; elemento, elemento, ...; ...]</text:span>. No primeiro caso, a matriz será criada com as dimensões informadas e seus elementos inicializados com o valor especificado. No segundo caso será criada uma matrix bidimensional, com as dimensões especificadas, e preenchida com os elementos indicados. No último caso, a matriz criada será bidimensional e conterá os valores especificados na estrutura. As vírgula separam as colunas enquanto os ponto-e-vírgulas separam as linhas da matriz.</text:p>
      <text:p text:style-name="P2"/>
      <text:p text:style-name="P2">Por exemplo: </text:p>
      <text:p text:style-name="P141">#<text:span text:style-name="T27">Cria uma matriz com 2x2 com todos os elementos 0.</text:span></text:p>
      <text:p text:style-name="P142">a=matrix(0,2,2);</text:p>
      <text:p text:style-name="P142">#Cria uma matriz 2x2 contendo os valores 1,2,3 e 4.</text:p>
      <text:p text:style-name="P142">b=[1,2;3,4];</text:p>
      <text:p text:style-name="P35"/>
      <text:p text:style-name="P2">A função <text:span text:style-name="T3">length(matriz)</text:span> retorna a dimensão linear da matriz especificada. Para obter as dimensão cartesianas da matriz, deve-se utilizar a função <text:span text:style-name="T3">dim(matriz)</text:span>. Esta função retorna um vetor associativo, onde cada elemento contém uma das dimensões da matriz.</text:p>
      <text:p text:style-name="P2"/>
      <text:p text:style-name="P2">Por exemplo: </text:p>
      <text:p text:style-name="P142">#Cria uma matriz com 2x2 com todos os elementos 1.</text:p>
      <text:p text:style-name="P142">a=matrix(1,2,2);</text:p>
      <text:p text:style-name="P142">#Cria uma matriz 3x2 contendo os valores 1,2,3,4,5 e 6.</text:p>
      <text:p text:style-name="P142">b=[1,2,3;4,5,6];</text:p>
      <text:p text:style-name="P142"/>
      <text:p text:style-name="P142">dim_a=dim(a); #Retorna o vetor{2,2}.</text:p>
      <text:p text:style-name="P142">dim_b=dim(b); #Retorna o vetor{3,2}.</text:p>
      <text:p text:style-name="P142"><text:soft-page-break/></text:p>
      <text:p text:style-name="P142">l=length(b); #Retorna o valor 6.</text:p>
      <text:p text:style-name="P35"/>
      <text:p text:style-name="P2">Um elemento de uma matriz pode ser acessado indicando-se os índices para o elemento entre colchetes(<text:span text:style-name="T3">[]</text:span>).</text:p>
      <text:p text:style-name="P2"/>
      <text:p text:style-name="P2">Por exemplo: </text:p>
      <text:p text:style-name="P142">#Cria uma matriz 2x2 contendo os valores 1,2,3 e 4.</text:p>
      <text:p text:style-name="P142">a=[1,2;3,4];</text:p>
      <text:p text:style-name="P142">a[0,1]=2;</text:p>
      <text:p text:style-name="P142"/>
      <text:p text:style-name="P142">print(a);</text:p>
      <text:p text:style-name="P142"/>
      <text:p text:style-name="P142">#Exibe no console:</text:p>
      <text:p text:style-name="P142">#[1,7,3,4]</text:p>
      <text:p text:style-name="P35"/>
      <text:p text:style-name="P2">Diferentemente dos vetores associativos, atribuir o valor <text:span text:style-name="T3">NULL</text:span> a um elemento de uma matiz não elimina o elemento, mas torna seu valor igual a <text:span text:style-name="T3">NULL</text:span>. Por outro lado, atribuir o valor <text:span text:style-name="T3">NULL</text:span> a uma matriz destrói a matriz.</text:p>
      <text:p text:style-name="Standard"/>
      <text:p text:style-name="Standard">Por exemplo: </text:p>
      <text:p text:style-name="P142">#Cria uma matriz 2x2 contendo os valores 1,2,3 e 4.</text:p>
      <text:p text:style-name="P142">a=[1,2;3,4];</text:p>
      <text:p text:style-name="P142">a=NULL; #Destrói a matriz.</text:p>
      <text:p text:style-name="P35"/>
      <text:p text:style-name="P2">É possível comparar duas matrizes através dos operadores ==, !=, &lt; , &lt; =, &gt; , &gt; =. O operadores == e != comparam o conteúdo das matrizes, enquanto os operadores &lt; , &lt; =, &gt; e &gt; =, comparam as dimensões lineares das matrizes.</text:p>
      <text:p text:style-name="P2"/>
      <text:p text:style-name="P2">As operações adição(+), subtração(−) e multiplicação(*) são suportada apenas para matrizes bidimensionais. Embora a operação de divisão de matrizes não esteja definida na matemática, o GuaraScript a implementa como o produto da inversa da segunda matriz pela primeira, a fim de permitir a fácil solução de sistemas de equações lineares do tipo A * X = B . Neste caso a matriz de soluções do sistema pode ser obtida calculando-se X = B / A, que em GuaraScript é equivalente a X = A<text:span text:style-name="T26">−1</text:span> * B.</text:p>
      <text:p text:style-name="P2"/>
      <text:p text:style-name="P2">Por exemplo: </text:p>
      <text:p text:style-name="P142">a=[1,2;3,4]; #Cria uma matriz 2x2 contendo os valores1,2,3 e 4.</text:p>
      <text:p text:style-name="P142">b=[5,6;7,8]; #Cria uma matriz 2x2 contendo os valores 5,6,7 e 8.</text:p>
      <text:p text:style-name="P142"/>
      <text:p text:style-name="P142">c=a+b; #A matriz c contém os valores 6,8,10 e 12.</text:p>
      <text:p text:style-name="P142">d=2*a; #A matriz d contém os valores 2,4,6 e 8.</text:p>
      <text:p text:style-name="P142">e=a*b; #A matriz e contém os valores 19,22,43,50.</text:p>
      <text:p text:style-name="P142"/>
      <text:p text:style-name="P142">x=[5;3;-1]/[2,3,-1;4,4,-3;2,-3,1];#x=[1;2;3]</text:p>
      <text:p text:style-name="P36"/>
      <text:p text:style-name="P122"/>
      <text:p text:style-name="P131">Arquivos</text:p>
      <text:p text:style-name="P2">Arquivos são abstrações do sistema operacional que permitem acessar dados armazenados em dispositivos de diversos tipos, de modo transparente para o programador. Alguns sistemas operacionais, como o UNIX permitem acessar dispositivos como câmeras de vídeo e <text:span text:style-name="T4">scanners</text:span> do mesmo modo como se realiza acesso a um arquivo contendo textos. Um ponteiro de arquivo é uma variável especial que permite acessar dados contidos em arquivos, utilizando-se as funções de manipulação de arquivos. Ponteiros para arquivos são criados através da função <text:span text:style-name="T3">fopen(arquivo, modo)</text:span>, descrita na seção <text:span text:style-name="T33">Bibliotecas de funções</text:span>, sub-seção <text:span text:style-name="T33">system</text:span>.</text:p>
      <text:p text:style-name="P2"/>
      <text:p text:style-name="P2">Por exemplo: </text:p>
      <text:p text:style-name="P142">fd = fopen(“notas.txt”, "r");</text:p>
      <text:p text:style-name="P36"/>
      <text:p text:style-name="P2">Exemplo: </text:p>
      <text:p text:style-name="P142">#!/usr/local/bin/guash </text:p>
      <text:p text:style-name="P142"/>
      <text:p text:style-name="P142">#Este programa lê dados de um arquivo fonte, salva os dados no</text:p>
      <text:p text:style-name="P142">#arquivo de destino e, em seguida, exibe o arquivo fonte, seguido</text:p>
      <text:p text:style-name="P142">#do arquivo de destino.</text:p>
      <text:p text:style-name="P142"/>
      <text:p text:style-name="P142">#Verifica se foram passados o nome do arquivo de origem e o nome</text:p>
      <text:p text:style-name="P142">#do arquivo de destino...</text:p>
      <text:p text:style-name="P142">if (argc &lt; 3) { </text:p>
      <text:p text:style-name="P142"><text:s text:c="4"/>println("Use: source_text_file target_text_file.") </text:p>
      <text:p text:style-name="P142"><text:s text:c="4"/>exit </text:p>
      <text:p text:style-name="P142">} </text:p>
      <text:p text:style-name="P142"/>
      <text:p text:style-name="P142">#Abre o arquivo de origem e o arquivo de destino...</text:p>
      <text:p text:style-name="P142">fs = fopen(argv[2], "r") </text:p>
      <text:p text:style-name="P142">ft = fopen(argv[3], "w") </text:p>
      <text:p text:style-name="P142"/>
      <text:p text:style-name="P142">#Copia dados do arquivo de origem para o arquivo de destino...</text:p>
      <text:p text:style-name="P142">while (!feof(fs)) { </text:p>
      <text:p text:style-name="P142"><text:s text:c="4"/>if((line = fgets(fs)) == NULL) { </text:p>
      <text:p text:style-name="P142"><text:s text:c="8"/>break </text:p>
      <text:p text:style-name="P142"><text:s text:c="4"/>} </text:p>
      <text:p text:style-name="P142"/>
      <text:p text:style-name="P142"><text:s text:c="4"/>fputs(line, ft) </text:p>
      <text:p text:style-name="P142">} </text:p>
      <text:p text:style-name="P142"/>
      <text:p text:style-name="P142">#Fecha os arquivo...</text:p>
      <text:p text:style-name="P142">fs = fclose(fs) </text:p>
      <text:p text:style-name="P142">ft = fclose(ft) </text:p>
      <text:p text:style-name="P142"/>
      <text:p text:style-name="P142">#Exibe o arquivo de origem...</text:p>
      <text:p text:style-name="P142">println("Source file...") </text:p>
      <text:p text:style-name="P142">fs = fopen(argv[2], "r") </text:p>
      <text:p text:style-name="P142"/>
      <text:p text:style-name="P142">while (!feof(fs)) { </text:p>
      <text:p text:style-name="P142"><text:s text:c="4"/>if((line = fgets(fs)) == NULL) { </text:p>
      <text:p text:style-name="P142"><text:soft-page-break/><text:s text:c="8"/>break </text:p>
      <text:p text:style-name="P142"><text:s text:c="4"/>} </text:p>
      <text:p text:style-name="P142"/>
      <text:p text:style-name="P142"><text:s text:c="4"/>print(line) </text:p>
      <text:p text:style-name="P142">} </text:p>
      <text:p text:style-name="P142"/>
      <text:p text:style-name="P142">fs = fclose(fs) </text:p>
      <text:p text:style-name="P142"/>
      <text:p text:style-name="P142">#Exibe o arquivo de destino...</text:p>
      <text:p text:style-name="P142">println("Target file...") </text:p>
      <text:p text:style-name="P142">ft = fopen(argv[3], "r") </text:p>
      <text:p text:style-name="P142"/>
      <text:p text:style-name="P142">while (!feof(ft)) { </text:p>
      <text:p text:style-name="P142"><text:s text:c="4"/>if((line = fgets(ft)) == NULL) { </text:p>
      <text:p text:style-name="P142"><text:s text:c="8"/>break </text:p>
      <text:p text:style-name="P142"><text:s text:c="4"/>} </text:p>
      <text:p text:style-name="P142"/>
      <text:p text:style-name="P142"><text:s text:c="4"/>print(line) </text:p>
      <text:p text:style-name="P142">} </text:p>
      <text:p text:style-name="P142"/>
      <text:p text:style-name="P142">ft = fclose(ft)</text:p>
      <text:p text:style-name="P36"/>
      <text:p text:style-name="P130">Identificação do tipo de um dado</text:p>
      <text:p text:style-name="P2">Em muitos casos pode ser necessário determinar o tipo de um dado antes que se possa trabalhar com ele. Para esta tarefa deve-se utilizar a função <text:span text:style-name="T3">type(dado)</text:span>. A função type retorna o tipo do dado como um valor inteiro, de acordo com a tabela a seguir. </text:p>
      <text:p text:style-name="Standard"><text:bookmark text:name="tth_tAb1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8">Tipo </text:p>
          </table:table-cell>
          <table:table-cell table:style-name="Tabela4.A1" office:value-type="string">
            <text:p text:style-name="P18">Valor numérico </text:p>
          </table:table-cell>
          <table:table-cell table:style-name="Tabela4.C1" office:value-type="string">
            <text:p text:style-name="P18">Constante </text:p>
          </table:table-cell>
        </table:table-row>
        <table:table-row table:style-name="Tabela4.1">
          <table:table-cell table:style-name="Tabela4.A8" office:value-type="string">
            <text:p text:style-name="P16">Inteiro </text:p>
          </table:table-cell>
          <table:table-cell table:style-name="Tabela4.B8" office:value-type="string">
            <text:p text:style-name="P16">0 </text:p>
          </table:table-cell>
          <table:table-cell table:style-name="Tabela4.C8" office:value-type="string">
            <text:p text:style-name="P66">GUA_INTEGER.</text:p>
          </table:table-cell>
        </table:table-row>
        <table:table-row table:style-name="Tabela4.1">
          <table:table-cell table:style-name="Tabela4.A8" office:value-type="string">
            <text:p text:style-name="P16">Real </text:p>
          </table:table-cell>
          <table:table-cell table:style-name="Tabela4.B8" office:value-type="string">
            <text:p text:style-name="P16">1 </text:p>
          </table:table-cell>
          <table:table-cell table:style-name="Tabela4.C8" office:value-type="string">
            <text:p text:style-name="P66">GUA_REAL.</text:p>
          </table:table-cell>
        </table:table-row>
        <table:table-row table:style-name="Tabela4.1">
          <table:table-cell table:style-name="Tabela4.A8" office:value-type="string">
            <text:p text:style-name="P16">Complexo </text:p>
          </table:table-cell>
          <table:table-cell table:style-name="Tabela4.B8" office:value-type="string">
            <text:p text:style-name="P16">2 </text:p>
          </table:table-cell>
          <table:table-cell table:style-name="Tabela4.C8" office:value-type="string">
            <text:p text:style-name="P66">GUA_COMPLEX.</text:p>
          </table:table-cell>
        </table:table-row>
        <table:table-row table:style-name="Tabela4.1">
          <table:table-cell table:style-name="Tabela4.A8" office:value-type="string">
            <text:p text:style-name="P16">Cadeia de caracteres </text:p>
          </table:table-cell>
          <table:table-cell table:style-name="Tabela4.B8" office:value-type="string">
            <text:p text:style-name="P16">3 </text:p>
          </table:table-cell>
          <table:table-cell table:style-name="Tabela4.C8" office:value-type="string">
            <text:p text:style-name="P66">GUA_STRING.</text:p>
          </table:table-cell>
        </table:table-row>
        <table:table-row table:style-name="Tabela4.1">
          <table:table-cell table:style-name="Tabela4.A8" office:value-type="string">
            <text:p text:style-name="P16">Vetor associativo </text:p>
          </table:table-cell>
          <table:table-cell table:style-name="Tabela4.B8" office:value-type="string">
            <text:p text:style-name="P16">4 </text:p>
          </table:table-cell>
          <table:table-cell table:style-name="Tabela4.C8" office:value-type="string">
            <text:p text:style-name="P66">GUA_ARRAY.</text:p>
          </table:table-cell>
        </table:table-row>
        <table:table-row table:style-name="Tabela4.1">
          <table:table-cell table:style-name="Tabela4.A8" office:value-type="string">
            <text:p text:style-name="P16">Matriz </text:p>
          </table:table-cell>
          <table:table-cell table:style-name="Tabela4.B8" office:value-type="string">
            <text:p text:style-name="P16">5 </text:p>
          </table:table-cell>
          <table:table-cell table:style-name="Tabela4.C8" office:value-type="string">
            <text:p text:style-name="P66">GUA_MATRIX.</text:p>
          </table:table-cell>
        </table:table-row>
        <table:table-row table:style-name="Tabela4.1">
          <table:table-cell table:style-name="Tabela4.A8" office:value-type="string">
            <text:p text:style-name="P16">Manipulador </text:p>
          </table:table-cell>
          <table:table-cell table:style-name="Tabela4.B8" office:value-type="string">
            <text:p text:style-name="P16">6 </text:p>
          </table:table-cell>
          <table:table-cell table:style-name="Tabela4.C8" office:value-type="string">
            <text:p text:style-name="P66">GUA_HANDLE.</text:p>
          </table:table-cell>
        </table:table-row>
      </table:table>
      <text:p text:style-name="Standard"/>
      <text:p text:style-name="P130">Obtenção do tamanho de um dado</text:p>
      <text:p text:style-name="P2">A função <text:span text:style-name="T3">length(valor)</text:span> retorna o tamanho de um dado do tipo <text:span text:style-name="T3">string</text:span>, <text:span text:style-name="T3">array</text:span> ou <text:span text:style-name="T3">matrix</text:span>. </text:p>
      <text:p text:style-name="P2"/>
      <text:p text:style-name="P118"/>
      <text:p text:style-name="P110">Variáveis<text:toc-mark text:string-value="Variáveis" text:outline-level="1"/></text:p>
      <text:p text:style-name="P34">Variáveis são <text:span text:style-name="T3">containers</text:span> para diferentes tipos de dados e têm o mesmo significado que na matemática. Pode-se associar qualquer nome a uma variável. A única restrição é que um nome não deve começar com os caracteres de 0 a 9, ponto(<text:span text:style-name="T3">.</text:span>) ou cifra(<text:span text:style-name="T3">$</text:span>) ou conter os caracteres '#' e '$', operadores matemáticos e lógicos e qualquer <text:span text:style-name="T3">token</text:span> definido na gramática da linguagem. </text:p>
      <text:p text:style-name="P33"/>
      <text:p text:style-name="P130">Atribuição de variáveis</text:p>
      <text:p text:style-name="P34">Uma variável é criada automaticamente ao se atribuir um valor a ela. Dependendo do valor atribuído, o parser irá armazená-lo internamente, utilizando um dos tipos de dados suportados pelo interpretador.</text:p>
      <text:p text:style-name="P34"/>
      <text:p text:style-name="P34">Por exemplo: </text:p>
      <text:p text:style-name="P142">a=1 #Cria uma variável inteira.</text:p>
      <text:p text:style-name="P142">B=1.0 #Cria uma variável real.</text:p>
      <text:p text:style-name="P142">c="Alô Mundo!" #Cria uma variável string.</text:p>
      <text:p text:style-name="P142">D=[1,2;3,4] #Cria uma variável matriz.</text:p>
      <text:p text:style-name="P39"/>
      <text:p text:style-name="P130">Destruição de variáveis</text:p>
      <text:p text:style-name="P34">Uma variável é destruída atribuindo-se a ela um valor NULL.</text:p>
      <text:p text:style-name="P34"/>
      <text:p text:style-name="P34">Por exemplo: </text:p>
      <text:p text:style-name="P142">a=1 #Cria uma variável inteira.</text:p>
      <text:p text:style-name="P142">B=1.0 #Cria uma variável real.</text:p>
      <text:p text:style-name="P142">c="Alô Mundo!" #Cria uma variável string.</text:p>
      <text:p text:style-name="P142">D=[1,2;3,4] #Cria uma variável matriz.</text:p>
      <text:p text:style-name="P142">a=NULL</text:p>
      <text:p text:style-name="P142">b=NULL</text:p>
      <text:p text:style-name="P142">c=NULL</text:p>
      <text:p text:style-name="P142">d=NULL</text:p>
      <text:p text:style-name="P39"/>
      <text:p text:style-name="P130">Identificação do tipo de dado de uma variável</text:p>
      <text:p text:style-name="P34">É possível saber se uma variável está definida através da função <text:span text:style-name="T3">exists(nome_da_variável)</text:span>. Para conhecer o seu tipo de dado deve-se utilizar a função <text:span text:style-name="T3">type(nome_da_variável)</text:span>. Esta função retorna o tipo de dado como um valor inteiro, de acordo com a tabela . </text:p>
      <text:p text:style-name="P33"/>
      <text:p text:style-name="P130">Escopo de variáveis</text:p>
      <text:p text:style-name="P34">Variáveis definidas fora de funções e procedimentos têm escopo global e são visíveis em todo o programa. Variáveis criadas no interior de procedimentos e funções têm escopo local e são destruídas quando o fluxo de execução deixa o interior da função. Para se acessar o conteúdo de uma variável global deve-se preceder o nome da variável do caractere cifra(<text:span text:style-name="T3">$</text:span>).</text:p>
      <text:p text:style-name="P33"/>
      <text:p text:style-name="P33">Por exemplo: </text:p>
      <text:p text:style-name="P142">a=1 #Atribui o valor 1 à variável local a.</text:p>
      <text:p text:style-name="P142">$a=2 #Atribui o valor 2 à variável global a.</text:p>
      <text:p text:style-name="P142">b=a+1 #bcontémovalor2.</text:p>
      <text:p text:style-name="P142">c=$a+1 #ccontémovalor3.</text:p>
      <text:p text:style-name="P142">a=NULL #Destrói a variável local a.</text:p>
      <text:p text:style-name="P142">$a=NULL #Destrói a variável global a.</text:p>
      <text:p text:style-name="P142">$b=NULL #Causa um erro pois a variável global b não está definida.</text:p>
      <text:p text:style-name="P39"><text:soft-page-break/></text:p>
      <text:p text:style-name="P130">Macro-substituição de nomes de variáveis</text:p>
      <text:p text:style-name="P34">É possível realizar macro substituição de nomes de variáveis utilizando-se o operador macro(<text:span text:style-name="T3">$</text:span>). Para tanto, a expressão a ser substituída deve ser colocada entre parênteses e pós-fixada ao operador macro.</text:p>
      <text:p text:style-name="P34"/>
      <text:p text:style-name="P33">Por exemplo: </text:p>
      <text:p text:style-name="P143">a=1 #Atribui o valor 1 à variável local a.</text:p>
      <text:p text:style-name="P143">b="a" #b contém o nome da variável.</text:p>
      <text:p text:style-name="P143">c=$(b) #c contém o valor armazenado na variável a.</text:p>
      <text:p text:style-name="P143">a1=2</text:p>
      <text:p text:style-name="P143">d=$(b+1) #d contém o valor da variável a 1.</text:p>
      <text:p text:style-name="P39"/>
      <text:p text:style-name="P34">No exemplo anterior, a variável c conterá o valor da variável a, pois a expressão entre parênteses será avaliada como "a" e o operador macro retornará o valor contido na variável denominada "a". Por outro lado, a variável d conterá o valor da variável a1, pois a expressão b + 1 será interpretada como a concatenação da string "a" com a string "1", resultando em "a1". </text:p>
      <text:p text:style-name="P39"/>
      <text:p text:style-name="P130">Indireção</text:p>
      <text:p text:style-name="P34">É possível realizar indireção de nomes de variáveis utilizando-se o operador indireção(<text:span text:style-name="T3">@</text:span>). A indireção consiste em acessar uma variável, cujo nome encontra-se armazenado em outra variável.</text:p>
      <text:p text:style-name="P34"/>
      <text:p text:style-name="P33">Por exemplo: </text:p>
      <text:p text:style-name="P143">a=1 #Atribui o valor 1 à variável local a.</text:p>
      <text:p text:style-name="P143">b="a" #b contém o nome da variável.</text:p>
      <text:p text:style-name="P143"><text:a xlink:type="simple" xlink:href="mailto:c%3D@b">c=@b</text:a> #c contém o valor armazenado na variável a(1).</text:p>
      <text:p text:style-name="P39"/>
      <text:p text:style-name="P34">No exemplo anterior, a variável c conterá o valor da variável a, pois o operador indireção fará o interpretador ler o conteúdo da variável b(“a”) e acessar o conteúdo da variável com este nome(“a”).</text:p>
      <text:p text:style-name="P34"/>
      <text:p text:style-name="P34">É possível ler e escrever em variáveis utilizando o operador indireção.</text:p>
      <text:p text:style-name="P121"/>
      <text:p text:style-name="P110">Constantes<text:toc-mark text:string-value="Constantes" text:outline-level="1"/></text:p>
      <text:p text:style-name="P2">Constantes são variáveis criadas na inicialização do interpretador. A seguir são apresentadas as constantes suportadas pelo interpretador GuaraScript: </text:p>
      <text:p text:style-name="Standard"><text:bookmark text:name="tth_tAb14"/></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7">Valor </text:p>
          </table:table-cell>
          <table:table-cell table:style-name="Tabela5.A1" office:value-type="string">
            <text:p text:style-name="P17">Constante </text:p>
          </table:table-cell>
          <table:table-cell table:style-name="Tabela5.C1" office:value-type="string">
            <text:p text:style-name="P17">Descrição </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INTERP_VERSION</text:span> </text:p>
          </table:table-cell>
          <table:table-cell table:style-name="Tabela5.C14" office:value-type="string">
            <text:p text:style-name="Standard">Número da versão do interpretador.</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GUA_VERSION</text:span> </text:p>
          </table:table-cell>
          <table:table-cell table:style-name="Tabela5.C14" office:value-type="string">
            <text:p text:style-name="Standard">Número da versão do avaliador de expressões.</text:p>
          </table:table-cell>
        </table:table-row>
        <table:table-row table:style-name="Tabela5.1">
          <table:table-cell table:style-name="Tabela5.A14" office:value-type="string">
            <text:p text:style-name="Standard">0 </text:p>
          </table:table-cell>
          <table:table-cell table:style-name="Tabela5.B14" office:value-type="string">
            <text:p text:style-name="Standard"><text:span text:style-name="T3">GUA_INTEGER</text:span> </text:p>
          </table:table-cell>
          <table:table-cell table:style-name="Tabela5.C14" office:value-type="string">
            <text:p text:style-name="Standard">Número inteiro.</text:p>
          </table:table-cell>
        </table:table-row>
        <table:table-row table:style-name="Tabela5.1">
          <table:table-cell table:style-name="Tabela5.A14" office:value-type="string">
            <text:p text:style-name="Standard">1 </text:p>
          </table:table-cell>
          <table:table-cell table:style-name="Tabela5.B14" office:value-type="string">
            <text:p text:style-name="Standard"><text:span text:style-name="T3">GUA_REAL</text:span> </text:p>
          </table:table-cell>
          <table:table-cell table:style-name="Tabela5.C14" office:value-type="string">
            <text:p text:style-name="Standard">Número real.</text:p>
          </table:table-cell>
        </table:table-row>
        <table:table-row table:style-name="Tabela5.1">
          <table:table-cell table:style-name="Tabela5.A14" office:value-type="string">
            <text:p text:style-name="Standard">2 </text:p>
          </table:table-cell>
          <table:table-cell table:style-name="Tabela5.B14" office:value-type="string">
            <text:p text:style-name="Standard"><text:span text:style-name="T3">GUA_COMPLEX</text:span> </text:p>
          </table:table-cell>
          <table:table-cell table:style-name="Tabela5.C14" office:value-type="string">
            <text:p text:style-name="Standard">Número complexo.</text:p>
          </table:table-cell>
        </table:table-row>
        <table:table-row table:style-name="Tabela5.1">
          <table:table-cell table:style-name="Tabela5.A14" office:value-type="string">
            <text:p text:style-name="Standard">3 </text:p>
          </table:table-cell>
          <table:table-cell table:style-name="Tabela5.B14" office:value-type="string">
            <text:p text:style-name="Standard"><text:span text:style-name="T3">GUA_STRING</text:span> </text:p>
          </table:table-cell>
          <table:table-cell table:style-name="Tabela5.C14" office:value-type="string">
            <text:p text:style-name="Standard">Cadeia de caracteres.</text:p>
          </table:table-cell>
        </table:table-row>
        <table:table-row table:style-name="Tabela5.1">
          <table:table-cell table:style-name="Tabela5.A14" office:value-type="string">
            <text:p text:style-name="Standard">4 </text:p>
          </table:table-cell>
          <table:table-cell table:style-name="Tabela5.B14" office:value-type="string">
            <text:p text:style-name="Standard"><text:span text:style-name="T3">GUA_ARRAY</text:span> </text:p>
          </table:table-cell>
          <table:table-cell table:style-name="Tabela5.C14" office:value-type="string">
            <text:p text:style-name="Standard">Vetor associativo.</text:p>
          </table:table-cell>
        </table:table-row>
        <table:table-row table:style-name="Tabela5.1">
          <table:table-cell table:style-name="Tabela5.A14" office:value-type="string">
            <text:p text:style-name="Standard">5 </text:p>
          </table:table-cell>
          <table:table-cell table:style-name="Tabela5.B14" office:value-type="string">
            <text:p text:style-name="Standard"><text:span text:style-name="T3">GUA_MATRIX</text:span> </text:p>
          </table:table-cell>
          <table:table-cell table:style-name="Tabela5.C14" office:value-type="string">
            <text:p text:style-name="Standard">Matriz.</text:p>
          </table:table-cell>
        </table:table-row>
        <table:table-row table:style-name="Tabela5.1">
          <table:table-cell table:style-name="Tabela5.A14" office:value-type="string">
            <text:p text:style-name="Standard">6 </text:p>
          </table:table-cell>
          <table:table-cell table:style-name="Tabela5.B14" office:value-type="string">
            <text:p text:style-name="Standard"><text:span text:style-name="T3">GUA_</text:span><text:span text:style-name="T9">HANDLE</text:span> </text:p>
          </table:table-cell>
          <table:table-cell table:style-name="Tabela5.C14" office:value-type="string">
            <text:p text:style-name="Standard"><text:span text:style-name="T38">Manipulador</text:span>.</text:p>
          </table:table-cell>
        </table:table-row>
        <table:table-row table:style-name="Tabela5.1">
          <table:table-cell table:style-name="Tabela5.A14" office:value-type="string">
            <text:p text:style-name="Standard">1 </text:p>
          </table:table-cell>
          <table:table-cell table:style-name="Tabela5.B14" office:value-type="string">
            <text:p text:style-name="Standard"><text:span text:style-name="T3">TRUE</text:span> </text:p>
          </table:table-cell>
          <table:table-cell table:style-name="Tabela5.C14" office:value-type="string">
            <text:p text:style-name="Standard">Verdeiro.</text:p>
          </table:table-cell>
        </table:table-row>
        <table:table-row table:style-name="Tabela5.1">
          <table:table-cell table:style-name="Tabela5.A14" office:value-type="string">
            <text:p text:style-name="Standard">0 </text:p>
          </table:table-cell>
          <table:table-cell table:style-name="Tabela5.B14" office:value-type="string">
            <text:p text:style-name="Standard"><text:span text:style-name="T3">FALSE</text:span> </text:p>
          </table:table-cell>
          <table:table-cell table:style-name="Tabela5.C14" office:value-type="string">
            <text:p text:style-name="Standard">Falso.</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NULL</text:span> </text:p>
          </table:table-cell>
          <table:table-cell table:style-name="Tabela5.C14" office:value-type="string">
            <text:p text:style-name="Standard">Nulo.</text:p>
          </table:table-cell>
        </table:table-row>
        <table:table-row table:style-name="Tabela5.1">
          <table:table-cell table:style-name="Tabela5.A14" office:value-type="string">
            <text:p text:style-name="Standard">√(−1)</text:p>
          </table:table-cell>
          <table:table-cell table:style-name="Tabela5.B14" office:value-type="string">
            <text:p text:style-name="Standard"><text:span text:style-name="T3">i</text:span> </text:p>
          </table:table-cell>
          <table:table-cell table:style-name="Tabela5.C14" office:value-type="string">
            <text:p text:style-name="Standard">Parte imaginária de um número complexo.</text:p>
          </table:table-cell>
        </table:table-row>
      </table:table>
      <text:p text:style-name="Standard"/>
      <text:p text:style-name="P118"/>
      <text:p text:style-name="P110">Variáveis internas<text:toc-mark text:string-value="Variáveis internas" text:outline-level="1"/></text:p>
      <text:p text:style-name="P2">O interpretador mantém algumas variáveis globais utilizadas para configuração do ambiente e recuperação de informações especiais pelo programador. A seguir são apresentadas as variáveis internas definidas pelo interpretador GuaraScript: </text:p>
      <text:p text:style-name="Standard"><text:bookmark text:name="tth_tAb15"/></text:p>
      <table:table table:name="Tabela6" table:style-name="Tabela6">
        <table:table-column table:style-name="Tabela6.A"/>
        <table:table-column table:style-name="Tabela6.B"/>
        <table:table-row table:style-name="Tabela6.1">
          <table:table-cell table:style-name="Tabela6.A1" office:value-type="string">
            <text:p text:style-name="P17">Variável </text:p>
          </table:table-cell>
          <table:table-cell table:style-name="Tabela6.B1" office:value-type="string">
            <text:p text:style-name="P17">Descrição </text:p>
          </table:table-cell>
        </table:table-row>
        <table:table-row table:style-name="Tabela6.1">
          <table:table-cell table:style-name="Tabela6.A9" office:value-type="string">
            <text:p text:style-name="Standard"><text:span text:style-name="T3">GUA_AVG</text:span> </text:p>
          </table:table-cell>
          <table:table-cell table:style-name="Tabela6.B9" office:value-type="string">
            <text:p text:style-name="P2">Valor médio obtido durante a avaliação da última declaração <text:span text:style-name="T3">test.</text:span></text:p>
          </table:table-cell>
        </table:table-row>
        <table:table-row table:style-name="Tabela6.1">
          <table:table-cell table:style-name="Tabela6.A9" office:value-type="string">
            <text:p text:style-name="Standard"><text:span text:style-name="T3">GUA_DESIRED</text:span> </text:p>
          </table:table-cell>
          <table:table-cell table:style-name="Tabela6.B9" office:value-type="string">
            <text:p text:style-name="P2">Valor desejado durante a avaliação da última declaração <text:span text:style-name="T3">test.</text:span></text:p>
          </table:table-cell>
        </table:table-row>
        <table:table-row table:style-name="Tabela6.1">
          <table:table-cell table:style-name="Tabela6.A9" office:value-type="string">
            <text:p text:style-name="Standard"><text:span text:style-name="T3">GUA_DEVIATION</text:span> </text:p>
          </table:table-cell>
          <table:table-cell table:style-name="Tabela6.B9" office:value-type="string">
            <text:p text:style-name="P2">Desvio em torno do valor esperado, obtido durante a avaliação da última declaração <text:span text:style-name="T3">test.</text:span></text:p>
          </table:table-cell>
        </table:table-row>
        <table:table-row table:style-name="Tabela6.1">
          <table:table-cell table:style-name="Tabela6.A9" office:value-type="string">
            <text:p text:style-name="Standard"><text:span text:style-name="T3">GUA_ERROR</text:span> </text:p>
          </table:table-cell>
          <table:table-cell table:style-name="Tabela6.B9" office:value-type="string">
            <text:p text:style-name="P2">Mensagem referente ao último erro ocorrido.</text:p>
          </table:table-cell>
        </table:table-row>
        <table:table-row table:style-name="Tabela6.1">
          <table:table-cell table:style-name="Tabela6.A9" office:value-type="string">
            <text:p text:style-name="Standard"><text:span text:style-name="T3">GUA_RESULT</text:span> </text:p>
          </table:table-cell>
          <table:table-cell table:style-name="Tabela6.B9" office:value-type="string">
            <text:p text:style-name="P2">Resultado da avaliação do último bloco de código executado dentro de uma estrutura <text:span text:style-name="T3">try...catch</text:span> ou <text:span text:style-name="T3">test.</text:span></text:p>
          </table:table-cell>
        </table:table-row>
        <table:table-row table:style-name="Tabela6.1">
          <table:table-cell table:style-name="Tabela6.A9" office:value-type="string">
            <text:p text:style-name="Standard"><text:span text:style-name="T3">GUA_TIME</text:span> </text:p>
          </table:table-cell>
          <table:table-cell table:style-name="Tabela6.B9" office:value-type="string">
            <text:p text:style-name="P2">Tempo consumido durante a avaliação da última declaração <text:span text:style-name="T3">test.</text:span></text:p>
          </table:table-cell>
        </table:table-row>
        <table:table-row table:style-name="Tabela6.1">
          <table:table-cell table:style-name="Tabela6.A9" office:value-type="string">
            <text:p text:style-name="Standard"><text:span text:style-name="T3">GUA_TOLERANCE</text:span> </text:p>
          </table:table-cell>
          <table:table-cell table:style-name="Tabela6.B9" office:value-type="string">
            <text:p text:style-name="P2">Tolerância para o valor obtido durante a avaliação da última declaração <text:span text:style-name="T3">test.</text:span></text:p>
          </table:table-cell>
        </table:table-row>
        <table:table-row table:style-name="Tabela6.1">
          <table:table-cell table:style-name="Tabela6.A9" office:value-type="string">
            <text:p text:style-name="Standard"><text:span text:style-name="T3">GUA_TRIES</text:span> </text:p>
          </table:table-cell>
          <table:table-cell table:style-name="Tabela6.B9" office:value-type="string">
            <text:p text:style-name="P2">Numero de tentativas realizadas durante a avaliação da última declaração <text:span text:style-name="T3">test.</text:span></text:p>
          </table:table-cell>
        </table:table-row>
      </table:table>
      <text:p text:style-name="Standard"/>
      <text:p text:style-name="P110">Comentários<text:toc-mark text:string-value="Comentários" text:outline-level="1"/></text:p>
      <text:p text:style-name="P2">Qualquer texto precedido pelo caractere sustenido(<text:span text:style-name="T3">#</text:span>) é um comentário e será ignorado pelo avaliador de expressões.</text:p>
      <text:p text:style-name="P2"/>
      <text:p text:style-name="P2">Por exemplo: </text:p>
      <text:p text:style-name="P142">#Esta linha é um comentário.</text:p>
      <text:p text:style-name="P142">A=1 #Este comentário será ignorado pelo avaliador de expressões.</text:p>
      <text:p text:style-name="P142">if(a&gt;0 #Este comentário é válido) #Mas este não é.{</text:p>
      <text:p text:style-name="P142"><text:s text:c="4"/>print("a&gt;0\n");</text:p>
      <text:p text:style-name="P142">}</text:p>
      <text:p text:style-name="Standard"/>
      <text:p text:style-name="P110">Separação entre comandos<text:toc-mark text:string-value="Separação entre comandos" text:outline-level="1"/></text:p>
      <text:p text:style-name="P2">É possível colocar vários comandos em uma mesma linha, separando-os com o caractere ponto-e-vírgula(<text:span text:style-name="T3">;</text:span>).</text:p>
      <text:p text:style-name="P2"/>
      <text:p text:style-name="P2">Por exemplo: </text:p>
      <text:p text:style-name="P142">a=b=1;c=2;printf("a=%d,b=%d\n",a,b);</text:p>
      <text:p text:style-name="Standard"/>
      <text:p text:style-name="P118"/>
      <text:p text:style-name="P110">Estruturas de decisão<text:toc-mark text:string-value="Estruturas de decisão" text:outline-level="1"/></text:p>
      <text:p text:style-name="P2">Estruturas de decisão são mecanismos que permitem a realização condicional de partes do código de um programa. O GuaraScript permite a execução condicional através da declaração if.</text:p>
      <text:p text:style-name="P2"/>
      <text:p text:style-name="P130">if</text:p>
      <text:p text:style-name="P2">A estrutura <text:span text:style-name="T3">if...elseif...else...</text:span> oferece suporte ao controle de fluxo de execução baseado em condições determinadas. A sintaxe desta estrutura é semelhante àquela oferecida pela linguagem C, exceto pelas chaves({}) que são obrigatórias:</text:p>
      <text:p text:style-name="Standard"/>
      <text:p text:style-name="P40">if (condição 1) {</text:p>
      <text:p text:style-name="P40"><text:s text:c="4"/>código 1...</text:p>
      <text:p text:style-name="P40">} elseif (condição 2) {</text:p>
      <text:p text:style-name="P40"><text:s text:c="4"/>código 2...</text:p>
      <text:p text:style-name="P40">} elseif (condição N) {</text:p>
      <text:p text:style-name="P40"><text:s text:c="4"/>código N...</text:p>
      <text:p text:style-name="P40">} else {</text:p>
      <text:p text:style-name="P40"><text:s text:c="4"/>código alternativo...</text:p>
      <text:p text:style-name="P40">}</text:p>
      <text:p text:style-name="Standard"/>
      <text:p text:style-name="P2">Caso a condição apresentada pela declaração <text:span text:style-name="T3">if</text:span> seja avaliada como verdadeira, o bloco de código 1 será avaliado, caso contrário, as condições apresentadas pelas declarações <text:span text:style-name="T3">elseif</text:span> serão testadas. Se uma delas for avaliada como verdadeira, o bloco de código correspondente será avaliado. Caso nenhuma das condições apresentadas seja avaliada como verdadeira, o bloco de código determinado pela declaração <text:span text:style-name="T3">else</text:span> será avaliado. As declarações <text:span text:style-name="T3">elseif</text:span> e <text:span text:style-name="T3">else</text:span> são opcionais. </text:p>
      <text:p text:style-name="P2">A estrutura <text:span text:style-name="T3">if...elseif...else...</text:span> considera os valores FALSE, zero(0) e NULL como falso e qualquer outro valor como verdadeiro.</text:p>
      <text:p text:style-name="P2"/>
      <text:p text:style-name="Standard">Exemplo: </text:p>
      <text:p text:style-name="P142">x=1;</text:p>
      <text:p text:style-name="P142"/>
      <text:p text:style-name="P142">if (x&lt;1) {</text:p>
      <text:p text:style-name="P142"><text:s text:c="4"/>printf("x é menor que 1\n");</text:p>
      <text:p text:style-name="P142">} elseif (x==1) {</text:p>
      <text:p text:style-name="P142"><text:s text:c="4"/>printf("x é igual a 1\n");</text:p>
      <text:p text:style-name="P142">} else {</text:p>
      <text:p text:style-name="P142"><text:s text:c="4"/>printf("x é maior que 1\n");</text:p>
      <text:p text:style-name="P142">}</text:p>
      <text:p text:style-name="Standard"/>
      <text:p text:style-name="P110">Estruturas de repetição<text:toc-mark text:string-value="Estruturas de repetição" text:outline-level="1"/></text:p>
      <text:p text:style-name="P2">Estruturas de repetição são utilizadas quando se deseja que uma porção de código de programa seja executada um determinado número de vezes, ou até que uma dada condição seja satisfeita. São oferecidas quatro estruras de repetição: <text:span text:style-name="T3">while</text:span>, <text:span text:style-name="T3">do</text:span>, <text:span text:style-name="T3">for</text:span> e <text:span text:style-name="T3">foreach</text:span>.</text:p>
      <text:p text:style-name="P2"/>
      <text:p text:style-name="P130">while</text:p>
      <text:p text:style-name="P2">A estrutura <text:span text:style-name="T3">while</text:span> executa o bloco de código especificado enquanto uma condição dada for avaliada como verdadeira. A sua sintaxe é apresentada a seguir:</text:p>
      <text:p text:style-name="P2"/>
      <text:p text:style-name="P41">while (condição) {</text:p>
      <text:p text:style-name="P41"><text:s text:c="4"/>código...</text:p>
      <text:p text:style-name="P41"><text:soft-page-break/>}</text:p>
      <text:p text:style-name="Standard"/>
      <text:p text:style-name="Standard">Exemplo: </text:p>
      <text:p text:style-name="P142">j=0;</text:p>
      <text:p text:style-name="P142"/>
      <text:p text:style-name="P142">while (j&lt;10) {</text:p>
      <text:p text:style-name="P142"><text:s text:c="4"/>printf("j=%d\n",j);</text:p>
      <text:p text:style-name="P142"><text:s text:c="4"/>j=j+1;</text:p>
      <text:p text:style-name="P142">}</text:p>
      <text:p text:style-name="Standard"/>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130">do</text:p>
      <text:p text:style-name="P2">A estrutura <text:span text:style-name="T3">do...while</text:span> é semelhante à estrutura <text:span text:style-name="T3">while</text:span>, exceto que enquanto <text:span text:style-name="T3">while</text:span> testa a condição antes de executar o bloco de código, <text:span text:style-name="T3">do</text:span> executa o bloco de código especificado e depois testa a condição dada. A sintaxe da declaração <text:span text:style-name="T3">do</text:span> é apresentada a seguir:</text:p>
      <text:p text:style-name="P2"/>
      <text:p text:style-name="P41">do {</text:p>
      <text:p text:style-name="P41"><text:s text:c="4"/>código...</text:p>
      <text:p text:style-name="P41">} while (condição)</text:p>
      <text:p text:style-name="Standard"/>
      <text:p text:style-name="Standard">Exemplo: </text:p>
      <text:p text:style-name="P142">j=0;</text:p>
      <text:p text:style-name="P142"/>
      <text:p text:style-name="P142">do {</text:p>
      <text:p text:style-name="P142"><text:s text:c="4"/>printf("j=%d\n",j);</text:p>
      <text:p text:style-name="P142"><text:s text:c="4"/>j=j+1;</text:p>
      <text:p text:style-name="P142">} while (j&lt;10);</text:p>
      <text:p text:style-name="Standard"/>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130">for</text:p>
      <text:p text:style-name="P2">A estrutura <text:span text:style-name="T3">for</text:span> executa o bloco de código especificado enquanto uma condição dada for avaliada como verdadeira, opcionalmente, avaliando uma expressão antes de iniciar a primeira interação e uma expressão especificada, a cada interação. A sua sintaxe é apresentada a seguir:</text:p>
      <text:p text:style-name="P2"/>
      <text:p text:style-name="P41">for (inicialização;condição;incremento) {</text:p>
      <text:p text:style-name="P41"><text:s text:c="4"/>código...</text:p>
      <text:p text:style-name="P41">}</text:p>
      <text:p text:style-name="Standard"/>
      <text:p text:style-name="Standard">Exemplo: </text:p>
      <text:p text:style-name="P142">for (j=0;j&lt;10;j=j+1) {</text:p>
      <text:p text:style-name="P142"><text:s text:c="4"/>printf("j=%d\n",j);</text:p>
      <text:p text:style-name="P142">}</text:p>
      <text:p text:style-name="Standard"/>
      <text:p text:style-name="P2">No exemplo anterior, a expressão j = 0 será executada antes que ocorra a primeira interação do laço de repetição e, a cada interação, será avaliada a expressão j = j + 1. O laço continuará sendo executado até que a expressão j &lt; 10 seja avaliada como falsa.</text:p>
      <text:p text:style-name="P2"><text:soft-page-break/></text:p>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130">foreach</text:p>
      <text:p text:style-name="P2">A estrutura <text:span text:style-name="T3">foreach</text:span> permite percorrer um vetor associativo do primeiro ao último elemento, automaticamente, na ordem em que os elementos foram inseridos no vetor. Esta estrutura é muito semelhante àquela de mesmo nome encontrada na linguagem Tcl .</text:p>
      <text:p text:style-name="P2"/>
      <text:p text:style-name="Standard">A sintaxe da estrutura <text:span text:style-name="T3">foreach</text:span> é apresentada a seguir:</text:p>
      <text:p text:style-name="Standard"/>
      <text:p text:style-name="P41">foreach (vetor;chave;valor) {</text:p>
      <text:p text:style-name="P41"><text:s text:c="4"/>código...</text:p>
      <text:p text:style-name="P41">}</text:p>
      <text:p text:style-name="Standard"/>
      <text:p text:style-name="P2">O primeiro argumento da estrutura <text:span text:style-name="T3">foreach</text:span> é o vetor associativo que se deseja percorrer, enquanto que o segundo argumento é o nome de uma variável que receberá a chave do elemento no vetor e terceiro elemento é o nome de uma variável que receberá o valor armazenado na célula do vetor.</text:p>
      <text:p text:style-name="P2"/>
      <text:p text:style-name="Standard">Exemplo: </text:p>
      <text:p text:style-name="P142">a={10,20,30}</text:p>
      <text:p text:style-name="P142"/>
      <text:p text:style-name="P142">foreach (a;chave;valor) {</text:p>
      <text:p text:style-name="P142"><text:s text:c="4"/>printf("chave=%s,valor=%d\n",chave,valor);</text:p>
      <text:p text:style-name="P142">}</text:p>
      <text:p text:style-name="Standard"/>
      <text:p text:style-name="P2">No exemplo anterior a variável chave receberá os valores 0, 1 e 2, um de cada vez, a cada interação, enquanto a variável valor receberá os valores 10, 20 e 30. </text:p>
      <text:p text:style-name="P2"/>
      <text:p text:style-name="P2">A palavra chave <text:span text:style-name="T3">break</text:span> interrompe a execução do laço de repetição sem completar a interação corrente, enquanto a palavra chave continue salta imediatamente para a próxima interação.</text:p>
      <text:p text:style-name="P2"/>
      <text:p text:style-name="P119"/>
      <text:p text:style-name="P110">Sub-rotinas<text:toc-mark text:string-value="Sub-rotinas" text:outline-level="1"/></text:p>
      <text:p text:style-name="P2">Procedimentos e funções podem ser criados utilizando-se a palavra chave <text:span text:style-name="T3">function</text:span>. A sintaxe desta declaração é apresentada a seguir:</text:p>
      <text:p text:style-name="P2"/>
      <text:p text:style-name="P42">function nome_da_função (argumento 1,argumento 2,argumento N) {</text:p>
      <text:p text:style-name="P42"><text:s text:c="4"/>código...</text:p>
      <text:p text:style-name="P42"><text:s text:c="4"/>return(valor)</text:p>
      <text:p text:style-name="P42">}</text:p>
      <text:p text:style-name="P2"/>
      <text:p text:style-name="P2">Uma função pode ter qualquer número de argumentos formais e pode receber qualquer número de argumentos ao ser invocada. O programador deve cuidar de verificar se o número de argumentos passados para a função corresponde ao esperado e tratar eventuais erros. </text:p>
      <text:p text:style-name="P2">Pode-se atribuir qualquer nome a uma função. A única restrição é que um nome não deve começar com os caracteres de 0 a 9, ponto(<text:span text:style-name="T3">.</text:span>) ou cifra(<text:span text:style-name="T3">$</text:span>) ou conter os caracteres '#' e '$', operadores matemáticos e lógicos e qualquer <text:span text:style-name="T3">token</text:span> definido na gramática da linguagem. </text:p>
      <text:p text:style-name="P2">Para se definir um valor <text:span text:style-name="T3">default</text:span> a um argumento de uma função deve-se utilizar o operador atribuição(=).</text:p>
      <text:p text:style-name="P2"/>
      <text:p text:style-name="P2">Por exemplo: </text:p>
      <text:p text:style-name="P144">function fatorial (n=0) {</text:p>
      <text:p text:style-name="P144"><text:s text:c="4"/>if ((n==0)||(n==1)) {</text:p>
      <text:p text:style-name="P144"><text:s text:c="8"/>return(1);</text:p>
      <text:p text:style-name="P144"><text:s text:c="4"/>} else {</text:p>
      <text:p text:style-name="P144"><text:s text:c="8"/>return(n*fatorial(n-1));</text:p>
      <text:p text:style-name="P144"><text:s text:c="4"/>}</text:p>
      <text:p text:style-name="P144">}</text:p>
      <text:p text:style-name="P144"/>
      <text:p text:style-name="P144">fatorial(5) #Retorna 120.</text:p>
      <text:p text:style-name="P144">fatorial; #Retorna 1;</text:p>
      <text:p text:style-name="P2"/>
      <text:p text:style-name="P2">No exemplo anterior o argumento n recebe o valor 0, como valor default, quando nenhum valor é passado para a função. </text:p>
      <text:p text:style-name="P2"/>
      <text:p text:style-name="P2">A palavra chave <text:span text:style-name="T3">return</text:span> retorna imediatamente da função, utilizando o valor especificado como valor de retorno. Se <text:span text:style-name="T3">return</text:span> for utilizado sem argumentos, a subrotina será um procedimento e retornará NULL. </text:p>
      <text:p text:style-name="P2">Para destruir uma função basta atribuir a ela o valor NULL:</text:p>
      <text:p text:style-name="P2"/>
      <text:p text:style-name="P144">fatorial=NULL #Destrói a função fatorial.</text:p>
      <text:p text:style-name="P2"/>
      <text:p text:style-name="P2">O interpretador GuaraScript oferece uma facilidade quando se deseja criar funções de apenas um comando ou simples funções matemáticas: o operador atribuição(=) <text:span text:style-name="T34">(somente a partir da versão 2.0)</text:span>.</text:p>
      <text:p text:style-name="P2"/>
      <text:p text:style-name="P2">Por exemplo: </text:p>
      <text:p text:style-name="P144">f(x)=x**2+2*x+1;</text:p>
      <text:p text:style-name="P144"/>
      <text:p text:style-name="P144">y=f(2);</text:p>
      <text:p text:style-name="P144"/>
      <text:p text:style-name="P144"><text:soft-page-break/>printf("f(2)=%f\n",y);</text:p>
      <text:p text:style-name="P2"/>
      <text:p text:style-name="P110">Tratamento de erros<text:toc-mark text:string-value="Tratamento de erros" text:outline-level="1"/></text:p>
      <text:p text:style-name="P2">Quando ocorre um erro em um programa, o interpretador GuaraScript interrompe imediatamente a execução do script e exibe uma mensagem de erro no console. Este comportamento pode não ser o mais adequado, pois alguns erros de tempo de execução podem ser tratados e recuperados utilizando-se algoritmos elaborados. Para estes casos, é fornecida a estrutura <text:span text:style-name="T3">try...catch</text:span> que captura as mensagens de erro, evitando a finalização prematura do script em execução. Esta estrutura é muito semelhante àquela encontrada no Matlab.</text:p>
      <text:p text:style-name="P2"/>
      <text:p text:style-name="P130">try</text:p>
      <text:p text:style-name="Standard">A sintaxe da estrutura <text:span text:style-name="T3">try...catch</text:span> é apresentada a seguir:</text:p>
      <text:p text:style-name="Standard"/>
      <text:p text:style-name="P41">try {</text:p>
      <text:p text:style-name="P41"><text:s text:c="4"/>código...</text:p>
      <text:p text:style-name="P41">} catch {</text:p>
      <text:p text:style-name="P41"><text:s text:c="4"/>código de tratamento de erro....</text:p>
      <text:p text:style-name="P41">}</text:p>
      <text:p text:style-name="Standard"/>
      <text:p text:style-name="P2">A declaração <text:span text:style-name="T3">try</text:span> avalia o bloco de código especificado e caso ocorra um erro executa o código de tratamento de erro indicado pela cláusula <text:span text:style-name="T3">catch</text:span>. Caso nenhum erro ocorra, a variável <text:span text:style-name="T3">GUA_RESULT</text:span> conterá o resultado da avaliação do bloco de código dado.</text:p>
      <text:p text:style-name="P2"/>
      <text:p text:style-name="P2">A cláusula <text:span text:style-name="T3">catch</text:span> é opcional, e a mensagem de erro gerada pelo interpretador também pode ser recuperada através da variável global <text:span text:style-name="T3">GUA_ERROR</text:span>. </text:p>
      <text:p text:style-name="P109"/>
      <text:p text:style-name="P110">Testes<text:toc-mark text:string-value="Testes" text:outline-level="1"/></text:p>
      <text:p text:style-name="P2">Algumas vezes é preciso medir o tempo de execução de um script a fim de comparar sua performance com scripts pré-existentes. A estrutura <text:span text:style-name="T3">test</text:span> permite realizar testes de performance em scripts.</text:p>
      <text:p text:style-name="P2"/>
      <text:p text:style-name="P130">test</text:p>
      <text:p text:style-name="Standard">A sintaxe da estrutura <text:span text:style-name="T3">test</text:span> é apresentada a seguir:</text:p>
      <text:p text:style-name="Standard"/>
      <text:p text:style-name="P41">test (número de repetições[;valor[;tolerância]]) {</text:p>
      <text:p text:style-name="P41"><text:s text:c="4"/>código...</text:p>
      <text:p text:style-name="P41">} catch {</text:p>
      <text:p text:style-name="P41"><text:s text:c="4"/>código de tratamento de erro...</text:p>
      <text:p text:style-name="P41">}</text:p>
      <text:p text:style-name="Standard"/>
      <text:p text:style-name="P2">A declaração <text:span text:style-name="T3">test</text:span> avalia o bloco de código especificado, o número de vezes indicado e reporta o tempo consumido através da variável global <text:span text:style-name="T3">GUA_TIME</text:span>. Caso nenhum erro ocorra, a variável <text:span text:style-name="T3">GUA_RESULT</text:span> conterá o resultado da avaliação do bloco de código dado. Opcionalmente, pode-se definir um valor esperado e a tolerância em relação a este valor. As variáveis <text:span text:style-name="T3">GUA_AVG</text:span> e <text:span text:style-name="T3">GUA_DEVIATION</text:span> conterão respectivamente, o valor médio obtido e o desvio em relação ao valor esperado.</text:p>
      <text:p text:style-name="P2"/>
      <text:p text:style-name="P2">A cláusula <text:span text:style-name="T3">catch</text:span> é opcional e será executada caso ocorra algum erro durante a execução do script ou o teste resulte em um valor fora da tolerância esperada.</text:p>
      <text:p text:style-name="Standard"/>
      <text:p text:style-name="P118"/>
      <text:p text:style-name="P110">Funções embutidas no interpretador<text:toc-mark text:string-value="Funções embutidas no interpretador" text:outline-level="1"/></text:p>
      <text:p text:style-name="P2">O interpretador GuaraScript oferece algumas funções internas, disponíveis em todos os ambientes operacionais suportados pela linguagem, e diversas funções de biblioteca que podem ou não estar disponíveis, dependendo dos recursos oferecidos pelo sistema operacional para o qual o interpretado tenha sido portado.</text:p>
      <text:p text:style-name="P2"/>
      <text:p text:style-name="P2">A seguir são apresentadas as funções internas atualmente fornecidas pelo interpretador.</text:p>
      <text:p text:style-name="P2"/>
      <text:p text:style-name="P130">error</text:p>
      <text:p text:style-name="P2">A função <text:span text:style-name="T3">error</text:span> causa uma exceção, utilizando o argumento passado como mensagem de erro. Sua sintaxe é apresentada a seguir:</text:p>
      <text:p text:style-name="P2"/>
      <text:p text:style-name="P144">try {</text:p>
      <text:p text:style-name="P144"><text:s text:c="4"/>error("mensagem de erro");</text:p>
      <text:p text:style-name="P144">} catch {</text:p>
      <text:p text:style-name="P144"><text:s text:c="4"/>println("Erro: " + GUA_ERROR);</text:p>
      <text:p text:style-name="P144">}</text:p>
      <text:p text:style-name="P2"/>
      <text:p text:style-name="P130">expr</text:p>
      <text:p text:style-name="P2">A função <text:span text:style-name="T3">expr</text:span> avalia uma expressão lógica, matemática ou envolvendo strings ou vetores e retorna o resultado desta avaliação. Sua sintaxe é apresentada a seguir:</text:p>
      <text:p text:style-name="P2"/>
      <text:p text:style-name="P144">r=5;</text:p>
      <text:p text:style-name="P144">a=expr("2*PI*r");</text:p>
      <text:p text:style-name="P2"/>
      <text:p text:style-name="P130">eval</text:p>
      <text:p text:style-name="P2">A função <text:span text:style-name="T3">eval</text:span> avalia uma expressão dada e retorna o resultado desta avaliação. A sintaxe da função <text:span text:style-name="T3">eval</text:span> é apresentada no exemplo a seguir:</text:p>
      <text:p text:style-name="P2"/>
      <text:p text:style-name="P144">a="</text:p>
      <text:p text:style-name="P144">function fatorial (n=0) {</text:p>
      <text:p text:style-name="P144"><text:s text:c="4"/>if ((n==0)||(n==1)) {</text:p>
      <text:p text:style-name="P144"><text:s text:c="8"/>return(1);</text:p>
      <text:p text:style-name="P144"><text:s text:c="4"/>} else {</text:p>
      <text:p text:style-name="P144"><text:s text:c="8"/>return(n*fatorial(n-1));</text:p>
      <text:p text:style-name="P144"><text:s text:c="4"/>}</text:p>
      <text:p text:style-name="P144">}";</text:p>
      <text:p text:style-name="P144"/>
      <text:p text:style-name="P144">print(a);</text:p>
      <text:p text:style-name="P144"/>
      <text:p text:style-name="P144">eval(a);</text:p>
      <text:p text:style-name="P144"/>
      <text:p text:style-name="P144">fatorial(5)#Retorna 120.</text:p>
      <text:p text:style-name="P2"/>
      <text:p text:style-name="P130">exit</text:p>
      <text:p text:style-name="P2">A função <text:span text:style-name="T3">exit</text:span> encerra o programa em execução, retornando ao sistema operacional o valor especificado. Sua sintaxe é apresentada a seguir:</text:p>
      <text:p text:style-name="P2"/>
      <text:p text:style-name="P41">exit(valor)</text:p>
      <text:p text:style-name="P2"><text:soft-page-break/></text:p>
      <text:p text:style-name="P2">Exemplo:</text:p>
      <text:p text:style-name="P144">exit(0);</text:p>
      <text:p text:style-name="P2"/>
      <text:p text:style-name="P130">type</text:p>
      <text:p text:style-name="P2">A função <text:span text:style-name="T3">type</text:span> retorna o tipo de um dado como um número inteiro. A tabela a seguir apresenta os valores e constantes retornados por esta função.</text:p>
      <text:p text:style-name="Standard"><text:bookmark text:name="tth_tAb141"/></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17">Valor </text:p>
          </table:table-cell>
          <table:table-cell table:style-name="Tabela25.A1" office:value-type="string">
            <text:p text:style-name="P17">Constante </text:p>
          </table:table-cell>
          <table:table-cell table:style-name="Tabela25.C1" office:value-type="string">
            <text:p text:style-name="P17">Descrição </text:p>
          </table:table-cell>
        </table:table-row>
        <table:table-row table:style-name="Tabela25.1">
          <table:table-cell table:style-name="Tabela25.A8" office:value-type="string">
            <text:p text:style-name="Standard">0 </text:p>
          </table:table-cell>
          <table:table-cell table:style-name="Tabela25.B8" office:value-type="string">
            <text:p text:style-name="Standard"><text:span text:style-name="T3">GUA_INTEGER</text:span> </text:p>
          </table:table-cell>
          <table:table-cell table:style-name="Tabela25.C8" office:value-type="string">
            <text:p text:style-name="Standard">Número inteiro.</text:p>
          </table:table-cell>
        </table:table-row>
        <table:table-row table:style-name="Tabela25.1">
          <table:table-cell table:style-name="Tabela25.A8" office:value-type="string">
            <text:p text:style-name="Standard">1 </text:p>
          </table:table-cell>
          <table:table-cell table:style-name="Tabela25.B8" office:value-type="string">
            <text:p text:style-name="Standard"><text:span text:style-name="T3">GUA_REAL</text:span> </text:p>
          </table:table-cell>
          <table:table-cell table:style-name="Tabela25.C8" office:value-type="string">
            <text:p text:style-name="Standard">Número real.</text:p>
          </table:table-cell>
        </table:table-row>
        <table:table-row table:style-name="Tabela25.1">
          <table:table-cell table:style-name="Tabela25.A8" office:value-type="string">
            <text:p text:style-name="Standard">2 </text:p>
          </table:table-cell>
          <table:table-cell table:style-name="Tabela25.B8" office:value-type="string">
            <text:p text:style-name="Standard"><text:span text:style-name="T3">GUA_COMPLEX</text:span> </text:p>
          </table:table-cell>
          <table:table-cell table:style-name="Tabela25.C8" office:value-type="string">
            <text:p text:style-name="Standard">Número complexo.</text:p>
          </table:table-cell>
        </table:table-row>
        <table:table-row table:style-name="Tabela25.1">
          <table:table-cell table:style-name="Tabela25.A8" office:value-type="string">
            <text:p text:style-name="Standard">3 </text:p>
          </table:table-cell>
          <table:table-cell table:style-name="Tabela25.B8" office:value-type="string">
            <text:p text:style-name="Standard"><text:span text:style-name="T3">GUA_STRING</text:span> </text:p>
          </table:table-cell>
          <table:table-cell table:style-name="Tabela25.C8" office:value-type="string">
            <text:p text:style-name="Standard">Cadeia de caracteres.</text:p>
          </table:table-cell>
        </table:table-row>
        <table:table-row table:style-name="Tabela25.1">
          <table:table-cell table:style-name="Tabela25.A8" office:value-type="string">
            <text:p text:style-name="Standard">4 </text:p>
          </table:table-cell>
          <table:table-cell table:style-name="Tabela25.B8" office:value-type="string">
            <text:p text:style-name="Standard"><text:span text:style-name="T3">GUA_ARRAY</text:span> </text:p>
          </table:table-cell>
          <table:table-cell table:style-name="Tabela25.C8" office:value-type="string">
            <text:p text:style-name="Standard">Vetor associativo.</text:p>
          </table:table-cell>
        </table:table-row>
        <table:table-row table:style-name="Tabela25.1">
          <table:table-cell table:style-name="Tabela25.A8" office:value-type="string">
            <text:p text:style-name="Standard">5 </text:p>
          </table:table-cell>
          <table:table-cell table:style-name="Tabela25.B8" office:value-type="string">
            <text:p text:style-name="Standard"><text:span text:style-name="T3">GUA_MATRIX</text:span> </text:p>
          </table:table-cell>
          <table:table-cell table:style-name="Tabela25.C8" office:value-type="string">
            <text:p text:style-name="Standard">Matriz.</text:p>
          </table:table-cell>
        </table:table-row>
        <table:table-row table:style-name="Tabela25.1">
          <table:table-cell table:style-name="Tabela25.A8" office:value-type="string">
            <text:p text:style-name="Standard">6 </text:p>
          </table:table-cell>
          <table:table-cell table:style-name="Tabela25.B8" office:value-type="string">
            <text:p text:style-name="Standard"><text:span text:style-name="T3">GUA_HANDLE</text:span> </text:p>
          </table:table-cell>
          <table:table-cell table:style-name="Tabela25.C8" office:value-type="string">
            <text:p text:style-name="Standard">Manipulador.</text:p>
          </table:table-cell>
        </table:table-row>
      </table:table>
      <text:p text:style-name="P2"/>
      <text:p text:style-name="P2">Exemplo: </text:p>
      <text:p text:style-name="P144">a=1;</text:p>
      <text:p text:style-name="P144">b=1.2;</text:p>
      <text:p text:style-name="P144">c="Alo Mundo!";</text:p>
      <text:p text:style-name="P144">d={1,2,3};</text:p>
      <text:p text:style-name="P144">e=[1,2;3,4];</text:p>
      <text:p text:style-name="P144">type(a) #Retorna 0.</text:p>
      <text:p text:style-name="P144">type(b) #Retorna 1.</text:p>
      <text:p text:style-name="P144">type(c) #Retorna 3.</text:p>
      <text:p text:style-name="P144">type(d) #Retorna 4.</text:p>
      <text:p text:style-name="P144">type(e) #Retorna 5.</text:p>
      <text:p text:style-name="P2"/>
      <text:p text:style-name="P130">length</text:p>
      <text:p text:style-name="P2">A função <text:span text:style-name="T3">length</text:span> retorna o tamanho de uma string, vetor ou matriz. No caso de matrizes <text:span text:style-name="T3">length</text:span> retorna a dimensão linear da matriz.</text:p>
      <text:p text:style-name="P2"/>
      <text:p text:style-name="P2">Exemplo: </text:p>
      <text:p text:style-name="P144">a="Alo Mundo!";</text:p>
      <text:p text:style-name="P144">l=length(a); #Avariável l contém o valor 10.</text:p>
      <text:p text:style-name="P2"/>
      <text:p text:style-name="P130">exists</text:p>
      <text:p text:style-name="P2">A função <text:span text:style-name="T3">exists</text:span> retorna verdadeiro(TRUE) se a variável ou função especificada existir, e falso(FALSE) caso contrário.</text:p>
      <text:p text:style-name="P2"/>
      <text:p text:style-name="P2">Exemplo: </text:p>
      <text:p text:style-name="P144">a=1;</text:p>
      <text:p text:style-name="P144">exists("a") #Retorna TRUE;</text:p>
      <text:p text:style-name="P144">exists("b") #Retorna FALSE;</text:p>
      <text:p text:style-name="P2"/>
      <text:p text:style-name="P119"/>
      <text:p text:style-name="P130">complex</text:p>
      <text:p text:style-name="P2">A função <text:span text:style-name="T3">complex</text:span> cria um número complexo dada as suas partes real e imaginária. A sua sintaxe é exibida a seguir:</text:p>
      <text:p text:style-name="P2"/>
      <text:p text:style-name="P42">complex(real,imaginário)</text:p>
      <text:p text:style-name="P2"/>
      <text:p text:style-name="P2">Exemplo: </text:p>
      <text:p text:style-name="P144">a=complex(1,2);</text:p>
      <text:p text:style-name="P144">print(a) #Será exibido "1+2*i"</text:p>
      <text:p text:style-name="P2"/>
      <text:p text:style-name="P130">array</text:p>
      <text:p text:style-name="P2">A função <text:span text:style-name="T3">array</text:span> cria um novo vetor associativo contendo os elementos passados como argumentos. A sua sintaxe é exibida a seguir:</text:p>
      <text:p text:style-name="P2"/>
      <text:p text:style-name="P42">array(elemento 1,elemento 2,...,elemento N)</text:p>
      <text:p text:style-name="P2"/>
      <text:p text:style-name="P2">Exemplo: </text:p>
      <text:p text:style-name="P144">a=array(10,40,100);</text:p>
      <text:p text:style-name="P144">b=arrayToString(a);b contém a string "{10,40,100}"</text:p>
      <text:p text:style-name="P144">print(b);</text:p>
      <text:p text:style-name="P2"/>
      <text:p text:style-name="P2">As chaves correspondentes aos elementos criados são números inteiros, seqüênciais, começando em zero(0).</text:p>
      <text:p text:style-name="P2"/>
      <text:p text:style-name="P130">arrayToString</text:p>
      <text:p text:style-name="P2">A função <text:span text:style-name="T3">arrayToString</text:span> converte um vetor associativo em uma representação string que pode ser utilizada pela função <text:span text:style-name="T3">expr</text:span> para recriar o vetor. A sua sintaxe é a seguinte:</text:p>
      <text:p text:style-name="P2"/>
      <text:p text:style-name="P42">arrayToString(vetor)</text:p>
      <text:p text:style-name="P2"/>
      <text:p text:style-name="P2">Exemplo: </text:p>
      <text:p text:style-name="P144">a={10,40,100};</text:p>
      <text:p text:style-name="P144">b=arrayToString(a);b contém a string "{10,40,100}"</text:p>
      <text:p text:style-name="P144">print(b);</text:p>
      <text:p text:style-name="P2"/>
      <text:p text:style-name="P130">keys</text:p>
      <text:p text:style-name="P2">A função <text:span text:style-name="T3">keys</text:span> retorna as chaves de um vetor associativo como um novo vetor associativo. A sua sintaxe é a seguinte:</text:p>
      <text:p text:style-name="P2"/>
      <text:p text:style-name="P42">keys(vetor)</text:p>
      <text:p text:style-name="P2"/>
      <text:p text:style-name="P144">Exemplo: </text:p>
      <text:p text:style-name="P144">cliente["nome"]="Albert Einstein";</text:p>
      <text:p text:style-name="P144">cliente["e-mail"]="albert@einstein.org";</text:p>
      <text:p text:style-name="P144"/>
      <text:p text:style-name="P144">b=keys(cliente) #Retorna o vetor{"nome","e-mail"}.</text:p>
      <text:p text:style-name="P2"/>
      <text:p text:style-name="P119"/>
      <text:p text:style-name="P130">matrix</text:p>
      <text:p text:style-name="P2">A função <text:span text:style-name="T3">matrix</text:span> cria uma matriz, dado um valor inicial para preencher suas células e suas dimensões. A sua sintaxe é dada a seguir:</text:p>
      <text:p text:style-name="P2"/>
      <text:p text:style-name="P42">matrix(valor,dimensão 1,dimensão 2,...,dimensão N)</text:p>
      <text:p text:style-name="P2"/>
      <text:p text:style-name="P2">Exemplo: </text:p>
      <text:p text:style-name="P144">#Cria uma matriz com 2x2 com todos os elementos 0.</text:p>
      <text:p text:style-name="P144">a=matrix(0,2,2);</text:p>
      <text:p text:style-name="P2"/>
      <text:p text:style-name="P130">matrix2D</text:p>
      <text:p text:style-name="P2">A função <text:span text:style-name="T3">matrix2D</text:span> cria uma matriz bidimensional, dadas as suas dimensões e os valores de seus elementos. A sintaxe da função <text:span text:style-name="T3">matrix2D</text:span> é apresentada a seguir:</text:p>
      <text:p text:style-name="P2"/>
      <text:p text:style-name="P42">matrix2D(dimensão 1,dimensão 2,elemento 1,elemento 2,...,elemento N)</text:p>
      <text:p text:style-name="P2"/>
      <text:p text:style-name="P2">Exemplo: </text:p>
      <text:p text:style-name="P144">a=matrix2D(2,3,1,2,3,4,5,6) #Cria a matriz [1,2;3,4;5,6.</text:p>
      <text:p text:style-name="P2"/>
      <text:p text:style-name="P130">dim</text:p>
      <text:p text:style-name="P2">A função <text:span text:style-name="T3">dim</text:span> retorna um vetor associativo contendo as dimensões de uma matriz. Sua sintaxe é apresentada a seguir:</text:p>
      <text:p text:style-name="P2"/>
      <text:p text:style-name="P42">dim(matriz)</text:p>
      <text:p text:style-name="P2"/>
      <text:p text:style-name="P2">Exemplo: </text:p>
      <text:p text:style-name="P144">#Cria uma matriz com 2x2 com todos os elementos 1.</text:p>
      <text:p text:style-name="P144">a=matrix(1,2,2);</text:p>
      <text:p text:style-name="P144">#Cria uma matriz 3x2 contendo os valores 1,2,3,4,5 e 6.</text:p>
      <text:p text:style-name="P144">b=[1,2,3;4,5,6];</text:p>
      <text:p text:style-name="P144"/>
      <text:p text:style-name="P144">dim_a=dim(a); #Retorna o vetor {2,2}.</text:p>
      <text:p text:style-name="P144">dim_b=dim(b); #Retorna o vetor {3,2}.</text:p>
      <text:p text:style-name="P2"/>
      <text:p text:style-name="P130">matrixToString</text:p>
      <text:p text:style-name="P2">A função <text:span text:style-name="T3">matrixToString</text:span> converte uma matriz em uma representação string que pode ser utilizada pela função <text:span text:style-name="T3">expr</text:span> para recriar a matriz. A sua sintaxe é a seguinte:</text:p>
      <text:p text:style-name="P2"/>
      <text:p text:style-name="P42">matrizToString(matriz)</text:p>
      <text:p text:style-name="P2"/>
      <text:p text:style-name="P2">Exemplo:</text:p>
      <text:p text:style-name="P144">a=[1,2;3,4];</text:p>
      <text:p text:style-name="P144">b=matrixToString(a);b contém as tring "[1,2;3,4]"</text:p>
      <text:p text:style-name="P144">print(b);</text:p>
      <text:p text:style-name="P44"/>
      <text:p text:style-name="P124"/>
      <text:p text:style-name="P130">toString</text:p>
      <text:p text:style-name="P2">A função <text:span text:style-name="T4">toString</text:span> converte um valor qualquer em uma representação <text:span text:style-name="T4">string</text:span> que pode ser utilizada pela função <text:span text:style-name="T3">expr</text:span> para recriar o dado. A sua sintaxe é a seguinte:</text:p>
      <text:p text:style-name="P2"/>
      <text:p text:style-name="P42">toString(dado)</text:p>
      <text:p text:style-name="P2"/>
      <text:p text:style-name="P2">Exemplo:</text:p>
      <text:p text:style-name="P144">a=[1,2;3,4];</text:p>
      <text:p text:style-name="P144">b=toString(a);b contém as tring "[1,2;3,4]"</text:p>
      <text:p text:style-name="P144">print(b);</text:p>
      <text:p text:style-name="P2"/>
      <text:p text:style-name="P130">after</text:p>
      <text:p text:style-name="P2">A função <text:span text:style-name="T3">after</text:span> agenda a avaliação de uma expressão. <text:span text:style-name="T34">(somente a partir da versão 2.0) </text:span>Esta função é semelhante ao comando <text:span text:style-name="T3">after</text:span> fornecido pela linguagem Tcl e sua sintaxe é apresentada a seguir:</text:p>
      <text:p text:style-name="P2"/>
      <text:p text:style-name="P42">after(tempo,script);</text:p>
      <text:p text:style-name="P2"/>
      <text:p text:style-name="P2">Onde o tempo deve ser especificado em milisegundos, enquanto o script pode ser qualquer expressão válida em GuaraScript. A função <text:span text:style-name="T3">after</text:span> retorna um identificador que pode ser utilizado pela função <text:span text:style-name="T3">cancel</text:span> para cancelar o evento temporal agendado.</text:p>
      <text:p text:style-name="P2"/>
      <text:p text:style-name="P2">Exemplo: </text:p>
      <text:p text:style-name="P144">#Agenda a execução para daqui a 2 segundos.</text:p>
      <text:p text:style-name="P144">timeId=after(2000,"print(\"Passaram 2 segundos!\")");</text:p>
      <text:p text:style-name="P144">#A execução continua até que o corra o evento temporal agendado.</text:p>
      <text:p text:style-name="P144">x=2;</text:p>
      <text:p text:style-name="P144">b=2*x;</text:p>
      <text:p text:style-name="P2"/>
      <text:p text:style-name="P130">cancel</text:p>
      <text:p text:style-name="P2">A função <text:span text:style-name="T3">cancel</text:span> cancela um evento agendado pela função <text:span text:style-name="T3">after</text:span>. <text:span text:style-name="T34">(somente a partir da versão 2.0) </text:span>A sua sintaxe é apresentada a seguir:</text:p>
      <text:p text:style-name="P2"/>
      <text:p text:style-name="P42">cancel(identificador);</text:p>
      <text:p text:style-name="P2"/>
      <text:p text:style-name="P2">Exemplo: </text:p>
      <text:p text:style-name="P144">#Agenda a execução para daqui a 2 segundos.</text:p>
      <text:p text:style-name="P144">timeId=after(2000,"print(\"Passaram 2 segundos!\")");</text:p>
      <text:p text:style-name="P144">#A execução continua até que ocorra o evento temporal agendado.</text:p>
      <text:p text:style-name="P144">x=2;</text:p>
      <text:p text:style-name="P144">calcel(timeId); #Cancela o evento temporal.</text:p>
      <text:p text:style-name="P144">b=2*x;</text:p>
      <text:p text:style-name="P2"/>
      <text:p text:style-name="P130">print</text:p>
      <text:p text:style-name="P2">A função <text:span text:style-name="T3">print</text:span> imprime uma expressão no console <text:span text:style-name="T43">(movida para a biblioteca </text:span><text:span text:style-name="T6">system</text:span><text:span text:style-name="T43"> para melhorar a portabilidade)</text:span>.</text:p>
      <text:p text:style-name="P2"/>
      <text:p text:style-name="P2">Exemplo: </text:p>
      <text:p text:style-name="P144">a=1;</text:p>
      <text:p text:style-name="P144">print("a="+a);</text:p>
      <text:p text:style-name="P2"><text:soft-page-break/></text:p>
      <text:p text:style-name="P130">println</text:p>
      <text:p text:style-name="P5">A função <text:span text:style-name="T3">println</text:span> imprime uma expressão no console e avança o cursor para a próxima linha <text:span text:style-name="T43">(movida para a biblioteca </text:span><text:span text:style-name="T6">system</text:span><text:span text:style-name="T43"> para melhorar a portabilidade)</text:span>.</text:p>
      <text:p text:style-name="P2"/>
      <text:p text:style-name="P2">Exemplo: </text:p>
      <text:p text:style-name="P144">a=1;</text:p>
      <text:p text:style-name="P144">println("a="+a);</text:p>
      <text:p text:style-name="P2"/>
      <text:p text:style-name="P119"/>
      <text:p text:style-name="P110">Bibliotecas de funções<text:toc-mark text:string-value="Bibliotecas de funções" text:outline-level="1"/></text:p>
      <text:p text:style-name="P2">O interpretador GuaraScript fornece diversos recursos de programação através de bibliotecas de funções. A seguir são apresentadas as bibliotecas padrão, fornecidas com o sistema, suas funções e constantes internas.</text:p>
      <text:p text:style-name="P2"/>
      <text:p text:style-name="P134">ann<text:toc-mark text:string-value="ann" text:outline-level="2"/></text:p>
      <text:p text:style-name="P81">A biblioteca <text:span text:style-name="T12">ann</text:span> fornece funções para <text:span text:style-name="T46">simulação com redes neurais artificiais</text:span>.</text:p>
      <text:p text:style-name="P81"/>
      <text:p text:style-name="P8">As tabelas a seguir apresentam as constantes e funções providas por esta biblioteca.</text:p>
      <text:p text:style-name="P8"><text:bookmark text:name="tth_tAb1632"/><text:bookmark text:name="tth_tAb16113"/></text:p>
      <table:table table:name="Tabela28" table:style-name="Tabela28">
        <table:table-column table:style-name="Tabela28.A"/>
        <table:table-column table:style-name="Tabela28.B"/>
        <table:table-column table:style-name="Tabela28.C"/>
        <table:table-row table:style-name="Tabela28.1">
          <table:table-cell table:style-name="Tabela28.A1" office:value-type="string">
            <text:p text:style-name="P25">Constante </text:p>
          </table:table-cell>
          <table:table-cell table:style-name="Tabela28.A1" office:value-type="string">
            <text:p text:style-name="P25">Valor </text:p>
          </table:table-cell>
          <table:table-cell table:style-name="Tabela28.C1" office:value-type="string">
            <text:p text:style-name="P25">Descrição </text:p>
          </table:table-cell>
        </table:table-row>
        <table:table-row table:style-name="Tabela28.1">
          <table:table-cell table:style-name="Tabela28.A2" office:value-type="string">
            <text:p text:style-name="P82"><text:span text:style-name="T13">ANN_VERSION</text:span> </text:p>
          </table:table-cell>
          <table:table-cell table:style-name="Tabela28.B2" office:value-type="string">
            <text:p text:style-name="P81"/>
          </table:table-cell>
          <table:table-cell table:style-name="Tabela28.C2" office:value-type="string">
            <text:p text:style-name="P81">Versão da biblioteca.</text:p>
          </table:table-cell>
        </table:table-row>
      </table:table>
      <text:p text:style-name="P81"><text:bookmark text:name="tth_tAb1813"/><text:bookmark text:name="tth_tAb193"/></text:p>
      <table:table table:name="Tabela29" table:style-name="Tabela29">
        <table:table-column table:style-name="Tabela29.A"/>
        <table:table-column table:style-name="Tabela29.B"/>
        <table:table-row table:style-name="Tabela29.1">
          <table:table-cell table:style-name="Tabela29.A1" office:value-type="string">
            <text:p text:style-name="P25">Função </text:p>
          </table:table-cell>
          <table:table-cell table:style-name="Tabela29.B1" office:value-type="string">
            <text:p text:style-name="P25">Descrição </text:p>
          </table:table-cell>
        </table:table-row>
        <table:table-row table:style-name="Tabela29.1">
          <table:table-cell table:style-name="Tabela29.A2" office:value-type="string">
            <text:p text:style-name="P57">annLearn(nn, <text:span text:style-name="T49">entrada</text:span>, <text:span text:style-name="T49">saída</text:span>, n<text:span text:style-name="T49">e</text:span>, n<text:span text:style-name="T49">s</text:span>)</text:p>
          </table:table-cell>
          <table:table-cell table:style-name="Tabela29.B2" office:value-type="string">
            <text:p text:style-name="P79">Retorna <text:span text:style-name="T47">uma matriz de aprendizagem contendo a rede neural treinada por 1 época</text:span>.</text:p>
          </table:table-cell>
        </table:table-row>
        <table:table-row table:style-name="Tabela29.1">
          <table:table-cell table:style-name="Tabela29.A3" office:value-type="string">
            <text:p text:style-name="P92"><text:span text:style-name="T13">annProcess(nn, </text:span><text:span text:style-name="T7">entrada</text:span><text:span text:style-name="T13">, n</text:span><text:span text:style-name="T15">e</text:span><text:span text:style-name="T13">, n</text:span><text:span text:style-name="T15">s</text:span><text:span text:style-name="T13">)</text:span> </text:p>
          </table:table-cell>
          <table:table-cell table:style-name="Tabela29.B3" office:value-type="string">
            <text:p text:style-name="P8"><text:span text:style-name="T47">Processa um pulso em uma rede neural, a partir dos neurônios de entrada até os neurônios de saída</text:span>.</text:p>
          </table:table-cell>
        </table:table-row>
      </table:table>
      <text:p text:style-name="P81"/>
      <text:p text:style-name="P81">Exemplos: </text:p>
      <text:p text:style-name="P150"># Treina a rede por 1000 épocas.</text:p>
      <text:p text:style-name="P150">for (i = 0; i &lt; 1000; i = i + 1) {</text:p>
      <text:p text:style-name="P150"><text:tab/>ann = annLearn(ann, input, output, dim_in_j, dim_out_j)</text:p>
      <text:p text:style-name="P150">}</text:p>
      <text:p text:style-name="P150"/>
      <text:p text:style-name="P150"># Processa os sinais de entrada, uma vez,</text:p>
      <text:p text:style-name="P150"># após ter treinado a rede.</text:p>
      <text:p text:style-name="P150">output == annProcess(ann, input, dim_in_j, dim_out_j)</text:p>
      <text:p text:style-name="P81"/>
      <text:p text:style-name="P130">array<text:toc-mark text:string-value="array" text:outline-level="2"/></text:p>
      <text:p text:style-name="Standard">A biblioteca <text:span text:style-name="T3">array</text:span> fornece funções para manipulação de vetores associativos.</text:p>
      <text:p text:style-name="Standard"/>
      <text:p text:style-name="P2">As tabelas a seguir apresentam as constantes e funções providas por esta biblioteca.</text:p>
      <text:p text:style-name="P2"><text:bookmark text:name="tth_tAb163"/><text:bookmark text:name="tth_tAb1611"/></text:p>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p text:style-name="P17">Constante </text:p>
          </table:table-cell>
          <table:table-cell table:style-name="Tabela22.A1" office:value-type="string">
            <text:p text:style-name="P17">Valor </text:p>
          </table:table-cell>
          <table:table-cell table:style-name="Tabela22.C1" office:value-type="string">
            <text:p text:style-name="P17">Descrição </text:p>
          </table:table-cell>
        </table:table-row>
        <table:table-row table:style-name="Tabela22.1">
          <table:table-cell table:style-name="Tabela22.A3" office:value-type="string">
            <text:p text:style-name="Standard"><text:span text:style-name="T3">ARRAY_VERSION</text:span> </text:p>
          </table:table-cell>
          <table:table-cell table:style-name="Tabela22.B3" office:value-type="string">
            <text:p text:style-name="Standard"/>
          </table:table-cell>
          <table:table-cell table:style-name="Tabela22.C2" office:value-type="string">
            <text:p text:style-name="Standard">Versão da biblioteca.</text:p>
          </table:table-cell>
        </table:table-row>
        <table:table-row table:style-name="Tabela22.1">
          <table:table-cell table:style-name="Tabela22.A3" office:value-type="string">
            <text:p text:style-name="P58">ARRAY_ASCENDING_ORDER</text:p>
          </table:table-cell>
          <table:table-cell table:style-name="Tabela22.B3" office:value-type="string">
            <text:p text:style-name="Standard"/>
          </table:table-cell>
          <table:table-cell table:style-name="Tabela22.C3" office:value-type="string">
            <text:p text:style-name="P83">Ordena o vetor em ordem crescente.</text:p>
          </table:table-cell>
        </table:table-row>
        <table:table-row table:style-name="Tabela22.1">
          <table:table-cell table:style-name="Tabela22.A4" office:value-type="string">
            <text:p text:style-name="P58">ARRAY_DESCENDING_ORDER</text:p>
          </table:table-cell>
          <table:table-cell table:style-name="Tabela22.B4" office:value-type="string">
            <text:p text:style-name="Standard"/>
          </table:table-cell>
          <table:table-cell table:style-name="Tabela22.C4" office:value-type="string">
            <text:p text:style-name="P83">Ordena o vetor em ordem decrescente.</text:p>
          </table:table-cell>
        </table:table-row>
      </table:table>
      <text:p text:style-name="Standard"><text:bookmark text:name="tth_tAb181"/><text:bookmark text:name="tth_tAb19"/></text:p>
      <table:table table:name="Tabela10" table:style-name="Tabela10">
        <table:table-column table:style-name="Tabela10.A"/>
        <table:table-column table:style-name="Tabela10.B"/>
        <table:table-row table:style-name="Tabela10.1">
          <table:table-cell table:style-name="Tabela10.A1" office:value-type="string">
            <text:p text:style-name="P17">Função </text:p>
          </table:table-cell>
          <table:table-cell table:style-name="Tabela10.B1" office:value-type="string">
            <text:p text:style-name="P17">Descrição </text:p>
          </table:table-cell>
        </table:table-row>
        <table:table-row table:style-name="Tabela10.1">
          <table:table-cell table:style-name="Tabela10.A2" office:value-type="string">
            <text:p text:style-name="P54">intersection(array1, array2)</text:p>
          </table:table-cell>
          <table:table-cell table:style-name="Tabela10.B2" office:value-type="string">
            <text:p text:style-name="P78">Retorna um novo <text:span text:style-name="T4">array</text:span> contendo a interseção entre dois <text:span text:style-name="T4">arrays</text:span> fornecidos.</text:p>
          </table:table-cell>
        </table:table-row>
        <text:soft-page-break/>
        <table:table-row table:style-name="Tabela10.1">
          <table:table-cell table:style-name="Tabela10.A3" office:value-type="string">
            <text:p text:style-name="Standard"><text:span text:style-name="T3">search(array, valor)</text:span> </text:p>
          </table:table-cell>
          <table:table-cell table:style-name="Tabela10.B3" office:value-type="string">
            <text:p text:style-name="P2">Retorna a chave para a primeira ocorrência de <text:span text:style-name="T3">valor</text:span> no vetor dado.</text:p>
          </table:table-cell>
        </table:table-row>
        <table:table-row table:style-name="Tabela10.1">
          <table:table-cell table:style-name="Tabela10.A4" office:value-type="string">
            <text:p text:style-name="P85">sort(array, [<text:span text:style-name="T50">ordem</text:span>])</text:p>
          </table:table-cell>
          <table:table-cell table:style-name="Tabela10.B4" office:value-type="string">
            <text:p text:style-name="P84">Retorna um vetor associativo ordenado. O sentido da ordenação é opcional e pode ser ARRAY_ASCENDING_ORDER (default) ou ARRAY_DESCENDING_ORDER.</text:p>
          </table:table-cell>
        </table:table-row>
      </table:table>
      <text:p text:style-name="Standard"/>
      <text:p text:style-name="Standard">Exemplos: </text:p>
      <text:p text:style-name="P144">a={4,1,3,2};</text:p>
      <text:p text:style-name="P148">#Cria um novo vetor contendo {1,2,3,4}.</text:p>
      <text:p text:style-name="P148">sort(a,<text:span text:style-name="T48">ARRAY_ASCENDING_ORDER</text:span>)</text:p>
      <text:p text:style-name="P144">c=search(a,3)#Retorna 2.</text:p>
      <text:p text:style-name="Standard"/>
      <text:p text:style-name="P130">complex<text:toc-mark text:string-value="complex" text:outline-level="2"/></text:p>
      <text:p text:style-name="P2">A biblioteca <text:span text:style-name="T3">complex</text:span> fornece funções básicas para manipulação de números complexos. A tabela a seguir apresenta as funções oferecidas por esta biblioteca. As funções desta biblioteca fornecem os mesmos recursos que as funções de mesmo nome no Matlab.</text:p>
      <text:p text:style-name="P2"/>
      <text:p text:style-name="P2">As tabelas a seguir apresentam as constantes e funções providas por esta biblioteca.</text:p>
      <text:p text:style-name="P2"><text:bookmark text:name="tth_tAb1631"/><text:bookmark text:name="tth_tAb16112"/><text:bookmark text:name="tth_tAb1812"/><text:bookmark text:name="tth_tAb192"/><text:bookmark text:name="tth_tAb16111"/></text:p>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17">Constante </text:p>
          </table:table-cell>
          <table:table-cell table:style-name="Tabela23.A1" office:value-type="string">
            <text:p text:style-name="P17">Valor </text:p>
          </table:table-cell>
          <table:table-cell table:style-name="Tabela23.C1" office:value-type="string">
            <text:p text:style-name="P17">Descrição </text:p>
          </table:table-cell>
        </table:table-row>
        <table:table-row table:style-name="Tabela23.1">
          <table:table-cell table:style-name="Tabela23.A2" office:value-type="string">
            <text:p text:style-name="Standard"><text:span text:style-name="T3">COMPLEX_VERSION</text:span> </text:p>
          </table:table-cell>
          <table:table-cell table:style-name="Tabela23.B2" office:value-type="string">
            <text:p text:style-name="Standard"/>
          </table:table-cell>
          <table:table-cell table:style-name="Tabela23.C2" office:value-type="string">
            <text:p text:style-name="Standard">Versão da biblioteca.</text:p>
          </table:table-cell>
        </table:table-row>
      </table:table>
      <text:p text:style-name="Standard"><text:bookmark text:name="tth_tAb1811"/><text:bookmark text:name="tth_tAb191"/><text:bookmark text:name="tth_tAb110"/></text:p>
      <table:table table:name="Tabela11" table:style-name="Tabela11">
        <table:table-column table:style-name="Tabela11.A"/>
        <table:table-column table:style-name="Tabela11.B"/>
        <table:table-row table:style-name="Tabela11.1">
          <table:table-cell table:style-name="Tabela11.A1" office:value-type="string">
            <text:p text:style-name="P17">Função </text:p>
          </table:table-cell>
          <table:table-cell table:style-name="Tabela11.B1" office:value-type="string">
            <text:p text:style-name="P17">Descrição </text:p>
          </table:table-cell>
        </table:table-row>
        <table:table-row table:style-name="Tabela11.1">
          <table:table-cell table:style-name="Tabela11.A2" office:value-type="string">
            <text:p text:style-name="Standard"><text:span text:style-name="T3">abs(valor)</text:span> </text:p>
          </table:table-cell>
          <table:table-cell table:style-name="Tabela11.B2" office:value-type="string">
            <text:p text:style-name="Standard">Retorna o módulo de um número complexo.</text:p>
          </table:table-cell>
        </table:table-row>
        <table:table-row table:style-name="Tabela11.1">
          <table:table-cell table:style-name="Tabela11.A5" office:value-type="string">
            <text:p text:style-name="P51">arg(valor)</text:p>
          </table:table-cell>
          <table:table-cell table:style-name="Tabela11.B5" office:value-type="string">
            <text:p text:style-name="Standard">Retorna o argumento de um número complexo.</text:p>
          </table:table-cell>
        </table:table-row>
        <table:table-row table:style-name="Tabela11.1">
          <table:table-cell table:style-name="Tabela11.A5" office:value-type="string">
            <text:p text:style-name="Standard"><text:span text:style-name="T3">conj(valor)</text:span> </text:p>
          </table:table-cell>
          <table:table-cell table:style-name="Tabela11.B5" office:value-type="string">
            <text:p text:style-name="Standard">Retorna o número complexo conjugado.</text:p>
          </table:table-cell>
        </table:table-row>
        <table:table-row table:style-name="Tabela11.1">
          <table:table-cell table:style-name="Tabela11.A5" office:value-type="string">
            <text:p text:style-name="Standard"><text:span text:style-name="T3">imag(valor)</text:span> </text:p>
          </table:table-cell>
          <table:table-cell table:style-name="Tabela11.B5" office:value-type="string">
            <text:p text:style-name="Standard">Retorna a parte imaginária de um número complexo. </text:p>
          </table:table-cell>
        </table:table-row>
        <table:table-row table:style-name="Tabela11.1">
          <table:table-cell table:style-name="Tabela11.A6" office:value-type="string">
            <text:p text:style-name="Standard"><text:span text:style-name="T3">real(valor)</text:span> </text:p>
          </table:table-cell>
          <table:table-cell table:style-name="Tabela11.B6" office:value-type="string">
            <text:p text:style-name="Standard">Retorna a parte real de um número complexo.</text:p>
          </table:table-cell>
        </table:table-row>
      </table:table>
      <text:p text:style-name="Standard"/>
      <text:p text:style-name="Standard">Exemplos: </text:p>
      <text:p text:style-name="P144">a=1.0+2.0*i;</text:p>
      <text:p text:style-name="P144">b=real(a) #b contém o valor 1.0.</text:p>
      <text:p text:style-name="P147">c=imag(a) #c contém o valor2.0.</text:p>
      <text:p text:style-name="P126"/>
      <text:p text:style-name="P133">file<text:toc-mark text:string-value="file" text:outline-level="2"/></text:p>
      <text:p text:style-name="P4">A biblioteca <text:span text:style-name="T10">file</text:span> contém funções que permitem ao aplicativo <text:span text:style-name="T41">manipular arquivos</text:span> <text:span text:style-name="T41">no </text:span>sistema <text:span text:style-name="T41">de arquivos</text:span> <text:span text:style-name="T41">do dispositivo</text:span>. Esta biblioteca é baseada nas funções de mesmo nome oferecidas pela linguagem C e, quando o ANSI C não for suficiente, em recursos oferecidos pela linguagem Tcl.</text:p>
      <text:p text:style-name="P4"/>
      <text:p text:style-name="P4">As tabelas a seguir apresentam as constantes e funções atualmente suportadas pela biblioteca <text:span text:style-name="T10">file</text:span>.</text:p>
      <text:p text:style-name="P75"/>
      <table:table table:name="Tabela26" table:style-name="Tabela26">
        <table:table-column table:style-name="Tabela26.A"/>
        <table:table-column table:style-name="Tabela26.B"/>
        <table:table-row table:style-name="Tabela26.1">
          <table:table-cell table:style-name="Tabela26.A1" office:value-type="string">
            <text:p text:style-name="P23">Constante </text:p>
          </table:table-cell>
          <table:table-cell table:style-name="Tabela26.B1" office:value-type="string">
            <text:p text:style-name="P23">Descrição </text:p>
          </table:table-cell>
        </table:table-row>
        <table:table-row table:style-name="Tabela26.1">
          <table:table-cell table:style-name="Tabela26.A2" office:value-type="string">
            <text:p text:style-name="P76"><text:span text:style-name="T11">FILE</text:span><text:span text:style-name="T3">_VERSION</text:span> </text:p>
          </table:table-cell>
          <table:table-cell table:style-name="Tabela26.B2" office:value-type="string">
            <text:p text:style-name="P75">Versão da biblioteca.</text:p>
          </table:table-cell>
        </table:table-row>
        <table:table-row table:style-name="Tabela26.1">
          <table:table-cell table:style-name="Tabela26.A9" office:value-type="string">
            <text:p text:style-name="P75"><text:span text:style-name="T3">stdin</text:span> </text:p>
          </table:table-cell>
          <table:table-cell table:style-name="Tabela26.B3" office:value-type="string">
            <text:p text:style-name="P75">Entrada padrão.</text:p>
          </table:table-cell>
        </table:table-row>
        <table:table-row table:style-name="Tabela26.1">
          <table:table-cell table:style-name="Tabela26.A9" office:value-type="string">
            <text:p text:style-name="P75"><text:span text:style-name="T3">stdout</text:span> </text:p>
          </table:table-cell>
          <table:table-cell table:style-name="Tabela26.B4" office:value-type="string">
            <text:p text:style-name="P75">Saída padrão.</text:p>
          </table:table-cell>
        </table:table-row>
        <table:table-row table:style-name="Tabela26.1">
          <table:table-cell table:style-name="Tabela26.A9" office:value-type="string">
            <text:p text:style-name="P75"><text:span text:style-name="T3">stderr</text:span> </text:p>
          </table:table-cell>
          <table:table-cell table:style-name="Tabela26.B5" office:value-type="string">
            <text:p text:style-name="P75">Saída de mensagens de erro padrão.</text:p>
          </table:table-cell>
        </table:table-row>
        <table:table-row table:style-name="Tabela26.1">
          <table:table-cell table:style-name="Tabela26.A9" office:value-type="string">
            <text:p text:style-name="P75"><text:span text:style-name="T3">SEEK_SET</text:span> </text:p>
          </table:table-cell>
          <table:table-cell table:style-name="Tabela26.B6" office:value-type="string">
            <text:p text:style-name="P75">Referência ao início do arquivo.</text:p>
          </table:table-cell>
        </table:table-row>
        <table:table-row table:style-name="Tabela26.1">
          <table:table-cell table:style-name="Tabela26.A9" office:value-type="string">
            <text:p text:style-name="P75"><text:span text:style-name="T3">SEEK_CUR</text:span> </text:p>
          </table:table-cell>
          <table:table-cell table:style-name="Tabela26.B7" office:value-type="string">
            <text:p text:style-name="P75">Referência à posição atual no arquivo.</text:p>
          </table:table-cell>
        </table:table-row>
        <table:table-row table:style-name="Tabela26.1">
          <table:table-cell table:style-name="Tabela26.A9" office:value-type="string">
            <text:p text:style-name="P75"><text:span text:style-name="T3">SEEK_END</text:span> </text:p>
          </table:table-cell>
          <table:table-cell table:style-name="Tabela26.B8" office:value-type="string">
            <text:p text:style-name="P75">Referência ao final do arquivo.</text:p>
          </table:table-cell>
        </table:table-row>
        <table:table-row table:style-name="Tabela26.1">
          <table:table-cell table:style-name="Tabela26.A9" office:value-type="string">
            <text:p text:style-name="P75"><text:span text:style-name="T3">EOF</text:span> </text:p>
          </table:table-cell>
          <table:table-cell table:style-name="Tabela26.B9" office:value-type="string">
            <text:p text:style-name="P75">Final do arquivo.</text:p>
          </table:table-cell>
        </table:table-row>
      </table:table>
      <text:p text:style-name="P4"/>
      <text:p text:style-name="P120"/>
      <table:table table:name="Tabela27" table:style-name="Tabela27">
        <table:table-column table:style-name="Tabela27.A"/>
        <table:table-column table:style-name="Tabela27.B"/>
        <table:table-header-rows>
          <table:table-row>
            <table:table-cell table:style-name="Tabela27.A1" office:value-type="string">
              <text:p text:style-name="P20">Função </text:p>
            </table:table-cell>
            <table:table-cell table:style-name="Tabela27.B1" office:value-type="string">
              <text:p text:style-name="P20">Descrição</text:p>
            </table:table-cell>
          </table:table-row>
        </table:table-header-rows>
        <table:table-row>
          <table:table-cell table:style-name="Tabela27.A2" office:value-type="string">
            <text:p text:style-name="P65">clearerr(apontador_de_arquivos)</text:p>
          </table:table-cell>
          <table:table-cell table:style-name="Tabela27.B2" office:value-type="string">
            <text:p text:style-name="P4">Limpa a variável interna de controle de erros de manipulação de arquivos.</text:p>
          </table:table-cell>
        </table:table-row>
        <table:table-row>
          <table:table-cell table:style-name="Tabela27.A2" office:value-type="string">
            <text:p text:style-name="P65">fclose(apontador_de_arquivos)</text:p>
          </table:table-cell>
          <table:table-cell table:style-name="Tabela27.B2" office:value-type="string">
            <text:p text:style-name="P4">Fecha o <text:span text:style-name="T4">arquivo</text:span> especificado.</text:p>
          </table:table-cell>
        </table:table-row>
        <table:table-row>
          <table:table-cell table:style-name="Tabela27.A2" office:value-type="string">
            <text:p text:style-name="P65">feof(apontador_de_arquivos)</text:p>
          </table:table-cell>
          <table:table-cell table:style-name="Tabela27.B2" office:value-type="string">
            <text:p text:style-name="P4">Retorna TRUE se o final do arquivo foi alcançado.</text:p>
          </table:table-cell>
        </table:table-row>
        <table:table-row>
          <table:table-cell table:style-name="Tabela27.A2" office:value-type="string">
            <text:p text:style-name="P65">ferror(apontador_de_arquivos)</text:p>
          </table:table-cell>
          <table:table-cell table:style-name="Tabela27.B2" office:value-type="string">
            <text:p text:style-name="P4">Retorna o código do erro ocorrido ao acessar o arquivo indicado pelo <text:span text:style-name="T4">apontador de arquivos</text:span> especificado.</text:p>
          </table:table-cell>
        </table:table-row>
        <table:table-row>
          <table:table-cell table:style-name="Tabela27.A2" office:value-type="string">
            <text:p text:style-name="P65">fflush(apontador_de_arquivos)</text:p>
          </table:table-cell>
          <table:table-cell table:style-name="Tabela27.B2" office:value-type="string">
            <text:p text:style-name="P4">Descarrega o <text:span text:style-name="T3">buffer</text:span> do arquivo especificado.</text:p>
          </table:table-cell>
        </table:table-row>
        <table:table-row>
          <table:table-cell table:style-name="Tabela27.A2" office:value-type="string">
            <text:p text:style-name="P65">fgets(n, apontador_de_arquivos)</text:p>
          </table:table-cell>
          <table:table-cell table:style-name="Tabela27.B2" office:value-type="string">
            <text:p text:style-name="P4">Lê <text:span text:style-name="T3">n</text:span> caracteres do arquivo, ou até encontrar um caractere de <text:span text:style-name="T3">nova linha</text:span>. O caractere de nova linha é dependente do sistema operacional adjacente: UNIX, <text:span text:style-name="T3">LF</text:span>, Windows, <text:span text:style-name="T3">CR+LF</text:span>, MacOS, <text:span text:style-name="T3">CR.</text:span></text:p>
          </table:table-cell>
        </table:table-row>
        <table:table-row>
          <table:table-cell table:style-name="Tabela27.A2" office:value-type="string">
            <text:p text:style-name="P65">fileno(apontador_de_arquivos)</text:p>
          </table:table-cell>
          <table:table-cell table:style-name="Tabela27.B2" office:value-type="string">
            <text:p text:style-name="P4">Retorna o indicativo de arquivo para o apontador de arquivo especificado.</text:p>
          </table:table-cell>
        </table:table-row>
        <table:table-row>
          <table:table-cell table:style-name="Tabela27.A2" office:value-type="string">
            <text:p text:style-name="P65">fopen(arquivo, modo)</text:p>
          </table:table-cell>
          <table:table-cell table:style-name="Tabela27.B2" office:value-type="string">
            <text:p text:style-name="P4">Abre o <text:span text:style-name="T4">arquivo</text:span> especificado, no modo de acesso determinado, e retorna um <text:span text:style-name="T3">apontador de arquivos</text:span> para ele. O <text:span text:style-name="T4">modo</text:span> de acesso pode ser determinado por qualquer combinação dos modos leitura(<text:span text:style-name="T4">"r"</text:span>), escrita(<text:span text:style-name="T4">"w"</text:span>) ou anexação(<text:span text:style-name="T4">“a”</text:span>). Também são suportados os modos de atualização leitura(<text:span text:style-name="T4">"r+"</text:span>), escrita(<text:span text:style-name="T4">"w+"</text:span>) ou anexação(<text:span text:style-name="T4">“a+”</text:span>). Para abrir o arquivo em modo binário deve-se utilizar o sufixo <text:span text:style-name="T4">“b”</text:span>, assim os modos leitura(<text:span text:style-name="T4">"rb"</text:span>), escrita(<text:span text:style-name="T4">"wb"</text:span>) ou anexação(<text:span text:style-name="T4">“ab”</text:span>) também são suportados.</text:p>
          </table:table-cell>
        </table:table-row>
        <table:table-row>
          <table:table-cell table:style-name="Tabela27.A2" office:value-type="string">
            <text:p text:style-name="P65">fputs(string, apontador_de_arquivos)</text:p>
          </table:table-cell>
          <table:table-cell table:style-name="Tabela27.B2" office:value-type="string">
            <text:p text:style-name="P4">Grava a <text:span text:style-name="T3">string</text:span> especificada no arquivo e inclui um caractere de <text:span text:style-name="T3">nova linha</text:span> ao final dela.</text:p>
          </table:table-cell>
        </table:table-row>
        <table:table-row>
          <table:table-cell table:style-name="Tabela27.A2" office:value-type="string">
            <text:p text:style-name="P65">fread(n, apontador_de_arquivos)</text:p>
          </table:table-cell>
          <table:table-cell table:style-name="Tabela27.B2" office:value-type="string">
            <text:p text:style-name="P4">Lê <text:span text:style-name="T3">n</text:span> caracteres do arquivo especificado.</text:p>
          </table:table-cell>
        </table:table-row>
        <table:table-row>
          <table:table-cell table:style-name="Tabela27.A2" office:value-type="string">
            <text:p text:style-name="P65">fseek(apontador_de_arquivos, posição, referencial)</text:p>
          </table:table-cell>
          <table:table-cell table:style-name="Tabela27.B2" office:value-type="string">
            <text:p text:style-name="P4">Posiciona o ponteiro de leitura e gravação do arquivo, na posição especificada, relativa ao referencial indicado. O Referencial pode ser: <text:span text:style-name="T3">SEEK_SET</text:span>, para o início do arquivo, <text:span text:style-name="T3">SEEK_CUR</text:span>, para a posição atual no arquivo e <text:span text:style-name="T3">SEEK_END</text:span>, para o final do arquivo.</text:p>
          </table:table-cell>
        </table:table-row>
        <table:table-row>
          <table:table-cell table:style-name="Tabela27.A2" office:value-type="string">
            <text:p text:style-name="P65">ftell(apontador_de_arquivos)</text:p>
          </table:table-cell>
          <table:table-cell table:style-name="Tabela27.B2" office:value-type="string">
            <text:p text:style-name="P4">Retorna a posição atual no arquivo.</text:p>
          </table:table-cell>
        </table:table-row>
        <table:table-row>
          <table:table-cell table:style-name="Tabela27.A2" office:value-type="string">
            <text:p text:style-name="P65">fwrite(string, apontador_de_arquivos)</text:p>
          </table:table-cell>
          <table:table-cell table:style-name="Tabela27.B2" office:value-type="string">
            <text:p text:style-name="P4">Grava a <text:span text:style-name="T3">string</text:span> especificada no arquivo.</text:p>
          </table:table-cell>
        </table:table-row>
        <table:table-row>
          <table:table-cell table:style-name="Tabela27.A2" office:value-type="string">
            <text:p text:style-name="P65">getchar()</text:p>
          </table:table-cell>
          <table:table-cell table:style-name="Tabela27.B2" office:value-type="string">
            <text:p text:style-name="P4">Lê o próximo caractere do console.</text:p>
          </table:table-cell>
        </table:table-row>
        <table:table-row>
          <table:table-cell table:style-name="Tabela27.A2" office:value-type="string">
            <text:p text:style-name="P65">gets()</text:p>
          </table:table-cell>
          <table:table-cell table:style-name="Tabela27.B2" office:value-type="string">
            <text:p text:style-name="P4">Lê uma string a partir do console até encontrar um caractere de <text:span text:style-name="T3">nova linha</text:span>. O caractere de nova linha é dependente do sistema operacional adjacente: UNIX, <text:span text:style-name="T3">LF</text:span>, Windows, <text:span text:style-name="T3">CR+LF</text:span>, MacOS, <text:span text:style-name="T3">CR.</text:span></text:p>
          </table:table-cell>
        </table:table-row>
        <table:table-row>
          <table:table-cell table:style-name="Tabela27.A2" office:value-type="string">
            <text:p text:style-name="P65">putchar(caractere)</text:p>
          </table:table-cell>
          <table:table-cell table:style-name="Tabela27.B2" office:value-type="string">
            <text:p text:style-name="P4">Escreve um caractere no console.</text:p>
          </table:table-cell>
        </table:table-row>
        <table:table-row>
          <table:table-cell table:style-name="Tabela27.A2" office:value-type="string">
            <text:p text:style-name="P65">puts(string)</text:p>
          </table:table-cell>
          <table:table-cell table:style-name="Tabela27.B2" office:value-type="string">
            <text:p text:style-name="P4">Exibe a <text:span text:style-name="T3">string</text:span> especificada no console e inclui um caractere de <text:span text:style-name="T3">nova linha</text:span> ao final dela.</text:p>
          </table:table-cell>
        </table:table-row>
        <text:soft-page-break/>
        <table:table-row>
          <table:table-cell table:style-name="Tabela27.A2" office:value-type="string">
            <text:p text:style-name="P65">rewind(apontador_de_arquivos)</text:p>
          </table:table-cell>
          <table:table-cell table:style-name="Tabela27.B2" office:value-type="string">
            <text:p text:style-name="P4">Retorna o ponteiro de leitura e gravação do arquivo para o início do arquivo.</text:p>
          </table:table-cell>
        </table:table-row>
      </table:table>
      <text:p text:style-name="P75"/>
      <text:p text:style-name="P75">Exemplos: </text:p>
      <text:p text:style-name="P145">#Funções de manipulação de arquivos.</text:p>
      <text:p text:style-name="P145">h=fopen("test.txt","w") #Abre o arquivo no modo de escrita.</text:p>
      <text:p text:style-name="P145">fputs("Alo Mundo!",h); #Escreve no arquivo.</text:p>
      <text:p text:style-name="P145">fclose(h);#Fecha o arquivo.</text:p>
      <text:p text:style-name="P128"/>
      <text:p text:style-name="P135">fs<text:toc-mark text:string-value="fs" text:outline-level="2"/></text:p>
      <text:p text:style-name="P9">A biblioteca <text:span text:style-name="T16">fs</text:span> contém funções que permitem ao aplicativo <text:span text:style-name="T41">manipular o </text:span>sistema <text:span text:style-name="T41">de arquivos</text:span> <text:span text:style-name="T41">do dispositivo</text:span>. Esta biblioteca é baseada nas funções <text:span text:style-name="T57">POSIX.</text:span></text:p>
      <text:p text:style-name="P9"/>
      <text:p text:style-name="P9">As tabelas a seguir apresentam as constantes e funções atualmente suportadas pela biblioteca <text:span text:style-name="T10">file</text:span>.</text:p>
      <text:p text:style-name="P89"/>
      <table:table table:name="Tabela30" table:style-name="Tabela30">
        <table:table-column table:style-name="Tabela30.A"/>
        <table:table-column table:style-name="Tabela30.B"/>
        <table:table-row table:style-name="Tabela30.1">
          <table:table-cell table:style-name="Tabela30.A1" office:value-type="string">
            <text:p text:style-name="P26">Constante </text:p>
          </table:table-cell>
          <table:table-cell table:style-name="Tabela30.B1" office:value-type="string">
            <text:p text:style-name="P26">Descrição </text:p>
          </table:table-cell>
        </table:table-row>
        <table:table-row table:style-name="Tabela30.1">
          <table:table-cell table:style-name="Tabela30.A2" office:value-type="string">
            <text:p text:style-name="P89"><text:span text:style-name="T14">FS_VERSION</text:span> </text:p>
          </table:table-cell>
          <table:table-cell table:style-name="Tabela30.B2" office:value-type="string">
            <text:p text:style-name="P89">Versão da biblioteca.</text:p>
          </table:table-cell>
        </table:table-row>
      </table:table>
      <text:p text:style-name="P9"/>
      <table:table table:name="Tabela31" table:style-name="Tabela31">
        <table:table-column table:style-name="Tabela31.A"/>
        <table:table-column table:style-name="Tabela31.B"/>
        <table:table-header-rows>
          <table:table-row>
            <table:table-cell table:style-name="Tabela31.A1" office:value-type="string">
              <text:p text:style-name="P22">Função </text:p>
            </table:table-cell>
            <table:table-cell table:style-name="Tabela31.B1" office:value-type="string">
              <text:p text:style-name="P22">Descrição</text:p>
            </table:table-cell>
          </table:table-row>
        </table:table-header-rows>
        <table:table-row>
          <table:table-cell table:style-name="Tabela31.A2" office:value-type="string">
            <text:p text:style-name="P68">fsCopy(<text:span text:style-name="T49">fonte</text:span>, <text:span text:style-name="T49">destino</text:span>)</text:p>
          </table:table-cell>
          <table:table-cell table:style-name="Tabela31.B2" office:value-type="string">
            <text:p text:style-name="P86"><text:span text:style-name="T49">Copia</text:span> (<text:span text:style-name="T49">cópia binária</text:span>) <text:span text:style-name="T49">o arquivo fonte para o arquivo de destino</text:span>.</text:p>
          </table:table-cell>
        </table:table-row>
        <table:table-row>
          <table:table-cell table:style-name="Tabela31.A2" office:value-type="string">
            <text:p text:style-name="P68">fsDelete(<text:span text:style-name="T50">arquivo</text:span>)</text:p>
          </table:table-cell>
          <table:table-cell table:style-name="Tabela31.B2" office:value-type="string">
            <text:p text:style-name="P86"><text:span text:style-name="T51">Apaga o arquivo especificado</text:span>.</text:p>
          </table:table-cell>
        </table:table-row>
        <table:table-row>
          <table:table-cell table:style-name="Tabela31.A2" office:value-type="string">
            <text:p text:style-name="P69">fsExists(<text:span text:style-name="T50">arquivo</text:span>)</text:p>
          </table:table-cell>
          <table:table-cell table:style-name="Tabela31.B2" office:value-type="string">
            <text:p text:style-name="P86"><text:span text:style-name="T51">Retorna</text:span> <text:span text:style-name="T51">VERDADEIRO</text:span> <text:span text:style-name="T51">se o arquivo especificado existis</text:span>.</text:p>
          </table:table-cell>
        </table:table-row>
        <table:table-row>
          <table:table-cell table:style-name="Tabela31.A2" office:value-type="string">
            <text:p text:style-name="P69">fsExtension(<text:span text:style-name="T50">arquivo</text:span>)</text:p>
          </table:table-cell>
          <table:table-cell table:style-name="Tabela31.B2" office:value-type="string">
            <text:p text:style-name="P87"><text:span text:style-name="T51">Retorna</text:span> <text:span text:style-name="T51">a extensão do nome de arquivo</text:span></text:p>
          </table:table-cell>
        </table:table-row>
        <table:table-row>
          <table:table-cell table:style-name="Tabela31.A2" office:value-type="string">
            <text:p text:style-name="P69">fsFullPath(<text:span text:style-name="T50">arquivo</text:span>)</text:p>
          </table:table-cell>
          <table:table-cell table:style-name="Tabela31.B2" office:value-type="string">
            <text:p text:style-name="P87"><text:span text:style-name="T51">Retorna</text:span> <text:span text:style-name="T51">o caminho completo do arquivo especificado</text:span>.</text:p>
          </table:table-cell>
        </table:table-row>
        <table:table-row>
          <table:table-cell table:style-name="Tabela31.A2" office:value-type="string">
            <text:p text:style-name="P69">fsIsDirectory(<text:span text:style-name="T50">arquivo</text:span>)</text:p>
          </table:table-cell>
          <table:table-cell table:style-name="Tabela31.B2" office:value-type="string">
            <text:p text:style-name="P88"><text:span text:style-name="T51">Retorna</text:span> <text:span text:style-name="T51">VERDADEIRO</text:span> <text:span text:style-name="T51">se o arquivo especificado for um diretório</text:span>.</text:p>
          </table:table-cell>
        </table:table-row>
        <table:table-row>
          <table:table-cell table:style-name="Tabela31.A2" office:value-type="string">
            <text:p text:style-name="P69">fsIsExecutable(<text:span text:style-name="T50">arquivo</text:span>)</text:p>
          </table:table-cell>
          <table:table-cell table:style-name="Tabela31.B2" office:value-type="string">
            <text:p text:style-name="P87"><text:span text:style-name="T51">Retorna</text:span> <text:span text:style-name="T51">VERDADEIRO</text:span> <text:span text:style-name="T30">se o arquivo especificado for um programa</text:span><text:span text:style-name="T29">.</text:span></text:p>
          </table:table-cell>
        </table:table-row>
        <table:table-row>
          <table:table-cell table:style-name="Tabela31.A2" office:value-type="string">
            <text:p text:style-name="P69">fsIsReadable(<text:span text:style-name="T50">arquivo</text:span>)</text:p>
          </table:table-cell>
          <table:table-cell table:style-name="Tabela31.B2" office:value-type="string">
            <text:p text:style-name="P91"><text:span text:style-name="T52">Retorna</text:span> <text:span text:style-name="T52">VERDADEIRO</text:span> <text:span text:style-name="T54">se o arquivo especificado for legível</text:span><text:span text:style-name="T53">.</text:span></text:p>
          </table:table-cell>
        </table:table-row>
        <table:table-row>
          <table:table-cell table:style-name="Tabela31.A2" office:value-type="string">
            <text:p text:style-name="P69">fsIsWritable(<text:span text:style-name="T50">arquivo</text:span>)</text:p>
          </table:table-cell>
          <table:table-cell table:style-name="Tabela31.B2" office:value-type="string">
            <text:p text:style-name="P91"><text:span text:style-name="T52">Retorna</text:span> <text:span text:style-name="T52">VERDADEIRO</text:span> <text:span text:style-name="T54">se o arquivo especificado puder ser escrito.</text:span></text:p>
          </table:table-cell>
        </table:table-row>
        <table:table-row>
          <table:table-cell table:style-name="Tabela31.A2" office:value-type="string">
            <text:p text:style-name="P69">fsLink(<text:span text:style-name="T49">fonte</text:span>, <text:span text:style-name="T49">destino</text:span>)</text:p>
          </table:table-cell>
          <table:table-cell table:style-name="Tabela31.B2" office:value-type="string">
            <text:p text:style-name="P93">Cria um link simbólico de fonte para destino.</text:p>
          </table:table-cell>
        </table:table-row>
        <table:table-row>
          <table:table-cell table:style-name="Tabela31.A2" office:value-type="string">
            <text:p text:style-name="P68">fsList(<text:span text:style-name="T50">caminho</text:span>)</text:p>
          </table:table-cell>
          <table:table-cell table:style-name="Tabela31.B2" office:value-type="string">
            <text:p text:style-name="P91"><text:span text:style-name="T52">Retorna</text:span> <text:span text:style-name="T55">uma lista contendo os nomes dos arquivos existentes em um diretório.</text:span>.</text:p>
          </table:table-cell>
        </table:table-row>
        <table:table-row>
          <table:table-cell table:style-name="Tabela31.A2" office:value-type="string">
            <text:p text:style-name="P69">fsMkDir(<text:span text:style-name="T50">caminho</text:span>)</text:p>
          </table:table-cell>
          <table:table-cell table:style-name="Tabela31.B2" office:value-type="string">
            <text:p text:style-name="P90"><text:span text:style-name="T56">Cria o diretório especificado</text:span>.</text:p>
          </table:table-cell>
        </table:table-row>
        <table:table-row>
          <table:table-cell table:style-name="Tabela31.A2" office:value-type="string">
            <text:p text:style-name="P69">fsName(<text:span text:style-name="T50">caminho</text:span>)</text:p>
          </table:table-cell>
          <table:table-cell table:style-name="Tabela31.B2" office:value-type="string">
            <text:p text:style-name="P91"><text:span text:style-name="T52">Retorna</text:span> <text:span text:style-name="T56">o nome do arquivo sem o caminho</text:span>.</text:p>
          </table:table-cell>
        </table:table-row>
        <table:table-row>
          <table:table-cell table:style-name="Tabela31.A2" office:value-type="string">
            <text:p text:style-name="P69">fsPath(<text:span text:style-name="T50">caminho</text:span>)</text:p>
          </table:table-cell>
          <table:table-cell table:style-name="Tabela31.B2" office:value-type="string">
            <text:p text:style-name="P91"><text:span text:style-name="T52">Retorna</text:span> <text:span text:style-name="T56">o caminho relativo para o arquivo, sem o nome de arquivo</text:span>.</text:p>
          </table:table-cell>
        </table:table-row>
        <table:table-row>
          <table:table-cell table:style-name="Tabela31.A2" office:value-type="string">
            <text:p text:style-name="P69">fsRename(<text:span text:style-name="T50">arquivo</text:span>)</text:p>
          </table:table-cell>
          <table:table-cell table:style-name="Tabela31.B2" office:value-type="string">
            <text:p text:style-name="P108">Apaga o arquivo especificado.</text:p>
          </table:table-cell>
        </table:table-row>
        <table:table-row>
          <table:table-cell table:style-name="Tabela31.A2" office:value-type="string">
            <text:p text:style-name="P69">fsSize(<text:span text:style-name="T50">arquivo</text:span>)</text:p>
          </table:table-cell>
          <table:table-cell table:style-name="Tabela31.B2" office:value-type="string">
            <text:p text:style-name="P91"><text:span text:style-name="T52">Retorna</text:span> <text:span text:style-name="T56">o tamanho do arquivo</text:span>.</text:p>
          </table:table-cell>
        </table:table-row>
        <table:table-row>
          <table:table-cell table:style-name="Tabela31.A2" office:value-type="string">
            <text:p text:style-name="P69">fsTime(<text:span text:style-name="T50">arquivo</text:span>)</text:p>
          </table:table-cell>
          <table:table-cell table:style-name="Tabela31.B2" office:value-type="string">
            <text:p text:style-name="P91"><text:span text:style-name="T52">Retorna</text:span> <text:span text:style-name="T56">o momento da modificação do arquivo especificado</text:span>.</text:p>
          </table:table-cell>
        </table:table-row>
      </table:table>
      <text:p text:style-name="P89"/>
      <text:p text:style-name="P89">Exemplos: </text:p>
      <text:p text:style-name="P151">script_file = fsFullPath($argv[1]) </text:p>
      <text:p text:style-name="P151">script_path = fsPath(script_file) </text:p>
      <text:p text:style-name="P10"/>
      <text:p text:style-name="P136">gl<text:toc-mark text:string-value="gl" text:outline-level="2"/></text:p>
      <text:p text:style-name="P10"><text:soft-page-break/>A biblioteca <text:span text:style-name="T16">gl</text:span> fornece as funções e constantes <text:span text:style-name="T57">para acesso à API OpenGL ES 1.1 (emulado utilizando o OpenGL 1.2) fornecida pelo dispositivo</text:span>.</text:p>
      <text:p text:style-name="P10"/>
      <text:p text:style-name="P10">As tabelas a seguir apresentam as constantes e funções providas por esta biblioteca.</text:p>
      <text:p text:style-name="P10"><text:bookmark text:name="tth_tAb164"/></text:p>
      <table:table table:name="Tabela32" table:style-name="Tabela32">
        <table:table-column table:style-name="Tabela32.A"/>
        <table:table-column table:style-name="Tabela32.B"/>
        <table:table-column table:style-name="Tabela32.C"/>
        <table:table-row table:style-name="Tabela32.1">
          <table:table-cell table:style-name="Tabela32.A1" office:value-type="string">
            <text:p text:style-name="P27">Constante </text:p>
          </table:table-cell>
          <table:table-cell table:style-name="Tabela32.A1" office:value-type="string">
            <text:p text:style-name="P27">Valor </text:p>
          </table:table-cell>
          <table:table-cell table:style-name="Tabela32.C1" office:value-type="string">
            <text:p text:style-name="P27">Descrição </text:p>
          </table:table-cell>
        </table:table-row>
        <table:table-row table:style-name="Tabela32.1">
          <table:table-cell table:style-name="Tabela32.A2" office:value-type="string">
            <text:p text:style-name="P59"><text:span text:style-name="T57">GUA_GL_VERSION</text:span> </text:p>
          </table:table-cell>
          <table:table-cell table:style-name="Tabela32.B2" office:value-type="string">
            <text:p text:style-name="P94"/>
          </table:table-cell>
          <table:table-cell table:style-name="Tabela32.C2" office:value-type="string">
            <text:p text:style-name="P94">Versão da biblioteca.</text:p>
          </table:table-cell>
        </table:table-row>
        <table:table-row table:style-name="Tabela32.1">
          <table:table-cell table:style-name="Tabela32.A3" office:value-type="string">
            <text:p text:style-name="P63">GL_ACTIVE_TEXTURE, GL_ADD, GL_ADD_SIGNED, GL_ALIASED_LINE_WIDTH_RANGE, GL_ALIASED_POINT_SIZE_RANGE, GL_ALPHA, GL_ALPHA_BITS, GL_ALPHA_SCALE, GL_ALPHA_TEST, GL_ALPHA_TEST_FUNC, GL_ALPHA_TEST_REF, GL_ALWAYS, GL_AMBIENT, GL_AMBIENT_AND_DIFFUSE, GL_AND, GL_AND_INVERTED, GL_AND_REVERSE, GL_ARRAY_BUFFER, GL_ARRAY_BUFFER_BINDING, GL_BACK, GL_BLEND, GL_BLEND_DST, GL_BLEND_SRC, GL_BLUE_BITS, GL_BUFFER_SIZE, GL_BUFFER_USAGE, GL_BYTE, GL_CCW, GL_CLAMP_TO_EDGE, GL_CLEAR, GL_CLIENT_ACTIVE_TEXTURE, GL_CLIP_PLANE0, GL_CLIP_PLANE1, GL_CLIP_PLANE2, GL_CLIP_PLANE3, GL_CLIP_PLANE4, GL_CLIP_PLANE5, GL_COLOR_ARRAY, GL_COLOR_ARRAY_BUFFER_BINDING, GL_COLOR_ARRAY_POINTER, GL_COLOR_ARRAY_SIZE, GL_COLOR_ARRAY_STRIDE, GL_COLOR_ARRAY_TYPE, GL_COLOR_BUFFER_BIT, GL_COLOR_CLEAR_VALUE, GL_COLOR_LOGIC_OP, GL_COLOR_MATERIAL, GL_COLOR_WRITEMASK, GL_COMBINE, GL_COMBINE_ALPHA, GL_COMBINE_RGB, GL_COMPRESSED_TEXTURE_FORMATS, GL_CONSTANT, GL_CONSTANT_ATTENUATION, GL_COPY, GL_COPY_INVERTED, GL_CULL_FACE, <text:soft-page-break/>GL_CULL_FACE_MODE, GL_CURRENT_COLOR, GL_CURRENT_NORMAL, GL_CURRENT_TEXTURE_COORDS, GL_CW, GL_DECAL, GL_DECR, GL_DEPTH_BITS, GL_DEPTH_BUFFER_BIT, GL_DEPTH_CLEAR_VALUE, GL_DEPTH_FUNC, GL_DEPTH_RANGE, GL_DEPTH_TEST, GL_DEPTH_WRITEMASK, GL_DIFFUSE, GL_DITHER, GL_DONT_CARE, GL_DOT3_RGB, GL_DOT3_RGBA, GL_DST_ALPHA, GL_DST_COLOR, GL_DYNAMIC_DRAW, GL_ELEMENT_ARRAY_BUFFER, GL_ELEMENT_ARRAY_BUFFER_BINDING, GL_EMISSION, GL_EQUAL, GL_EQUIV, GL_EXP, GL_EXP2, GL_EXTENSIONS, GL_FALSE, GL_FASTEST, GL_FIXED, GL_FLAT, GL_FLOAT, GL_FOG, GL_FOG_COLOR, GL_FOG_DENSITY, GL_FOG_END, GL_FOG_HINT, GL_FOG_MODE, GL_FOG_START, GL_FRONT, GL_FRONT_AND_BACK, GL_FRONT_FACE, GL_GENERATE_MIPMAP, GL_GENERATE_MIPMAP_HINT, GL_GEQUAL, GL_GREATER, GL_GREEN_BITS, GL_INCR, GL_INTERPOLATE, GL_INVALID_ENUM, GL_INVALID_OPERATION, GL_INVALID_VALUE, GL_INVERT, GL_KEEP, GL_LEQUAL, GL_LESS, GL_LIGHT_MODEL_AMBIENT, GL_LIGHT_MODEL_TWO_SIDE, GL_LIGHT0, GL_LIGHT1, GL_LIGHT2, GL_LIGHT3, GL_LIGHT4, GL_LIGHT5, GL_LIGHT6, GL_LIGHT7, GL_LIGHTING, GL_LINE_LOOP, GL_LINE_SMOOTH, GL_LINE_SMOOTH_HINT, GL_LINE_STRIP, GL_LINE_WIDTH, GL_LINEAR, GL_LINEAR_ATTENUATION, GL_LINEAR_MIPMAP_LINEAR, <text:soft-page-break/>GL_LINEAR_MIPMAP_NEAREST, GL_LINES, GL_LOGIC_OP_MODE, GL_LUMINANCE, GL_LUMINANCE_ALPHA, GL_MATRIX_MODE, GL_MAX_CLIP_PLANES, GL_MAX_LIGHTS, GL_MAX_MODELVIEW_STACK_DEPTH, GL_MAX_PROJECTION_STACK_DEPTH, GL_MAX_TEXTURE_SIZE, GL_MAX_TEXTURE_STACK_DEPTH, GL_MAX_TEXTURE_UNITS, GL_MAX_VIEWPORT_DIMS, GL_MODELVIEW, GL_MODELVIEW_MATRIX, GL_MODELVIEW_STACK_DEPTH, GL_MODULATE, GL_MULTISAMPLE, GL_NAND, GL_NEAREST, GL_NEAREST_MIPMAP_LINEAR, GL_NEAREST_MIPMAP_NEAREST, GL_NEVER, GL_NICEST, GL_NO_ERROR, GL_NOOP, GL_NOR, GL_NORMAL_ARRAY, GL_NORMAL_ARRAY_BUFFER_BINDING, GL_NORMAL_ARRAY_POINTER, GL_NORMAL_ARRAY_STRIDE, GL_NORMAL_ARRAY_TYPE, GL_NORMALIZE, GL_NOTEQUAL, GL_NUM_COMPRESSED_TEXTURE_FORMATS, GL_ONE, GL_ONE_MINUS_DST_ALPHA, GL_ONE_MINUS_DST_COLOR, GL_ONE_MINUS_SRC_ALPHA, GL_ONE_MINUS_SRC_COLOR, GL_OPERAND0_ALPHA, GL_OPERAND0_RGB, GL_OPERAND1_ALPHA, GL_OPERAND1_RGB, GL_OPERAND2_ALPHA, GL_OPERAND2_RGB, GL_OR, GL_OR_INVERTED, GL_OR_REVERSE, GL_OUT_OF_MEMORY, GL_PACK_ALIGNMENT, GL_PERSPECTIVE_CORRECTION_HINT, GL_POINT_DISTANCE_ATTENUATION, GL_POINT_FADE_THRESHOLD_SIZE, GL_POINT_SIZE, <text:soft-page-break/>GL_POINT_SIZE_MAX, GL_POINT_SIZE_MIN, GL_POINT_SMOOTH, GL_POINT_SMOOTH_HINT, GL_POINTS, GL_POLYGON_OFFSET_FACTOR, GL_POLYGON_OFFSET_FILL, GL_POLYGON_OFFSET_UNITS, GL_POSITION, GL_PREVIOUS, GL_PRIMARY_COLOR, GL_PROJECTION, GL_PROJECTION_MATRIX, GL_PROJECTION_STACK_DEPTH, GL_QUADRATIC_ATTENUATION, GL_RED_BITS, GL_RENDERER, GL_REPEAT, GL_REPLACE, GL_RESCALE_NORMAL, GL_RGB, GL_RGB_SCALE, GL_RGBA, GL_SAMPLE_ALPHA_TO_COVERAGE, GL_SAMPLE_ALPHA_TO_ONE, GL_SAMPLE_BUFFERS, GL_SAMPLE_COVERAGE, GL_SAMPLE_COVERAGE_INVERT, GL_SAMPLE_COVERAGE_VALUE, GL_SAMPLES, GL_SCISSOR_BOX, GL_SCISSOR_TEST, GL_SET, GL_SHADE_MODEL, GL_SHININESS, GL_SHORT, GL_SMOOTH, GL_SMOOTH_LINE_WIDTH_RANGE, GL_SMOOTH_POINT_SIZE_RANGE, GL_SPECULAR, GL_SPOT_CUTOFF, GL_SPOT_DIRECTION, GL_SPOT_EXPONENT, GL_SRC_ALPHA, GL_SRC_ALPHA_SATURATE, GL_SRC_COLOR, GL_SRC0_ALPHA, GL_SRC0_RGB, GL_SRC1_ALPHA, GL_SRC1_RGB, GL_SRC2_ALPHA, GL_SRC2_RGB, GL_STACK_OVERFLOW, GL_STACK_UNDERFLOW, GL_STATIC_DRAW, GL_STENCIL_BITS, GL_STENCIL_BUFFER_BIT, GL_STENCIL_CLEAR_VALUE, GL_STENCIL_FAIL, GL_STENCIL_FUNC, GL_STENCIL_PASS_DEPTH_FAIL, GL_STENCIL_PASS_DEPTH_PASS, GL_STENCIL_REF, GL_STENCIL_TEST, GL_STENCIL_VALUE_MASK, <text:soft-page-break/>GL_STENCIL_WRITEMASK, GL_SUBPIXEL_BITS, GL_SUBTRACT, GL_TEXTURE, GL_TEXTURE_2D, GL_TEXTURE_BINDING_2D, GL_TEXTURE_COORD_ARRAY, GL_TEXTURE_COORD_ARRAY_BUFFER_BINDING, GL_TEXTURE_COORD_ARRAY_POINTER, GL_TEXTURE_COORD_ARRAY_SIZE, GL_TEXTURE_COORD_ARRAY_STRIDE, GL_TEXTURE_COORD_ARRAY_TYPE, GL_TEXTURE_ENV, GL_TEXTURE_ENV_COLOR, GL_TEXTURE_ENV_MODE, GL_TEXTURE_MAG_FILTER, GL_TEXTURE_MATRIX, GL_TEXTURE_MIN_FILTER, GL_TEXTURE_STACK_DEPTH, GL_TEXTURE_WRAP_S, GL_TEXTURE_WRAP_T, GL_TEXTURE0, GL_TEXTURE1, GL_TEXTURE10, GL_TEXTURE11, GL_TEXTURE12, GL_TEXTURE13, GL_TEXTURE14, GL_TEXTURE15, GL_TEXTURE16, GL_TEXTURE17, GL_TEXTURE18, GL_TEXTURE19, GL_TEXTURE2, GL_TEXTURE20, GL_TEXTURE21, GL_TEXTURE22, GL_TEXTURE23, GL_TEXTURE24, GL_TEXTURE25, GL_TEXTURE26, GL_TEXTURE27, GL_TEXTURE28, GL_TEXTURE29, GL_TEXTURE3, GL_TEXTURE30, GL_TEXTURE31, GL_TEXTURE4, GL_TEXTURE5, GL_TEXTURE6, GL_TEXTURE7, GL_TEXTURE8, GL_TEXTURE9, GL_TRIANGLE_FAN, GL_TRIANGLE_STRIP, GL_TRIANGLES, GL_TRUE, GL_UNPACK_ALIGNMENT, GL_UNSIGNED_BYTE, GL_UNSIGNED_SHORT, GL_UNSIGNED_SHORT_4_4_4_4, GL_UNSIGNED_SHORT_5_5_5_1, GL_UNSIGNED_SHORT_5_6_5, GL_VENDOR, GL_VERSION, GL_VERSION_ES_CL_1_0, GL_VERSION_ES_CL_1_1, <text:soft-page-break/>GL_VERSION_ES_CM_1_0, GL_VERSION_ES_CM_1_1, GL_VERTEX_ARRAY, GL_VERTEX_ARRAY_BUFFER_BINDING, GL_VERTEX_ARRAY_POINTER, GL_VERTEX_ARRAY_SIZE, GL_VERTEX_ARRAY_STRIDE, GL_VERTEX_ARRAY_TYPE, GL_VIEWPORT, GL_XOR, GL_ZERO</text:p>
          </table:table-cell>
          <table:table-cell table:style-name="Tabela32.B3" office:value-type="string">
            <text:p text:style-name="P94"/>
          </table:table-cell>
          <table:table-cell table:style-name="Tabela32.C3" office:value-type="string">
            <text:p text:style-name="P95">Constantes definidas na especificação do OpenGL ES 1.1.</text:p>
          </table:table-cell>
        </table:table-row>
      </table:table>
      <text:p text:style-name="P94"/>
      <text:p text:style-name="P129"><text:bookmark text:name="tth_tAb171"/></text:p>
      <table:table table:name="Tabela33" table:style-name="Tabela33">
        <table:table-column table:style-name="Tabela33.A"/>
        <table:table-column table:style-name="Tabela33.B"/>
        <table:table-row table:style-name="Tabela33.1">
          <table:table-cell table:style-name="Tabela33.A1" office:value-type="string">
            <text:p text:style-name="P27">Função </text:p>
          </table:table-cell>
          <table:table-cell table:style-name="Tabela33.B1" office:value-type="string">
            <text:p text:style-name="P27">Descrição </text:p>
          </table:table-cell>
        </table:table-row>
        <table:table-row table:style-name="Tabela33.1">
          <table:table-cell table:style-name="Tabela33.A2" office:value-type="string">
            <text:p text:style-name="P70">glAlphaFunc, glActiveTexture, glBegin, glBindBuffer, glBindTexture, glBlendFunc, glBufferData, glBufferSubData, glCallList, glClear, glClearColor, glClearDepth, glClearStencil, glClientActiveTexture, glClipPlane, glColor, glColorMask, glColorMaterial, glColorPointer, glCompressedTexImage2D, glCompressedTexSubImage2D, glCopyTexImage2D, glCopyTexSubImage2D, glCullFace, glDeleteBuffers, glDeleteLists, glDeleteTextures, glDepthFunc, glDepthMask, glDepthRange, glDisable, glDisableClientState, glDrawArrays, glDrawElements, glEnable, glEnableClientState, glEnd, glEndList </text:p>
            <text:p text:style-name="P70">glFinish, glFlush, glFog, glFrontFace, glFrustum, glGenBuffers, glGenLists, glGenTextures, glGet, glGetBufferParameteriv, glGetClipPlane, glGetError, glGetLight, glGetMaterial, glGetPointerv (!!) </text:p>
            <text:p text:style-name="P70">glGetString, glGetTexEnv, glGetTexParameter, glHint, glIsBuffer, glIsEnabled, glIsList, glIsTexture, glLight, glLightModel, glLineWidth, glListBase, glLoadIdentity, glLoadMatrix, glLogicOp, glMaterial, glMatrixMode, glMultiTexCoord, glMultMatrix, glNewList </text:p>
            <text:p text:style-name="P70">glNormal, glNormalPointer, glOrtho, glPixelStore, glPointParameter, glPointSize, glPolygonOffset, glPopMatrix, glPushMatrix, glRasterPos, glReadPixels </text:p>
            <text:p text:style-name="P70">glRotate, glSampleCoverage, glScale, glScissor, glShadeModel, glStencilFunc, glStencilMask, glStencilOp, glTexCoord, glTexCoordPointer, glTexEnv, glTexGen, glTexImage2D, glTexParameter, glTexSubImage2D, glTranslate, glVertex, glVertexPointer, glViewport (x)</text:p>
          </table:table-cell>
          <table:table-cell table:style-name="Tabela33.B2" office:value-type="string">
            <text:p text:style-name="P96"><text:span text:style-name="T58">Funções</text:span> definidas na especificação do OpenGL ES 1.<text:span text:style-name="T59">1.</text:span></text:p>
          </table:table-cell>
        </table:table-row>
      </table:table>
      <text:p text:style-name="P45"/>
      <text:p text:style-name="P137">glf<text:toc-mark text:string-value="glf" text:outline-level="2"/></text:p>
      <text:p text:style-name="P11">A biblioteca <text:span text:style-name="T17">glf</text:span> fornece as funções e constantes <text:span text:style-name="T58">para escrita em superfícies OpenGL</text:span>.</text:p>
      <text:p text:style-name="P11"><text:soft-page-break/></text:p>
      <text:p text:style-name="P11">As tabelas a seguir apresentam as constantes e funções providas por esta biblioteca.</text:p>
      <text:p text:style-name="P11"><text:bookmark text:name="tth_tAb165"/></text:p>
      <table:table table:name="Tabela34" table:style-name="Tabela34">
        <table:table-column table:style-name="Tabela34.A"/>
        <table:table-column table:style-name="Tabela34.B"/>
        <table:table-column table:style-name="Tabela34.C"/>
        <table:table-row table:style-name="Tabela34.1">
          <table:table-cell table:style-name="Tabela34.A1" office:value-type="string">
            <text:p text:style-name="P28">Constante </text:p>
          </table:table-cell>
          <table:table-cell table:style-name="Tabela34.A1" office:value-type="string">
            <text:p text:style-name="P28">Valor </text:p>
          </table:table-cell>
          <table:table-cell table:style-name="Tabela34.C1" office:value-type="string">
            <text:p text:style-name="P28">Descrição </text:p>
          </table:table-cell>
        </table:table-row>
        <table:table-row table:style-name="Tabela34.1">
          <table:table-cell table:style-name="Tabela34.A2" office:value-type="string">
            <text:p text:style-name="P101"><text:span text:style-name="T17">GUA_GLF_VERSION</text:span> </text:p>
          </table:table-cell>
          <table:table-cell table:style-name="Tabela34.B2" office:value-type="string">
            <text:p text:style-name="P101"/>
          </table:table-cell>
          <table:table-cell table:style-name="Tabela34.C2" office:value-type="string">
            <text:p text:style-name="P101">Versão da biblioteca.</text:p>
          </table:table-cell>
        </table:table-row>
      </table:table>
      <text:p text:style-name="P101"><text:bookmark text:name="tth_tAb172"/></text:p>
      <table:table table:name="Tabela35" table:style-name="Tabela35">
        <table:table-column table:style-name="Tabela35.A"/>
        <table:table-column table:style-name="Tabela35.B"/>
        <table:table-row table:style-name="Tabela35.1">
          <table:table-cell table:style-name="Tabela35.A1" office:value-type="string">
            <text:p text:style-name="P28">Função </text:p>
          </table:table-cell>
          <table:table-cell table:style-name="Tabela35.B1" office:value-type="string">
            <text:p text:style-name="P28">Descrição </text:p>
          </table:table-cell>
        </table:table-row>
        <table:table-row table:style-name="Tabela35.1">
          <table:table-cell table:style-name="Tabela35.A2" office:value-type="string">
            <text:p text:style-name="P70">glfDrawText(x, y, font, text)</text:p>
          </table:table-cell>
          <table:table-cell table:style-name="Tabela35.B2" office:value-type="string">
            <text:p text:style-name="P100">Draw a text string in an OpenGL surface.</text:p>
          </table:table-cell>
        </table:table-row>
      </table:table>
      <text:p text:style-name="P45"/>
      <text:p text:style-name="P137">glo<text:toc-mark text:string-value="glo" text:outline-level="2"/></text:p>
      <text:p text:style-name="P11">A biblioteca <text:span text:style-name="T17">glf</text:span> fornece as funções e constantes <text:span text:style-name="T58">para desenha objetos em formato OBJ em superfícies OpenGL</text:span>.</text:p>
      <text:p text:style-name="P11"/>
      <text:p text:style-name="P11">As tabelas a seguir apresentam as constantes e funções providas por esta biblioteca.</text:p>
      <text:p text:style-name="P11"><text:bookmark text:name="tth_tAb1651"/></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28">Constante </text:p>
          </table:table-cell>
          <table:table-cell table:style-name="Tabela36.A1" office:value-type="string">
            <text:p text:style-name="P28">Valor </text:p>
          </table:table-cell>
          <table:table-cell table:style-name="Tabela36.C1" office:value-type="string">
            <text:p text:style-name="P28">Descrição </text:p>
          </table:table-cell>
        </table:table-row>
        <table:table-row table:style-name="Tabela36.1">
          <table:table-cell table:style-name="Tabela36.A2" office:value-type="string">
            <text:p text:style-name="P101"><text:span text:style-name="T17">GUA_GLO_VERSION</text:span> </text:p>
          </table:table-cell>
          <table:table-cell table:style-name="Tabela36.B2" office:value-type="string">
            <text:p text:style-name="P101"/>
          </table:table-cell>
          <table:table-cell table:style-name="Tabela36.C2" office:value-type="string">
            <text:p text:style-name="P101">Versão da biblioteca.</text:p>
          </table:table-cell>
        </table:table-row>
      </table:table>
      <text:p text:style-name="P101"><text:bookmark text:name="tth_tAb1721"/></text:p>
      <table:table table:name="Tabela37" table:style-name="Tabela37">
        <table:table-column table:style-name="Tabela37.A"/>
        <table:table-column table:style-name="Tabela37.B"/>
        <table:table-row table:style-name="Tabela37.1">
          <table:table-cell table:style-name="Tabela37.A1" office:value-type="string">
            <text:p text:style-name="P28">Função </text:p>
          </table:table-cell>
          <table:table-cell table:style-name="Tabela37.B1" office:value-type="string">
            <text:p text:style-name="P28">Descrição </text:p>
          </table:table-cell>
        </table:table-row>
        <table:table-row table:style-name="Tabela37.1">
          <table:table-cell table:style-name="Tabela37.A3" office:value-type="string">
            <text:p text:style-name="P71">gloLoadObj(file, modifiers, degree)</text:p>
          </table:table-cell>
          <table:table-cell table:style-name="Tabela37.B2" office:value-type="string">
            <text:p text:style-name="P102">Carregaum arquivo OBJ em retorna uma lista OpenGL.</text:p>
          </table:table-cell>
        </table:table-row>
        <table:table-row table:style-name="Tabela37.1">
          <table:table-cell table:style-name="Tabela37.A3" office:value-type="string">
            <text:p text:style-name="P71">gloLoadPPM(file, "width", "height")</text:p>
          </table:table-cell>
          <table:table-cell table:style-name="Tabela37.B3" office:value-type="string">
            <text:p text:style-name="P102">Lê um arquivo de imagem em formato PPM.</text:p>
          </table:table-cell>
        </table:table-row>
        <table:table-row table:style-name="Tabela37.1">
          <table:table-cell table:style-name="Tabela37.A4" office:value-type="string">
            <text:p text:style-name="P71">gloSavePPM(texture, file, width, height)</text:p>
          </table:table-cell>
          <table:table-cell table:style-name="Tabela37.B4" office:value-type="string">
            <text:p text:style-name="P102">Salva um arquivo de imagem em formato PPM.</text:p>
          </table:table-cell>
        </table:table-row>
      </table:table>
      <text:p text:style-name="P46"/>
      <text:p text:style-name="P138">glu<text:toc-mark text:string-value="glu" text:outline-level="2"/></text:p>
      <text:p text:style-name="P12">A biblioteca <text:span text:style-name="T18">glu</text:span> fornece as funções e constantes <text:span text:style-name="T58">para suporte à biblioteca OpenGL GLU 1.3</text:span>.</text:p>
      <text:p text:style-name="P12"/>
      <text:p text:style-name="P12">As tabelas a seguir apresentam as constantes e funções providas por esta biblioteca.</text:p>
      <text:p text:style-name="P12"><text:bookmark text:name="tth_tAb16511"/></text:p>
      <table:table table:name="Tabela38" table:style-name="Tabela38">
        <table:table-column table:style-name="Tabela38.A"/>
        <table:table-column table:style-name="Tabela38.B"/>
        <table:table-column table:style-name="Tabela38.C"/>
        <table:table-row table:style-name="Tabela38.1">
          <table:table-cell table:style-name="Tabela38.A1" office:value-type="string">
            <text:p text:style-name="P29">Constante </text:p>
          </table:table-cell>
          <table:table-cell table:style-name="Tabela38.A1" office:value-type="string">
            <text:p text:style-name="P29">Valor </text:p>
          </table:table-cell>
          <table:table-cell table:style-name="Tabela38.C1" office:value-type="string">
            <text:p text:style-name="P29">Descrição </text:p>
          </table:table-cell>
        </table:table-row>
        <table:table-row table:style-name="Tabela38.1">
          <table:table-cell table:style-name="Tabela38.A2" office:value-type="string">
            <text:p text:style-name="P103"><text:span text:style-name="T18">GUA_GLU_VERSION</text:span> </text:p>
          </table:table-cell>
          <table:table-cell table:style-name="Tabela38.B2" office:value-type="string">
            <text:p text:style-name="P103"/>
          </table:table-cell>
          <table:table-cell table:style-name="Tabela38.C2" office:value-type="string">
            <text:p text:style-name="P103">Versão da biblioteca.</text:p>
          </table:table-cell>
        </table:table-row>
      </table:table>
      <text:p text:style-name="P103"><text:bookmark text:name="tth_tAb17211"/></text:p>
      <table:table table:name="Tabela39" table:style-name="Tabela39">
        <table:table-column table:style-name="Tabela39.A"/>
        <table:table-column table:style-name="Tabela39.B"/>
        <table:table-row table:style-name="Tabela39.1">
          <table:table-cell table:style-name="Tabela39.A1" office:value-type="string">
            <text:p text:style-name="P29">Função </text:p>
          </table:table-cell>
          <table:table-cell table:style-name="Tabela39.B1" office:value-type="string">
            <text:p text:style-name="P29">Descrição </text:p>
          </table:table-cell>
        </table:table-row>
        <table:table-row table:style-name="Tabela39.1">
          <table:table-cell table:style-name="Tabela39.A2" office:value-type="string">
            <text:p text:style-name="P72">gluLookAt, gluOrtho2D, gluPerspective</text:p>
          </table:table-cell>
          <table:table-cell table:style-name="Tabela39.B2" office:value-type="string">
            <text:p text:style-name="P97"><text:span text:style-name="T58">Funções</text:span> definidas na especificação do OpenGL <text:span text:style-name="T59">GLU 1.3.</text:span></text:p>
          </table:table-cell>
        </table:table-row>
      </table:table>
      <text:p text:style-name="P47"/>
      <text:p text:style-name="P139">glut<text:toc-mark text:string-value="glut" text:outline-level="2"/></text:p>
      <text:p text:style-name="P13">A biblioteca <text:span text:style-name="T18">glu</text:span> fornece as funções e constantes <text:span text:style-name="T58">para suporte à biblioteca OpenGL GLU</text:span>.</text:p>
      <text:p text:style-name="P13"/>
      <text:p text:style-name="P13">As tabelas a seguir apresentam as constantes e funções providas por esta biblioteca.</text:p>
      <text:p text:style-name="P13"><text:bookmark text:name="tth_tAb165111"/></text:p>
      <table:table table:name="Tabela40" table:style-name="Tabela40">
        <table:table-column table:style-name="Tabela40.A"/>
        <table:table-column table:style-name="Tabela40.B"/>
        <table:table-column table:style-name="Tabela40.C"/>
        <table:table-row table:style-name="Tabela40.1">
          <table:table-cell table:style-name="Tabela40.A1" office:value-type="string">
            <text:p text:style-name="P30">Constante </text:p>
          </table:table-cell>
          <table:table-cell table:style-name="Tabela40.A1" office:value-type="string">
            <text:p text:style-name="P30">Valor </text:p>
          </table:table-cell>
          <table:table-cell table:style-name="Tabela40.C1" office:value-type="string">
            <text:p text:style-name="P30">Descrição </text:p>
          </table:table-cell>
        </table:table-row>
        <text:soft-page-break/>
        <table:table-row table:style-name="Tabela40.1">
          <table:table-cell table:style-name="Tabela40.A2" office:value-type="string">
            <text:p text:style-name="P61"><text:span text:style-name="T60">GUA_GLUT_VERSION</text:span> </text:p>
          </table:table-cell>
          <table:table-cell table:style-name="Tabela40.B2" office:value-type="string">
            <text:p text:style-name="P104"/>
          </table:table-cell>
          <table:table-cell table:style-name="Tabela40.C2" office:value-type="string">
            <text:p text:style-name="P104">Versão da biblioteca.</text:p>
          </table:table-cell>
        </table:table-row>
        <table:table-row table:style-name="Tabela40.1">
          <table:table-cell table:style-name="Tabela40.A3" office:value-type="string">
            <text:p text:style-name="P62">FREEGLUT, FREEGLUT_VERSION_2_0, GLUT_ACCUM, GLUT_ACTIVE_ALT, GLUT_ACTIVE_CTRL, GLUT_ACTIVE_SHIFT, GLUT_ALPHA, GLUT_API_VERSION, GLUT_BITMAP_8_BY_13, GLUT_BITMAP_9_BY_15, GLUT_BITMAP_HELVETICA_10, GLUT_BITMAP_HELVETICA_12, GLUT_BITMAP_HELVETICA_18, GLUT_BITMAP_TIMES_ROMAN_10, GLUT_BITMAP_TIMES_ROMAN_24, GLUT_BLUE, GLUT_CURSOR_BOTTOM_LEFT_CORNER, GLUT_CURSOR_BOTTOM_RIGHT_CORNER, GLUT_CURSOR_BOTTOM_SIDE, GLUT_CURSOR_CROSSHAIR, GLUT_CURSOR_CYCLE, GLUT_CURSOR_DESTROY, GLUT_CURSOR_FULL_CROSSHAIR, GLUT_CURSOR_HELP, GLUT_CURSOR_INFO, GLUT_CURSOR_INHERIT, GLUT_CURSOR_LEFT_ARROW, GLUT_CURSOR_LEFT_RIGHT, GLUT_CURSOR_LEFT_SIDE, GLUT_CURSOR_NONE, GLUT_CURSOR_RIGHT_ARROW, GLUT_CURSOR_RIGHT_SIDE, GLUT_CURSOR_SPRAY, GLUT_CURSOR_TEXT, GLUT_CURSOR_TOP_LEFT_CORNER, GLUT_CURSOR_TOP_RIGHT_CORNER, GLUT_CURSOR_TOP_SIDE, GLUT_CURSOR_UP_DOWN, GLUT_CURSOR_WAIT, GLUT_DEPTH, GLUT_DEVICE_IGNORE_KEY_REPEAT, GLUT_DEVICE_KEY_REPEAT, GLUT_DISPLAY_MODE_POSSIBLE, GLUT_DOUBLE, GLUT_DOWN, GLUT_ELAPSED_TIME, GLUT_ENTERED, GLUT_FULLY_COVERED, GLUT_FULLY_RETAINED, GLUT_GAME_MODE_ACTIVE, GLUT_GAME_MODE_DISPLAY_CHANGED, GLUT_GAME_MODE_HEIGHT, GLUT_GAME_MODE_PIXEL_DEPTH, GLUT_GAME_MODE_POSSIBLE, GLUT_GAME_MODE_REFRESH_RATE, GLUT_GAME_MODE_WIDTH, GLUT_GREEN, GLUT_HAS_DIAL_AND_BUTTON_BOX, GLUT_HAS_JOYSTICK, GLUT_HAS_KEYBOARD, GLUT_HAS_MOUSE, GLUT_HAS_OVERLAY, GLUT_HAS_SPACEBALL, GLUT_HAS_TABLET, GLUT_HIDDEN, GLUT_INDEX, GLUT_INIT_DISPLAY_MODE, GLUT_INIT_WINDOW_HEIGHT, GLUT_INIT_WINDOW_WIDTH, GLUT_INIT_WINDOW_X, <text:soft-page-break/>GLUT_INIT_WINDOW_Y, GLUT_JOYSTICK_AXES, GLUT_JOYSTICK_BUTTON_A, GLUT_JOYSTICK_BUTTON_B, GLUT_JOYSTICK_BUTTON_C, GLUT_JOYSTICK_BUTTON_D, GLUT_JOYSTICK_BUTTONS, GLUT_JOYSTICK_POLL_RATE, GLUT_KEY_DOWN, GLUT_KEY_END, GLUT_KEY_F1, GLUT_KEY_F10, GLUT_KEY_F11, GLUT_KEY_F12, GLUT_KEY_F2, GLUT_KEY_F3, GLUT_KEY_F4, GLUT_KEY_F5, GLUT_KEY_F6, GLUT_KEY_F7, GLUT_KEY_F8, GLUT_KEY_F9, GLUT_KEY_HOME, GLUT_KEY_INSERT, GLUT_KEY_LEFT, GLUT_KEY_PAGE_DOWN, GLUT_KEY_PAGE_UP, GLUT_KEY_REPEAT_DEFAULT, GLUT_KEY_REPEAT_OFF, GLUT_KEY_REPEAT_ON, GLUT_KEY_RIGHT, GLUT_KEY_UP, GLUT_LAYER_IN_USE, GLUT_LEFT, GLUT_LEFT_BUTTON, GLUT_LUMINANCE, GLUT_MENU_IN_USE, GLUT_MENU_NOT_IN_USE, GLUT_MENU_NUM_ITEMS, GLUT_MIDDLE_BUTTON, GLUT_MULTISAMPLE, GLUT_NORMAL, GLUT_NORMAL_DAMAGED, GLUT_NOT_VISIBLE, GLUT_NUM_BUTTON_BOX_BUTTONS, GLUT_NUM_DIALS, GLUT_NUM_MOUSE_BUTTONS, GLUT_NUM_SPACEBALL_BUTTONS, GLUT_NUM_TABLET_BUTTONS, GLUT_OVERLAY, GLUT_OVERLAY_DAMAGED, GLUT_OVERLAY_POSSIBLE, GLUT_OWNS_JOYSTICK, GLUT_PARTIALLY_RETAINED, GLUT_RED, GLUT_RGB, GLUT_RGBA, GLUT_RIGHT_BUTTON, GLUT_SCREEN_HEIGHT, GLUT_SCREEN_HEIGHT_MM, GLUT_SCREEN_WIDTH, GLUT_SCREEN_WIDTH_MM, GLUT_SINGLE, GLUT_STENCIL, GLUT_STEREO, GLUT_STROKE_MONO_ROMAN, GLUT_STROKE_ROMAN, GLUT_TRANSPARENT_INDEX, GLUT_UP, GLUT_VIDEO_RESIZE_HEIGHT, GLUT_VIDEO_RESIZE_HEIGHT_DELTA, GLUT_VIDEO_RESIZE_IN_USE, GLUT_VIDEO_RESIZE_POSSIBLE, GLUT_VIDEO_RESIZE_WIDTH, GLUT_VIDEO_RESIZE_WIDTH_DELTA, GLUT_VIDEO_RESIZE_X, GLUT_VIDEO_RESIZE_X_DELTA, GLUT_VIDEO_RESIZE_Y, GLUT_VIDEO_RESIZE_Y_DELTA, GLUT_VISIBLE, GLUT_WINDOW_ACCUM_ALPHA_SIZE, GLUT_WINDOW_ACCUM_BLUE_SIZE, GLUT_WINDOW_ACCUM_GREEN_SIZE, GLUT_WINDOW_ACCUM_RED_SIZE, GLUT_WINDOW_ALPHA_SIZE, <text:soft-page-break/>GLUT_WINDOW_BLUE_SIZE, GLUT_WINDOW_BUFFER_SIZE, GLUT_WINDOW_COLORMAP_SIZE, GLUT_WINDOW_CURSOR, GLUT_WINDOW_DEPTH_SIZE, GLUT_WINDOW_DOUBLEBUFFER, GLUT_WINDOW_FORMAT_ID, GLUT_WINDOW_GREEN_SIZE, GLUT_WINDOW_HEIGHT, GLUT_WINDOW_NUM_CHILDREN, GLUT_WINDOW_NUM_SAMPLES, GLUT_WINDOW_PARENT, GLUT_WINDOW_RED_SIZE, GLUT_WINDOW_RGBA, GLUT_WINDOW_STENCIL_SIZE, GLUT_WINDOW_STEREO, GLUT_WINDOW_WIDTH, GLUT_WINDOW_X, GLUT_WINDOW_Y, GLUT_XLIB_IMPLEMENTATION</text:p>
          </table:table-cell>
          <table:table-cell table:style-name="Tabela40.B3" office:value-type="string">
            <text:p text:style-name="P104"/>
          </table:table-cell>
          <table:table-cell table:style-name="Tabela40.C3" office:value-type="string">
            <text:p text:style-name="P99"><text:span text:style-name="T61">Constantes</text:span> definidas na especificação <text:span text:style-name="T60">do GLUT 3.7.</text:span></text:p>
          </table:table-cell>
        </table:table-row>
      </table:table>
      <text:p text:style-name="P104"><text:bookmark text:name="tth_tAb172111"/></text:p>
      <table:table table:name="Tabela41" table:style-name="Tabela41">
        <table:table-column table:style-name="Tabela41.A"/>
        <table:table-column table:style-name="Tabela41.B"/>
        <table:table-row table:style-name="Tabela41.1">
          <table:table-cell table:style-name="Tabela41.A1" office:value-type="string">
            <text:p text:style-name="P30">Função </text:p>
          </table:table-cell>
          <table:table-cell table:style-name="Tabela41.B1" office:value-type="string">
            <text:p text:style-name="P30">Descrição </text:p>
          </table:table-cell>
        </table:table-row>
        <table:table-row table:style-name="Tabela41.1">
          <table:table-cell table:style-name="Tabela41.A2" office:value-type="string">
            <text:p text:style-name="P73">glutAddMenuEntry, glutAddSubMenu, glutAttachMenu, glutBitmapCharacter, glutBitmapLength, glutBitmapWidth, glutButtonBoxFunc, glutChangeToMenuEntry, glutChangeToSubMenu, glutCopyColormap, glutCreateMenu, glutCreateSubWindow, glutCreateWindow, glutDestroyMenu, glutDestroyWindow, glutDetachMenu, glutDeviceGet, glutDialsFunc, glutDisplayFunc, glutEnterGameMode, glutEntryFunc, glutEstablishOverlay, glutExtensionSupported, glutForceJoystickFunc, glutFullScreen, glutGameModeGet, glutGameModeString, glutGet, glutGetColor, glutGetMenu, glutGetModifiers, glutGetWindow, glutHideOverlay, glutHideWindow, glutIconifyWindow, glutIdleFunc, glutIgnoreKeyRepeat, glutInit, glutInitDisplayMode, glutInitDisplayString, glutInitWindowPosition, glutInitWindowSize, glutJoystickFunc, glutKeyboardFunc, glutKeyboardUpFunc, glutLayerGet, glutLeaveGameMode, glutMainLoop, glutMenuStateFunc, glutMenuStatusFunc, glutMotionFunc, glutMouseFunc, glutOverlayDisplayFunc, glutPassiveMotionFunc, glutPopWindow, glutPositionWindow, glutPostOverlayRedisplay, glutPostRedisplay, glutPostWindowOverlayRedisplay, glutPostWindowRedisplay, glutPushWindow, glutRemoveMenuItem, glutRemoveOverlay, <text:soft-page-break/>glutReportErrors, glutReshapeFunc, glutReshapeWindow, glutSetColor, glutSetCursor, glutSetIconTitle, glutSetKeyRepeat, glutSetMenu, glutSetupVideoResizing, glutSetWindow, glutSetWindowTitle, glutShowOverlay, glutShowWindow, glutSolidCone, glutSolidCube, glutSolidDodecahedron, glutSolidIcosahedron, glutSolidOctahedron, glutSolidSphere, glutSolidTeapot, glutSolidTetrahedron, glutSolidTorus, glutSpaceballButtonFunc, glutSpaceballMotionFunc, glutSpaceballRotateFunc, glutSpecialFunc, glutSpecialUpFunc, glutStopVideoResizing, glutStrokeCharacter, glutStrokeLength, glutStrokeWidth, glutSwapBuffers, glutTabletButtonFunc, glutTabletMotionFunc, glutTimerFunc, glutUseLayer, glutVideoPan, glutVideoResize, glutVideoResizeGet, glutVisibilityFunc, glutWarpPointer, glutWindowStatusFunc, glutWireCone, glutWireCube, glutWireDodecahedron, glutWireIcosahedron, glutWireOctahedron, glutWireSphere, glutWireTeapot, glutWireTetrahedron, glutWireTorus</text:p>
          </table:table-cell>
          <table:table-cell table:style-name="Tabela41.B2" office:value-type="string">
            <text:p text:style-name="P98"><text:span text:style-name="T58">Funções</text:span> definidas na especificação <text:span text:style-name="T60">do GLUT 3.7.</text:span></text:p>
          </table:table-cell>
        </table:table-row>
      </table:table>
      <text:p text:style-name="P49"/>
      <text:p text:style-name="P140">glwm<text:toc-mark text:string-value="glwm" text:outline-level="2"/></text:p>
      <text:p text:style-name="P14">A biblioteca <text:span text:style-name="T19">glwm</text:span> fornece as funções e constantes <text:span text:style-name="T62">definidas na API de janelas, independente de plataforma, GLWM 1.0</text:span>.</text:p>
      <text:p text:style-name="P14"/>
      <text:p text:style-name="P14">As tabelas a seguir apresentam as constantes e funções providas por esta biblioteca.</text:p>
      <text:p text:style-name="P14"><text:bookmark text:name="tth_tAb166"/></text:p>
      <table:table table:name="Tabela42" table:style-name="Tabela42">
        <table:table-column table:style-name="Tabela42.A"/>
        <table:table-column table:style-name="Tabela42.B"/>
        <table:table-column table:style-name="Tabela42.C"/>
        <table:table-row table:style-name="Tabela42.1">
          <table:table-cell table:style-name="Tabela42.A1" office:value-type="string">
            <text:p text:style-name="P31">Constante </text:p>
          </table:table-cell>
          <table:table-cell table:style-name="Tabela42.A1" office:value-type="string">
            <text:p text:style-name="P31">Valor </text:p>
          </table:table-cell>
          <table:table-cell table:style-name="Tabela42.C1" office:value-type="string">
            <text:p text:style-name="P31">Descrição </text:p>
          </table:table-cell>
        </table:table-row>
        <table:table-row table:style-name="Tabela42.1">
          <table:table-cell table:style-name="Tabela42.A2" office:value-type="string">
            <text:p text:style-name="P105"><text:span text:style-name="T19">GUA_GLWM_VERSION</text:span> </text:p>
          </table:table-cell>
          <table:table-cell table:style-name="Tabela42.B2" office:value-type="string">
            <text:p text:style-name="P105"/>
          </table:table-cell>
          <table:table-cell table:style-name="Tabela42.C2" office:value-type="string">
            <text:p text:style-name="P105">Versão da biblioteca.</text:p>
          </table:table-cell>
        </table:table-row>
        <table:table-row table:style-name="Tabela42.1">
          <table:table-cell table:style-name="Tabela42.A3" office:value-type="string">
            <text:p text:style-name="P60">GLWM_ACCUM, GLWM_ALPHA, GLWM_BUTTON_DOWN, GLWM_BUTTON_UP, GLWM_DEPTH, GLWM_DOUBLE, GLWM_INDEX, GLWM_LEFT_BUTTON, GLWM_MIDDLE_BUTTON, GLWM_MOD_ALT, GLWM_MOD_CONTROL, GLWM_MOD_SHIFT, GLWM_MOD_SUPER, GLWM_RGBA, GLWM_RIGHT_BUTTON, GLWM_SCROLL_DOWN_BU<text:soft-page-break/>TTON, GLWM_SCROLL_UP_BUTTON, GLWM_SINGLE, GLWM_STENCIL, GLWM_STEREO</text:p>
          </table:table-cell>
          <table:table-cell table:style-name="Tabela42.B3" office:value-type="string">
            <text:p text:style-name="P105"/>
          </table:table-cell>
          <table:table-cell table:style-name="Tabela42.C3" office:value-type="string">
            <text:p text:style-name="P106">Constantes definidas na especificação do GLWM <text:span text:style-name="T64">1.0</text:span>.</text:p>
          </table:table-cell>
        </table:table-row>
      </table:table>
      <text:p text:style-name="P105"><text:bookmark text:name="tth_tAb173"/></text:p>
      <table:table table:name="Tabela43" table:style-name="Tabela43">
        <table:table-column table:style-name="Tabela43.A"/>
        <table:table-column table:style-name="Tabela43.B"/>
        <table:table-row table:style-name="Tabela43.1">
          <table:table-cell table:style-name="Tabela43.A1" office:value-type="string">
            <text:p text:style-name="P31">Função </text:p>
          </table:table-cell>
          <table:table-cell table:style-name="Tabela43.B1" office:value-type="string">
            <text:p text:style-name="P31">Descrição </text:p>
          </table:table-cell>
        </table:table-row>
        <table:table-row table:style-name="Tabela43.1">
          <table:table-cell table:style-name="Tabela43.A2" office:value-type="string">
            <text:p text:style-name="P74">glwmCloseWindow, glwmCreateWindow, glwmDestroyWindow, glwmGetTime, glwmHideWindow, glwmMainIteration, glwmMainLoop, glwmMakeCurrent, glwmRegisterCloseFunc, glwmRegisterDisplayFunc, glwmRegisterIdleFunc, glwmRegisterKeyPressFunc, glwmRegisterKeyReleaseFunc, glwmRegisterMouseButtonFunc, glwmRegisterMouseEnterFunc, glwmRegisterMouseLeaveFunc, glwmRegisterMouseMotionFunc, glwmRegisterReshapeFunc, glwmSetExitLoop, glwmSetWindowPos, glwmSetWindowSize, glwmSetWindowTitle, glwmShowWindow, glwmSwapBuffers, glwmTerminate, glwmWindowHeight, glwmWindowWidth, glwmWindowXPos, glwmWindowYPos</text:p>
          </table:table-cell>
          <table:table-cell table:style-name="Tabela43.B2" office:value-type="string">
            <text:p text:style-name="P107"><text:span text:style-name="T63">Funções</text:span> definidas na especificação do GLWM <text:span text:style-name="T64">1.0</text:span>.</text:p>
          </table:table-cell>
        </table:table-row>
      </table:table>
      <text:p text:style-name="P153"/>
      <text:p text:style-name="P189"><text:span text:style-name="T66">match</text:span><text:toc-mark text:string-value="match" text:outline-level="2"/></text:p>
      <text:p text:style-name="P157">A biblioteca <text:span text:style-name="T3">mat</text:span><text:span text:style-name="T20">c</text:span><text:span text:style-name="T3">h</text:span> fornece as funções e constantes <text:span text:style-name="T66">para comparação de strings e busca em diretórios do sistema</text:span> <text:span text:style-name="T66">utilizando o padrão de pesquisa glob</text:span>. Estas funções são <text:span text:style-name="T66">semelhante</text:span> àquelas <text:span text:style-name="T66">definidas no POSIX</text:span>.</text:p>
      <text:p text:style-name="P157"/>
      <text:p text:style-name="P157">As tabelas a seguir apresentam as constantes e funções providas por esta biblioteca.</text:p>
      <text:p text:style-name="P157"><text:bookmark text:name="tth_tAb167"/></text:p>
      <table:table table:name="Tabela44" table:style-name="Tabela44">
        <table:table-column table:style-name="Tabela44.A"/>
        <table:table-column table:style-name="Tabela44.B"/>
        <table:table-column table:style-name="Tabela44.C"/>
        <table:table-row table:style-name="Tabela44.1">
          <table:table-cell table:style-name="Tabela44.A1" office:value-type="string">
            <text:p text:style-name="P164">Constante </text:p>
          </table:table-cell>
          <table:table-cell table:style-name="Tabela44.A1" office:value-type="string">
            <text:p text:style-name="P164">Valor </text:p>
          </table:table-cell>
          <table:table-cell table:style-name="Tabela44.C1" office:value-type="string">
            <text:p text:style-name="P164">Descrição </text:p>
          </table:table-cell>
        </table:table-row>
        <table:table-row table:style-name="Tabela44.1">
          <table:table-cell table:style-name="Tabela44.A2" office:value-type="string">
            <text:p text:style-name="P174"><text:span text:style-name="T20">MATCH</text:span><text:span text:style-name="T3">_VERSION</text:span> </text:p>
          </table:table-cell>
          <table:table-cell table:style-name="Tabela44.B2" office:value-type="string">
            <text:p text:style-name="P174"/>
          </table:table-cell>
          <table:table-cell table:style-name="Tabela44.C2" office:value-type="string">
            <text:p text:style-name="P174">Versão da biblioteca.</text:p>
          </table:table-cell>
        </table:table-row>
      </table:table>
      <text:p text:style-name="P174"/>
      <text:p text:style-name="P194"><text:bookmark text:name="tth_tAb174"/></text:p>
      <table:table table:name="Tabela45" table:style-name="Tabela45">
        <table:table-column table:style-name="Tabela45.A"/>
        <table:table-column table:style-name="Tabela45.B"/>
        <table:table-row table:style-name="Tabela45.1">
          <table:table-cell table:style-name="Tabela45.A1" office:value-type="string">
            <text:p text:style-name="P164">Função </text:p>
          </table:table-cell>
          <table:table-cell table:style-name="Tabela45.B1" office:value-type="string">
            <text:p text:style-name="P164">Descrição </text:p>
          </table:table-cell>
        </table:table-row>
        <table:table-row table:style-name="Tabela45.1">
          <table:table-cell table:style-name="Tabela45.A2" office:value-type="string">
            <text:p text:style-name="P172">glob(diretório, padrão)</text:p>
          </table:table-cell>
          <table:table-cell table:style-name="Tabela45.B2" office:value-type="string">
            <text:p text:style-name="P157"><text:span text:style-name="T67">Retorna uma lista de arquivos existentes no diretório, que combinam com o padrão glog especificado</text:span>.</text:p>
          </table:table-cell>
        </table:table-row>
        <table:table-row table:style-name="Tabela45.1">
          <table:table-cell table:style-name="Tabela45.A3" office:value-type="string">
            <text:p text:style-name="P172">match(string, pattern)</text:p>
          </table:table-cell>
          <table:table-cell table:style-name="Tabela45.B3" office:value-type="string">
            <text:p text:style-name="P158"><text:span text:style-name="T67">Retorna 1 se a string informada combinam com o padrão glog especificado</text:span>.</text:p>
          </table:table-cell>
        </table:table-row>
      </table:table>
      <text:p text:style-name="P153"/>
      <text:p text:style-name="P132">math<text:toc-mark text:string-value="math" text:outline-level="2"/></text:p>
      <text:p text:style-name="P7">A biblioteca <text:span text:style-name="T3">math</text:span> fornece as funções e constantes matemáticas mais utilizadas em aplicações científicas. Estas funções são idênticas àquelas de mesmo nome providas pela biblioteca ANSI C.</text:p>
      <text:p text:style-name="P7"/>
      <text:p text:style-name="P7">As tabelas a seguir apresentam as constantes e funções providas por esta biblioteca.</text:p>
      <text:p text:style-name="P7"><text:bookmark text:name="tth_tAb16"/></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24">Constante </text:p>
          </table:table-cell>
          <table:table-cell table:style-name="Tabela7.A1" office:value-type="string">
            <text:p text:style-name="P24">Valor </text:p>
          </table:table-cell>
          <table:table-cell table:style-name="Tabela7.C1" office:value-type="string">
            <text:p text:style-name="P24">Descrição </text:p>
          </table:table-cell>
        </table:table-row>
        <table:table-row table:style-name="Tabela7.1">
          <table:table-cell table:style-name="Tabela7.A4" office:value-type="string">
            <text:p text:style-name="P80"><text:span text:style-name="T3">MATH_VERSION</text:span> </text:p>
          </table:table-cell>
          <table:table-cell table:style-name="Tabela7.B4" office:value-type="string">
            <text:p text:style-name="P80"/>
          </table:table-cell>
          <table:table-cell table:style-name="Tabela7.C4" office:value-type="string">
            <text:p text:style-name="P80">Versão da biblioteca.</text:p>
          </table:table-cell>
        </table:table-row>
        <table:table-row table:style-name="Tabela7.1">
          <table:table-cell table:style-name="Tabela7.A4" office:value-type="string">
            <text:p text:style-name="P80"><text:span text:style-name="T3">E</text:span> </text:p>
          </table:table-cell>
          <table:table-cell table:style-name="Tabela7.B4" office:value-type="string">
            <text:p text:style-name="P80">2.7182818284590452354 </text:p>
          </table:table-cell>
          <table:table-cell table:style-name="Tabela7.C4" office:value-type="string">
            <text:p text:style-name="P80">Número neperiano (e).</text:p>
          </table:table-cell>
        </table:table-row>
        <table:table-row table:style-name="Tabela7.1">
          <table:table-cell table:style-name="Tabela7.A4" office:value-type="string">
            <text:p text:style-name="P80"><text:span text:style-name="T3">PI</text:span> </text:p>
          </table:table-cell>
          <table:table-cell table:style-name="Tabela7.B4" office:value-type="string">
            <text:p text:style-name="P80">3.14159265358979323846 </text:p>
          </table:table-cell>
          <table:table-cell table:style-name="Tabela7.C4" office:value-type="string">
            <text:p text:style-name="P80">Número PI (π).</text:p>
          </table:table-cell>
        </table:table-row>
      </table:table>
      <text:p text:style-name="P80"/>
      <text:p text:style-name="P127"><text:bookmark text:name="tth_tAb17"/></text:p>
      <table:table table:name="Tabela8" table:style-name="Tabela8">
        <table:table-column table:style-name="Tabela8.A"/>
        <table:table-column table:style-name="Tabela8.B"/>
        <table:table-row table:style-name="Tabela8.1">
          <table:table-cell table:style-name="Tabela8.A1" office:value-type="string">
            <text:p text:style-name="P24">Função </text:p>
          </table:table-cell>
          <table:table-cell table:style-name="Tabela8.B1" office:value-type="string">
            <text:p text:style-name="P24">Descrição </text:p>
          </table:table-cell>
        </table:table-row>
        <table:table-row table:style-name="Tabela8.1">
          <table:table-cell table:style-name="Tabela8.A30" office:value-type="string">
            <text:p text:style-name="P67">acos(x)</text:p>
          </table:table-cell>
          <table:table-cell table:style-name="Tabela8.B30" office:value-type="string">
            <text:p text:style-name="P7">Calcula o arco cosseno de x.</text:p>
          </table:table-cell>
        </table:table-row>
        <table:table-row table:style-name="Tabela8.1">
          <table:table-cell table:style-name="Tabela8.A30" office:value-type="string">
            <text:p text:style-name="P67">asin(x)</text:p>
          </table:table-cell>
          <table:table-cell table:style-name="Tabela8.B30" office:value-type="string">
            <text:p text:style-name="P7">Calcula o arco seno de x.</text:p>
          </table:table-cell>
        </table:table-row>
        <table:table-row table:style-name="Tabela8.1">
          <table:table-cell table:style-name="Tabela8.A30" office:value-type="string">
            <text:p text:style-name="P67">atan(x)</text:p>
          </table:table-cell>
          <table:table-cell table:style-name="Tabela8.B30" office:value-type="string">
            <text:p text:style-name="P7">Calcula o arco tangente de x.</text:p>
          </table:table-cell>
        </table:table-row>
        <table:table-row table:style-name="Tabela8.1">
          <table:table-cell table:style-name="Tabela8.A30" office:value-type="string">
            <text:p text:style-name="P67">atan2(y, x)</text:p>
          </table:table-cell>
          <table:table-cell table:style-name="Tabela8.B30" office:value-type="string">
            <text:p text:style-name="P7">Calcula o arco tangente de y/x e utiliza os sinais de y e x para determinar o quadrante do resultado.</text:p>
          </table:table-cell>
        </table:table-row>
        <table:table-row table:style-name="Tabela8.1">
          <table:table-cell table:style-name="Tabela8.A30" office:value-type="string">
            <text:p text:style-name="P67">ceil(x)</text:p>
          </table:table-cell>
          <table:table-cell table:style-name="Tabela8.B30" office:value-type="string">
            <text:p text:style-name="P7">Retorna o resultado da aproximação de x para maior.</text:p>
          </table:table-cell>
        </table:table-row>
        <table:table-row table:style-name="Tabela8.1">
          <table:table-cell table:style-name="Tabela8.A30" office:value-type="string">
            <text:p text:style-name="P67">cos(x)</text:p>
          </table:table-cell>
          <table:table-cell table:style-name="Tabela8.B30" office:value-type="string">
            <text:p text:style-name="P7">Calcula o cosseno de x.</text:p>
          </table:table-cell>
        </table:table-row>
        <table:table-row table:style-name="Tabela8.1">
          <table:table-cell table:style-name="Tabela8.A30" office:value-type="string">
            <text:p text:style-name="P67">cosh(x)</text:p>
          </table:table-cell>
          <table:table-cell table:style-name="Tabela8.B30" office:value-type="string">
            <text:p text:style-name="P7">Calcula o cosseno hiperbólico de x.</text:p>
          </table:table-cell>
        </table:table-row>
        <table:table-row table:style-name="Tabela8.1">
          <table:table-cell table:style-name="Tabela8.A30" office:value-type="string">
            <text:p text:style-name="P55">deg(x)</text:p>
          </table:table-cell>
          <table:table-cell table:style-name="Tabela8.B30" office:value-type="string">
            <text:p text:style-name="P7">Converte um ângulo x em radianos para graus.</text:p>
          </table:table-cell>
        </table:table-row>
        <table:table-row table:style-name="Tabela8.1">
          <table:table-cell table:style-name="Tabela8.A30" office:value-type="string">
            <text:p text:style-name="P55">dist(x1, y1, x2, y2)<text:span text:style-name="T29"> ou </text:span>dist(x1, y1, z1, x2, y2, z2)</text:p>
          </table:table-cell>
          <table:table-cell table:style-name="Tabela8.B30" office:value-type="string">
            <text:p text:style-name="P7">Calcula a distância entre dois pontos no plano(p1(x1,y1) e p2(x2, y2)) ou no espaço(p1(x1, y1, z1) e p2(x2, y2, z2)).</text:p>
          </table:table-cell>
        </table:table-row>
        <table:table-row table:style-name="Tabela8.1">
          <table:table-cell table:style-name="Tabela8.A30" office:value-type="string">
            <text:p text:style-name="P67">exp(x)</text:p>
          </table:table-cell>
          <table:table-cell table:style-name="Tabela8.B30" office:value-type="string">
            <text:p text:style-name="P7">Calcula e<text:span text:style-name="T26">x</text:span>.</text:p>
          </table:table-cell>
        </table:table-row>
        <table:table-row table:style-name="Tabela8.1">
          <table:table-cell table:style-name="Tabela8.A30" office:value-type="string">
            <text:p text:style-name="P67">fabs(x)</text:p>
          </table:table-cell>
          <table:table-cell table:style-name="Tabela8.B30" office:value-type="string">
            <text:p text:style-name="P7">Retorna o módulo de x.</text:p>
          </table:table-cell>
        </table:table-row>
        <table:table-row table:style-name="Tabela8.1">
          <table:table-cell table:style-name="Tabela8.A30" office:value-type="string">
            <text:p text:style-name="P67">factorial(x)</text:p>
          </table:table-cell>
          <table:table-cell table:style-name="Tabela8.B30" office:value-type="string">
            <text:p text:style-name="P7">Calcula o fatorial de x.</text:p>
          </table:table-cell>
        </table:table-row>
        <table:table-row table:style-name="Tabela8.1">
          <table:table-cell table:style-name="Tabela8.A30" office:value-type="string">
            <text:p text:style-name="P67">floor(x)</text:p>
          </table:table-cell>
          <table:table-cell table:style-name="Tabela8.B30" office:value-type="string">
            <text:p text:style-name="P7">Retorna o resultado da aproximação de x para menor.</text:p>
          </table:table-cell>
        </table:table-row>
        <table:table-row table:style-name="Tabela8.1">
          <table:table-cell table:style-name="Tabela8.A30" office:value-type="string">
            <text:p text:style-name="P55">fmax(x1, x2)</text:p>
          </table:table-cell>
          <table:table-cell table:style-name="Tabela8.B30" office:value-type="string">
            <text:p text:style-name="P7">Retorna o maior de dois números, x1 e x2.</text:p>
          </table:table-cell>
        </table:table-row>
        <table:table-row table:style-name="Tabela8.1">
          <table:table-cell table:style-name="Tabela8.A30" office:value-type="string">
            <text:p text:style-name="P55">fmin(x1, x2)</text:p>
          </table:table-cell>
          <table:table-cell table:style-name="Tabela8.B30" office:value-type="string">
            <text:p text:style-name="P7">Retorna o menor de dois números, x1 e x2.</text:p>
          </table:table-cell>
        </table:table-row>
        <table:table-row table:style-name="Tabela8.1">
          <table:table-cell table:style-name="Tabela8.A30" office:value-type="string">
            <text:p text:style-name="P67">fmod(x, y)</text:p>
          </table:table-cell>
          <table:table-cell table:style-name="Tabela8.B30" office:value-type="string">
            <text:p text:style-name="P7">Retorna o resto da divisão de x por y.</text:p>
          </table:table-cell>
        </table:table-row>
        <table:table-row table:style-name="Tabela8.1">
          <table:table-cell table:style-name="Tabela8.A30" office:value-type="string">
            <text:p text:style-name="P67">ldexp(x, y)</text:p>
          </table:table-cell>
          <table:table-cell table:style-name="Tabela8.B30" office:value-type="string">
            <text:p text:style-name="P7">Calcula x ·2<text:span text:style-name="T26">y</text:span>.</text:p>
          </table:table-cell>
        </table:table-row>
        <table:table-row table:style-name="Tabela8.1">
          <table:table-cell table:style-name="Tabela8.A30" office:value-type="string">
            <text:p text:style-name="P67">log(x)</text:p>
          </table:table-cell>
          <table:table-cell table:style-name="Tabela8.B30" office:value-type="string">
            <text:p text:style-name="P7">Calcula lnx </text:p>
          </table:table-cell>
        </table:table-row>
        <table:table-row table:style-name="Tabela8.1">
          <table:table-cell table:style-name="Tabela8.A30" office:value-type="string">
            <text:p text:style-name="P67">log10(x)</text:p>
          </table:table-cell>
          <table:table-cell table:style-name="Tabela8.B30" office:value-type="string">
            <text:p text:style-name="P7">Calcula log<text:span text:style-name="T28">10</text:span>x.</text:p>
          </table:table-cell>
        </table:table-row>
        <table:table-row table:style-name="Tabela8.1">
          <table:table-cell table:style-name="Tabela8.A30" office:value-type="string">
            <text:p text:style-name="P67">pow(x, y)</text:p>
          </table:table-cell>
          <table:table-cell table:style-name="Tabela8.B30" office:value-type="string">
            <text:p text:style-name="P7">Calcula x<text:span text:style-name="T26">y</text:span>.</text:p>
          </table:table-cell>
        </table:table-row>
        <table:table-row table:style-name="Tabela8.1">
          <table:table-cell table:style-name="Tabela8.A30" office:value-type="string">
            <text:p text:style-name="P55">rad(x)</text:p>
          </table:table-cell>
          <table:table-cell table:style-name="Tabela8.B30" office:value-type="string">
            <text:p text:style-name="P7">Converte um ângulo x em graus para radianos.</text:p>
          </table:table-cell>
        </table:table-row>
        <table:table-row table:style-name="Tabela8.1">
          <table:table-cell table:style-name="Tabela8.A30" office:value-type="string">
            <text:p text:style-name="P67">random()</text:p>
          </table:table-cell>
          <table:table-cell table:style-name="Tabela8.B30" office:value-type="string">
            <text:p text:style-name="P7">Retorna um número aleatório entre 0 e 1.</text:p>
          </table:table-cell>
        </table:table-row>
        <table:table-row table:style-name="Tabela8.1">
          <table:table-cell table:style-name="Tabela8.A30" office:value-type="string">
            <text:p text:style-name="P67">round(x)</text:p>
          </table:table-cell>
          <table:table-cell table:style-name="Tabela8.B30" office:value-type="string">
            <text:p text:style-name="P7">Retorna o resultado da aproximação de x para o inteiro mais próximo (como um valor real).</text:p>
          </table:table-cell>
        </table:table-row>
        <table:table-row table:style-name="Tabela8.1">
          <table:table-cell table:style-name="Tabela8.A30" office:value-type="string">
            <text:p text:style-name="P67">roundl(x)</text:p>
          </table:table-cell>
          <table:table-cell table:style-name="Tabela8.B30" office:value-type="string">
            <text:p text:style-name="P7">Retorna o resultado da aproximação de x para o inteiro mais próximo (como um valor inteiro).</text:p>
          </table:table-cell>
        </table:table-row>
        <table:table-row table:style-name="Tabela8.1">
          <table:table-cell table:style-name="Tabela8.A30" office:value-type="string">
            <text:p text:style-name="P67">sin(x)</text:p>
          </table:table-cell>
          <table:table-cell table:style-name="Tabela8.B30" office:value-type="string">
            <text:p text:style-name="P7">Calcula o seno de x.</text:p>
          </table:table-cell>
        </table:table-row>
        <table:table-row table:style-name="Tabela8.1">
          <table:table-cell table:style-name="Tabela8.A30" office:value-type="string">
            <text:p text:style-name="P67">sinh(x)</text:p>
          </table:table-cell>
          <table:table-cell table:style-name="Tabela8.B30" office:value-type="string">
            <text:p text:style-name="P7">Calcula o seno hiperbólico de x.</text:p>
          </table:table-cell>
        </table:table-row>
        <table:table-row table:style-name="Tabela8.1">
          <table:table-cell table:style-name="Tabela8.A30" office:value-type="string">
            <text:p text:style-name="P67">sqrt(x)</text:p>
          </table:table-cell>
          <table:table-cell table:style-name="Tabela8.B30" office:value-type="string">
            <text:p text:style-name="P7">Calcula √x.</text:p>
          </table:table-cell>
        </table:table-row>
        <table:table-row table:style-name="Tabela8.1">
          <table:table-cell table:style-name="Tabela8.A30" office:value-type="string">
            <text:p text:style-name="P67">srandom(x)</text:p>
          </table:table-cell>
          <table:table-cell table:style-name="Tabela8.B30" office:value-type="string">
            <text:p text:style-name="P7">Inicializa a semente de números aleatórios utilizando o valor fornecido.</text:p>
          </table:table-cell>
        </table:table-row>
        <table:table-row table:style-name="Tabela8.1">
          <table:table-cell table:style-name="Tabela8.A30" office:value-type="string">
            <text:p text:style-name="P67">tan(x)</text:p>
          </table:table-cell>
          <table:table-cell table:style-name="Tabela8.B30" office:value-type="string">
            <text:p text:style-name="P7">Calcula a tangente de x.</text:p>
          </table:table-cell>
        </table:table-row>
        <table:table-row table:style-name="Tabela8.1">
          <table:table-cell table:style-name="Tabela8.A31" office:value-type="string">
            <text:p text:style-name="P67">tanh(x)</text:p>
          </table:table-cell>
          <table:table-cell table:style-name="Tabela8.B31" office:value-type="string">
            <text:p text:style-name="P7">Calcula a tangente hiperbólica de x.</text:p>
          </table:table-cell>
        </table:table-row>
      </table:table>
      <text:p text:style-name="P48"><text:soft-page-break/></text:p>
      <text:p text:style-name="P130">matrix<text:toc-mark text:string-value="matrix" text:outline-level="2"/></text:p>
      <text:p text:style-name="P2">A biblioteca <text:span text:style-name="T3">matrix</text:span> fornece funções básicas para manipulação de matrizes. As tabelas a seguir apresentam as constantes e funções providas por esta biblioteca.</text:p>
      <text:p text:style-name="P2"><text:bookmark text:name="tth_tAb16311"/><text:bookmark text:name="tth_tAb161121"/><text:bookmark text:name="tth_tAb18121"/><text:bookmark text:name="tth_tAb1921"/><text:bookmark text:name="tth_tAb161111"/></text:p>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p text:style-name="P17">Constante </text:p>
          </table:table-cell>
          <table:table-cell table:style-name="Tabela24.A1" office:value-type="string">
            <text:p text:style-name="P17">Valor </text:p>
          </table:table-cell>
          <table:table-cell table:style-name="Tabela24.C1" office:value-type="string">
            <text:p text:style-name="P17">Descrição </text:p>
          </table:table-cell>
        </table:table-row>
        <table:table-row table:style-name="Tabela24.1">
          <table:table-cell table:style-name="Tabela24.A2" office:value-type="string">
            <text:p text:style-name="Standard"><text:span text:style-name="T3">MATRIX_VERSION</text:span> </text:p>
          </table:table-cell>
          <table:table-cell table:style-name="Tabela24.B2" office:value-type="string">
            <text:p text:style-name="Standard"/>
          </table:table-cell>
          <table:table-cell table:style-name="Tabela24.C2" office:value-type="string">
            <text:p text:style-name="Standard">Versão da biblioteca.</text:p>
          </table:table-cell>
        </table:table-row>
      </table:table>
      <text:p text:style-name="P2"><text:bookmark text:name="tth_tAb18111"/><text:bookmark text:name="tth_tAb1911"/><text:bookmark text:name="tth_tAb1101"/><text:bookmark text:name="tth_tAb111"/></text:p>
      <table:table table:name="Tabela12" table:style-name="Tabela12">
        <table:table-column table:style-name="Tabela12.A"/>
        <table:table-column table:style-name="Tabela12.B"/>
        <table:table-header-rows>
          <table:table-row table:style-name="Tabela12.1">
            <table:table-cell table:style-name="Tabela12.A1" office:value-type="string">
              <text:p text:style-name="P17">Função </text:p>
            </table:table-cell>
            <table:table-cell table:style-name="Tabela12.B1" office:value-type="string">
              <text:p text:style-name="P17">Descrição </text:p>
            </table:table-cell>
          </table:table-row>
        </table:table-header-rows>
        <table:table-row table:style-name="Tabela12.1">
          <table:table-cell table:style-name="Tabela12.A20" office:value-type="string">
            <text:p text:style-name="P52">avg(matriz[,l1,c1,l2,c2])</text:p>
          </table:table-cell>
          <table:table-cell table:style-name="Tabela12.B2" office:value-type="string">
            <text:p text:style-name="P2">Retorna a média dos valores contidos nas células da <text:span text:style-name="T4">matriz</text:span><text:span text:style-name="T29">. Os valores </text:span><text:span text:style-name="T4">l1</text:span><text:span text:style-name="T29">, </text:span><text:span text:style-name="T4">c1</text:span><text:span text:style-name="T29"> e </text:span><text:span text:style-name="T4">l2</text:span><text:span text:style-name="T29">, </text:span><text:span text:style-name="T4">c2</text:span><text:span text:style-name="T29">, são opcionais e correspondem, respectivamente, ao número da </text:span><text:span text:style-name="T4">linha</text:span><text:span text:style-name="T29"> e da </text:span><text:span text:style-name="T4">coluna</text:span><text:span text:style-name="T29"> do </text:span><text:span text:style-name="T4">canto superior esquerdo</text:span><text:span text:style-name="T29"> e ao número da </text:span><text:span text:style-name="T4">linha</text:span><text:span text:style-name="T29"> e da </text:span><text:span text:style-name="T4">coluna</text:span><text:span text:style-name="T29"> do </text:span><text:span text:style-name="T4">canto inferior direito</text:span><text:span text:style-name="T29"> de um </text:span><text:span text:style-name="T4">retângulo de células</text:span><text:span text:style-name="T29"> da </text:span><text:span text:style-name="T4">matriz</text:span><text:span text:style-name="T29"> especificada.</text:span></text:p>
          </table:table-cell>
        </table:table-row>
        <table:table-row table:style-name="Tabela12.1">
          <table:table-cell table:style-name="Tabela12.A20" office:value-type="string">
            <text:p text:style-name="P52">count(matriz[,l1,c1,l2,c2])</text:p>
          </table:table-cell>
          <table:table-cell table:style-name="Tabela12.B3" office:value-type="string">
            <text:p text:style-name="P2">Retorna o número de valores não nulos contidos nas células da <text:span text:style-name="T4">matriz</text:span><text:span text:style-name="T29">. Os valores </text:span><text:span text:style-name="T4">l1</text:span><text:span text:style-name="T29">, </text:span><text:span text:style-name="T4">c1</text:span><text:span text:style-name="T29"> e </text:span><text:span text:style-name="T4">l2</text:span><text:span text:style-name="T29">, </text:span><text:span text:style-name="T4">c2</text:span><text:span text:style-name="T29">, são opcionais e correspondem, respectivamente, ao número da </text:span><text:span text:style-name="T4">linha</text:span><text:span text:style-name="T29"> e da </text:span><text:span text:style-name="T4">coluna</text:span><text:span text:style-name="T29"> do </text:span><text:span text:style-name="T4">canto superior esquerdo</text:span><text:span text:style-name="T29"> e ao número da </text:span><text:span text:style-name="T4">linha</text:span><text:span text:style-name="T29"> e da </text:span><text:span text:style-name="T4">coluna</text:span><text:span text:style-name="T29"> do </text:span><text:span text:style-name="T4">canto inferior direito</text:span><text:span text:style-name="T29"> de um </text:span><text:span text:style-name="T4">retângulo de células</text:span><text:span text:style-name="T29"> da </text:span><text:span text:style-name="T4">matriz</text:span><text:span text:style-name="T29"> especificada.</text:span></text:p>
          </table:table-cell>
        </table:table-row>
        <table:table-row table:style-name="Tabela12.1">
          <table:table-cell table:style-name="Tabela12.A20" office:value-type="string">
            <text:p text:style-name="Standard"><text:span text:style-name="T3">cross(vetor1, vetor2)</text:span> </text:p>
          </table:table-cell>
          <table:table-cell table:style-name="Tabela12.B4" office:value-type="string">
            <text:p text:style-name="P2">Retorna o produto vetorial dos vetores dados.</text:p>
          </table:table-cell>
        </table:table-row>
        <table:table-row table:style-name="Tabela12.1">
          <table:table-cell table:style-name="Tabela12.A20" office:value-type="string">
            <text:p text:style-name="P52">delcol(matriz, linha)</text:p>
          </table:table-cell>
          <table:table-cell table:style-name="Tabela12.B5" office:value-type="string">
            <text:p text:style-name="P2">Remove a <text:span text:style-name="T4">coluna</text:span> indicada, da <text:span text:style-name="T4">matriz</text:span> especificada.</text:p>
          </table:table-cell>
        </table:table-row>
        <table:table-row table:style-name="Tabela12.1">
          <table:table-cell table:style-name="Tabela12.A20" office:value-type="string">
            <text:p text:style-name="P52">delrow(matriz, linha)</text:p>
          </table:table-cell>
          <table:table-cell table:style-name="Tabela12.B6" office:value-type="string">
            <text:p text:style-name="P2">Remove a <text:span text:style-name="T4">linha</text:span> indicada, da <text:span text:style-name="T4">matriz</text:span> especificada.</text:p>
          </table:table-cell>
        </table:table-row>
        <table:table-row table:style-name="Tabela12.1">
          <table:table-cell table:style-name="Tabela12.A20" office:value-type="string">
            <text:p text:style-name="Standard"><text:span text:style-name="T3">det(matriz)</text:span> </text:p>
          </table:table-cell>
          <table:table-cell table:style-name="Tabela12.B7" office:value-type="string">
            <text:p text:style-name="P2">Retorna o determinante da matriz dada.</text:p>
          </table:table-cell>
        </table:table-row>
        <table:table-row table:style-name="Tabela12.1">
          <table:table-cell table:style-name="Tabela12.A20" office:value-type="string">
            <text:p text:style-name="Standard"><text:span text:style-name="T3">diag(dimensão1, dimensão2, valor)</text:span> </text:p>
          </table:table-cell>
          <table:table-cell table:style-name="Tabela12.B8" office:value-type="string">
            <text:p text:style-name="P2">Retorna uma matriz diagonal, com os elementos da diagonal principal iniciando com o valor dado.</text:p>
          </table:table-cell>
        </table:table-row>
        <table:table-row table:style-name="Tabela12.1">
          <table:table-cell table:style-name="Tabela12.A20" office:value-type="string">
            <text:p text:style-name="Standard"><text:span text:style-name="T3">dot(vetor1, vetor2)</text:span> </text:p>
          </table:table-cell>
          <table:table-cell table:style-name="Tabela12.B9" office:value-type="string">
            <text:p text:style-name="P2">Retorna o produto escalar dos vetores dados.</text:p>
          </table:table-cell>
        </table:table-row>
        <table:table-row table:style-name="Tabela12.1">
          <table:table-cell table:style-name="Tabela12.A20" office:value-type="string">
            <text:p text:style-name="Standard"><text:span text:style-name="T3">gauss(matriz)</text:span> </text:p>
          </table:table-cell>
          <table:table-cell table:style-name="Tabela12.B10" office:value-type="string">
            <text:p text:style-name="P2">Retorna a matriz triangular equivalente da matriz dada.</text:p>
          </table:table-cell>
        </table:table-row>
        <table:table-row table:style-name="Tabela12.1">
          <table:table-cell table:style-name="Tabela12.A20" office:value-type="string">
            <text:p text:style-name="Standard"><text:span text:style-name="T3">ident(dimensão1, dimensão2)</text:span> </text:p>
          </table:table-cell>
          <table:table-cell table:style-name="Tabela12.B11" office:value-type="string">
            <text:p text:style-name="P2">Retorna a matriz identidade <text:span text:style-name="T45">(movido para o núcleo do interpretador)</text:span>.</text:p>
          </table:table-cell>
        </table:table-row>
        <table:table-row table:style-name="Tabela12.1">
          <table:table-cell table:style-name="Tabela12.A20" office:value-type="string">
            <text:p text:style-name="Standard"><text:span text:style-name="T3">inv(matriz)</text:span> </text:p>
          </table:table-cell>
          <table:table-cell table:style-name="Tabela12.B12" office:value-type="string">
            <text:p text:style-name="P6">Retorna a matriz inversa da matriz dada <text:span text:style-name="T45">(movido para o núcleo do interpretador)</text:span>.</text:p>
          </table:table-cell>
        </table:table-row>
        <table:table-row table:style-name="Tabela12.1">
          <table:table-cell table:style-name="Tabela12.A20" office:value-type="string">
            <text:p text:style-name="Standard"><text:span text:style-name="T3">jordan(matriz)</text:span> </text:p>
          </table:table-cell>
          <table:table-cell table:style-name="Tabela12.B13" office:value-type="string">
            <text:p text:style-name="P2">Retorna a matriz diagonal equivalente da matriz dada.</text:p>
          </table:table-cell>
        </table:table-row>
        <table:table-row table:style-name="Tabela12.1">
          <table:table-cell table:style-name="Tabela12.A20" office:value-type="string">
            <text:p text:style-name="P52">max(matriz[,l1,c1,l2,c2])</text:p>
          </table:table-cell>
          <table:table-cell table:style-name="Tabela12.B14" office:value-type="string">
            <text:p text:style-name="P2">Retorna o maior dos valores contidos nas células da <text:span text:style-name="T4">matriz</text:span><text:span text:style-name="T29">. Os valores </text:span><text:span text:style-name="T4">l1</text:span><text:span text:style-name="T29">, </text:span><text:span text:style-name="T4">c1</text:span><text:span text:style-name="T29"> e </text:span><text:span text:style-name="T4">l2</text:span><text:span text:style-name="T29">, </text:span><text:span text:style-name="T4">c2</text:span><text:span text:style-name="T29">, são opcionais e correspondem, respectivamente, ao número da </text:span><text:span text:style-name="T4">linha</text:span><text:span text:style-name="T29"> e da </text:span><text:span text:style-name="T4">coluna</text:span><text:span text:style-name="T29"> do </text:span><text:span text:style-name="T4">canto superior esquerdo</text:span><text:span text:style-name="T29"> e ao número da </text:span><text:span text:style-name="T4">linha</text:span><text:span text:style-name="T29"> e da </text:span><text:span text:style-name="T4">coluna</text:span><text:span text:style-name="T29"> do </text:span><text:span text:style-name="T4">canto inferior direito</text:span><text:span text:style-name="T29"> de um </text:span><text:span text:style-name="T4">retângulo de células</text:span><text:span text:style-name="T29"> da </text:span><text:span text:style-name="T4">matriz</text:span><text:span text:style-name="T29"> especificada.</text:span></text:p>
          </table:table-cell>
        </table:table-row>
        <table:table-row table:style-name="Tabela12.1">
          <table:table-cell table:style-name="Tabela12.A20" office:value-type="string">
            <text:p text:style-name="P52">min(matriz[,l1,c1,l2,c2])</text:p>
          </table:table-cell>
          <table:table-cell table:style-name="Tabela12.B15" office:value-type="string">
            <text:p text:style-name="P2">Retorna o menor dos valores contidos nas células da <text:span text:style-name="T4">matriz</text:span><text:span text:style-name="T29">. Os valores </text:span><text:span text:style-name="T4">l1</text:span><text:span text:style-name="T29">, </text:span><text:span text:style-name="T4">c1</text:span><text:span text:style-name="T29"> e </text:span><text:span text:style-name="T4">l2</text:span><text:span text:style-name="T29">, </text:span><text:span text:style-name="T4">c2</text:span><text:span text:style-name="T29">, são opcionais e correspondem, respectivamente, ao número da </text:span><text:span text:style-name="T4">linha</text:span><text:span text:style-name="T29"> e da </text:span><text:span text:style-name="T4">coluna</text:span><text:span text:style-name="T29"> do </text:span><text:span text:style-name="T4">canto </text:span><text:soft-page-break/><text:span text:style-name="T4">superior esquerdo</text:span><text:span text:style-name="T29"> e ao número da </text:span><text:span text:style-name="T4">linha</text:span><text:span text:style-name="T29"> e da </text:span><text:span text:style-name="T4">coluna</text:span><text:span text:style-name="T29"> do </text:span><text:span text:style-name="T4">canto inferior direito</text:span><text:span text:style-name="T29"> de um </text:span><text:span text:style-name="T4">retângulo de células</text:span><text:span text:style-name="T29"> da </text:span><text:span text:style-name="T4">matriz</text:span><text:span text:style-name="T29"> especificada.</text:span></text:p>
          </table:table-cell>
        </table:table-row>
        <table:table-row table:style-name="Tabela12.1">
          <table:table-cell table:style-name="Tabela12.A20" office:value-type="string">
            <text:p text:style-name="Standard"><text:span text:style-name="T3">one(dimensão1, dimensão2)</text:span> </text:p>
          </table:table-cell>
          <table:table-cell table:style-name="Tabela12.B16" office:value-type="string">
            <text:p text:style-name="P2">Retorna uma matriz onde todos os elementos possuem o valor 1.</text:p>
          </table:table-cell>
        </table:table-row>
        <table:table-row table:style-name="Tabela12.1">
          <table:table-cell table:style-name="Tabela12.A20" office:value-type="string">
            <text:p text:style-name="Standard"><text:span text:style-name="T3">rand(dimensão1, dimensão2)</text:span> </text:p>
          </table:table-cell>
          <table:table-cell table:style-name="Tabela12.B17" office:value-type="string">
            <text:p text:style-name="P2">Retorna uma matriz com valores aleatórios.</text:p>
          </table:table-cell>
        </table:table-row>
        <table:table-row table:style-name="Tabela12.1">
          <table:table-cell table:style-name="Tabela12.A20" office:value-type="string">
            <text:p text:style-name="P52">sum(matriz[,l1,c1,l2,c2])</text:p>
          </table:table-cell>
          <table:table-cell table:style-name="Tabela12.B18" office:value-type="string">
            <text:p text:style-name="P2">Retorna a soma dos valores contidos nas células da <text:span text:style-name="T4">matriz</text:span><text:span text:style-name="T29">. Os valores </text:span><text:span text:style-name="T4">l1</text:span><text:span text:style-name="T29">, </text:span><text:span text:style-name="T4">c1</text:span><text:span text:style-name="T29"> e </text:span><text:span text:style-name="T4">l2</text:span><text:span text:style-name="T29">, </text:span><text:span text:style-name="T4">c2</text:span><text:span text:style-name="T29">, são opcionais e correspondem, respectivamente, ao número da </text:span><text:span text:style-name="T4">linha</text:span><text:span text:style-name="T29"> e da </text:span><text:span text:style-name="T4">coluna</text:span><text:span text:style-name="T29"> do </text:span><text:span text:style-name="T4">canto superior esquerdo</text:span><text:span text:style-name="T29"> e ao número da </text:span><text:span text:style-name="T4">linha</text:span><text:span text:style-name="T29"> e da </text:span><text:span text:style-name="T4">coluna</text:span><text:span text:style-name="T29"> do </text:span><text:span text:style-name="T4">canto inferior direito</text:span><text:span text:style-name="T29"> de um </text:span><text:span text:style-name="T4">retângulo de células</text:span><text:span text:style-name="T29"> da </text:span><text:span text:style-name="T4">matriz</text:span><text:span text:style-name="T29"> especificada.</text:span></text:p>
          </table:table-cell>
        </table:table-row>
        <table:table-row table:style-name="Tabela12.1">
          <table:table-cell table:style-name="Tabela12.A20" office:value-type="string">
            <text:p text:style-name="Standard"><text:span text:style-name="T3">trans(matriz)</text:span> </text:p>
          </table:table-cell>
          <table:table-cell table:style-name="Tabela12.B19" office:value-type="string">
            <text:p text:style-name="P2">Retorna a matriz transposta da matriz dada.</text:p>
          </table:table-cell>
        </table:table-row>
        <table:table-row table:style-name="Tabela12.1">
          <table:table-cell table:style-name="Tabela12.A20" office:value-type="string">
            <text:p text:style-name="Standard"><text:span text:style-name="T3">zero(dimensão1, dimensão2)</text:span> </text:p>
          </table:table-cell>
          <table:table-cell table:style-name="Tabela12.B20" office:value-type="string">
            <text:p text:style-name="P2">Retorna uma matriz onde todos os elementos possuem o valor 0.</text:p>
          </table:table-cell>
        </table:table-row>
      </table:table>
      <text:p text:style-name="Standard"/>
      <text:p text:style-name="Standard">Exemplos: </text:p>
      <text:p text:style-name="P144">a=[1,2;3,4]</text:p>
      <text:p text:style-name="P144">b=trans(a) #b contém a transposta de a.</text:p>
      <text:p text:style-name="P144">c=inv(a) #c contém a inversa de a.</text:p>
      <text:p text:style-name="P144">d=sum([1,2,3;4,5,6;7,8,9]) #d contém o valor 45.</text:p>
      <text:p text:style-name="P144">e=sum([1,2,3;4,5,6;7,8,9], 1, 1, 2, 2) #e contém o valor 28.</text:p>
      <text:p text:style-name="P144">f=avg([1,2,3;4,5,6;7,8,9]) #f contém o valor 5.</text:p>
      <text:p text:style-name="P144">g=avg([1,2,3;4,5,6;7,8,9], 1, 1, 2, 2) #g contém o valor 7.</text:p>
      <text:p text:style-name="P144">h=count([1,2,3;4,5,6;7,8,9]) #h contém o valor 9.</text:p>
      <text:p text:style-name="P144">i=count([1,2,3;4,5,6;7,8,9], 1, 1, 2, 2) #i contém o valor 4.</text:p>
      <text:p text:style-name="P144">j=delrow([1,2,3;4,5,6;7,8,9], 1) #j contém a matriz [1,2,3;7,8,9].</text:p>
      <text:p text:style-name="P144">k=delcol([1,2,3;4,5,6;7,8,9], 1) #k contém a matriz [1,3;4,6;7,9].</text:p>
      <text:p text:style-name="P125"/>
      <text:p text:style-name="P132">numeric<text:toc-mark text:string-value="numeric" text:outline-level="2"/></text:p>
      <text:p text:style-name="P7">A biblioteca <text:span text:style-name="T3">numeric</text:span> fornece funções para computação numérica.</text:p>
      <text:p text:style-name="P7"/>
      <text:p text:style-name="P7">As tabelas a seguir apresentam as constantes e variáveis globais e funções suportadas pela biblioteca <text:span text:style-name="T3">numeric</text:span>. </text:p>
      <text:p text:style-name="P80"><text:bookmark text:name="tth_tAb115"/></text:p>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24">Variável </text:p>
          </table:table-cell>
          <table:table-cell table:style-name="Tabela16.A1" office:value-type="string">
            <text:p text:style-name="P24">Valor </text:p>
          </table:table-cell>
          <table:table-cell table:style-name="Tabela16.C1" office:value-type="string">
            <text:p text:style-name="P24">Descrição </text:p>
          </table:table-cell>
        </table:table-row>
        <table:table-row table:style-name="Tabela16.1">
          <table:table-cell table:style-name="Tabela16.A5" office:value-type="string">
            <text:p text:style-name="P80"><text:span text:style-name="T3">NUM_VERSION</text:span> </text:p>
          </table:table-cell>
          <table:table-cell table:style-name="Tabela16.B5" office:value-type="string">
            <text:p text:style-name="P80"/>
          </table:table-cell>
          <table:table-cell table:style-name="Tabela16.C5" office:value-type="string">
            <text:p text:style-name="P80">Versão da biblioteca.</text:p>
          </table:table-cell>
        </table:table-row>
        <table:table-row table:style-name="Tabela16.1">
          <table:table-cell table:style-name="Tabela16.A5" office:value-type="string">
            <text:p text:style-name="P80"><text:span text:style-name="T3">GOLDEN_NUMBER</text:span> </text:p>
          </table:table-cell>
          <table:table-cell table:style-name="Tabela16.B5" office:value-type="string">
            <text:p text:style-name="P80">1.6180 </text:p>
          </table:table-cell>
          <table:table-cell table:style-name="Tabela16.C5" office:value-type="string">
            <text:p text:style-name="P80">Número de ouro.</text:p>
          </table:table-cell>
        </table:table-row>
        <table:table-row table:style-name="Tabela16.1">
          <table:table-cell table:style-name="Tabela16.A5" office:value-type="string">
            <text:p text:style-name="P80"><text:span text:style-name="T3">NUM_X</text:span> </text:p>
          </table:table-cell>
          <table:table-cell table:style-name="Tabela16.B5" office:value-type="string">
            <text:p text:style-name="P80">"x" </text:p>
          </table:table-cell>
          <table:table-cell table:style-name="Tabela16.C5" office:value-type="string">
            <text:p text:style-name="P80">Variável independente padrão.</text:p>
          </table:table-cell>
        </table:table-row>
        <table:table-row table:style-name="Tabela16.1">
          <table:table-cell table:style-name="Tabela16.A5" office:value-type="string">
            <text:p text:style-name="P80"><text:span text:style-name="T3">NUM_XYZ</text:span> </text:p>
          </table:table-cell>
          <table:table-cell table:style-name="Tabela16.B5" office:value-type="string">
            <text:p text:style-name="P80">{"x","<text:span text:style-name="T40">y"</text:span>,"z"} </text:p>
          </table:table-cell>
          <table:table-cell table:style-name="Tabela16.C5" office:value-type="string">
            <text:p text:style-name="P80">Variáveis padrão, x, y e z .</text:p>
          </table:table-cell>
        </table:table-row>
      </table:table>
      <text:p text:style-name="P80"/>
      <text:p text:style-name="P127"/>
      <table:table table:name="Tabela17" table:style-name="Tabela17">
        <table:table-column table:style-name="Tabela17.A"/>
        <table:table-column table:style-name="Tabela17.B"/>
        <table:table-header-rows>
          <table:table-row>
            <table:table-cell table:style-name="Tabela17.A1" office:value-type="string">
              <text:p text:style-name="P21">Função </text:p>
            </table:table-cell>
            <table:table-cell table:style-name="Tabela17.B1" office:value-type="string">
              <text:p text:style-name="P21">Descrição</text:p>
            </table:table-cell>
          </table:table-row>
        </table:table-header-rows>
        <table:table-row>
          <table:table-cell table:style-name="Tabela17.A2" office:value-type="string">
            <text:p text:style-name="P56">bisection(função, a, b, toler, maxinter)</text:p>
          </table:table-cell>
          <table:table-cell table:style-name="Tabela17.B2" office:value-type="string">
            <text:p text:style-name="P7">A função <text:span text:style-name="T3">bisection</text:span> utiliza o método da bisseção para encontrar uma raíz de uma função dada, em um intervalo [a, b], no qual a função seja contínua. Onde <text:span text:style-name="T3">função</text:span> é a função para a qual se deseja encontrar o valor da raíz, <text:span text:style-name="T3">a</text:span> e <text:span text:style-name="T3">b</text:span> são os extremos do intervalo, <text:span text:style-name="T3">toler</text:span> é o valor da tolerância e <text:span text:style-name="T3">maxinter</text:span> é o número máximo de interações. A cada interação, é atribuído à variável global apontada por <text:span text:style-name="T3">NUM_X</text:span> o valor de x = (a + b) / 2, e avaliada a expressão <text:span text:style-name="T3">função</text:span>. Isto permite que a função seja especificada na forma algébrica, por exemplo: x**2+2*x+1. Este método é útil quando não se conhece a derivada da função. <text:span text:style-name="T34">(somente a partir da versão </text:span><text:span text:style-name="T35">3</text:span><text:span text:style-name="T34">.0)</text:span></text:p>
          </table:table-cell>
        </table:table-row>
        <table:table-row>
          <table:table-cell table:style-name="Tabela17.A2" office:value-type="string">
            <text:p text:style-name="P56">gaussInt(função, a, b, n)</text:p>
          </table:table-cell>
          <table:table-cell table:style-name="Tabela17.B2" office:value-type="string">
            <text:p text:style-name="P7">A função <text:span text:style-name="T3">gaussInt</text:span> utiliza o método da <text:span text:style-name="T3">quadratura gaussiana</text:span> para calcular a integral definida I = ∫<text:span text:style-name="T28">a</text:span><text:span text:style-name="T32">b</text:span> f(x)dx. Onde <text:span text:style-name="T3">função</text:span> é a função para a qual se deseja calcular o valor da integral, <text:span text:style-name="T3">a</text:span> e <text:span text:style-name="T3">b</text:span> são os limites inferior e superior do intervalo de integração e <text:span text:style-name="T3">n</text:span> é o número de pontos a considerar. A função utiliza a variável indicada por <text:span text:style-name="T3">NUM_X</text:span>, por <text:span text:style-name="T4">default</text:span> "x", no cálculo da f(x). <text:span text:style-name="T34">(somente a partir da versão </text:span><text:span text:style-name="T35">3</text:span><text:span text:style-name="T34">.0)</text:span></text:p>
          </table:table-cell>
        </table:table-row>
        <table:table-row>
          <table:table-cell table:style-name="Tabela17.A2" office:value-type="string">
            <text:p text:style-name="P56">gaussInt2D(função, ax, bx, nx, ay, by, ny)</text:p>
          </table:table-cell>
          <table:table-cell table:style-name="Tabela17.B2" office:value-type="string">
            <text:p text:style-name="P7">A função <text:span text:style-name="T3">gaussInt2D</text:span> utiliza o método de <text:span text:style-name="T3">Gauss-Legendre</text:span> para calcular a integral dupla definida I = ∫<text:span text:style-name="T28">a</text:span><text:span text:style-name="T32">b</text:span>dx ∫<text:span text:style-name="T28">c</text:span><text:span text:style-name="T32">d</text:span> f(x,y)dy. Onde <text:span text:style-name="T3">função</text:span> é a função para a qual se deseja calcular o valor da integral, <text:span text:style-name="T3">ax</text:span> e <text:span text:style-name="T3">bx</text:span> são os limites inferior e superior em x, <text:span text:style-name="T3">nx</text:span> é o número de pontos a considerar em x, <text:span text:style-name="T3">ay</text:span> e <text:span text:style-name="T3">by</text:span> são os limites inferior e superior em y, e <text:span text:style-name="T3">ny</text:span> é o número de pontos a considerar em y. A função utiliza as variáveis indicadas por <text:span text:style-name="T3">NUM_XYZ</text:span>, por <text:span text:style-name="T4">default</text:span> {"x", ÿ", "z"}, no cálculo da f(x,y,z). <text:span text:style-name="T34">(somente a partir da versão </text:span><text:span text:style-name="T35">3</text:span><text:span text:style-name="T34">.0)</text:span></text:p>
          </table:table-cell>
        </table:table-row>
        <table:table-row>
          <table:table-cell table:style-name="Tabela17.A2" office:value-type="string">
            <text:p text:style-name="P56">gaussInt3D(função, ax, bx, nx, ay, by, ny, az, bz, nz)</text:p>
          </table:table-cell>
          <table:table-cell table:style-name="Tabela17.B2" office:value-type="string">
            <text:p text:style-name="P7">A função <text:span text:style-name="T3">gaussInt3D</text:span> utiliza o método de <text:span text:style-name="T3">Gauss-Legendre</text:span> para calcular a integral tripla definida I = ∫<text:span text:style-name="T28">a</text:span><text:span text:style-name="T32">b</text:span>dx ∫<text:span text:style-name="T28">c</text:span><text:span text:style-name="T32">d</text:span>dy ∫<text:span text:style-name="T28">e</text:span><text:span text:style-name="T32">f</text:span> f(x,y,z)dz. Onde <text:span text:style-name="T3">função</text:span> é a função para a qual se deseja calcular o valor da integral, <text:span text:style-name="T3">ax</text:span> e <text:span text:style-name="T3">bx</text:span> são os limites inferior e superior em x, <text:span text:style-name="T3">nx</text:span> é o número de pontos a considerar em x, <text:span text:style-name="T3">ay</text:span> e <text:span text:style-name="T3">by</text:span> são os limites inferior e superior em y, <text:span text:style-name="T3">ny</text:span> é o número de pontos a considerar em y, <text:span text:style-name="T3">az</text:span> e <text:span text:style-name="T3">bz</text:span> são os limites inferior e superior em z, e <text:span text:style-name="T3">nz</text:span> é o número de pontos a considerar em z. A função utiliza as variáveis indicadas por <text:span text:style-name="T3">NUM_XYZ</text:span>, por <text:span text:style-name="T4">default</text:span> {"x", ÿ", "z"}, no cálculo da f(x,y,z). <text:span text:style-name="T34">(somente a partir da versão </text:span><text:span text:style-name="T35">3</text:span><text:span text:style-name="T34">.0)</text:span></text:p>
          </table:table-cell>
        </table:table-row>
        <table:table-row>
          <table:table-cell table:style-name="Tabela17.A2" office:value-type="string">
            <text:p text:style-name="P56">gaussLSS(a, b)</text:p>
          </table:table-cell>
          <table:table-cell table:style-name="Tabela17.B2" office:value-type="string">
            <text:p text:style-name="P7">A função <text:span text:style-name="T3">gaussLSS</text:span> utiliza o método de Gauss para resolver um sistema de equações lineares na forma B = A * X. Onde <text:span text:style-name="T3">a</text:span> e <text:span text:style-name="T3">b</text:span> são as matrizes do sistema. Esta função retorna uma matriz contendo os valores de x que resolvem o sistema dado. </text:p>
          </table:table-cell>
        </table:table-row>
        <table:table-row>
          <table:table-cell table:style-name="Tabela17.A2" office:value-type="string">
            <text:p text:style-name="P56">gaussSeidelLSS(a, b, toler, maxinter)</text:p>
          </table:table-cell>
          <table:table-cell table:style-name="Tabela17.B2" office:value-type="string">
            <text:p text:style-name="P7">A função <text:span text:style-name="T3">gaussSeidelLSS</text:span> utiliza o método de Gauss-Seidel para resolver um sistema de equações lineares na forma B = A <text:soft-page-break/>* X. Onde <text:span text:style-name="T3">a</text:span> e <text:span text:style-name="T3">b</text:span> são as matrizes do sistema, <text:span text:style-name="T3">toler</text:span> é o valor da tolerância e <text:span text:style-name="T3">maxinter</text:span> é o número máximo de interações. Esta função retorna uma matriz contendo os valores de x que resolvem o sistema dado. <text:span text:style-name="T34">(somente a partir da versão </text:span><text:span text:style-name="T35">3</text:span><text:span text:style-name="T34">.0)</text:span></text:p>
          </table:table-cell>
        </table:table-row>
        <table:table-row>
          <table:table-cell table:style-name="Tabela17.A2" office:value-type="string">
            <text:p text:style-name="P56">jacobiLSS(a, b, toler, maxinter)</text:p>
          </table:table-cell>
          <table:table-cell table:style-name="Tabela17.B2" office:value-type="string">
            <text:p text:style-name="P7">A função <text:span text:style-name="T3">jacobiLSS</text:span> utiliza o método de Jacobi para resolver um sistema de equações lineares na forma B = A * X. Onde <text:span text:style-name="T3">a</text:span> e <text:span text:style-name="T3">b</text:span> são as matrizes do sistema, <text:span text:style-name="T3">toler</text:span> é o valor da tolerância e <text:span text:style-name="T3">maxinter</text:span> é o número máximo de interações. Esta função retorna uma matriz contendo os valores de x que resolvem o sistema dado. <text:span text:style-name="T34">(somente a partir da versão </text:span><text:span text:style-name="T35">3</text:span><text:span text:style-name="T34">.0)</text:span></text:p>
          </table:table-cell>
        </table:table-row>
        <table:table-row>
          <table:table-cell table:style-name="Tabela17.A2" office:value-type="string">
            <text:p text:style-name="P56">lsquares(x, y)</text:p>
          </table:table-cell>
          <table:table-cell table:style-name="Tabela17.B2" office:value-type="string">
            <text:p text:style-name="P7">A função <text:span text:style-name="T3">lsquares</text:span> utiliza o método dos mínimos quadrados para ajustar a curva y = ax + b a um conjunto de pares de valores (x, y) fornecidos. Onde <text:span text:style-name="T3">x</text:span> e <text:span text:style-name="T3">y</text:span> são as matrizes contendo os valores conhecidos de <text:span text:style-name="T3">x</text:span> e <text:span text:style-name="T3">y</text:span>. Esta função retorna uma matriz contendo os valores de a e b que ajustam a curva y = ax + b ao conjunto de pontos dado. <text:span text:style-name="T34">(somente a partir da versão </text:span><text:span text:style-name="T35">3</text:span><text:span text:style-name="T34">.0)</text:span></text:p>
          </table:table-cell>
        </table:table-row>
        <table:table-row>
          <table:table-cell table:style-name="Tabela17.A2" office:value-type="string">
            <text:p text:style-name="P56">newton(função, derivada, x0, toler, maxinter)</text:p>
          </table:table-cell>
          <table:table-cell table:style-name="Tabela17.B2" office:value-type="string">
            <text:p text:style-name="P7">A função <text:span text:style-name="T3">newton</text:span> utiliza o método de Newton para encontrar uma raíz de uma função dada. Onde <text:span text:style-name="T3">função</text:span> é a função para a qual se deseja encontrar o valor da raíz, <text:span text:style-name="T3">derivada</text:span> é a derivada da função, <text:span text:style-name="T3">x0</text:span> é um valor aproximado da raíz, <text:span text:style-name="T3">toler</text:span> é o valor da tolerância e <text:span text:style-name="T3">maxinter</text:span> é o número máximo de interações. A cada interação, é atribuído à variável global apontada por <text:span text:style-name="T3">NUM_X</text:span> o valor de x = x + ∆x, e avaliadas as expressões <text:span text:style-name="T3">função</text:span> e <text:span text:style-name="T3">derivada</text:span>. Isto permite que as funções sejam especificada na forma algébrica, por exemplo: x**2+2*x+1, para a função e 2*x+2, para a derivada. Este método é útil somente quando se conhece a derivada da função. <text:span text:style-name="T34">(somente a partir da versão </text:span><text:span text:style-name="T35">3</text:span><text:span text:style-name="T34">.0)</text:span></text:p>
          </table:table-cell>
        </table:table-row>
      </table:table>
      <text:p text:style-name="P80"/>
      <text:p text:style-name="P80">Exemplos:</text:p>
      <text:p text:style-name="P146">x=gaussLSS([10,3,-2;2,8,-1;1,1,5],[57;20;-4]);</text:p>
      <text:p text:style-name="P146"/>
      <text:p text:style-name="P146">print("x="+x);</text:p>
      <text:p text:style-name="P80"/>
      <text:p text:style-name="P146">x=gaussSeidelLSS([10,3,-2;2,8,-1;1,1,5],[57;20;-4],0.00001,50);</text:p>
      <text:p text:style-name="P146"/>
      <text:p text:style-name="P146">print("x="+x);</text:p>
      <text:p text:style-name="P80"/>
      <text:p text:style-name="P146">x=jacobiLSS([10,3,-2;2,8,-1;1,1,5],[57;20;-4],0.00001,50);</text:p>
      <text:p text:style-name="P146"/>
      <text:p text:style-name="P146">print("x="+x);</text:p>
      <text:p text:style-name="P80"/>
      <text:p text:style-name="P146">r=lsquares([0.3,2.7,4.5,5.9,7.8],[1.8,1.9,3.1,3.9,3.3]);</text:p>
      <text:p text:style-name="P146"/>
      <text:p text:style-name="P146">printf("y=%f*x+%f\n",r[0],r[1]);</text:p>
      <text:p text:style-name="P80"/>
      <text:p text:style-name="P146"><text:soft-page-break/>r=bisection("x**2+2*x+1",-5.0,5.0,0.005,100);</text:p>
      <text:p text:style-name="P146"/>
      <text:p text:style-name="P146">printf("Raiz de x**2+2*x+1:%6.3f\n",r);</text:p>
      <text:p text:style-name="P80"/>
      <text:p text:style-name="P146">r=newton("x**2+2*x+1","2*x+2",1,0.005,100);</text:p>
      <text:p text:style-name="P146"/>
      <text:p text:style-name="P146">printf("Raiz de x**2+2*x+1:%6.3f\n",r);</text:p>
      <text:p text:style-name="P80"/>
      <text:p text:style-name="P146">I=gaussInt("sen(x)",0,PI,6);</text:p>
      <text:p text:style-name="P146"/>
      <text:p text:style-name="P146">print("I="+I);</text:p>
      <text:p text:style-name="P80"/>
      <text:p text:style-name="P146">I=gaussInt2D("2*x*y*sen(x*y**2)",0,PI/2,PI/2,PI);</text:p>
      <text:p text:style-name="P146"/>
      <text:p text:style-name="P146">print("I="+I);</text:p>
      <text:p text:style-name="P48"/>
      <text:p text:style-name="P132">printf<text:toc-mark text:string-value="printf" text:outline-level="2"/></text:p>
      <text:p text:style-name="P7">A biblioteca <text:span text:style-name="T3">printf</text:span> fornece duas funções <text:span text:style-name="T3">printf</text:span> e <text:span text:style-name="T3">sprintf</text:span>. Ambas as funções têm funcionali<text:span text:style-name="T39">d</text:span>ades idênticas àquelas encontradas na linguagem C . De fato, a função <text:span text:style-name="T3">sprintf</text:span> foi implementada de modo a utilizar a função de mesmo nome da biblioteca ANSI C, para executar seu trabalho.</text:p>
      <text:p text:style-name="P159"/>
      <text:p text:style-name="P7">A função <text:span text:style-name="T3">printf</text:span> escreve no console dados formatados, de acordo com um formato especificado, enquanto <text:span text:style-name="T3">sprintf</text:span> atribui a uma variável uma string contendo dados formatados segundo as mesmas especificações de formato que <text:span text:style-name="T3">printf</text:span>. As sintaxes das funções <text:span text:style-name="T3">printf</text:span> e <text:span text:style-name="T3">sprintf</text:span> são apresentadas a seguir:</text:p>
      <text:p text:style-name="P80"/>
      <text:p text:style-name="P43">printf(formato,valor 1,valor 2,valor N)</text:p>
      <text:p text:style-name="P43">sprintf(formato,valor 1,valor 2,valor N)</text:p>
      <text:p text:style-name="P80"/>
      <text:p text:style-name="P80">onde <text:span text:style-name="T3">valor 1</text:span>, <text:span text:style-name="T3">valor 2</text:span>, <text:span text:style-name="T3">valor N</text:span> são valores(inteiro, real ou string) que se deseja exibir, e formato é uma string contendo a especificação a ser utilizada na formatação dos dados.</text:p>
      <text:p text:style-name="P159"/>
      <text:p text:style-name="P160">As tabelas a seguir apresentam as constantes e variáveis globais e funções suportadas pela biblioteca.</text:p>
      <text:p text:style-name="P160"/>
      <table:table table:name="Tabela46" table:style-name="Tabela46">
        <table:table-column table:style-name="Tabela46.A"/>
        <table:table-column table:style-name="Tabela46.B"/>
        <table:table-column table:style-name="Tabela46.C"/>
        <table:table-row table:style-name="Tabela46.1">
          <table:table-cell table:style-name="Tabela46.A1" office:value-type="string">
            <text:p text:style-name="P165">Constante </text:p>
          </table:table-cell>
          <table:table-cell table:style-name="Tabela46.A1" office:value-type="string">
            <text:p text:style-name="P165">Valor </text:p>
          </table:table-cell>
          <table:table-cell table:style-name="Tabela46.C1" office:value-type="string">
            <text:p text:style-name="P165">Descrição </text:p>
          </table:table-cell>
        </table:table-row>
        <table:table-row table:style-name="Tabela46.1">
          <table:table-cell table:style-name="Tabela46.A2" office:value-type="string">
            <text:p text:style-name="P175"><text:span text:style-name="T21">PRINTF</text:span><text:span text:style-name="T3">_VERSION</text:span> </text:p>
          </table:table-cell>
          <table:table-cell table:style-name="Tabela46.B2" office:value-type="string">
            <text:p text:style-name="P175"/>
          </table:table-cell>
          <table:table-cell table:style-name="Tabela46.C2" office:value-type="string">
            <text:p text:style-name="P175">Versão da biblioteca.</text:p>
          </table:table-cell>
        </table:table-row>
      </table:table>
      <text:p text:style-name="P176"/>
      <table:table table:name="Tabela47" table:style-name="Tabela47">
        <table:table-column table:style-name="Tabela47.A"/>
        <table:table-column table:style-name="Tabela47.B"/>
        <table:table-row table:style-name="Tabela47.1">
          <table:table-cell table:style-name="Tabela47.A1" office:value-type="string">
            <text:p text:style-name="P166">Função </text:p>
          </table:table-cell>
          <table:table-cell table:style-name="Tabela47.B1" office:value-type="string">
            <text:p text:style-name="P166">Descrição </text:p>
          </table:table-cell>
        </table:table-row>
        <table:table-row table:style-name="Tabela47.1">
          <table:table-cell table:style-name="Tabela47.A2" office:value-type="string">
            <text:p text:style-name="P177">printf(formato,valor 1,valor 2,...)</text:p>
          </table:table-cell>
          <table:table-cell table:style-name="Tabela47.B2" office:value-type="string">
            <text:p text:style-name="P160"><text:span text:style-name="T68">Escreve a string </text:span><text:span text:style-name="T8">formato</text:span><text:span text:style-name="T68">, formatada usando os especificadores de formato apresentados na tabela a seguir, substituindo cada valor informado nas posições correspondentes aos especificadores na string </text:span><text:span text:style-name="T8">formato</text:span>.</text:p>
          </table:table-cell>
        </table:table-row>
        <table:table-row table:style-name="Tabela47.1">
          <table:table-cell table:style-name="Tabela47.A3" office:value-type="string">
            <text:p text:style-name="P170">sprintf(formato,valor 1,valor 2,...)</text:p>
          </table:table-cell>
          <table:table-cell table:style-name="Tabela47.B3" office:value-type="string">
            <text:p text:style-name="P160"><text:span text:style-name="T68">Retorna a string </text:span><text:span text:style-name="T8">formato</text:span><text:span text:style-name="T68">, formatada usando os especificadores de formato apresentados na tabela a seguir, substituindo cada valor informado nas posições correspondentes aos especificadores na string </text:span><text:span text:style-name="T8">formato</text:span>.</text:p>
          </table:table-cell>
        </table:table-row>
      </table:table>
      <text:p text:style-name="P160"/>
      <text:p text:style-name="P7"><text:soft-page-break/>A tabela a seguir apresenta os especificadores de formato suportados pelas funções <text:span text:style-name="T3">printf</text:span> e <text:span text:style-name="T3">sprintf</text:span>. </text:p>
      <text:p text:style-name="P80"><text:bookmark text:name="tth_tAb114"/></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24">Especificador </text:p>
            </table:table-cell>
            <table:table-cell table:style-name="Tabela18.B1" office:value-type="string">
              <text:p text:style-name="P24">Descrição </text:p>
            </table:table-cell>
          </table:table-row>
        </table:table-header-rows>
        <table:table-row table:style-name="Tabela18.1">
          <table:table-cell table:style-name="Tabela18.A16" office:value-type="string">
            <text:p text:style-name="P80"><text:span text:style-name="T3">%</text:span> </text:p>
          </table:table-cell>
          <table:table-cell table:style-name="Tabela18.B16" office:value-type="string">
            <text:p text:style-name="P80">Caractere <text:span text:style-name="T3">%.</text:span></text:p>
          </table:table-cell>
        </table:table-row>
        <table:table-row table:style-name="Tabela18.1">
          <table:table-cell table:style-name="Tabela18.A16" office:value-type="string">
            <text:p text:style-name="P80"><text:span text:style-name="T3">#</text:span> </text:p>
          </table:table-cell>
          <table:table-cell table:style-name="Tabela18.B16" office:value-type="string">
            <text:p text:style-name="P80">Seleciona um modo alternativo de formatação. Para o formatador o será sempre exibido um número 0, para x e X, o resultado será prefixado de <text:span text:style-name="T3">0x</text:span> ou <text:span text:style-name="T3">0X</text:span>, e para <text:span text:style-name="T3">e</text:span>, <text:span text:style-name="T3">E</text:span>, <text:span text:style-name="T3">f</text:span>, <text:span text:style-name="T3">g</text:span> e <text:span text:style-name="T3">G</text:span>, o resultado será sempre exibido contendo um ponto decimal.</text:p>
          </table:table-cell>
        </table:table-row>
        <table:table-row table:style-name="Tabela18.1">
          <table:table-cell table:style-name="Tabela18.A16" office:value-type="string">
            <text:p text:style-name="P80"><text:span text:style-name="T3">-</text:span> </text:p>
          </table:table-cell>
          <table:table-cell table:style-name="Tabela18.B16" office:value-type="string">
            <text:p text:style-name="P80">Determina que o valor correspondente seja justificado pela esquerda.</text:p>
          </table:table-cell>
        </table:table-row>
        <table:table-row table:style-name="Tabela18.1">
          <table:table-cell table:style-name="Tabela18.A16" office:value-type="string">
            <text:p text:style-name="P80"><text:span text:style-name="T3">+</text:span> </text:p>
          </table:table-cell>
          <table:table-cell table:style-name="Tabela18.B16" office:value-type="string">
            <text:p text:style-name="P80">Determina que o sinal do número seja sempre exibido, mesmo que seja um número positivo.</text:p>
          </table:table-cell>
        </table:table-row>
        <table:table-row table:style-name="Tabela18.1">
          <table:table-cell table:style-name="Tabela18.A16" office:value-type="string">
            <text:p text:style-name="P80">0 </text:p>
          </table:table-cell>
          <table:table-cell table:style-name="Tabela18.B16" office:value-type="string">
            <text:p text:style-name="P80">Justifica o número com zeros(0) à esquerda.</text:p>
          </table:table-cell>
        </table:table-row>
        <table:table-row table:style-name="Tabela18.1">
          <table:table-cell table:style-name="Tabela18.A16" office:value-type="string">
            <text:p text:style-name="P80">Espaço </text:p>
          </table:table-cell>
          <table:table-cell table:style-name="Tabela18.B16" office:value-type="string">
            <text:p text:style-name="P80">Adiciona espaço à esquerda do número se o primeiro caractere não for um sinal.</text:p>
          </table:table-cell>
        </table:table-row>
        <table:table-row table:style-name="Tabela18.1">
          <table:table-cell table:style-name="Tabela18.A16" office:value-type="string">
            <text:p text:style-name="P80"><text:span text:style-name="T3">d</text:span> ou <text:span text:style-name="T3">i</text:span> </text:p>
          </table:table-cell>
          <table:table-cell table:style-name="Tabela18.B16" office:value-type="string">
            <text:p text:style-name="P80">Converte um valor inteiro sinalizado em uma string.</text:p>
          </table:table-cell>
        </table:table-row>
        <table:table-row table:style-name="Tabela18.1">
          <table:table-cell table:style-name="Tabela18.A16" office:value-type="string">
            <text:p text:style-name="P80"><text:span text:style-name="T3">u</text:span> </text:p>
          </table:table-cell>
          <table:table-cell table:style-name="Tabela18.B16" office:value-type="string">
            <text:p text:style-name="P80">Converte um valor inteiro não sinalizado em uma string.</text:p>
          </table:table-cell>
        </table:table-row>
        <table:table-row table:style-name="Tabela18.1">
          <table:table-cell table:style-name="Tabela18.A16" office:value-type="string">
            <text:p text:style-name="P80"><text:span text:style-name="T3">o</text:span> </text:p>
          </table:table-cell>
          <table:table-cell table:style-name="Tabela18.B16" office:value-type="string">
            <text:p text:style-name="P80">Converte um valor inteiro em uma string octal não sinalizada.</text:p>
          </table:table-cell>
        </table:table-row>
        <table:table-row table:style-name="Tabela18.1">
          <table:table-cell table:style-name="Tabela18.A16" office:value-type="string">
            <text:p text:style-name="P80"><text:span text:style-name="T3">x</text:span> ou <text:span text:style-name="T3">X</text:span> </text:p>
          </table:table-cell>
          <table:table-cell table:style-name="Tabela18.B16" office:value-type="string">
            <text:p text:style-name="P80">Converte um valor inteiro em uma string hexadecimal não sinalizada.</text:p>
          </table:table-cell>
        </table:table-row>
        <table:table-row table:style-name="Tabela18.1">
          <table:table-cell table:style-name="Tabela18.A16" office:value-type="string">
            <text:p text:style-name="P80"><text:span text:style-name="T3">c</text:span> </text:p>
          </table:table-cell>
          <table:table-cell table:style-name="Tabela18.B16" office:value-type="string">
            <text:p text:style-name="P80">Converte um valor inteiro no caractere ASCII que ele representa.</text:p>
          </table:table-cell>
        </table:table-row>
        <table:table-row table:style-name="Tabela18.1">
          <table:table-cell table:style-name="Tabela18.A16" office:value-type="string">
            <text:p text:style-name="P80"><text:span text:style-name="T3">s</text:span> </text:p>
          </table:table-cell>
          <table:table-cell table:style-name="Tabela18.B16" office:value-type="string">
            <text:p text:style-name="P80">Insere uma string.</text:p>
          </table:table-cell>
        </table:table-row>
        <table:table-row table:style-name="Tabela18.1">
          <table:table-cell table:style-name="Tabela18.A16" office:value-type="string">
            <text:p text:style-name="P80"><text:span text:style-name="T3">f</text:span> </text:p>
          </table:table-cell>
          <table:table-cell table:style-name="Tabela18.B16" office:value-type="string">
            <text:p text:style-name="P80">Converte um número em ponto flutuante em uma string na forma xx.yyy, onde yyy é dado pela precisão especificada na string de formatação(o valor default é 6).</text:p>
          </table:table-cell>
        </table:table-row>
        <table:table-row table:style-name="Tabela18.1">
          <table:table-cell table:style-name="Tabela18.A16" office:value-type="string">
            <text:p text:style-name="P80"><text:span text:style-name="T3">e</text:span> ou <text:span text:style-name="T3">E</text:span> </text:p>
          </table:table-cell>
          <table:table-cell table:style-name="Tabela18.B16" office:value-type="string">
            <text:p text:style-name="P80">Converte um número em ponto flutuante em uma string na forma xx.yyye± zz ou xx.yyyE± zz, onde yyy é dado pela precisão especificada na string de formatação(o valor default é 6).</text:p>
          </table:table-cell>
        </table:table-row>
        <table:table-row table:style-name="Tabela18.1">
          <table:table-cell table:style-name="Tabela18.A16" office:value-type="string">
            <text:p text:style-name="P80"><text:span text:style-name="T3">g</text:span> ou <text:span text:style-name="T3">G</text:span> </text:p>
          </table:table-cell>
          <table:table-cell table:style-name="Tabela18.B16" office:value-type="string">
            <text:p text:style-name="P80">Decide automaticamente se deve usar o formato determinado por <text:span text:style-name="T3">f</text:span>, <text:span text:style-name="T3">e</text:span> ou <text:span text:style-name="T3">E.</text:span></text:p>
          </table:table-cell>
        </table:table-row>
      </table:table>
      <text:p text:style-name="P80"/>
      <text:p text:style-name="P7">Uma especificação de formato deve sempre começar com o caractere <text:span text:style-name="T3">%</text:span> seguido de um modificador <text:span text:style-name="T3">-</text:span>, <text:span text:style-name="T3">+</text:span>, 0 ou espaço, o tamanho máximo do campo, um separador(<text:span text:style-name="T3">.</text:span>), a precisão e um especificador de conversão <text:span text:style-name="T3">u</text:span>, <text:span text:style-name="T3">i</text:span>, <text:span text:style-name="T3">o</text:span>, <text:span text:style-name="T3">x</text:span>, <text:span text:style-name="T3">X</text:span>, <text:span text:style-name="T3">f</text:span>, <text:span text:style-name="T3">e</text:span>, <text:span text:style-name="T3">E</text:span>, <text:span text:style-name="T3">g</text:span> ou <text:span text:style-name="T3">G</text:span>. Qualquer outro caracter, será exibido da forma como aparecer na string de formatação.</text:p>
      <text:p text:style-name="P7"/>
      <text:p text:style-name="P80">Exemplos: </text:p>
      <text:p text:style-name="P146">printf("x=%06.3f\n",1) #Exibe "x=01.000" no console.</text:p>
      <text:p text:style-name="P146">printf("x=%02X\n",65) #Exibe "x=41" no console.</text:p>
      <text:p text:style-name="P146">printf("x=%#2x\n",65) #Exibe "x=0x41" no console.</text:p>
      <text:p text:style-name="P146">#Atribui o valor "x=0000000001" à variável a.</text:p>
      <text:p text:style-name="P146">a=sprintf("x=%010.10s\n",1)</text:p>
      <text:p text:style-name="P48"/>
      <text:p text:style-name="P195"/>
      <text:p text:style-name="P190"><text:span text:style-name="T69">sqlite</text:span><text:toc-mark text:string-value="sqlite" text:outline-level="2"/></text:p>
      <text:p text:style-name="P161">A biblioteca <text:span text:style-name="T22">sqlite</text:span> fornece funções <text:span text:style-name="T69">para manipulação de bancos de dados SQLite</text:span>.</text:p>
      <text:p text:style-name="P161"/>
      <text:p text:style-name="P161">As tabelas a seguir apresentam as constantes e variáveis globais e funções suportadas pela biblioteca.</text:p>
      <text:p text:style-name="P161"/>
      <table:table table:name="Tabela48" table:style-name="Tabela48">
        <table:table-column table:style-name="Tabela48.A"/>
        <table:table-column table:style-name="Tabela48.B"/>
        <table:table-column table:style-name="Tabela48.C"/>
        <table:table-row table:style-name="Tabela48.1">
          <table:table-cell table:style-name="Tabela48.A1" office:value-type="string">
            <text:p text:style-name="P167">Constante </text:p>
          </table:table-cell>
          <table:table-cell table:style-name="Tabela48.A1" office:value-type="string">
            <text:p text:style-name="P167">Valor </text:p>
          </table:table-cell>
          <table:table-cell table:style-name="Tabela48.C1" office:value-type="string">
            <text:p text:style-name="P167">Descrição </text:p>
          </table:table-cell>
        </table:table-row>
        <table:table-row table:style-name="Tabela48.1">
          <table:table-cell table:style-name="Tabela48.A2" office:value-type="string">
            <text:p text:style-name="P187"><text:span text:style-name="T23">GUA_SQLITE</text:span><text:span text:style-name="T3">_VERSION</text:span> </text:p>
          </table:table-cell>
          <table:table-cell table:style-name="Tabela48.B2" office:value-type="string">
            <text:p text:style-name="P187"/>
          </table:table-cell>
          <table:table-cell table:style-name="Tabela48.C2" office:value-type="string">
            <text:p text:style-name="P187">Versão da biblioteca.</text:p>
          </table:table-cell>
        </table:table-row>
      </table:table>
      <text:p text:style-name="P187"/>
      <table:table table:name="Tabela49" table:style-name="Tabela49">
        <table:table-column table:style-name="Tabela49.A"/>
        <table:table-column table:style-name="Tabela49.B"/>
        <table:table-row table:style-name="Tabela49.1">
          <table:table-cell table:style-name="Tabela49.A1" office:value-type="string">
            <text:p text:style-name="P167">Função </text:p>
          </table:table-cell>
          <table:table-cell table:style-name="Tabela49.B1" office:value-type="string">
            <text:p text:style-name="P167">Descrição </text:p>
          </table:table-cell>
        </table:table-row>
        <table:table-row table:style-name="Tabela49.1">
          <table:table-cell table:style-name="Tabela49.A2" office:value-type="string">
            <text:p text:style-name="P178">sqliteClose(database)</text:p>
          </table:table-cell>
          <table:table-cell table:style-name="Tabela49.B2" office:value-type="string">
            <text:p text:style-name="P183">Fecha a conexão com o banco de dados.</text:p>
          </table:table-cell>
        </table:table-row>
        <table:table-row table:style-name="Tabela49.1">
          <table:table-cell table:style-name="Tabela49.A3" office:value-type="string">
            <text:p text:style-name="P171">sqliteEval(database, query, script)</text:p>
          </table:table-cell>
          <table:table-cell table:style-name="Tabela49.B3" office:value-type="string">
            <text:p text:style-name="P184">Executa a query SQL em executa o script passado, para cada linha da tabela retornada.</text:p>
          </table:table-cell>
        </table:table-row>
        <table:table-row table:style-name="Tabela49.4">
          <table:table-cell table:style-name="Tabela49.A4" office:value-type="string">
            <text:p text:style-name="P179">sqliteExecute(database, query, function)</text:p>
          </table:table-cell>
          <table:table-cell table:style-name="Tabela49.B4" office:value-type="string">
            <text:p text:style-name="P184">Executa a query SQL em <text:span text:style-name="T70">chama</text:span> <text:span text:style-name="T70">a função</text:span> passad<text:span text:style-name="T70">a</text:span>, para cada linha da tabela retornada.</text:p>
          </table:table-cell>
        </table:table-row>
        <table:table-row table:style-name="Tabela49.4">
          <table:table-cell table:style-name="Tabela49.A4" office:value-type="string">
            <text:p text:style-name="P180">sqliteExists(database, query)</text:p>
          </table:table-cell>
          <table:table-cell table:style-name="Tabela49.B5" office:value-type="string">
            <text:p text:style-name="P185">Retorna 1 se houver alguma linha a ser retornada pela query SQL.</text:p>
          </table:table-cell>
        </table:table-row>
        <table:table-row table:style-name="Tabela49.4">
          <table:table-cell table:style-name="Tabela49.A4" office:value-type="string">
            <text:p text:style-name="P181">sqliteOneColumn(database, query)</text:p>
          </table:table-cell>
          <table:table-cell table:style-name="Tabela49.B6" office:value-type="string">
            <text:p text:style-name="P184">Executa a query SQL <text:span text:style-name="T71">mas retorna apenas a primeira linha da consulta</text:span>.</text:p>
          </table:table-cell>
        </table:table-row>
        <table:table-row table:style-name="Tabela49.4">
          <table:table-cell table:style-name="Tabela49.A4" office:value-type="string">
            <text:p text:style-name="P182">sqliteOpen(file)</text:p>
          </table:table-cell>
          <table:table-cell table:style-name="Tabela49.B7" office:value-type="string">
            <text:p text:style-name="P186">Abre o arquivo de banco de dados especificado e retorna um manipulador para acessá-lo.</text:p>
          </table:table-cell>
        </table:table-row>
      </table:table>
      <text:p text:style-name="P154"/>
      <text:p text:style-name="P132">string<text:toc-mark text:string-value="string" text:outline-level="2"/></text:p>
      <text:p text:style-name="P7">A biblioteca <text:span text:style-name="T3">string</text:span> fornece funções para manipulação de cadeias de caracteres. As tabelas a seguir apresentam as constantes e funções providas por esta biblioteca.</text:p>
      <text:p text:style-name="P7"><text:bookmark text:name="tth_tAb162"/><text:bookmark text:name="tth_tAb161"/></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24">Constante </text:p>
          </table:table-cell>
          <table:table-cell table:style-name="Tabela9.A1" office:value-type="string">
            <text:p text:style-name="P24">Valor </text:p>
          </table:table-cell>
          <table:table-cell table:style-name="Tabela9.C1" office:value-type="string">
            <text:p text:style-name="P24">Descrição </text:p>
          </table:table-cell>
        </table:table-row>
        <table:table-row table:style-name="Tabela9.1">
          <table:table-cell table:style-name="Tabela9.A2" office:value-type="string">
            <text:p text:style-name="P80"><text:span text:style-name="T3">STRING_VERSION</text:span> </text:p>
          </table:table-cell>
          <table:table-cell table:style-name="Tabela9.B2" office:value-type="string">
            <text:p text:style-name="P80"/>
          </table:table-cell>
          <table:table-cell table:style-name="Tabela9.C2" office:value-type="string">
            <text:p text:style-name="P80">Versão da biblioteca.</text:p>
          </table:table-cell>
        </table:table-row>
      </table:table>
      <text:p text:style-name="P80"><text:bookmark text:name="tth_tAb18"/></text:p>
      <table:table table:name="Tabela21" table:style-name="Tabela21">
        <table:table-column table:style-name="Tabela21.A"/>
        <table:table-column table:style-name="Tabela21.B"/>
        <table:table-row table:style-name="Tabela21.1">
          <table:table-cell table:style-name="Tabela21.A1" office:value-type="string">
            <text:p text:style-name="P24">Função </text:p>
          </table:table-cell>
          <table:table-cell table:style-name="Tabela21.B1" office:value-type="string">
            <text:p text:style-name="P24">Descrição </text:p>
          </table:table-cell>
        </table:table-row>
        <table:table-row table:style-name="Tabela21.1">
          <table:table-cell table:style-name="Tabela21.A24" office:value-type="string">
            <text:p text:style-name="P80"><text:span text:style-name="T3">at(string, posicao)</text:span> </text:p>
          </table:table-cell>
          <table:table-cell table:style-name="Tabela21.B24" office:value-type="string">
            <text:p text:style-name="P7">Retorna o caractere presente na <text:span text:style-name="T3">string</text:span> especificada, na posição indicada.</text:p>
          </table:table-cell>
        </table:table-row>
        <table:table-row table:style-name="Tabela21.1">
          <table:table-cell table:style-name="Tabela21.A24" office:value-type="string">
            <text:p text:style-name="P55">isalnum(caractere)</text:p>
          </table:table-cell>
          <table:table-cell table:style-name="Tabela21.B24" office:value-type="string">
            <text:p text:style-name="P7">Retorna VERDADEIRO se o caractere indicado for alfanumérico.</text:p>
          </table:table-cell>
        </table:table-row>
        <table:table-row table:style-name="Tabela21.1">
          <table:table-cell table:style-name="Tabela21.A24" office:value-type="string">
            <text:p text:style-name="P55">isalpha(caractere)</text:p>
          </table:table-cell>
          <table:table-cell table:style-name="Tabela21.B24" office:value-type="string">
            <text:p text:style-name="P7">Retorna VERDADEIRO se o caractere indicado for alfabético.</text:p>
          </table:table-cell>
        </table:table-row>
        <table:table-row table:style-name="Tabela21.1">
          <table:table-cell table:style-name="Tabela21.A24" office:value-type="string">
            <text:p text:style-name="P55">isascii(caractere)</text:p>
          </table:table-cell>
          <table:table-cell table:style-name="Tabela21.B24" office:value-type="string">
            <text:p text:style-name="P7">Retorna VERDADEIRO se o caractere indicado for ASCII de 7 bits.</text:p>
          </table:table-cell>
        </table:table-row>
        <table:table-row table:style-name="Tabela21.1">
          <table:table-cell table:style-name="Tabela21.A24" office:value-type="string">
            <text:p text:style-name="P55">isblank(caractere)</text:p>
          </table:table-cell>
          <table:table-cell table:style-name="Tabela21.B24" office:value-type="string">
            <text:p text:style-name="P7">Retorna VERDADEIRO se o caractere indicado for branco(ESPAÇO ou TAB).</text:p>
          </table:table-cell>
        </table:table-row>
        <table:table-row table:style-name="Tabela21.1">
          <table:table-cell table:style-name="Tabela21.A24" office:value-type="string">
            <text:p text:style-name="P55">iscntrl(caractere)</text:p>
          </table:table-cell>
          <table:table-cell table:style-name="Tabela21.B24" office:value-type="string">
            <text:p text:style-name="P7">Retorna VERDADEIRO se o caractere indicado for um caractere de controle.</text:p>
          </table:table-cell>
        </table:table-row>
        <text:soft-page-break/>
        <table:table-row table:style-name="Tabela21.1">
          <table:table-cell table:style-name="Tabela21.A24" office:value-type="string">
            <text:p text:style-name="P55">isdigit(caractere)</text:p>
          </table:table-cell>
          <table:table-cell table:style-name="Tabela21.B24" office:value-type="string">
            <text:p text:style-name="P7">Retorna VERDADEIRO se o caractere indicado for um dígito de 0 a 9.</text:p>
          </table:table-cell>
        </table:table-row>
        <table:table-row table:style-name="Tabela21.1">
          <table:table-cell table:style-name="Tabela21.A24" office:value-type="string">
            <text:p text:style-name="P55">isgraph(caractere)</text:p>
          </table:table-cell>
          <table:table-cell table:style-name="Tabela21.B24" office:value-type="string">
            <text:p text:style-name="P7">Retorna VERDADEIRO se o caractere indicado for um caractere imprimível, exceto ESPAÇO.</text:p>
          </table:table-cell>
        </table:table-row>
        <table:table-row table:style-name="Tabela21.1">
          <table:table-cell table:style-name="Tabela21.A24" office:value-type="string">
            <text:p text:style-name="P55">islower(caractere)</text:p>
          </table:table-cell>
          <table:table-cell table:style-name="Tabela21.B24" office:value-type="string">
            <text:p text:style-name="P7">Retorna VERDADEIRO se o caractere indicado estiver em CAIXA BAIXA.</text:p>
          </table:table-cell>
        </table:table-row>
        <table:table-row table:style-name="Tabela21.1">
          <table:table-cell table:style-name="Tabela21.A24" office:value-type="string">
            <text:p text:style-name="P55">isprint(caractere)</text:p>
          </table:table-cell>
          <table:table-cell table:style-name="Tabela21.B24" office:value-type="string">
            <text:p text:style-name="P7">Retorna VERDADEIRO se o caractere indicado for um caractere imprimível, incluindo ESPAÇO.</text:p>
          </table:table-cell>
        </table:table-row>
        <table:table-row table:style-name="Tabela21.1">
          <table:table-cell table:style-name="Tabela21.A24" office:value-type="string">
            <text:p text:style-name="P55">ispunct(caractere)</text:p>
          </table:table-cell>
          <table:table-cell table:style-name="Tabela21.B24" office:value-type="string">
            <text:p text:style-name="P7">Retorna VERDADEIRO se o caractere indicado não for alfanumérico ou ESPAÇO.</text:p>
          </table:table-cell>
        </table:table-row>
        <table:table-row table:style-name="Tabela21.1">
          <table:table-cell table:style-name="Tabela21.A24" office:value-type="string">
            <text:p text:style-name="P55">isspace(caractere)</text:p>
          </table:table-cell>
          <table:table-cell table:style-name="Tabela21.B24" office:value-type="string">
            <text:p text:style-name="P7">Retorna VERDADEIRO se o caractere indicado for um caractere de formatação: ESPAÇO, <text:s/>FORM-FEED('\f'), <text:s/>NEWLINE('\n'), CARRIAGE <text:s/>RETUR('\r'), HORIZONTAL TAB('\t') e VERTICAL TAB ('\v').</text:p>
          </table:table-cell>
        </table:table-row>
        <table:table-row table:style-name="Tabela21.1">
          <table:table-cell table:style-name="Tabela21.A24" office:value-type="string">
            <text:p text:style-name="P55">isupper(caractere)</text:p>
          </table:table-cell>
          <table:table-cell table:style-name="Tabela21.B24" office:value-type="string">
            <text:p text:style-name="P7">Retorna VERDADEIRO se o caractere indicado estiver em CAIXA ALTA.</text:p>
          </table:table-cell>
        </table:table-row>
        <table:table-row table:style-name="Tabela21.1">
          <table:table-cell table:style-name="Tabela21.A24" office:value-type="string">
            <text:p text:style-name="P55">isxdigit</text:p>
          </table:table-cell>
          <table:table-cell table:style-name="Tabela21.B24" office:value-type="string">
            <text:p text:style-name="P7">Retorna VERDADEIRO se o caractere indicado for hexadecimal.</text:p>
          </table:table-cell>
        </table:table-row>
        <table:table-row table:style-name="Tabela21.1">
          <table:table-cell table:style-name="Tabela21.A24" office:value-type="string">
            <text:p text:style-name="P55">ltrim(string, caracteres)</text:p>
          </table:table-cell>
          <table:table-cell table:style-name="Tabela21.B24" office:value-type="string">
            <text:p text:style-name="P7">Remove caracteres à esquerda da <text:span text:style-name="T4">string</text:span> especificada. O <text:span text:style-name="T4">caractere</text:span> <text:span text:style-name="T4">default</text:span> é o caractere espaço(“ “).</text:p>
          </table:table-cell>
        </table:table-row>
        <table:table-row table:style-name="Tabela21.1">
          <table:table-cell table:style-name="Tabela21.A24" office:value-type="string">
            <text:p text:style-name="P80"><text:span text:style-name="T3">range(string, inicio, fim)</text:span> </text:p>
          </table:table-cell>
          <table:table-cell table:style-name="Tabela21.B24" office:value-type="string">
            <text:p text:style-name="P7">Retorna a cadeia de caracteres entre <text:span text:style-name="T3">inicio</text:span> e <text:span text:style-name="T3">fim</text:span>, presente na <text:span text:style-name="T3">string</text:span> especificada.</text:p>
          </table:table-cell>
        </table:table-row>
        <table:table-row table:style-name="Tabela21.1">
          <table:table-cell table:style-name="Tabela21.A24" office:value-type="string">
            <text:p text:style-name="P55">replace(string, caractere, novo)</text:p>
          </table:table-cell>
          <table:table-cell table:style-name="Tabela21.B24" office:value-type="string">
            <text:p text:style-name="P7">Substitui todas as ocorrências do <text:span text:style-name="T4">caractere</text:span> especificado, por um <text:span text:style-name="T4">novo</text:span> caractere indicado.</text:p>
          </table:table-cell>
        </table:table-row>
        <table:table-row table:style-name="Tabela21.1">
          <table:table-cell table:style-name="Tabela21.A24" office:value-type="string">
            <text:p text:style-name="P55">rtrim(string, caracteres)</text:p>
          </table:table-cell>
          <table:table-cell table:style-name="Tabela21.B24" office:value-type="string">
            <text:p text:style-name="P7">Remove caracteres à direita da <text:span text:style-name="T4">string</text:span> especificada. O <text:span text:style-name="T4">caractere</text:span> <text:span text:style-name="T4">default</text:span> é o caractere espaço(“ “).</text:p>
          </table:table-cell>
        </table:table-row>
        <table:table-row table:style-name="Tabela21.1">
          <table:table-cell table:style-name="Tabela21.A24" office:value-type="string">
            <text:p text:style-name="P55">split(string, separadores)</text:p>
          </table:table-cell>
          <table:table-cell table:style-name="Tabela21.B24" office:value-type="string">
            <text:p text:style-name="P7">Quebra uma <text:span text:style-name="T4">string</text:span> em partes, utilizando os <text:span text:style-name="T4">separadores</text:span> de partes especificados. O resultado é um vetor associativo, cujos elementos são as partes da <text:span text:style-name="T4">string</text:span> e os índices, números inteiros começando em zero(0). O <text:span text:style-name="T4">separador</text:span> <text:span text:style-name="T4">default</text:span> é o caractere espaço(“ “).</text:p>
          </table:table-cell>
        </table:table-row>
        <table:table-row table:style-name="Tabela21.1">
          <table:table-cell table:style-name="Tabela21.A24" office:value-type="string">
            <text:p text:style-name="P55"><text:span text:style-name="T44">string</text:span>(<text:span text:style-name="T44">tamanho</text:span>, caracteres)</text:p>
          </table:table-cell>
          <table:table-cell table:style-name="Tabela21.B24" office:value-type="string">
            <text:p text:style-name="P77">Cria uma <text:span text:style-name="T4">string</text:span> com o <text:span text:style-name="T4">tamanho</text:span> especificado, preenchendo-a com os <text:span text:style-name="T4">caracteres</text:span> indicados.</text:p>
          </table:table-cell>
        </table:table-row>
        <table:table-row table:style-name="Tabela21.1">
          <table:table-cell table:style-name="Tabela21.A24" office:value-type="string">
            <text:p text:style-name="P80"><text:span text:style-name="T3">strpos(string1, string2)</text:span> </text:p>
          </table:table-cell>
          <table:table-cell table:style-name="Tabela21.B24" office:value-type="string">
            <text:p text:style-name="P7">Retorna a posição da primeira ocorrência de <text:span text:style-name="T3">string2</text:span> em <text:span text:style-name="T3">string1.</text:span></text:p>
          </table:table-cell>
        </table:table-row>
        <table:table-row table:style-name="Tabela21.1">
          <table:table-cell table:style-name="Tabela21.A24" office:value-type="string">
            <text:p text:style-name="P55">tolower(string)</text:p>
          </table:table-cell>
          <table:table-cell table:style-name="Tabela21.B24" office:value-type="string">
            <text:p text:style-name="P7">Converte uma <text:span text:style-name="T4">string</text:span> para caixa baixa(letras minúsculas).</text:p>
          </table:table-cell>
        </table:table-row>
        <table:table-row table:style-name="Tabela21.1">
          <table:table-cell table:style-name="Tabela21.A24" office:value-type="string">
            <text:p text:style-name="P55">toupper(string)</text:p>
          </table:table-cell>
          <table:table-cell table:style-name="Tabela21.B24" office:value-type="string">
            <text:p text:style-name="P7">Converte uma <text:span text:style-name="T4">string</text:span> para caixa alta(letras maiúsculas).</text:p>
          </table:table-cell>
        </table:table-row>
        <table:table-row table:style-name="Tabela21.1">
          <table:table-cell table:style-name="Tabela21.A25" office:value-type="string">
            <text:p text:style-name="P55">trim(string, caracteres)</text:p>
          </table:table-cell>
          <table:table-cell table:style-name="Tabela21.B25" office:value-type="string">
            <text:p text:style-name="P7">Remove caracteres à esquerda e à direita da <text:span text:style-name="T4">string</text:span> especificada. O <text:span text:style-name="T4">caractere</text:span> <text:span text:style-name="T4">default</text:span> é o caractere espaço(“ “).</text:p>
          </table:table-cell>
        </table:table-row>
      </table:table>
      <text:p text:style-name="P80"/>
      <text:p text:style-name="P80">Exemplos: </text:p>
      <text:p text:style-name="P146">a="Alô Mundo!";</text:p>
      <text:p text:style-name="P146">b=index(a,4) #Retorna "M".</text:p>
      <text:p text:style-name="P146"><text:soft-page-break/>c=range(a,4,8) #Retorna "Mundo".</text:p>
      <text:p text:style-name="P146">d=split(a)#Retorna {“Alô”, “Mundo!”}.</text:p>
      <text:p text:style-name="P146">e=split("a,b;c d", ",; ") #Retorna {"a","b","c","d"}.</text:p>
      <text:p text:style-name="P146">f=rtrim("abc.; ", ".; ") #Retorna “abc”.</text:p>
      <text:p text:style-name="P155"/>
      <text:p text:style-name="P130">system<text:toc-mark text:string-value="system" text:outline-level="2"/></text:p>
      <text:p text:style-name="P2">A biblioteca <text:span text:style-name="T3">system</text:span> contém funções que permitem ao aplicativo interagir com o sistema operacional adjacente. Esta biblioteca é baseada nas funções de mesmo nome oferecidas pela linguagem C e, quando o ANSI C não for suficiente, em recursos oferecidos pela linguagem Tcl.</text:p>
      <text:p text:style-name="P2"/>
      <text:p text:style-name="P2">As tabelas a seguir apresentam as constantes e funções atualmente suportadas pela biblioteca.</text:p>
      <text:p text:style-name="Standard"/>
      <table:table table:name="Tabela13" table:style-name="Tabela13">
        <table:table-column table:style-name="Tabela13.A"/>
        <table:table-column table:style-name="Tabela13.B"/>
        <table:table-row table:style-name="Tabela13.1">
          <table:table-cell table:style-name="Tabela13.A1" office:value-type="string">
            <text:p text:style-name="P17">Constante </text:p>
          </table:table-cell>
          <table:table-cell table:style-name="Tabela13.B1" office:value-type="string">
            <text:p text:style-name="P17">Descrição </text:p>
          </table:table-cell>
        </table:table-row>
        <table:table-row table:style-name="Tabela13.1">
          <table:table-cell table:style-name="Tabela13.A6" office:value-type="string">
            <text:p text:style-name="Standard"><text:span text:style-name="T3">SYS_VERSION</text:span> </text:p>
          </table:table-cell>
          <table:table-cell table:style-name="Tabela13.B2" office:value-type="string">
            <text:p text:style-name="Standard">Versão da biblioteca.</text:p>
          </table:table-cell>
        </table:table-row>
        <table:table-row table:style-name="Tabela13.1">
          <table:table-cell table:style-name="Tabela13.A6" office:value-type="string">
            <text:p text:style-name="P52">SYS_HOST</text:p>
          </table:table-cell>
          <table:table-cell table:style-name="Tabela13.B3" office:value-type="string">
            <text:p text:style-name="Standard">Nome do sistema operacional para o qual o interpretador foi compilado(<text:span text:style-name="T4">“linux”</text:span>, <text:span text:style-name="T4">“windows”</text:span> ou <text:span text:style-name="T4">“macos”</text:span>).</text:p>
          </table:table-cell>
        </table:table-row>
        <table:table-row table:style-name="Tabela13.1">
          <table:table-cell table:style-name="Tabela13.A6" office:value-type="string">
            <text:p text:style-name="P52">SYS_ARCH</text:p>
          </table:table-cell>
          <table:table-cell table:style-name="Tabela13.B4" office:value-type="string">
            <text:p text:style-name="Standard">Nome da arquitetura para a qual o interpretador foi compilado(atualmente apenas <text:span text:style-name="T4">“i386”</text:span><text:span text:style-name="T29">).</text:span></text:p>
          </table:table-cell>
        </table:table-row>
        <table:table-row table:style-name="Tabela13.1">
          <table:table-cell table:style-name="Tabela13.A6" office:value-type="string">
            <text:p text:style-name="Standard"><text:span text:style-name="T3">argc</text:span> </text:p>
          </table:table-cell>
          <table:table-cell table:style-name="Tabela13.B5" office:value-type="string">
            <text:p text:style-name="Standard">Número de argumentos passados na linha de comando.</text:p>
          </table:table-cell>
        </table:table-row>
        <table:table-row table:style-name="Tabela13.1">
          <table:table-cell table:style-name="Tabela13.A6" office:value-type="string">
            <text:p text:style-name="Standard"><text:span text:style-name="T3">argv</text:span> </text:p>
          </table:table-cell>
          <table:table-cell table:style-name="Tabela13.B6" office:value-type="string">
            <text:p text:style-name="Standard">Vetor associativo contendo os argumentos passados na linha de comando.</text:p>
          </table:table-cell>
        </table:table-row>
        <table:table-row table:style-name="Tabela13.1">
          <table:table-cell table:style-name="Tabela13.A7" office:value-type="string">
            <text:p text:style-name="Standard"><text:span text:style-name="T3">env</text:span> </text:p>
          </table:table-cell>
          <table:table-cell table:style-name="Tabela13.B7" office:value-type="string">
            <text:p text:style-name="Standard">Vetor associativo contendo as variáveis de ambiente.</text:p>
          </table:table-cell>
        </table:table-row>
      </table:table>
      <text:p text:style-name="P2"/>
      <table:table table:name="Tabela14" table:style-name="Tabela14">
        <table:table-column table:style-name="Tabela14.A"/>
        <table:table-column table:style-name="Tabela14.B"/>
        <table:table-header-rows>
          <table:table-row>
            <table:table-cell table:style-name="Tabela14.A1" office:value-type="string">
              <text:p text:style-name="P19">Função </text:p>
            </table:table-cell>
            <table:table-cell table:style-name="Tabela14.B1" office:value-type="string">
              <text:p text:style-name="P19">Descrição</text:p>
            </table:table-cell>
          </table:table-row>
        </table:table-header-rows>
        <table:table-row>
          <table:table-cell table:style-name="Tabela14.A2" office:value-type="string">
            <text:p text:style-name="P64">exec(comando)</text:p>
          </table:table-cell>
          <table:table-cell table:style-name="Tabela14.B2" office:value-type="string">
            <text:p text:style-name="P2">Executa o <text:span text:style-name="T4">comando</text:span> do sistema operacional, ou programa especificado, retornando o valor de retorno do comando, em caso de sucesso, ou −1, caso ocorra algum erro. Esta função não existe em ANSI C, mas é semelhante ao comando de mesmo nome encontrado na linguagem Tcl.</text:p>
          </table:table-cell>
        </table:table-row>
        <table:table-row>
          <table:table-cell table:style-name="Tabela14.A2" office:value-type="string">
            <text:p text:style-name="P64">load(biblioteca)</text:p>
          </table:table-cell>
          <table:table-cell table:style-name="Tabela14.B2" office:value-type="string">
            <text:p text:style-name="P15">Carrega a <text:span text:style-name="T4">biblioteca</text:span> especificada (somente a partir da versão 1.<text:span text:style-name="T65">5</text:span> da biblioteca <text:span text:style-name="T3">system</text:span>). O formato da biblioteca é dependente do sistema operacional adjacente. Esta função é semelhante ao comando de mesmo nome encontrado na linguagem Tcl.</text:p>
          </table:table-cell>
        </table:table-row>
        <table:table-row>
          <table:table-cell table:style-name="Tabela14.A2" office:value-type="string">
            <text:p text:style-name="P64"><text:span text:style-name="T42">print</text:span>(string)</text:p>
          </table:table-cell>
          <table:table-cell table:style-name="Tabela14.B2" office:value-type="string">
            <text:p text:style-name="P2">Exibe a <text:span text:style-name="T3">string</text:span> especificada no console <text:span text:style-name="T42">sem</text:span> inclui<text:span text:style-name="T42">r</text:span> um caractere de <text:span text:style-name="T3">nova linha</text:span> ao final dela.</text:p>
          </table:table-cell>
        </table:table-row>
        <table:table-row>
          <table:table-cell table:style-name="Tabela14.A2" office:value-type="string">
            <text:p text:style-name="P64"><text:span text:style-name="T42">println</text:span>(string)</text:p>
          </table:table-cell>
          <table:table-cell table:style-name="Tabela14.B2" office:value-type="string">
            <text:p text:style-name="P2">Exibe a <text:span text:style-name="T3">string</text:span> especificada no console e inclui um caractere de <text:span text:style-name="T3">nova linha</text:span> ao final dela.</text:p>
          </table:table-cell>
        </table:table-row>
        <table:table-row>
          <table:table-cell table:style-name="Tabela14.A2" office:value-type="string">
            <text:p text:style-name="P50"><text:span text:style-name="T3">source(arquivo)</text:span> </text:p>
          </table:table-cell>
          <table:table-cell table:style-name="Tabela14.B2" office:value-type="string">
            <text:p text:style-name="P2">Avalia o conteúdo de um <text:span text:style-name="T4">arquivo</text:span> como um <text:span text:style-name="T4">script</text:span>. Esta função é semelhante ao comando de mesmo nome encontrado na linguagem Tcl.</text:p>
          </table:table-cell>
        </table:table-row>
      </table:table>
      <text:p text:style-name="Standard"/>
      <text:p text:style-name="P118"/>
      <text:p text:style-name="Standard">Exemplos: </text:p>
      <text:p text:style-name="P144">#Ambiente.</text:p>
      <text:p text:style-name="P144">for(j=0;j&lt;argc;j++){</text:p>
      <text:p text:style-name="P144"><text:s text:c="4"/>print("argv["+j+"]="+argv[j]);</text:p>
      <text:p text:style-name="P144">}</text:p>
      <text:p text:style-name="P144"/>
      <text:p text:style-name="P144">foreach(env,nome,valor){</text:p>
      <text:p text:style-name="P144"><text:s text:c="4"/>printf("%s=%s\n",nome,valor);</text:p>
      <text:p text:style-name="P144">}</text:p>
      <text:p text:style-name="P196"/>
      <text:p text:style-name="P191"><text:span text:style-name="T72">time</text:span><text:toc-mark text:string-value="time" text:outline-level="2"/></text:p>
      <text:p text:style-name="P162">A biblioteca <text:span text:style-name="T24">time</text:span> contém funções que permitem ao aplicativo <text:span text:style-name="T72">manipular data e hora</text:span>.</text:p>
      <text:p text:style-name="P162"/>
      <text:p text:style-name="P162">As tabelas a seguir apresentam as constantes e funções atualmente suportadas pela biblioteca <text:span text:style-name="T24">time</text:span><text:span text:style-name="T29"> e</text:span> os caracteres de formatação suportados pela função <text:span text:style-name="T3">strftime</text:span><text:span text:style-name="T29">, respectivamente</text:span>.</text:p>
      <text:p text:style-name="P188"/>
      <table:table table:name="Tabela50" table:style-name="Tabela50">
        <table:table-column table:style-name="Tabela50.A"/>
        <table:table-column table:style-name="Tabela50.B"/>
        <table:table-row table:style-name="Tabela50.1">
          <table:table-cell table:style-name="Tabela50.A1" office:value-type="string">
            <text:p text:style-name="P169">Constante </text:p>
          </table:table-cell>
          <table:table-cell table:style-name="Tabela50.B1" office:value-type="string">
            <text:p text:style-name="P169">Descrição </text:p>
          </table:table-cell>
        </table:table-row>
        <table:table-row table:style-name="Tabela50.1">
          <table:table-cell table:style-name="Tabela50.A2" office:value-type="string">
            <text:p text:style-name="P188"><text:span text:style-name="T24">TIME</text:span><text:span text:style-name="T3">_VERSION</text:span> </text:p>
          </table:table-cell>
          <table:table-cell table:style-name="Tabela50.B2" office:value-type="string">
            <text:p text:style-name="P188">Versão da biblioteca.</text:p>
          </table:table-cell>
        </table:table-row>
      </table:table>
      <text:p text:style-name="P162"/>
      <table:table table:name="Tabela51" table:style-name="Tabela51">
        <table:table-column table:style-name="Tabela51.A"/>
        <table:table-column table:style-name="Tabela51.B"/>
        <table:table-header-rows>
          <table:table-row>
            <table:table-cell table:style-name="Tabela51.A1" office:value-type="string">
              <text:p text:style-name="P168">Função </text:p>
            </table:table-cell>
            <table:table-cell table:style-name="Tabela51.B1" office:value-type="string">
              <text:p text:style-name="P168">Descrição</text:p>
            </table:table-cell>
          </table:table-row>
        </table:table-header-rows>
        <table:table-row>
          <table:table-cell table:style-name="Tabela51.A2" office:value-type="string">
            <text:p text:style-name="P173">strftime(formato, hora)</text:p>
          </table:table-cell>
          <table:table-cell table:style-name="Tabela51.B2" office:value-type="string">
            <text:p text:style-name="P162">Retorna a data e hora informados pelo argumento <text:span text:style-name="T3">hora</text:span>, formatados de acordo com o padrão <text:span text:style-name="T3">formato</text:span>. Esta função possui os mesmos especificadores de formato que a função de mesmo nome da biblioteca ANSI C.</text:p>
          </table:table-cell>
        </table:table-row>
        <table:table-row>
          <table:table-cell table:style-name="Tabela51.A2" office:value-type="string">
            <text:p text:style-name="P173">str<text:span text:style-name="T72">p</text:span>time(<text:span text:style-name="T72">hora, </text:span>formato, hora)</text:p>
          </table:table-cell>
          <table:table-cell table:style-name="Tabela51.B2" office:value-type="string">
            <text:p text:style-name="P163">Retorna a data e hora informados<text:span text:style-name="T72">,</text:span> pelo argumento <text:span text:style-name="T3">hora, </text:span><text:span text:style-name="T24">em formato texto</text:span>, <text:span text:style-name="T72">como um número real,</text:span> <text:span text:style-name="T72">utilizando</text:span> o padrão <text:span text:style-name="T3">formato</text:span><text:span text:style-name="T29"> </text:span><text:span text:style-name="T31">para decodificar a data</text:span>. Esta função possui os mesmos especificadores de formato que a função de mesmo nome da biblioteca ANSI C.</text:p>
          </table:table-cell>
        </table:table-row>
        <table:table-row>
          <table:table-cell table:style-name="Tabela51.A2" office:value-type="string">
            <text:p text:style-name="P173">time()</text:p>
          </table:table-cell>
          <table:table-cell table:style-name="Tabela51.B2" office:value-type="string">
            <text:p text:style-name="P162">Retorna a hora do sistema como o número de segundos e micro-segundos passados desde <text:span text:style-name="T3">01/01/1970.</text:span></text:p>
          </table:table-cell>
        </table:table-row>
      </table:table>
      <text:p text:style-name="P188"/>
      <text:p text:style-name="P197"/>
      <text:p text:style-name="P188"/>
      <table:table table:name="Tabela52" table:style-name="Tabela52">
        <table:table-column table:style-name="Tabela52.A"/>
        <table:table-column table:style-name="Tabela52.B"/>
        <table:table-row table:style-name="Tabela52.1">
          <table:table-cell table:style-name="Tabela52.A1" office:value-type="string">
            <text:p text:style-name="P169">Especificador </text:p>
          </table:table-cell>
          <table:table-cell table:style-name="Tabela52.B1" office:value-type="string">
            <text:p text:style-name="P169">Descrição </text:p>
          </table:table-cell>
        </table:table-row>
        <table:table-row table:style-name="Tabela52.1">
          <table:table-cell table:style-name="Tabela52.A22" office:value-type="string">
            <text:p text:style-name="P188"><text:span text:style-name="T3">a</text:span> </text:p>
          </table:table-cell>
          <table:table-cell table:style-name="Tabela52.B22" office:value-type="string">
            <text:p text:style-name="P162">Nome da semana abreviado(Mon, Tue, etc.).</text:p>
          </table:table-cell>
        </table:table-row>
        <table:table-row table:style-name="Tabela52.1">
          <table:table-cell table:style-name="Tabela52.A22" office:value-type="string">
            <text:p text:style-name="P188"><text:span text:style-name="T3">A</text:span> </text:p>
          </table:table-cell>
          <table:table-cell table:style-name="Tabela52.B22" office:value-type="string">
            <text:p text:style-name="P162">Nome da semana completo(Monday, Tuesday, etc.).</text:p>
          </table:table-cell>
        </table:table-row>
        <table:table-row table:style-name="Tabela52.1">
          <table:table-cell table:style-name="Tabela52.A22" office:value-type="string">
            <text:p text:style-name="P188"><text:span text:style-name="T3">b</text:span> </text:p>
          </table:table-cell>
          <table:table-cell table:style-name="Tabela52.B22" office:value-type="string">
            <text:p text:style-name="P162">Nome do mês abreviado(Jan, Feb, etc.).</text:p>
          </table:table-cell>
        </table:table-row>
        <table:table-row table:style-name="Tabela52.1">
          <table:table-cell table:style-name="Tabela52.A22" office:value-type="string">
            <text:p text:style-name="P188"><text:span text:style-name="T3">B</text:span> </text:p>
          </table:table-cell>
          <table:table-cell table:style-name="Tabela52.B22" office:value-type="string">
            <text:p text:style-name="P162">Nome do mês completo.</text:p>
          </table:table-cell>
        </table:table-row>
        <table:table-row table:style-name="Tabela52.1">
          <table:table-cell table:style-name="Tabela52.A22" office:value-type="string">
            <text:p text:style-name="P188"><text:span text:style-name="T3">c</text:span> </text:p>
          </table:table-cell>
          <table:table-cell table:style-name="Tabela52.B22" office:value-type="string">
            <text:p text:style-name="P162">Data e hora localizados. No UNIX e no MacOS, "%a %b %d %H:%M:%S %Y", no Windows, depende das configurações no Painel de Controle.</text:p>
          </table:table-cell>
        </table:table-row>
        <table:table-row table:style-name="Tabela52.1">
          <table:table-cell table:style-name="Tabela52.A22" office:value-type="string">
            <text:p text:style-name="P188"><text:span text:style-name="T3">d</text:span> </text:p>
          </table:table-cell>
          <table:table-cell table:style-name="Tabela52.B22" office:value-type="string">
            <text:p text:style-name="P162">Dia do mês(01 – 31).</text:p>
          </table:table-cell>
        </table:table-row>
        <table:table-row table:style-name="Tabela52.1">
          <table:table-cell table:style-name="Tabela52.A22" office:value-type="string">
            <text:p text:style-name="P188"><text:span text:style-name="T3">h</text:span> </text:p>
          </table:table-cell>
          <table:table-cell table:style-name="Tabela52.B22" office:value-type="string">
            <text:p text:style-name="P162">Nome do mês abreviado.</text:p>
          </table:table-cell>
        </table:table-row>
        <table:table-row table:style-name="Tabela52.1">
          <table:table-cell table:style-name="Tabela52.A22" office:value-type="string">
            <text:p text:style-name="P188"><text:span text:style-name="T3">H</text:span> </text:p>
          </table:table-cell>
          <table:table-cell table:style-name="Tabela52.B22" office:value-type="string">
            <text:p text:style-name="P162">Hora no formato 24 horas(00 – 23).</text:p>
          </table:table-cell>
        </table:table-row>
        <table:table-row table:style-name="Tabela52.1">
          <table:table-cell table:style-name="Tabela52.A22" office:value-type="string">
            <text:p text:style-name="P188"><text:span text:style-name="T3">j</text:span> </text:p>
          </table:table-cell>
          <table:table-cell table:style-name="Tabela52.B22" office:value-type="string">
            <text:p text:style-name="P162">Dia do ano(001 – 366).</text:p>
          </table:table-cell>
        </table:table-row>
        <table:table-row table:style-name="Tabela52.1">
          <table:table-cell table:style-name="Tabela52.A22" office:value-type="string">
            <text:p text:style-name="P188"><text:span text:style-name="T3">m</text:span> </text:p>
          </table:table-cell>
          <table:table-cell table:style-name="Tabela52.B22" office:value-type="string">
            <text:p text:style-name="P162">Número do mês(01 – 12).</text:p>
          </table:table-cell>
        </table:table-row>
        <table:table-row table:style-name="Tabela52.1">
          <table:table-cell table:style-name="Tabela52.A22" office:value-type="string">
            <text:p text:style-name="P188"><text:span text:style-name="T3">M</text:span> </text:p>
          </table:table-cell>
          <table:table-cell table:style-name="Tabela52.B22" office:value-type="string">
            <text:p text:style-name="P162">Minuto(01 – 12).</text:p>
          </table:table-cell>
        </table:table-row>
        <table:table-row table:style-name="Tabela52.1">
          <table:table-cell table:style-name="Tabela52.A22" office:value-type="string">
            <text:p text:style-name="P188"><text:span text:style-name="T3">n</text:span> </text:p>
          </table:table-cell>
          <table:table-cell table:style-name="Tabela52.B22" office:value-type="string">
            <text:p text:style-name="P162">Insere uma nova linha.</text:p>
          </table:table-cell>
        </table:table-row>
        <table:table-row table:style-name="Tabela52.1">
          <table:table-cell table:style-name="Tabela52.A22" office:value-type="string">
            <text:p text:style-name="P188"><text:span text:style-name="T3">p</text:span> </text:p>
          </table:table-cell>
          <table:table-cell table:style-name="Tabela52.B22" office:value-type="string">
            <text:p text:style-name="P162">Exibe AM/PM.</text:p>
          </table:table-cell>
        </table:table-row>
        <table:table-row table:style-name="Tabela52.1">
          <table:table-cell table:style-name="Tabela52.A22" office:value-type="string">
            <text:p text:style-name="P188"><text:span text:style-name="T3">U</text:span> </text:p>
          </table:table-cell>
          <table:table-cell table:style-name="Tabela52.B22" office:value-type="string">
            <text:p text:style-name="P162">Dia da semana(00 - 52). Domingo é o primeiro dia da semana.</text:p>
          </table:table-cell>
        </table:table-row>
        <table:table-row table:style-name="Tabela52.1">
          <table:table-cell table:style-name="Tabela52.A22" office:value-type="string">
            <text:p text:style-name="P188"><text:span text:style-name="T3">W</text:span> </text:p>
          </table:table-cell>
          <table:table-cell table:style-name="Tabela52.B22" office:value-type="string">
            <text:p text:style-name="P162">Dia da semana(00 - 52). Domingo é o primeiro dia da semana.</text:p>
          </table:table-cell>
        </table:table-row>
        <table:table-row table:style-name="Tabela52.1">
          <table:table-cell table:style-name="Tabela52.A22" office:value-type="string">
            <text:p text:style-name="P188"><text:span text:style-name="T3">x</text:span> </text:p>
          </table:table-cell>
          <table:table-cell table:style-name="Tabela52.B22" office:value-type="string">
            <text:p text:style-name="P162">Data no formato local. No UNIX e no MacOS, "%m/%d/%y", no Windows, depende das configurações no Painel de Controle.</text:p>
          </table:table-cell>
        </table:table-row>
        <table:table-row table:style-name="Tabela52.1">
          <table:table-cell table:style-name="Tabela52.A22" office:value-type="string">
            <text:p text:style-name="P188"><text:span text:style-name="T3">X</text:span> </text:p>
          </table:table-cell>
          <table:table-cell table:style-name="Tabela52.B22" office:value-type="string">
            <text:p text:style-name="P162">Hora no formato local. No UNIX e no MacOS, "%H:%M:%S", no Windows, depende das configurações no Painel de Controle.</text:p>
          </table:table-cell>
        </table:table-row>
        <table:table-row table:style-name="Tabela52.1">
          <table:table-cell table:style-name="Tabela52.A22" office:value-type="string">
            <text:p text:style-name="P188"><text:span text:style-name="T3">y</text:span> </text:p>
          </table:table-cell>
          <table:table-cell table:style-name="Tabela52.B22" office:value-type="string">
            <text:p text:style-name="P162">Ano no formato de dois dígitos(00 – 99).</text:p>
          </table:table-cell>
        </table:table-row>
        <table:table-row table:style-name="Tabela52.1">
          <table:table-cell table:style-name="Tabela52.A22" office:value-type="string">
            <text:p text:style-name="P188"><text:span text:style-name="T3">Y</text:span> </text:p>
          </table:table-cell>
          <table:table-cell table:style-name="Tabela52.B22" office:value-type="string">
            <text:p text:style-name="P162">Ano no formato de quatro dígitos.</text:p>
          </table:table-cell>
        </table:table-row>
        <table:table-row table:style-name="Tabela52.1">
          <table:table-cell table:style-name="Tabela52.A22" office:value-type="string">
            <text:p text:style-name="P188"><text:span text:style-name="T3">Z</text:span> </text:p>
          </table:table-cell>
          <table:table-cell table:style-name="Tabela52.B22" office:value-type="string">
            <text:p text:style-name="P162">Fuso horário.</text:p>
          </table:table-cell>
        </table:table-row>
        <table:table-row table:style-name="Tabela52.1">
          <table:table-cell table:style-name="Tabela52.A22" office:value-type="string">
            <text:p text:style-name="P188"><text:span text:style-name="T3">%</text:span> </text:p>
          </table:table-cell>
          <table:table-cell table:style-name="Tabela52.B22" office:value-type="string">
            <text:p text:style-name="P162">Exibe um caractere <text:span text:style-name="T3">%.</text:span></text:p>
          </table:table-cell>
        </table:table-row>
      </table:table>
      <text:p text:style-name="P188"/>
      <text:p text:style-name="P197"/>
      <text:p text:style-name="P188">Exemplos: </text:p>
      <text:p text:style-name="P192">#Data e hora.</text:p>
      <text:p text:style-name="P192">printf("%s\n",strftime("%H:%M:%S %d/%m/%Y",time()));</text:p>
      <text:p text:style-name="P192"/>
      <text:p text:style-name="P193">#Obtém o timestamp da data e hora especificados.</text:p>
      <text:p text:style-name="P193">data = strptime(“12:45:00 01/01/1970”, "%H:%M:%S %d/%m/%Y"</text:p>
      <text:p text:style-name="P156"/>
      <text:p text:style-name="P130">tui<text:toc-mark text:string-value="tui" text:outline-level="2"/></text:p>
      <text:p text:style-name="P2">A biblioteca <text:span text:style-name="T3">tui(Terminal User Interface)</text:span> fornece funções para interface homem máquina através de terminais ANSI.</text:p>
      <text:p text:style-name="P2"/>
      <text:p text:style-name="P2">As tabelas a seguir apresentam as constantes e variáveis globais e funções suportadas pela biblioteca <text:span text:style-name="T3">tui</text:span>. </text:p>
      <text:p text:style-name="Standard"><text:bookmark text:name="tth_tAb1151"/></text:p>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17">Variável </text:p>
          </table:table-cell>
          <table:table-cell table:style-name="Tabela19.A1" office:value-type="string">
            <text:p text:style-name="P17">Valor </text:p>
          </table:table-cell>
          <table:table-cell table:style-name="Tabela19.C1" office:value-type="string">
            <text:p text:style-name="P17">Descrição </text:p>
          </table:table-cell>
        </table:table-row>
        <table:table-row table:style-name="Tabela19.1">
          <table:table-cell table:style-name="Tabela19.A10" office:value-type="string">
            <text:p text:style-name="Standard"><text:span text:style-name="T3">TUI_VERSION</text:span> </text:p>
          </table:table-cell>
          <table:table-cell table:style-name="Tabela19.B2" office:value-type="string">
            <text:p text:style-name="Standard"/>
          </table:table-cell>
          <table:table-cell table:style-name="Tabela19.C10" office:value-type="string">
            <text:p text:style-name="Standard">Versão da biblioteca.</text:p>
          </table:table-cell>
        </table:table-row>
        <table:table-row table:style-name="Tabela19.1">
          <table:table-cell table:style-name="Tabela19.A10" office:value-type="string">
            <text:p text:style-name="P52">BLACK</text:p>
          </table:table-cell>
          <table:table-cell table:style-name="Tabela19.B3" office:value-type="float" office:value="0">
            <text:p text:style-name="Standard">0</text:p>
          </table:table-cell>
          <table:table-cell table:style-name="Tabela19.C10" office:value-type="string">
            <text:p text:style-name="Standard">Cor preto.</text:p>
          </table:table-cell>
        </table:table-row>
        <table:table-row table:style-name="Tabela19.1">
          <table:table-cell table:style-name="Tabela19.A10" office:value-type="string">
            <text:p text:style-name="P52">RED</text:p>
          </table:table-cell>
          <table:table-cell table:style-name="Tabela19.B4" office:value-type="float" office:value="1">
            <text:p text:style-name="Standard">1</text:p>
          </table:table-cell>
          <table:table-cell table:style-name="Tabela19.C10" office:value-type="string">
            <text:p text:style-name="Standard">Cor vermelho.</text:p>
          </table:table-cell>
        </table:table-row>
        <table:table-row table:style-name="Tabela19.1">
          <table:table-cell table:style-name="Tabela19.A10" office:value-type="string">
            <text:p text:style-name="P52">GREEN</text:p>
          </table:table-cell>
          <table:table-cell table:style-name="Tabela19.B5" office:value-type="float" office:value="2">
            <text:p text:style-name="Standard">2</text:p>
          </table:table-cell>
          <table:table-cell table:style-name="Tabela19.C10" office:value-type="string">
            <text:p text:style-name="Standard">Cor verde.</text:p>
          </table:table-cell>
        </table:table-row>
        <table:table-row table:style-name="Tabela19.1">
          <table:table-cell table:style-name="Tabela19.A10" office:value-type="string">
            <text:p text:style-name="P52">YELLOW</text:p>
          </table:table-cell>
          <table:table-cell table:style-name="Tabela19.B6" office:value-type="float" office:value="3">
            <text:p text:style-name="Standard">3</text:p>
          </table:table-cell>
          <table:table-cell table:style-name="Tabela19.C10" office:value-type="string">
            <text:p text:style-name="Standard">Cor amarelo.</text:p>
          </table:table-cell>
        </table:table-row>
        <table:table-row table:style-name="Tabela19.1">
          <table:table-cell table:style-name="Tabela19.A10" office:value-type="string">
            <text:p text:style-name="P52">BLUE</text:p>
          </table:table-cell>
          <table:table-cell table:style-name="Tabela19.B7" office:value-type="float" office:value="4">
            <text:p text:style-name="Standard">4</text:p>
          </table:table-cell>
          <table:table-cell table:style-name="Tabela19.C10" office:value-type="string">
            <text:p text:style-name="Standard">Cor azul.</text:p>
          </table:table-cell>
        </table:table-row>
        <table:table-row table:style-name="Tabela19.1">
          <table:table-cell table:style-name="Tabela19.A10" office:value-type="string">
            <text:p text:style-name="P52">MAGENTA</text:p>
          </table:table-cell>
          <table:table-cell table:style-name="Tabela19.B8" office:value-type="float" office:value="5">
            <text:p text:style-name="Standard">5</text:p>
          </table:table-cell>
          <table:table-cell table:style-name="Tabela19.C10" office:value-type="string">
            <text:p text:style-name="Standard">Cor magenta.</text:p>
          </table:table-cell>
        </table:table-row>
        <table:table-row table:style-name="Tabela19.1">
          <table:table-cell table:style-name="Tabela19.A10" office:value-type="string">
            <text:p text:style-name="P52">CYAN</text:p>
          </table:table-cell>
          <table:table-cell table:style-name="Tabela19.B9" office:value-type="float" office:value="6">
            <text:p text:style-name="Standard">6</text:p>
          </table:table-cell>
          <table:table-cell table:style-name="Tabela19.C10" office:value-type="string">
            <text:p text:style-name="Standard">Cor ciano.</text:p>
          </table:table-cell>
        </table:table-row>
        <table:table-row table:style-name="Tabela19.1">
          <table:table-cell table:style-name="Tabela19.A10" office:value-type="string">
            <text:p text:style-name="P52">WHITE</text:p>
          </table:table-cell>
          <table:table-cell table:style-name="Tabela19.B10" office:value-type="float" office:value="7">
            <text:p text:style-name="Standard">7</text:p>
          </table:table-cell>
          <table:table-cell table:style-name="Tabela19.C10" office:value-type="string">
            <text:p text:style-name="Standard">Cor branco.</text:p>
          </table:table-cell>
        </table:table-row>
      </table:table>
      <text:p text:style-name="P38"/>
      <text:p text:style-name="P123"/>
      <table:table table:name="Tabela20" table:style-name="Tabela20">
        <table:table-column table:style-name="Tabela20.A"/>
        <table:table-column table:style-name="Tabela20.B"/>
        <table:table-row table:style-name="Tabela20.1">
          <table:table-cell table:style-name="Tabela20.A1" office:value-type="string">
            <text:p text:style-name="P17">Função </text:p>
          </table:table-cell>
          <table:table-cell table:style-name="Tabela20.B1" office:value-type="string">
            <text:p text:style-name="P17">Descrição </text:p>
          </table:table-cell>
        </table:table-row>
        <table:table-row table:style-name="Tabela20.1">
          <table:table-cell table:style-name="Tabela20.A11" office:value-type="string">
            <text:p text:style-name="P52">box(x1, y1, x2, y2, cor_da_borda, cor_de_fundo)</text:p>
          </table:table-cell>
          <table:table-cell table:style-name="Tabela20.B2" office:value-type="string">
            <text:p text:style-name="P2">Desenha um retângulo na tela, dadas as coordenadas do <text:span text:style-name="T4">canto superior esquerdo</text:span>(<text:span text:style-name="T4">x1</text:span>, <text:span text:style-name="T4">y1</text:span>) e do <text:span text:style-name="T4">canto inferior direito</text:span>(<text:span text:style-name="T4">x2</text:span>, <text:span text:style-name="T4">y2</text:span>), utilizando as cores da <text:span text:style-name="T4">borda</text:span> e <text:s/>de <text:span text:style-name="T4">fundo</text:span> especificadas.</text:p>
          </table:table-cell>
        </table:table-row>
        <table:table-row table:style-name="Tabela20.1">
          <table:table-cell table:style-name="Tabela20.A11" office:value-type="string">
            <text:p text:style-name="P52">clreol </text:p>
          </table:table-cell>
          <table:table-cell table:style-name="Tabela20.B3" office:value-type="string">
            <text:p text:style-name="P2">Limpa a linha onde se encontra o cursor na tela.</text:p>
          </table:table-cell>
        </table:table-row>
        <table:table-row table:style-name="Tabela20.1">
          <table:table-cell table:style-name="Tabela20.A11" office:value-type="string">
            <text:p text:style-name="P52">clrscr</text:p>
          </table:table-cell>
          <table:table-cell table:style-name="Tabela20.B4" office:value-type="string">
            <text:p text:style-name="P2">Limpa a tela.</text:p>
          </table:table-cell>
        </table:table-row>
        <table:table-row table:style-name="Tabela20.1">
          <table:table-cell table:style-name="Tabela20.A11" office:value-type="string">
            <text:p text:style-name="P52">entry(x, y, tamanho, cor_do_texto, cor_do_fundo)</text:p>
          </table:table-cell>
          <table:table-cell table:style-name="Tabela20.B5" office:value-type="string">
            <text:p text:style-name="P2">Exibe uma caixa para digitação, nas coordenadas <text:span text:style-name="T4">x</text:span>, <text:span text:style-name="T4">y</text:span> especificadas, com o <text:span text:style-name="T4">tamanho</text:span>(em caracteres) indicado, utilizando as cores informadas para o primeiro(<text:span text:style-name="T4">texto</text:span>) e o segundo(<text:span text:style-name="T4">fundo</text:span>) planos, respectivamente.</text:p>
          </table:table-cell>
        </table:table-row>
        <table:table-row table:style-name="Tabela20.1">
          <table:table-cell table:style-name="Tabela20.A11" office:value-type="string">
            <text:p text:style-name="P52">getch</text:p>
          </table:table-cell>
          <table:table-cell table:style-name="Tabela20.B6" office:value-type="string">
            <text:p text:style-name="P2">Retorna um caractere, a partir do teclado, sem efetuar <text:span text:style-name="T4">buffer</text:span> e sem exibi-lo na tela.</text:p>
          </table:table-cell>
        </table:table-row>
        <table:table-row table:style-name="Tabela20.1">
          <table:table-cell table:style-name="Tabela20.A11" office:value-type="string">
            <text:p text:style-name="P52">getche</text:p>
          </table:table-cell>
          <table:table-cell table:style-name="Tabela20.B7" office:value-type="string">
            <text:p text:style-name="P2">Retorna um caractere, a partir do teclado, sem efetuar <text:span text:style-name="T4">buffer</text:span> e exibindo-o na tela. </text:p>
          </table:table-cell>
        </table:table-row>
        <table:table-row table:style-name="Tabela20.1">
          <table:table-cell table:style-name="Tabela20.A11" office:value-type="string">
            <text:p text:style-name="P52">getkey</text:p>
          </table:table-cell>
          <table:table-cell table:style-name="Tabela20.B8" office:value-type="string">
            <text:p text:style-name="P2">Retorna um caractere, a partir do teclado, como um valor inteiro, sem efetuar <text:span text:style-name="T4">buffer</text:span> e sem exibi-lo na tela.</text:p>
          </table:table-cell>
        </table:table-row>
        <table:table-row table:style-name="Tabela20.1">
          <table:table-cell table:style-name="Tabela20.A11" office:value-type="string">
            <text:p text:style-name="P52">gotoxy(x, y)</text:p>
          </table:table-cell>
          <table:table-cell table:style-name="Tabela20.B9" office:value-type="string">
            <text:p text:style-name="P2">Posiciona o cursor na <text:span text:style-name="T4">linha</text:span>(x) e <text:span text:style-name="T4">coluna</text:span>(y) especificadas.</text:p>
          </table:table-cell>
        </table:table-row>
        <table:table-row table:style-name="Tabela20.1">
          <table:table-cell table:style-name="Tabela20.A11" office:value-type="string">
            <text:p text:style-name="P52">textbackground(cor)</text:p>
          </table:table-cell>
          <table:table-cell table:style-name="Tabela20.B10" office:value-type="string">
            <text:p text:style-name="P2">Configura a cor do segundo plano(<text:span text:style-name="T4">fundo</text:span>) tela.</text:p>
          </table:table-cell>
        </table:table-row>
        <table:table-row table:style-name="Tabela20.1">
          <table:table-cell table:style-name="Tabela20.A11" office:value-type="string">
            <text:p text:style-name="P52">textcolor(cor)</text:p>
          </table:table-cell>
          <table:table-cell table:style-name="Tabela20.B11" office:value-type="string">
            <text:p text:style-name="P2">Configura a cor do primeiro plano(<text:span text:style-name="T4">texto</text:span>) da tela.</text:p>
          </table:table-cell>
        </table:table-row>
      </table:table>
      <text:p text:style-name="Standard"/>
      <text:p text:style-name="P118">Exemplo:</text:p>
      <text:p text:style-name="Standard"/>
      <text:p text:style-name="Standard">O programa a seguir, ilustra como utilizar não apenas a biblioteca <text:span text:style-name="T4">tui</text:span> para construção de interfaces de usuário baseadas em terminal ANSI, mas também como utilizar as funções da biblioteca <text:span text:style-name="T5">file</text:span> para acesso a arquivos de dados.</text:p>
      <text:p text:style-name="Standard"/>
      <text:p text:style-name="P149">#!/usr/local/bin/guash </text:p>
      <text:p text:style-name="P149"># </text:p>
      <text:p text:style-name="P149"># phone.gua </text:p>
      <text:p text:style-name="P149"># </text:p>
      <text:p text:style-name="P149"># <text:s text:c="4"/>This file implements a simple phone book. </text:p>
      <text:p text:style-name="P149"># </text:p>
      <text:p text:style-name="P149"># Copyright (C) 2005 Roberto Luiz Souza Monteiro </text:p>
      <text:p text:style-name="P149"># </text:p>
      <text:p text:style-name="P149"># This program is free software; you can redistribute it</text:p>
      <text:p text:style-name="P149"># and/or modify it under the terms of the GNU General</text:p>
      <text:p text:style-name="P149"># Public License as published by the Free Software</text:p>
      <text:p text:style-name="P149"># Foundation; either version 2 of the License, or </text:p>
      <text:p text:style-name="P149"># (at your option) any later version. </text:p>
      <text:p text:style-name="P149"># </text:p>
      <text:p text:style-name="P149"># This program is distributed in the hope that it will be useful, </text:p>
      <text:p text:style-name="P149"># but WITHOUT ANY WARRANTY; without even the implied warranty of </text:p>
      <text:p text:style-name="P149"># MERCHANTABILITY or FITNESS FOR A PARTICULAR PURPOSE. <text:s/>See the </text:p>
      <text:p text:style-name="P149"># GNU General Public License for more details. </text:p>
      <text:p text:style-name="P149"># </text:p>
      <text:p text:style-name="P149"># You should have received a copy of the GNU General</text:p>
      <text:p text:style-name="P149"># Public License along with this program; if not, write</text:p>
      <text:p text:style-name="P149"># to the Free Software Foundation, Inc., 59 Temple Place,</text:p>
      <text:p text:style-name="P149"># Suite 330, Boston, MA <text:s/>02111-1307 <text:s/>USA </text:p>
      <text:p text:style-name="P149"># </text:p>
      <text:p text:style-name="P149"/>
      <text:p text:style-name="P149">file = "/tmp/phone.txt"; </text:p>
      <text:p text:style-name="P149"/>
      <text:p text:style-name="P149">record["name"] = ""; </text:p>
      <text:p text:style-name="P149">record["phone"] = ""; </text:p>
      <text:p text:style-name="P149"/>
      <text:p text:style-name="P149">title = "PHONE BOOK"; </text:p>
      <text:p text:style-name="P149">copyright = "Copyright(C) 2005 by Roberto Luiz Souza Monteiro."; </text:p>
      <text:p text:style-name="P149"/>
      <text:p text:style-name="P149">boxtitle = ""; </text:p>
      <text:p text:style-name="P149"/>
      <text:p text:style-name="P149"># </text:p>
      <text:p text:style-name="P149"># Edit a record. </text:p>
      <text:p text:style-name="P149"># </text:p>
      <text:p text:style-name="P149">function editRecord(getAll = TRUE) { </text:p>
      <text:p text:style-name="P149"><text:s text:c="4"/>clrscr; </text:p>
      <text:p text:style-name="P149"><text:s text:c="4"/></text:p>
      <text:p text:style-name="P149"><text:s text:c="4"/>box(1, 1, 80, 24, RED, BLACK); </text:p>
      <text:p text:style-name="P149"><text:s text:c="4"/>box(5, 8, 76, 17, WHITE, CYAN); </text:p>
      <text:p text:style-name="P149"><text:s text:c="4"/></text:p>
      <text:p text:style-name="P149"><text:s text:c="4"/>textcolor(RED); </text:p>
      <text:p text:style-name="P149"><text:soft-page-break/><text:s text:c="4"/>textbackground(BLACK); </text:p>
      <text:p text:style-name="P149"><text:s text:c="4"/></text:p>
      <text:p text:style-name="P149"><text:s text:c="4"/>gotoxy((80 - length($title)) / 2, 3); </text:p>
      <text:p text:style-name="P149"><text:s text:c="4"/>printf("%s", $title); </text:p>
      <text:p text:style-name="P149"><text:s text:c="4"/></text:p>
      <text:p text:style-name="P149"><text:s text:c="4"/>textcolor(BLUE); </text:p>
      <text:p text:style-name="P149"><text:s text:c="4"/>textbackground(BLACK); </text:p>
      <text:p text:style-name="P149"><text:s text:c="4"/></text:p>
      <text:p text:style-name="P149"><text:s text:c="4"/>gotoxy((80 - length($copyright)) / 2, 5); </text:p>
      <text:p text:style-name="P149"><text:s text:c="4"/>printf("%s", $copyright); </text:p>
      <text:p text:style-name="P149"><text:s text:c="4"/></text:p>
      <text:p text:style-name="P149"><text:s text:c="4"/>textcolor(BLACK); </text:p>
      <text:p text:style-name="P149"><text:s text:c="4"/>textbackground(WHITE); </text:p>
      <text:p text:style-name="P149"><text:s text:c="4"/></text:p>
      <text:p text:style-name="P149"><text:s text:c="4"/>gotoxy((80 - length($boxtitle)) / 2, 8); </text:p>
      <text:p text:style-name="P149"><text:s text:c="4"/>printf("%s", $boxtitle); </text:p>
      <text:p text:style-name="P149"/>
      <text:p text:style-name="P149"><text:s text:c="4"/>textcolor(BLACK); </text:p>
      <text:p text:style-name="P149"><text:s text:c="4"/>textbackground(CYAN); </text:p>
      <text:p text:style-name="P149"><text:s text:c="4"/></text:p>
      <text:p text:style-name="P149"><text:s text:c="4"/>gotoxy(10,12); </text:p>
      <text:p text:style-name="P149"><text:s text:c="4"/>printf("Name:"); </text:p>
      <text:p text:style-name="P149"><text:s text:c="4"/>gotoxy(10,13); </text:p>
      <text:p text:style-name="P149"><text:s text:c="4"/>printf("Phone:"); </text:p>
      <text:p text:style-name="P149"><text:s text:c="4"/></text:p>
      <text:p text:style-name="P149"><text:s text:c="4"/>$record["name"] = entry(17, 12, 50, BLACK, WHITE); </text:p>
      <text:p text:style-name="P149"><text:s text:c="4"/></text:p>
      <text:p text:style-name="P149"><text:s text:c="4"/>if (!getAll) { </text:p>
      <text:p text:style-name="P149"><text:s text:c="8"/>return(TRUE); </text:p>
      <text:p text:style-name="P149"><text:s text:c="4"/>} </text:p>
      <text:p text:style-name="P149"><text:s text:c="4"/></text:p>
      <text:p text:style-name="P149"><text:s text:c="4"/>textcolor(WHITE); </text:p>
      <text:p text:style-name="P149"><text:s text:c="4"/>textbackground(BLACK); </text:p>
      <text:p text:style-name="P149"><text:s text:c="4"/></text:p>
      <text:p text:style-name="P149"><text:s text:c="4"/>$record["phone"] = entry(17, 13, 20, BLACK, WHITE); </text:p>
      <text:p text:style-name="P149"><text:s text:c="4"/></text:p>
      <text:p text:style-name="P149"><text:s text:c="4"/>textcolor(WHITE); </text:p>
      <text:p text:style-name="P149"><text:s text:c="4"/>textbackground(BLACK); </text:p>
      <text:p text:style-name="P149"><text:s text:c="4"/></text:p>
      <text:p text:style-name="P149"><text:s text:c="4"/>gotoxy(10,22); </text:p>
      <text:p text:style-name="P149"><text:s text:c="4"/>printf("Ok( [Y] Yes, [N] No )?"); </text:p>
      <text:p text:style-name="P149"><text:s text:c="4"/></text:p>
      <text:p text:style-name="P149"><text:s text:c="4"/>while (TRUE) { </text:p>
      <text:p text:style-name="P149"><text:s text:c="8"/>option = getch(); </text:p>
      <text:p text:style-name="P149"><text:s text:c="8"/></text:p>
      <text:p text:style-name="P149"><text:s text:c="8"/>if ((toupper(option)=="Y") || (toupper(option)=="N")) { </text:p>
      <text:p text:style-name="P149"><text:s text:c="12"/>break; </text:p>
      <text:p text:style-name="P149"><text:s text:c="8"/>} </text:p>
      <text:p text:style-name="P149"><text:s text:c="4"/>} </text:p>
      <text:p text:style-name="P149"><text:s text:c="4"/></text:p>
      <text:p text:style-name="P149"><text:s text:c="4"/>if (toupper(option) == "Y") { </text:p>
      <text:p text:style-name="P149"><text:soft-page-break/><text:s text:c="8"/>return(TRUE); </text:p>
      <text:p text:style-name="P149"><text:s text:c="4"/>} else { </text:p>
      <text:p text:style-name="P149"><text:s text:c="8"/>return(FALSE); </text:p>
      <text:p text:style-name="P149"><text:s text:c="4"/>} </text:p>
      <text:p text:style-name="P149">} </text:p>
      <text:p text:style-name="P149"/>
      <text:p text:style-name="P149"># </text:p>
      <text:p text:style-name="P149"># Show a record. </text:p>
      <text:p text:style-name="P149"># </text:p>
      <text:p text:style-name="P149">function showRecord() { </text:p>
      <text:p text:style-name="P149"><text:s text:c="4"/>clrscr; </text:p>
      <text:p text:style-name="P149"><text:s text:c="4"/></text:p>
      <text:p text:style-name="P149"><text:s text:c="4"/>box(1, 1, 80, 24, RED, BLACK); </text:p>
      <text:p text:style-name="P149"><text:s text:c="4"/>box(5, 8, 76, 17, WHITE, CYAN); </text:p>
      <text:p text:style-name="P149"><text:s text:c="4"/></text:p>
      <text:p text:style-name="P149"><text:s text:c="4"/>textcolor(RED); </text:p>
      <text:p text:style-name="P149"><text:s text:c="4"/>textbackground(BLACK); </text:p>
      <text:p text:style-name="P149"><text:s text:c="4"/></text:p>
      <text:p text:style-name="P149"><text:s text:c="4"/>gotoxy((80 - length($title)) / 2, 3); </text:p>
      <text:p text:style-name="P149"><text:s text:c="4"/>printf("%s", $title); </text:p>
      <text:p text:style-name="P149"><text:s text:c="4"/></text:p>
      <text:p text:style-name="P149"><text:s text:c="4"/>textcolor(BLUE); </text:p>
      <text:p text:style-name="P149"><text:s text:c="4"/>textbackground(BLACK); </text:p>
      <text:p text:style-name="P149"><text:s text:c="4"/></text:p>
      <text:p text:style-name="P149"><text:s text:c="4"/>gotoxy((80 - length($copyright)) / 2, 5); </text:p>
      <text:p text:style-name="P149"><text:s text:c="4"/>printf("%s", $copyright); </text:p>
      <text:p text:style-name="P149"><text:s text:c="4"/></text:p>
      <text:p text:style-name="P149"><text:s text:c="4"/>textcolor(BLACK); </text:p>
      <text:p text:style-name="P149"><text:s text:c="4"/>textbackground(WHITE); </text:p>
      <text:p text:style-name="P149"><text:s text:c="4"/></text:p>
      <text:p text:style-name="P149"><text:s text:c="4"/>gotoxy((80 - length($boxtitle)) / 2, 8); </text:p>
      <text:p text:style-name="P149"><text:s text:c="4"/>printf("%s", $boxtitle); </text:p>
      <text:p text:style-name="P149"/>
      <text:p text:style-name="P149"><text:s text:c="4"/>textcolor(BLACK); </text:p>
      <text:p text:style-name="P149"><text:s text:c="4"/>textbackground(CYAN); </text:p>
      <text:p text:style-name="P149"><text:s text:c="4"/></text:p>
      <text:p text:style-name="P149"><text:s text:c="4"/>gotoxy(10,12); </text:p>
      <text:p text:style-name="P149"><text:s text:c="4"/>printf("Name:"); </text:p>
      <text:p text:style-name="P149"><text:s text:c="4"/>gotoxy(10,13); </text:p>
      <text:p text:style-name="P149"><text:s text:c="4"/>printf("Phone:"); </text:p>
      <text:p text:style-name="P149"><text:s text:c="4"/></text:p>
      <text:p text:style-name="P149"><text:s text:c="4"/>textcolor(RED); </text:p>
      <text:p text:style-name="P149"><text:s text:c="4"/></text:p>
      <text:p text:style-name="P149"><text:s text:c="4"/>gotoxy(17,12); </text:p>
      <text:p text:style-name="P149"><text:s text:c="4"/>printf($record["name"]); </text:p>
      <text:p text:style-name="P149"><text:s text:c="4"/>gotoxy(17,13); </text:p>
      <text:p text:style-name="P149"><text:s text:c="4"/>printf($record["phone"]); </text:p>
      <text:p text:style-name="P149">} </text:p>
      <text:p text:style-name="P149"/>
      <text:p text:style-name="P149"># </text:p>
      <text:p text:style-name="P149"># Insert a new record. </text:p>
      <text:p text:style-name="P149"><text:soft-page-break/># </text:p>
      <text:p text:style-name="P149">function insertRecord() { </text:p>
      <text:p text:style-name="P149"><text:s text:c="4"/>$record["name"] = ""; </text:p>
      <text:p text:style-name="P149"><text:s text:c="4"/>$record["phone"] = ""; </text:p>
      <text:p text:style-name="P149"><text:s text:c="4"/></text:p>
      <text:p text:style-name="P149"><text:s text:c="4"/>$boxtitle = "New Record"; </text:p>
      <text:p text:style-name="P149"><text:s text:c="4"/></text:p>
      <text:p text:style-name="P149"><text:s text:c="4"/>if (editRecord()) { </text:p>
      <text:p text:style-name="P149"><text:s text:c="8"/>fseek($fp, 0, SEEK_END); </text:p>
      <text:p text:style-name="P149"><text:s text:c="8"/></text:p>
      <text:p text:style-name="P149"><text:s/>fputs(sprintf("%-50.50s%-20.20s\n", $record["name"], $record["phone"]), $fp); </text:p>
      <text:p text:style-name="P149"><text:s text:c="8"/></text:p>
      <text:p text:style-name="P149"><text:s text:c="8"/>fflush($fp); </text:p>
      <text:p text:style-name="P149"><text:s text:c="4"/>} </text:p>
      <text:p text:style-name="P149">} </text:p>
      <text:p text:style-name="P149"/>
      <text:p text:style-name="P149"># </text:p>
      <text:p text:style-name="P149"># Update a record. </text:p>
      <text:p text:style-name="P149"># </text:p>
      <text:p text:style-name="P149">function updateRecord() { </text:p>
      <text:p text:style-name="P149"><text:s text:c="4"/>$boxtitle = "Edit Record"; </text:p>
      <text:p text:style-name="P149"><text:s text:c="4"/></text:p>
      <text:p text:style-name="P149"><text:s text:c="4"/>editRecord(FALSE); </text:p>
      <text:p text:style-name="P149"/>
      <text:p text:style-name="P149"><text:s text:c="4"/>found = FALSE; </text:p>
      <text:p text:style-name="P149"><text:s text:c="4"/></text:p>
      <text:p text:style-name="P149"><text:s text:c="4"/>rewind($fp); </text:p>
      <text:p text:style-name="P149"><text:s text:c="4"/></text:p>
      <text:p text:style-name="P149"><text:s text:c="4"/>while (!feof($fp)) { </text:p>
      <text:p text:style-name="P149"><text:s text:c="8"/>data = fread(71, $fp); </text:p>
      <text:p text:style-name="P149"/>
      <text:p text:style-name="P149"><text:s text:c="8"/>if (length(data) == 71) { </text:p>
      <text:p text:style-name="P149"><text:s text:c="12"/>if (strpos(toupper(range(data, 0, 49)), toupper($record["name"])) &gt;= 0) { </text:p>
      <text:p text:style-name="P149"><text:s text:c="16"/>$record["name"] = range(data, 0, 49); </text:p>
      <text:p text:style-name="P149"><text:s text:c="16"/>$record["phone"] = range(data, 50, 69); </text:p>
      <text:p text:style-name="P149"><text:s text:c="16"/>found = TRUE; </text:p>
      <text:p text:style-name="P149"><text:s text:c="16"/>break; </text:p>
      <text:p text:style-name="P149"><text:s text:c="12"/>} </text:p>
      <text:p text:style-name="P149"><text:s text:c="8"/>} </text:p>
      <text:p text:style-name="P149"><text:s text:c="4"/>} </text:p>
      <text:p text:style-name="P149"><text:s text:c="4"/></text:p>
      <text:p text:style-name="P149"><text:s text:c="4"/>if (found) { </text:p>
      <text:p text:style-name="P149"><text:s text:c="8"/>showRecord; </text:p>
      <text:p text:style-name="P149"><text:s text:c="8"/></text:p>
      <text:p text:style-name="P149"><text:s text:c="8"/>textcolor(WHITE); </text:p>
      <text:p text:style-name="P149"><text:s text:c="8"/>textbackground(BLACK); </text:p>
      <text:p text:style-name="P149"><text:s text:c="8"/></text:p>
      <text:p text:style-name="P149"><text:s text:c="8"/>gotoxy(10,22); </text:p>
      <text:p text:style-name="P149"><text:s text:c="8"/>printf("Ok( [Y] Yes, [N] No )?"); </text:p>
      <text:p text:style-name="P149"><text:soft-page-break/><text:s text:c="9"/></text:p>
      <text:p text:style-name="P149"><text:s text:c="8"/>while (TRUE) { </text:p>
      <text:p text:style-name="P149"><text:s text:c="12"/>option = getch(); </text:p>
      <text:p text:style-name="P149"><text:s text:c="12"/></text:p>
      <text:p text:style-name="P149"><text:s text:c="12"/>if ((toupper(option)=="Y")||(toupper(option)=="N")) { </text:p>
      <text:p text:style-name="P149"><text:s text:c="16"/>break; </text:p>
      <text:p text:style-name="P149"><text:s text:c="12"/>} </text:p>
      <text:p text:style-name="P149"><text:s text:c="8"/>} </text:p>
      <text:p text:style-name="P149"><text:s text:c="8"/></text:p>
      <text:p text:style-name="P149"><text:s text:c="8"/>if (toupper(option) == "Y") { </text:p>
      <text:p text:style-name="P149"><text:s text:c="12"/>if (editRecord()) { </text:p>
      <text:p text:style-name="P149"><text:s text:c="16"/>fseek($fp, -71, SEEK_CUR); </text:p>
      <text:p text:style-name="P149"><text:s text:c="16"/></text:p>
      <text:p text:style-name="P149"><text:s text:c="16"/>fputs(sprintf("%-50.50s%-20.20s\n", $record["name"], $record["phone"]), $fp); </text:p>
      <text:p text:style-name="P149"><text:s text:c="16"/></text:p>
      <text:p text:style-name="P149"><text:s text:c="16"/>fflush($fp); </text:p>
      <text:p text:style-name="P149"><text:s text:c="12"/>} </text:p>
      <text:p text:style-name="P149"><text:s text:c="8"/>} else { </text:p>
      <text:p text:style-name="P149"><text:s text:c="12"/>return; </text:p>
      <text:p text:style-name="P149"><text:s text:c="8"/>} </text:p>
      <text:p text:style-name="P149"><text:s text:c="4"/>} else { </text:p>
      <text:p text:style-name="P149"><text:s text:c="8"/>textcolor(WHITE); </text:p>
      <text:p text:style-name="P149"><text:s text:c="8"/>textbackground(BLACK); </text:p>
      <text:p text:style-name="P149"><text:s text:c="8"/></text:p>
      <text:p text:style-name="P149"><text:s text:c="8"/>gotoxy(10,20); </text:p>
      <text:p text:style-name="P149"><text:s text:c="8"/>printf("Record not found!"); </text:p>
      <text:p text:style-name="P149"><text:s text:c="8"/>gotoxy(10,22); </text:p>
      <text:p text:style-name="P149"><text:s text:c="8"/>printf("Press any key to continue..."); </text:p>
      <text:p text:style-name="P149"><text:s text:c="8"/>getch; </text:p>
      <text:p text:style-name="P149"><text:s text:c="4"/>} </text:p>
      <text:p text:style-name="P149">} </text:p>
      <text:p text:style-name="P149"/>
      <text:p text:style-name="P149"># </text:p>
      <text:p text:style-name="P149"># Delete a record. </text:p>
      <text:p text:style-name="P149"># </text:p>
      <text:p text:style-name="P149">function deleteRecord() { </text:p>
      <text:p text:style-name="P149"><text:s text:c="4"/>$boxtitle = "Delete Record"; </text:p>
      <text:p text:style-name="P149"><text:s text:c="4"/></text:p>
      <text:p text:style-name="P149"><text:s text:c="4"/>editRecord(FALSE); </text:p>
      <text:p text:style-name="P149"/>
      <text:p text:style-name="P149"><text:s text:c="4"/>found = FALSE; </text:p>
      <text:p text:style-name="P149"><text:s text:c="4"/></text:p>
      <text:p text:style-name="P149"><text:s text:c="4"/>rewind($fp); </text:p>
      <text:p text:style-name="P149"><text:s text:c="4"/></text:p>
      <text:p text:style-name="P149"><text:s text:c="4"/>while (!feof($fp)) { </text:p>
      <text:p text:style-name="P149"><text:s text:c="8"/>data = fread(71, $fp); </text:p>
      <text:p text:style-name="P149"/>
      <text:p text:style-name="P149"><text:s text:c="8"/>if (length(data) == 71) { </text:p>
      <text:p text:style-name="P149"><text:s text:c="12"/>if (strpos(toupper(range(data, 0, 49)), toupper($record["name"])) &gt;= 0) { </text:p>
      <text:p text:style-name="P149"><text:soft-page-break/><text:s text:c="16"/>$record["name"] = range(data, 0, 49); </text:p>
      <text:p text:style-name="P149"><text:s text:c="16"/>$record["phone"] = range(data, 50, 69); </text:p>
      <text:p text:style-name="P149"><text:s text:c="16"/>found = TRUE; </text:p>
      <text:p text:style-name="P149"><text:s text:c="16"/>break; </text:p>
      <text:p text:style-name="P149"><text:s text:c="12"/>} </text:p>
      <text:p text:style-name="P149"><text:s text:c="8"/>} </text:p>
      <text:p text:style-name="P149"><text:s text:c="4"/>} </text:p>
      <text:p text:style-name="P149"><text:s text:c="4"/></text:p>
      <text:p text:style-name="P149"><text:s text:c="4"/>if (found) { </text:p>
      <text:p text:style-name="P149"><text:s text:c="8"/>showRecord; </text:p>
      <text:p text:style-name="P149"><text:s text:c="8"/></text:p>
      <text:p text:style-name="P149"><text:s text:c="8"/>textcolor(WHITE); </text:p>
      <text:p text:style-name="P149"><text:s text:c="8"/>textbackground(BLACK); </text:p>
      <text:p text:style-name="P149"><text:s text:c="8"/></text:p>
      <text:p text:style-name="P149"><text:s text:c="8"/>gotoxy(10,22); </text:p>
      <text:p text:style-name="P149"><text:s text:c="8"/>printf("Ok( [Y] Yes, [N] No )?"); </text:p>
      <text:p text:style-name="P149"><text:s text:c="8"/></text:p>
      <text:p text:style-name="P149"><text:s text:c="8"/>while (TRUE) { </text:p>
      <text:p text:style-name="P149"><text:s text:c="12"/>option = getch(); </text:p>
      <text:p text:style-name="P149"><text:s text:c="12"/></text:p>
      <text:p text:style-name="P149"><text:s text:c="12"/>if ((toupper(option)=="Y")||(toupper(option)=="N")) { </text:p>
      <text:p text:style-name="P149"><text:s text:c="16"/>break; </text:p>
      <text:p text:style-name="P149"><text:s text:c="12"/>} </text:p>
      <text:p text:style-name="P149"><text:s text:c="8"/>} </text:p>
      <text:p text:style-name="P149"><text:s text:c="8"/></text:p>
      <text:p text:style-name="P149"><text:s text:c="8"/>if (toupper(option) == "Y") { </text:p>
      <text:p text:style-name="P149"><text:s text:c="12"/>$record["name"] = ""; </text:p>
      <text:p text:style-name="P149"><text:s text:c="12"/>$record["phone"] = ""; </text:p>
      <text:p text:style-name="P149"><text:s text:c="12"/></text:p>
      <text:p text:style-name="P149"><text:s text:c="12"/>fseek($fp, -71, SEEK_CUR); </text:p>
      <text:p text:style-name="P149"><text:s text:c="12"/></text:p>
      <text:p text:style-name="P149"><text:s text:c="12"/>fputs(sprintf("%-50.50s%-20.20s\n", $record["name"], $record["phone"]), $fp); </text:p>
      <text:p text:style-name="P149"><text:s text:c="12"/></text:p>
      <text:p text:style-name="P149"><text:s text:c="12"/>fflush($fp); </text:p>
      <text:p text:style-name="P149"><text:s text:c="8"/>} else { </text:p>
      <text:p text:style-name="P149"><text:s text:c="12"/>return; </text:p>
      <text:p text:style-name="P149"><text:s text:c="8"/>} </text:p>
      <text:p text:style-name="P149"><text:s text:c="4"/>} else { </text:p>
      <text:p text:style-name="P149"><text:s text:c="8"/>textcolor(WHITE); </text:p>
      <text:p text:style-name="P149"><text:s text:c="8"/>textbackground(BLACK); </text:p>
      <text:p text:style-name="P149"><text:s text:c="8"/></text:p>
      <text:p text:style-name="P149"><text:s text:c="8"/>gotoxy(10,20); </text:p>
      <text:p text:style-name="P149"><text:s text:c="8"/>printf("Record not found!"); </text:p>
      <text:p text:style-name="P149"><text:s text:c="8"/>gotoxy(10,22); </text:p>
      <text:p text:style-name="P149"><text:s text:c="8"/>printf("Press any key to continue..."); </text:p>
      <text:p text:style-name="P149"><text:s text:c="8"/>getch; </text:p>
      <text:p text:style-name="P149"><text:s text:c="4"/>} </text:p>
      <text:p text:style-name="P149">} </text:p>
      <text:p text:style-name="P149"/>
      <text:p text:style-name="P149"># </text:p>
      <text:p text:style-name="P149"><text:soft-page-break/># Search record. </text:p>
      <text:p text:style-name="P149"># </text:p>
      <text:p text:style-name="P149">function searchRecord() { </text:p>
      <text:p text:style-name="P149"><text:s text:c="4"/>$boxtitle = "Search Record"; </text:p>
      <text:p text:style-name="P149"/>
      <text:p text:style-name="P149"><text:s text:c="4"/>editRecord(FALSE); </text:p>
      <text:p text:style-name="P149"/>
      <text:p text:style-name="P149"><text:s text:c="4"/>found = FALSE; </text:p>
      <text:p text:style-name="P149"><text:s text:c="4"/></text:p>
      <text:p text:style-name="P149"><text:s text:c="4"/>rewind($fp); </text:p>
      <text:p text:style-name="P149"><text:s text:c="4"/></text:p>
      <text:p text:style-name="P149"><text:s text:c="4"/>while (!feof($fp)) { </text:p>
      <text:p text:style-name="P149"><text:s text:c="8"/>data = fread(71, $fp); </text:p>
      <text:p text:style-name="P149"/>
      <text:p text:style-name="P149"><text:s text:c="8"/>if (length(data) == 71) { </text:p>
      <text:p text:style-name="P149"><text:s text:c="12"/>if (strpos(toupper(range(data, 0, 49)), toupper($record["name"])) &gt;= 0) { </text:p>
      <text:p text:style-name="P149"><text:s text:c="16"/>$record["name"] = range(data, 0, 49); </text:p>
      <text:p text:style-name="P149"><text:s text:c="16"/>$record["phone"] = range(data, 50, 69); </text:p>
      <text:p text:style-name="P149"><text:s text:c="16"/>found = TRUE; </text:p>
      <text:p text:style-name="P149"><text:s text:c="16"/>break; </text:p>
      <text:p text:style-name="P149"><text:s text:c="12"/>} </text:p>
      <text:p text:style-name="P149"><text:s text:c="8"/>} </text:p>
      <text:p text:style-name="P149"><text:s text:c="4"/>} </text:p>
      <text:p text:style-name="P149"><text:s text:c="4"/></text:p>
      <text:p text:style-name="P149"><text:s text:c="4"/>if (found) { </text:p>
      <text:p text:style-name="P149"><text:s text:c="8"/>showRecord; </text:p>
      <text:p text:style-name="P149"><text:s text:c="4"/>} else { </text:p>
      <text:p text:style-name="P149"><text:s text:c="8"/>textcolor(WHITE); </text:p>
      <text:p text:style-name="P149"><text:s text:c="8"/>textbackground(BLACK); </text:p>
      <text:p text:style-name="P149"><text:s text:c="8"/></text:p>
      <text:p text:style-name="P149"><text:s text:c="8"/>gotoxy(10,20); </text:p>
      <text:p text:style-name="P149"><text:s text:c="8"/>printf("Record not found!"); </text:p>
      <text:p text:style-name="P149"><text:s text:c="4"/>} </text:p>
      <text:p text:style-name="P149"><text:s text:c="4"/></text:p>
      <text:p text:style-name="P149"><text:s text:c="4"/>textcolor(WHITE); </text:p>
      <text:p text:style-name="P149"><text:s text:c="4"/>textbackground(BLACK); </text:p>
      <text:p text:style-name="P149"><text:s text:c="4"/></text:p>
      <text:p text:style-name="P149"><text:s text:c="4"/>gotoxy(10,22); </text:p>
      <text:p text:style-name="P149"><text:s text:c="4"/>printf("Press any key to continue..."); </text:p>
      <text:p text:style-name="P149"><text:s text:c="4"/>getch; </text:p>
      <text:p text:style-name="P149">} </text:p>
      <text:p text:style-name="P149"/>
      <text:p text:style-name="P149"># </text:p>
      <text:p text:style-name="P149"># The main program. </text:p>
      <text:p text:style-name="P149"># </text:p>
      <text:p text:style-name="P149"/>
      <text:p text:style-name="P149"># Open the table. </text:p>
      <text:p text:style-name="P149">try { </text:p>
      <text:p text:style-name="P149"><text:s text:c="4"/>fp = fopen(file, "r+"); </text:p>
      <text:p text:style-name="P149">} catch { </text:p>
      <text:p text:style-name="P149"><text:soft-page-break/><text:s text:c="4"/>fp = fopen(file, "w+"); </text:p>
      <text:p text:style-name="P149">} </text:p>
      <text:p text:style-name="P149"/>
      <text:p text:style-name="P149">option = ""; </text:p>
      <text:p text:style-name="P149"/>
      <text:p text:style-name="P149"># Show the main menu. </text:p>
      <text:p text:style-name="P149">while (TRUE) { </text:p>
      <text:p text:style-name="P149"><text:s text:c="4"/>menutitle = "General Options"; </text:p>
      <text:p text:style-name="P149"/>
      <text:p text:style-name="P149"><text:s text:c="4"/>clrscr; </text:p>
      <text:p text:style-name="P149"/>
      <text:p text:style-name="P149"><text:s text:c="4"/>box(1, 1, 80, 24, RED, BLACK); </text:p>
      <text:p text:style-name="P149"><text:s text:c="4"/>box(29, 9, 49, 17, WHITE, CYAN); </text:p>
      <text:p text:style-name="P149"/>
      <text:p text:style-name="P149"><text:s text:c="4"/>textcolor(RED); </text:p>
      <text:p text:style-name="P149"><text:s text:c="4"/>textbackground(BLACK); </text:p>
      <text:p text:style-name="P149"/>
      <text:p text:style-name="P149"><text:s text:c="4"/>gotoxy((80 - length(title)) / 2, 3); </text:p>
      <text:p text:style-name="P149"><text:s text:c="4"/>printf("%s", title); </text:p>
      <text:p text:style-name="P149"/>
      <text:p text:style-name="P149"><text:s text:c="4"/>textcolor(BLUE); </text:p>
      <text:p text:style-name="P149"><text:s text:c="4"/>textbackground(BLACK); </text:p>
      <text:p text:style-name="P149"/>
      <text:p text:style-name="P149"><text:s text:c="4"/>gotoxy((80 - length(copyright)) / 2, 5); </text:p>
      <text:p text:style-name="P149"><text:s text:c="4"/>printf("%s", copyright); </text:p>
      <text:p text:style-name="P149"/>
      <text:p text:style-name="P149"><text:s text:c="4"/>textcolor(BLACK); </text:p>
      <text:p text:style-name="P149"><text:s text:c="4"/>textbackground(WHITE); </text:p>
      <text:p text:style-name="P149"/>
      <text:p text:style-name="P149"><text:s text:c="4"/>gotoxy((80 - length(menutitle)) / 2, 9); </text:p>
      <text:p text:style-name="P149"><text:s text:c="4"/>printf("%s", menutitle); </text:p>
      <text:p text:style-name="P149"/>
      <text:p text:style-name="P149"><text:s text:c="4"/>textcolor(BLACK); </text:p>
      <text:p text:style-name="P149"><text:s text:c="4"/>textbackground(CYAN); </text:p>
      <text:p text:style-name="P149"/>
      <text:p text:style-name="P149"><text:s text:c="4"/>gotoxy(33, 11); </text:p>
      <text:p text:style-name="P149"><text:s text:c="4"/>printf("[1] NEW"); </text:p>
      <text:p text:style-name="P149"><text:s text:c="4"/>gotoxy(33, 12); </text:p>
      <text:p text:style-name="P149"><text:s text:c="4"/>printf("[2] EDIT"); </text:p>
      <text:p text:style-name="P149"><text:s text:c="4"/>gotoxy(33, 13); </text:p>
      <text:p text:style-name="P149"><text:s text:c="4"/>printf("[3] DELETE"); </text:p>
      <text:p text:style-name="P149"><text:s text:c="4"/>gotoxy(33, 14); </text:p>
      <text:p text:style-name="P149"><text:s text:c="4"/>printf("[4] SEARCH"); </text:p>
      <text:p text:style-name="P149"><text:s text:c="4"/>gotoxy(33, 15); </text:p>
      <text:p text:style-name="P149"><text:s text:c="4"/>printf("[5] EXIT"); </text:p>
      <text:p text:style-name="P149"/>
      <text:p text:style-name="P149"><text:s text:c="4"/>textcolor(GREEN); </text:p>
      <text:p text:style-name="P149"><text:s text:c="4"/>textbackground(BLACK); </text:p>
      <text:p text:style-name="P149"/>
      <text:p text:style-name="P149"><text:s text:c="4"/>gotoxy(10,22); </text:p>
      <text:p text:style-name="P149"><text:s text:c="4"/>printf("Select an option."); </text:p>
      <text:p text:style-name="P149"><text:soft-page-break/><text:s text:c="5"/></text:p>
      <text:p text:style-name="P149"><text:s text:c="4"/>option = getch(); </text:p>
      <text:p text:style-name="P149"/>
      <text:p text:style-name="P149"><text:s text:c="4"/>if (option == "1") { </text:p>
      <text:p text:style-name="P149"><text:s text:c="8"/>insertRecord; </text:p>
      <text:p text:style-name="P149"><text:s text:c="4"/>} elseif (option == "2") { </text:p>
      <text:p text:style-name="P149"><text:s text:c="8"/>updateRecord; </text:p>
      <text:p text:style-name="P149"><text:s text:c="4"/>} elseif (option == "3") { </text:p>
      <text:p text:style-name="P149"><text:s text:c="8"/>deleteRecord; </text:p>
      <text:p text:style-name="P149"><text:s text:c="4"/>} elseif (option == "4") { </text:p>
      <text:p text:style-name="P149"><text:s text:c="8"/>searchRecord; </text:p>
      <text:p text:style-name="P149"><text:s text:c="4"/>} elseif (option == "5") { </text:p>
      <text:p text:style-name="P149"><text:s text:c="8"/># Close the table and exit. </text:p>
      <text:p text:style-name="P149"><text:s text:c="8"/>fclose(fp); </text:p>
      <text:p text:style-name="P149"/>
      <text:p text:style-name="P149"><text:s text:c="8"/>textcolor(WHITE); </text:p>
      <text:p text:style-name="P149"><text:s text:c="8"/>textbackground(BLACK); </text:p>
      <text:p text:style-name="P149"/>
      <text:p text:style-name="P149"><text:s text:c="8"/>clrscr; </text:p>
      <text:p text:style-name="P149"/>
      <text:p text:style-name="P149"><text:s text:c="8"/>break; </text:p>
      <text:p text:style-name="P149"><text:s text:c="4"/>} </text:p>
      <text:p text:style-name="P149">} </text:p>
      <text:p text:style-name="P149"/>
      <text:p text:style-name="P149">exit(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DejaVu Sans1" svg:font-family="'DejaVu San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DejaVu Sans1" style:font-family-asian="'DejaVu San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DejaVu Sans1" style:font-family-asian="'DejaVu Sans'" style:font-pitch-asian="variable" style:font-size-asian="14pt" style:font-weight-asian="bold" style:font-name-complex="Tahoma2" style:font-family-complex="Tahoma" style:font-pitch-complex="variable"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Heading_20_2" style:display-name="Heading 2" style:family="paragraph" style:parent-style-name="Title" style:next-style-name="Text_20_body" style:default-outline-level="2" style:class="text">
      <style:text-properties style:font-name="Times New Roman" fo:font-family="'Times New Roman'" style:font-family-generic="roman" style:font-pitch="variable" fo:font-size="18pt" fo:font-weight="bold" style:font-name-asian="DejaVu Sans1" style:font-family-asian="'DejaVu Sans'" style:font-pitch-asian="variable" style:font-size-asian="18pt" style:font-weight-asian="bold" style:font-name-complex="Tahoma2" style:font-family-complex="Tahoma" style:font-pitch-complex="variable" style:font-size-complex="18pt" style:font-weight-complex="bold"/>
    </style:style>
    <style:style style:name="Heading_20_4" style:display-name="Heading 4" style:family="paragraph" style:parent-style-name="Title" style:next-style-name="Text_20_body" style:default-outline-level="4" style:class="text">
      <style:text-properties style:font-name="Times New Roman" fo:font-family="'Times New Roman'" style:font-family-generic="roman" style:font-pitch="variable" fo:font-size="12pt" fo:font-weight="bold" style:font-name-asian="DejaVu Sans1" style:font-family-asian="'DejaVu Sans'" style:font-pitch-asian="variable" style:font-size-asian="12pt" style:font-weight-asian="bold" style:font-name-complex="Tahoma2" style:font-family-complex="Tahoma" style:font-pitch-complex="variable"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onteiro</meta:initial-creator>
    <meta:creation-date>2010-09-23T19:49:44</meta:creation-date>
    <meta:editing-duration>P24DT14H55M45S</meta:editing-duration>
    <meta:generator>LibreOffice/4.2.8.2$Linux_X86_64 LibreOffice_project/420m0$Build-2</meta:generator>
    <dc:date>2015-12-21T11:50:31.369923028</dc:date>
    <meta:editing-cycles>179</meta:editing-cycles>
    <meta:document-statistic meta:table-count="51" meta:image-count="0" meta:object-count="0" meta:page-count="71" meta:paragraph-count="1943" meta:word-count="12019" meta:character-count="89902" meta:non-whitespace-character-count="76691"/>
    <meta:user-defined meta:name="Informações 1"/>
    <meta:user-defined meta:name="Informações 2"/>
    <meta:user-defined meta:name="Informações 3"/>
    <meta:user-defined meta:name="Informações 4"/>
  </office:meta>
</office:document-meta>
</file>